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4.1in" fo:margin-left="-0.075in" fo:margin-top="0in" fo:margin-bottom="0in" table:align="left" style:writing-mode="lr-tb"/>
    </style:style>
    <style:style style:name="Table1.A" style:family="table-column">
      <style:table-column-properties style:column-width="1.4424in"/>
    </style:style>
    <style:style style:name="Table1.B" style:family="table-column">
      <style:table-column-properties style:column-width="2.6569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20"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7.075in" fo:margin-left="-0.075in" fo:margin-top="0in" fo:margin-bottom="0in" table:align="left" style:writing-mode="lr-tb"/>
    </style:style>
    <style:style style:name="Table2.A" style:family="table-column">
      <style:table-column-properties style:column-width="1.5118in"/>
    </style:style>
    <style:style style:name="Table2.B" style:family="table-column">
      <style:table-column-properties style:column-width="5.5625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22"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7.075in" fo:margin-left="-0.075in" fo:margin-top="0in" fo:margin-bottom="0in" table:align="left" style:writing-mode="lr-tb"/>
    </style:style>
    <style:style style:name="Table3.A" style:family="table-column">
      <style:table-column-properties style:column-width="1.4444in"/>
    </style:style>
    <style:style style:name="Table3.B" style:family="table-column">
      <style:table-column-properties style:column-width="5.6299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2"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6.95in" fo:margin-left="-0.075in" fo:margin-top="0in" fo:margin-bottom="0in" table:align="left" style:writing-mode="lr-tb"/>
    </style:style>
    <style:style style:name="Table4.A" style:family="table-column">
      <style:table-column-properties style:column-width="1.2in"/>
    </style:style>
    <style:style style:name="Table4.B" style:family="table-column">
      <style:table-column-properties style:column-width="2.87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21"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7.075in" fo:margin-left="-0.075in" fo:margin-top="0in" fo:margin-bottom="0in" table:align="left" style:writing-mode="lr-tb"/>
    </style:style>
    <style:style style:name="Table5.A" style:family="table-column">
      <style:table-column-properties style:column-width="1.4479in"/>
    </style:style>
    <style:style style:name="Table5.B" style:family="table-column">
      <style:table-column-properties style:column-width="5.6264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21"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7.075in" fo:margin-left="-0.075in" fo:margin-top="0in" fo:margin-bottom="0in" table:align="left" style:writing-mode="lr-tb"/>
    </style:style>
    <style:style style:name="Table6.A" style:family="table-column">
      <style:table-column-properties style:column-width="1.4757in"/>
    </style:style>
    <style:style style:name="Table6.B" style:family="table-column">
      <style:table-column-properties style:column-width="5.5986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22"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7.075in" fo:margin-left="-0.075in" fo:margin-top="0in" fo:margin-bottom="0in" table:align="left" style:writing-mode="lr-tb"/>
    </style:style>
    <style:style style:name="Table7.A" style:family="table-column">
      <style:table-column-properties style:column-width="1.3306in"/>
    </style:style>
    <style:style style:name="Table7.B" style:family="table-column">
      <style:table-column-properties style:column-width="2.8722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23"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7.075in" fo:margin-left="-0.075in" fo:margin-top="0in" fo:margin-bottom="0in" table:align="left" style:writing-mode="lr-tb"/>
    </style:style>
    <style:style style:name="Table8.A" style:family="table-column">
      <style:table-column-properties style:column-width="1.4486in"/>
    </style:style>
    <style:style style:name="Table8.B" style:family="table-column">
      <style:table-column-properties style:column-width="5.6257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22"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7.2743in" fo:margin-left="-0.075in" fo:margin-top="0in" fo:margin-bottom="0in" table:align="left" style:writing-mode="lr-tb"/>
    </style:style>
    <style:style style:name="Table9.A" style:family="table-column">
      <style:table-column-properties style:column-width="1.5111in"/>
    </style:style>
    <style:style style:name="Table9.B" style:family="table-column">
      <style:table-column-properties style:column-width="5.7625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22"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6.0729in" fo:margin-left="-0.075in" fo:margin-top="0in" fo:margin-bottom="0in" table:align="left" style:writing-mode="lr-tb"/>
    </style:style>
    <style:style style:name="Table10.A" style:family="table-column">
      <style:table-column-properties style:column-width="1.2257in"/>
    </style:style>
    <style:style style:name="Table10.B" style:family="table-column">
      <style:table-column-properties style:column-width="2.4229in"/>
    </style:style>
    <style:style style:name="Table10.C" style:family="table-column">
      <style:table-column-properties style:column-width="2.4243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22"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7.075in" fo:margin-left="-0.075in" fo:margin-top="0in" fo:margin-bottom="0in" table:align="left" style:writing-mode="lr-tb"/>
    </style:style>
    <style:style style:name="Table11.A" style:family="table-column">
      <style:table-column-properties style:column-width="1.5118in"/>
    </style:style>
    <style:style style:name="Table11.B" style:family="table-column">
      <style:table-column-properties style:column-width="5.5625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22"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6.4875in" fo:margin-left="-0.075in" fo:margin-top="0in" fo:margin-bottom="0in" table:align="left" style:writing-mode="lr-tb"/>
    </style:style>
    <style:style style:name="Table12.A" style:family="table-column">
      <style:table-column-properties style:column-width="1.4417in"/>
    </style:style>
    <style:style style:name="Table12.B" style:family="table-column">
      <style:table-column-properties style:column-width="5.0451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20"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7.075in" fo:margin-left="-0.075in" fo:margin-top="0in" fo:margin-bottom="0in" table:align="left" style:writing-mode="lr-tb"/>
    </style:style>
    <style:style style:name="Table13.A" style:family="table-column">
      <style:table-column-properties style:column-width="1.5118in"/>
    </style:style>
    <style:style style:name="Table13.B" style:family="table-column">
      <style:table-column-properties style:column-width="5.5625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21"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7.075in" fo:margin-left="-0.075in" fo:margin-top="0in" fo:margin-bottom="0in" table:align="left" style:writing-mode="lr-tb"/>
    </style:style>
    <style:style style:name="Table14.A" style:family="table-column">
      <style:table-column-properties style:column-width="1.5118in"/>
    </style:style>
    <style:style style:name="Table14.B" style:family="table-column">
      <style:table-column-properties style:column-width="5.5625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22"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7.075in" fo:margin-left="-0.075in" fo:margin-top="0in" fo:margin-bottom="0in" table:align="left" style:writing-mode="lr-tb"/>
    </style:style>
    <style:style style:name="Table15.A" style:family="table-column">
      <style:table-column-properties style:column-width="1.5118in"/>
    </style:style>
    <style:style style:name="Table15.B" style:family="table-column">
      <style:table-column-properties style:column-width="5.5625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22"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7.3139in" fo:margin-left="-0.075in" fo:margin-top="0in" fo:margin-bottom="0in" table:align="left" style:writing-mode="lr-tb"/>
    </style:style>
    <style:style style:name="Table16.A" style:family="table-column">
      <style:table-column-properties style:column-width="1.4813in"/>
    </style:style>
    <style:style style:name="Table16.B" style:family="table-column">
      <style:table-column-properties style:column-width="5.8319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22"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7.15in" fo:margin-left="-0.075in" fo:margin-top="0in" fo:margin-bottom="0in" table:align="left" style:writing-mode="lr-tb"/>
    </style:style>
    <style:style style:name="Table17.A" style:family="table-column">
      <style:table-column-properties style:column-width="1.5111in"/>
    </style:style>
    <style:style style:name="Table17.B" style:family="table-column">
      <style:table-column-properties style:column-width="5.6382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21"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6.4875in" fo:margin-left="-0.075in" fo:margin-top="0in" fo:margin-bottom="0in" table:align="left" style:writing-mode="lr-tb"/>
    </style:style>
    <style:style style:name="Table18.A" style:family="table-column">
      <style:table-column-properties style:column-width="1.1333in"/>
    </style:style>
    <style:style style:name="Table18.B" style:family="table-column">
      <style:table-column-properties style:column-width="2.0681in"/>
    </style:style>
    <style:style style:name="Table18.C" style:family="table-column">
      <style:table-column-properties style:column-width="1.35in"/>
    </style:style>
    <style:style style:name="Table18.D" style:family="table-column">
      <style:table-column-properties style:column-width="1.9354in"/>
    </style:style>
    <style:style style:name="Table18.1" style:family="table-row">
      <style:table-row-properties fo:keep-together="auto"/>
    </style:style>
    <style:style style:name="Table18.A1" style:family="table-cell">
      <style:table-cell-properties style:vertical-align="bottom"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8"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4.7819in" fo:margin-left="-0.075in" fo:margin-top="0in" fo:margin-bottom="0in" table:align="left" style:writing-mode="lr-tb"/>
    </style:style>
    <style:style style:name="Table19.A" style:family="table-column">
      <style:table-column-properties style:column-width="1.4417in"/>
    </style:style>
    <style:style style:name="Table19.B" style:family="table-column">
      <style:table-column-properties style:column-width="3.3396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8" style:family="table-row">
      <style:table-row-properties style:min-row-height="0.2118in" fo:keep-together="auto"/>
    </style:style>
    <style:style style:name="Table19.A21"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7.075in" fo:margin-left="-0.075in" fo:margin-top="0in" fo:margin-bottom="0in" table:align="left" style:writing-mode="lr-tb"/>
    </style:style>
    <style:style style:name="Table20.A" style:family="table-column">
      <style:table-column-properties style:column-width="1.5118in"/>
    </style:style>
    <style:style style:name="Table20.B" style:family="table-column">
      <style:table-column-properties style:column-width="5.5625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A22" style:family="table-cell">
      <style:table-cell-properties style:vertical-align="" fo:padding-left="0.075in" fo:padding-right="0.075in" fo:padding-top="0in" fo:padding-bottom="0in" fo:border-left="none" fo:border-right="none" fo:border-top="0.5pt solid #000001" fo:border-bottom="none"/>
    </style:style>
    <style:style style:name="Table21" style:family="table">
      <style:table-properties style:width="7.075in" fo:margin-left="-0.075in" fo:margin-top="0in" fo:margin-bottom="0in" table:align="left" style:writing-mode="lr-tb"/>
    </style:style>
    <style:style style:name="Table21.A" style:family="table-column">
      <style:table-column-properties style:column-width="1.5118in"/>
    </style:style>
    <style:style style:name="Table21.B" style:family="table-column">
      <style:table-column-properties style:column-width="5.5625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A2" style:family="table-cell">
      <style:table-cell-properties style:vertical-align="" fo:padding-left="0.075in" fo:padding-right="0.075in" fo:padding-top="0in" fo:padding-bottom="0in" fo:border-left="none" fo:border-right="none" fo:border-top="0.5pt solid #000001" fo:border-bottom="0.5pt solid #000001"/>
    </style:style>
    <style:style style:name="Table21.A22" style:family="table-cell">
      <style:table-cell-properties style:vertical-align="" fo:padding-left="0.075in" fo:padding-right="0.075in" fo:padding-top="0in" fo:padding-bottom="0in" fo:border-left="none" fo:border-right="none" fo:border-top="0.5pt solid #000001" fo:border-bottom="none"/>
    </style:style>
    <style:style style:name="Table22" style:family="table">
      <style:table-properties style:width="7.075in" fo:margin-left="-0.075in" fo:margin-top="0in" fo:margin-bottom="0in" table:align="left" style:writing-mode="lr-tb"/>
    </style:style>
    <style:style style:name="Table22.A" style:family="table-column">
      <style:table-column-properties style:column-width="1.4625in"/>
    </style:style>
    <style:style style:name="Table22.B" style:family="table-column">
      <style:table-column-properties style:column-width="5.6118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1"/>
    </style:style>
    <style:style style:name="Table22.A2" style:family="table-cell">
      <style:table-cell-properties style:vertical-align="" fo:padding-left="0.075in" fo:padding-right="0.075in" fo:padding-top="0in" fo:padding-bottom="0in" fo:border-left="none" fo:border-right="none" fo:border-top="0.5pt solid #000001" fo:border-bottom="0.5pt solid #000001"/>
    </style:style>
    <style:style style:name="Table22.A22" style:family="table-cell">
      <style:table-cell-properties style:vertical-align="" fo:padding-left="0.075in" fo:padding-right="0.075in" fo:padding-top="0in" fo:padding-bottom="0in" fo:border-left="none" fo:border-right="none" fo:border-top="0.5pt solid #000001" fo:border-bottom="none"/>
    </style:style>
    <style:style style:name="Table23" style:family="table">
      <style:table-properties style:width="7.075in" fo:margin-left="-0.075in" fo:margin-top="0in" fo:margin-bottom="0in" table:align="left" style:writing-mode="lr-tb"/>
    </style:style>
    <style:style style:name="Table23.A" style:family="table-column">
      <style:table-column-properties style:column-width="1.5118in"/>
    </style:style>
    <style:style style:name="Table23.B" style:family="table-column">
      <style:table-column-properties style:column-width="5.5625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1"/>
    </style:style>
    <style:style style:name="Table23.A2" style:family="table-cell">
      <style:table-cell-properties style:vertical-align="" fo:padding-left="0.075in" fo:padding-right="0.075in" fo:padding-top="0in" fo:padding-bottom="0in" fo:border-left="none" fo:border-right="none" fo:border-top="0.5pt solid #000001" fo:border-bottom="0.5pt solid #000001"/>
    </style:style>
    <style:style style:name="Table23.A22" style:family="table-cell">
      <style:table-cell-properties style:vertical-align="" fo:padding-left="0.075in" fo:padding-right="0.075in" fo:padding-top="0in" fo:padding-bottom="0in" fo:border-left="none" fo:border-right="none" fo:border-top="0.5pt solid #000001" fo:border-bottom="none"/>
    </style:style>
    <style:style style:name="Table24" style:family="table">
      <style:table-properties style:width="7.075in" fo:margin-left="-0.075in" fo:margin-top="0in" fo:margin-bottom="0in" table:align="left" style:writing-mode="lr-tb"/>
    </style:style>
    <style:style style:name="Table24.A" style:family="table-column">
      <style:table-column-properties style:column-width="1.5118in"/>
    </style:style>
    <style:style style:name="Table24.B" style:family="table-column">
      <style:table-column-properties style:column-width="5.5625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1"/>
    </style:style>
    <style:style style:name="Table24.A2" style:family="table-cell">
      <style:table-cell-properties style:vertical-align="" fo:padding-left="0.075in" fo:padding-right="0.075in" fo:padding-top="0in" fo:padding-bottom="0in" fo:border-left="none" fo:border-right="none" fo:border-top="0.5pt solid #000001" fo:border-bottom="0.5pt solid #000001"/>
    </style:style>
    <style:style style:name="Table24.A22" style:family="table-cell">
      <style:table-cell-properties style:vertical-align="" fo:padding-left="0.075in" fo:padding-right="0.075in" fo:padding-top="0in" fo:padding-bottom="0in" fo:border-left="none" fo:border-right="none" fo:border-top="0.5pt solid #000001" fo:border-bottom="none"/>
    </style:style>
    <style:style style:name="Table25" style:family="table">
      <style:table-properties style:width="7.2847in" fo:margin-left="-0.075in" fo:margin-top="0in" fo:margin-bottom="0in" table:align="left" style:writing-mode="lr-tb"/>
    </style:style>
    <style:style style:name="Table25.A" style:family="table-column">
      <style:table-column-properties style:column-width="1.5111in"/>
    </style:style>
    <style:style style:name="Table25.B" style:family="table-column">
      <style:table-column-properties style:column-width="5.7729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1"/>
    </style:style>
    <style:style style:name="Table25.A2" style:family="table-cell">
      <style:table-cell-properties style:vertical-align="" fo:padding-left="0.075in" fo:padding-right="0.075in" fo:padding-top="0in" fo:padding-bottom="0in" fo:border-left="none" fo:border-right="none" fo:border-top="0.5pt solid #000001" fo:border-bottom="0.5pt solid #000001"/>
    </style:style>
    <style:style style:name="Table25.A22" style:family="table-cell">
      <style:table-cell-properties style:vertical-align="" fo:padding-left="0.075in" fo:padding-right="0.075in" fo:padding-top="0in" fo:padding-bottom="0in" fo:border-left="none" fo:border-right="none" fo:border-top="0.5pt solid #000001" fo:border-bottom="none"/>
    </style:style>
    <style:style style:name="Table26" style:family="table">
      <style:table-properties style:width="7.075in" fo:margin-left="-0.075in" fo:margin-top="0in" fo:margin-bottom="0in" table:align="left" style:writing-mode="lr-tb"/>
    </style:style>
    <style:style style:name="Table26.A" style:family="table-column">
      <style:table-column-properties style:column-width="1.5118in"/>
    </style:style>
    <style:style style:name="Table26.B" style:family="table-column">
      <style:table-column-properties style:column-width="5.5625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1"/>
    </style:style>
    <style:style style:name="Table26.A2" style:family="table-cell">
      <style:table-cell-properties style:vertical-align="" fo:padding-left="0.075in" fo:padding-right="0.075in" fo:padding-top="0in" fo:padding-bottom="0in" fo:border-left="none" fo:border-right="none" fo:border-top="0.5pt solid #000001" fo:border-bottom="0.5pt solid #000001"/>
    </style:style>
    <style:style style:name="Table26.A22" style:family="table-cell">
      <style:table-cell-properties style:vertical-align="" fo:padding-left="0.075in" fo:padding-right="0.075in" fo:padding-top="0in" fo:padding-bottom="0in" fo:border-left="none" fo:border-right="none" fo:border-top="0.5pt solid #000001" fo:border-bottom="none"/>
    </style:style>
    <style:style style:name="Table27" style:family="table">
      <style:table-properties style:width="7.075in" fo:margin-left="-0.075in" fo:margin-top="0in" fo:margin-bottom="0in" table:align="left" style:writing-mode="lr-tb"/>
    </style:style>
    <style:style style:name="Table27.A" style:family="table-column">
      <style:table-column-properties style:column-width="1.4896in"/>
    </style:style>
    <style:style style:name="Table27.B" style:family="table-column">
      <style:table-column-properties style:column-width="5.5847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1"/>
    </style:style>
    <style:style style:name="Table27.A2" style:family="table-cell">
      <style:table-cell-properties style:vertical-align="" fo:padding-left="0.075in" fo:padding-right="0.075in" fo:padding-top="0in" fo:padding-bottom="0in" fo:border-left="none" fo:border-right="none" fo:border-top="0.5pt solid #000001" fo:border-bottom="0.5pt solid #000001"/>
    </style:style>
    <style:style style:name="Table27.A24" style:family="table-cell">
      <style:table-cell-properties style:vertical-align="" fo:padding-left="0.075in" fo:padding-right="0.075in" fo:padding-top="0in" fo:padding-bottom="0in" fo:border-left="none" fo:border-right="none" fo:border-top="0.5pt solid #000001" fo:border-bottom="none"/>
    </style:style>
    <style:style style:name="Table28" style:family="table">
      <style:table-properties style:width="7.075in" fo:margin-left="-0.075in" fo:margin-top="0in" fo:margin-bottom="0in" table:align="left" style:writing-mode="lr-tb"/>
    </style:style>
    <style:style style:name="Table28.A" style:family="table-column">
      <style:table-column-properties style:column-width="1.4868in"/>
    </style:style>
    <style:style style:name="Table28.B" style:family="table-column">
      <style:table-column-properties style:column-width="5.5875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left="none" fo:border-right="none" fo:border-top="none" fo:border-bottom="0.5pt solid #000001"/>
    </style:style>
    <style:style style:name="Table28.A2" style:family="table-cell">
      <style:table-cell-properties style:vertical-align="" fo:padding-left="0.075in" fo:padding-right="0.075in" fo:padding-top="0in" fo:padding-bottom="0in" fo:border-left="none" fo:border-right="none" fo:border-top="0.5pt solid #000001" fo:border-bottom="0.5pt solid #000001"/>
    </style:style>
    <style:style style:name="Table28.A22" style:family="table-cell">
      <style:table-cell-properties style:vertical-align="" fo:padding-left="0.075in" fo:padding-right="0.075in" fo:padding-top="0in" fo:padding-bottom="0in" fo:border-left="none" fo:border-right="none" fo:border-top="0.5pt solid #000001" fo:border-bottom="none"/>
    </style:style>
    <style:style style:name="Table29" style:family="table">
      <style:table-properties style:width="7.075in" fo:margin-left="-0.075in" fo:margin-top="0in" fo:margin-bottom="0in" table:align="left" style:writing-mode="lr-tb"/>
    </style:style>
    <style:style style:name="Table29.A" style:family="table-column">
      <style:table-column-properties style:column-width="1.5118in"/>
    </style:style>
    <style:style style:name="Table29.B" style:family="table-column">
      <style:table-column-properties style:column-width="5.5625in"/>
    </style:style>
    <style:style style:name="Table29.1" style:family="table-row">
      <style:table-row-properties fo:keep-together="auto"/>
    </style:style>
    <style:style style:name="Table29.A1" style:family="table-cell">
      <style:table-cell-properties style:vertical-align="" fo:padding-left="0.075in" fo:padding-right="0.075in" fo:padding-top="0in" fo:padding-bottom="0in" fo:border-left="none" fo:border-right="none" fo:border-top="none" fo:border-bottom="0.5pt solid #000001"/>
    </style:style>
    <style:style style:name="Table29.A2" style:family="table-cell">
      <style:table-cell-properties style:vertical-align="" fo:padding-left="0.075in" fo:padding-right="0.075in" fo:padding-top="0in" fo:padding-bottom="0in" fo:border-left="none" fo:border-right="none" fo:border-top="0.5pt solid #000001" fo:border-bottom="0.5pt solid #000001"/>
    </style:style>
    <style:style style:name="Table29.A22" style:family="table-cell">
      <style:table-cell-properties style:vertical-align="" fo:padding-left="0.075in" fo:padding-right="0.075in" fo:padding-top="0in" fo:padding-bottom="0in" fo:border-left="none" fo:border-right="none" fo:border-top="0.5pt solid #000001" fo:border-bottom="none"/>
    </style:style>
    <style:style style:name="Table30" style:family="table">
      <style:table-properties style:width="7.075in" fo:margin-left="-0.075in" fo:margin-top="0in" fo:margin-bottom="0in" table:align="left" style:writing-mode="lr-tb"/>
    </style:style>
    <style:style style:name="Table30.A" style:family="table-column">
      <style:table-column-properties style:column-width="1.5118in"/>
    </style:style>
    <style:style style:name="Table30.B" style:family="table-column">
      <style:table-column-properties style:column-width="5.5625in"/>
    </style:style>
    <style:style style:name="Table30.1" style:family="table-row">
      <style:table-row-properties fo:keep-together="auto"/>
    </style:style>
    <style:style style:name="Table30.A1" style:family="table-cell">
      <style:table-cell-properties style:vertical-align="" fo:padding-left="0.075in" fo:padding-right="0.075in" fo:padding-top="0in" fo:padding-bottom="0in" fo:border-left="none" fo:border-right="none" fo:border-top="none" fo:border-bottom="0.5pt solid #000001"/>
    </style:style>
    <style:style style:name="Table30.A2" style:family="table-cell">
      <style:table-cell-properties style:vertical-align="" fo:padding-left="0.075in" fo:padding-right="0.075in" fo:padding-top="0in" fo:padding-bottom="0in" fo:border-left="none" fo:border-right="none" fo:border-top="0.5pt solid #000001" fo:border-bottom="0.5pt solid #000001"/>
    </style:style>
    <style:style style:name="Table30.A22" style:family="table-cell">
      <style:table-cell-properties style:vertical-align="" fo:padding-left="0.075in" fo:padding-right="0.075in" fo:padding-top="0in" fo:padding-bottom="0in" fo:border-left="none" fo:border-right="none" fo:border-top="0.5pt solid #000001" fo:border-bottom="none"/>
    </style:style>
    <style:style style:name="Table31" style:family="table">
      <style:table-properties style:width="7.075in" fo:margin-left="-0.075in" fo:margin-top="0in" fo:margin-bottom="0in" table:align="left" style:writing-mode="lr-tb"/>
    </style:style>
    <style:style style:name="Table31.A" style:family="table-column">
      <style:table-column-properties style:column-width="1.5118in"/>
    </style:style>
    <style:style style:name="Table31.B" style:family="table-column">
      <style:table-column-properties style:column-width="5.5625in"/>
    </style:style>
    <style:style style:name="Table31.1" style:family="table-row">
      <style:table-row-properties fo:keep-together="auto"/>
    </style:style>
    <style:style style:name="Table31.A1" style:family="table-cell">
      <style:table-cell-properties style:vertical-align="" fo:padding-left="0.075in" fo:padding-right="0.075in" fo:padding-top="0in" fo:padding-bottom="0in" fo:border-left="none" fo:border-right="none" fo:border-top="none" fo:border-bottom="0.5pt solid #000001"/>
    </style:style>
    <style:style style:name="Table31.A2" style:family="table-cell">
      <style:table-cell-properties style:vertical-align="" fo:padding-left="0.075in" fo:padding-right="0.075in" fo:padding-top="0in" fo:padding-bottom="0in" fo:border-left="none" fo:border-right="none" fo:border-top="0.5pt solid #000001" fo:border-bottom="0.5pt solid #000001"/>
    </style:style>
    <style:style style:name="Table31.A22" style:family="table-cell">
      <style:table-cell-properties style:vertical-align="" fo:padding-left="0.075in" fo:padding-right="0.075in" fo:padding-top="0in" fo:padding-bottom="0in" fo:border-left="none" fo:border-right="none" fo:border-top="0.5pt solid #000001" fo:border-bottom="none"/>
    </style:style>
    <style:style style:name="Table32" style:family="table">
      <style:table-properties style:width="7.15in" fo:margin-left="-0.075in" fo:margin-top="0in" fo:margin-bottom="0in" table:align="left" style:writing-mode="lr-tb"/>
    </style:style>
    <style:style style:name="Table32.A" style:family="table-column">
      <style:table-column-properties style:column-width="1.1965in"/>
    </style:style>
    <style:style style:name="Table32.B" style:family="table-column">
      <style:table-column-properties style:column-width="5.9528in"/>
    </style:style>
    <style:style style:name="Table32.1" style:family="table-row">
      <style:table-row-properties fo:keep-together="auto"/>
    </style:style>
    <style:style style:name="Table32.A1" style:family="table-cell">
      <style:table-cell-properties style:vertical-align="" fo:padding-left="0.075in" fo:padding-right="0.075in" fo:padding-top="0in" fo:padding-bottom="0in" fo:border-left="none" fo:border-right="none" fo:border-top="none" fo:border-bottom="0.5pt solid #000001"/>
    </style:style>
    <style:style style:name="Table32.A2" style:family="table-cell">
      <style:table-cell-properties style:vertical-align="" fo:padding-left="0.075in" fo:padding-right="0.075in" fo:padding-top="0in" fo:padding-bottom="0in" fo:border-left="none" fo:border-right="none" fo:border-top="0.5pt solid #000001" fo:border-bottom="0.5pt solid #000001"/>
    </style:style>
    <style:style style:name="Table32.A21"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5">
      <style:paragraph-properties fo:margin-left="0in" fo:margin-right="0in" fo:text-indent="0in" style:auto-text-indent="false"/>
    </style:style>
    <style:style style:name="P2" style:family="paragraph" style:parent-style-name="Heading_20_4">
      <style:paragraph-properties fo:margin-left="0in" fo:margin-right="0in" fo:text-indent="0in" style:auto-text-indent="false"/>
    </style:style>
    <style:style style:name="P3" style:family="paragraph" style:parent-style-name="Heading_20_4">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4" style:family="paragraph" style:parent-style-name="Heading_20_1">
      <style:paragraph-properties fo:margin-left="0in" fo:margin-right="0in" fo:text-indent="0in" style:auto-text-indent="false"/>
    </style:style>
    <style:style style:name="P5" style:family="paragraph" style:parent-style-name="Heading_20_1">
      <style:paragraph-properties fo:margin-left="0in" fo:margin-right="0in" fo:text-indent="0in" style:auto-text-indent="false">
        <style:tab-stops/>
      </style:paragraph-properties>
    </style:style>
    <style:style style:name="P6" style:family="paragraph" style:parent-style-name="Preformatted" style:master-page-name="Standard">
      <style:paragraph-properties fo:margin-left="0in" fo:margin-right="0in" fo:orphans="2" fo:widows="2" fo:text-indent="0in" style:auto-text-indent="false" style:page-number="auto"/>
    </style:style>
    <style:style style:name="P7" style:family="paragraph" style:parent-style-name="Heading_20_3">
      <style:paragraph-properties fo:margin-left="0in" fo:margin-right="0in" fo:text-indent="0in" style:auto-text-indent="false"/>
    </style:style>
    <style:style style:name="P8" style:family="paragraph" style:parent-style-name="Heading_20_3">
      <style:paragraph-properties fo:margin-left="0in" fo:margin-right="0in" fo:text-indent="0in" style:auto-text-indent="false"/>
      <style:text-properties fo:color="#000000" style:font-name="Times New Roman" fo:font-size="18pt" fo:language="en" fo:country="US" fo:font-weight="bold" style:font-size-asian="18pt" style:language-asian="en" style:country-asian="US" style:font-weight-asian="bold"/>
    </style:style>
    <style:style style:name="P9" style:family="paragraph" style:parent-style-name="Text_20_body">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ab-stops/>
      </style:paragraph-properties>
    </style:style>
    <style:style style:name="P12"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13"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14" style:family="paragraph" style:parent-style-name="Standard">
      <style:paragraph-properties fo:margin-left="0in" fo:margin-right="0in" fo:text-indent="0in" style:auto-text-indent="false"/>
      <style:text-properties fo:color="#000000" style:font-name="Times New Roman" fo:font-size="10pt" fo:language="en" fo:country="US" fo:font-style="italic" style:font-size-asian="10pt" style:language-asian="en" style:country-asian="US" style:font-style-asian="italic"/>
    </style:style>
    <style:style style:name="P15" style:family="paragraph" style:parent-style-name="Standard">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16" style:family="paragraph" style:parent-style-name="Standard">
      <style:paragraph-properties fo:margin-left="0in" fo:margin-right="0in" fo:text-indent="0in" style:auto-text-indent="false"/>
      <style:text-properties style:font-name="Times New Roman" fo:font-size="10pt" style:font-size-asian="10pt"/>
    </style:style>
    <style:style style:name="P17" style:family="paragraph" style:parent-style-name="Standard">
      <style:paragraph-properties fo:margin-left="0in" fo:margin-right="0in" fo:text-indent="0in" style:auto-text-indent="false">
        <style:tab-stops>
          <style:tab-stop style:position="1.8126in"/>
        </style:tab-stops>
      </style:paragraph-properties>
    </style:style>
    <style:style style:name="P18" style:family="paragraph" style:parent-style-name="Standard">
      <style:paragraph-properties fo:margin-left="0in" fo:margin-right="0in" fo:text-align="center" style:justify-single-word="false" fo:text-indent="0in" style:auto-text-indent="false"/>
    </style:style>
    <style:style style:name="P19" style:family="paragraph" style:parent-style-name="Standard">
      <style:paragraph-properties fo:margin-left="0in" fo:margin-right="0in" fo:text-align="center" style:justify-single-word="false" fo:text-indent="0in" style:auto-text-indent="false">
        <style:tab-stops/>
      </style:paragraph-properties>
    </style:style>
    <style:style style:name="P20" style:family="paragraph" style:parent-style-name="Standard">
      <style:paragraph-properties fo:margin-left="0in" fo:margin-right="0in" fo:orphans="2" fo:widows="2" fo:text-indent="0in" style:auto-text-indent="false"/>
    </style:style>
    <style:style style:name="P21" style:family="paragraph" style:parent-style-name="Standard">
      <style:paragraph-properties fo:margin-left="0in" fo:margin-right="0in" fo:orphans="2" fo:widows="2" fo:text-indent="0in" style:auto-text-indent="false">
        <style:tab-stops/>
      </style:paragraph-properties>
    </style:style>
    <style:style style:name="P22" style:family="paragraph" style:parent-style-name="Heading_20_2">
      <style:paragraph-properties fo:margin-left="0in" fo:margin-right="0in" fo:text-indent="0in" style:auto-text-indent="false">
        <style:tab-stops/>
      </style:paragraph-properties>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font-weight="normal" style:font-size-asian="10pt" style:font-weight-asian="normal"/>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8pt" fo:language="en" fo:country="US" style:font-size-asian="18pt" style:language-asian="en" style:country-asian="US"/>
    </style:style>
    <style:style style:name="T7" style:family="text">
      <style:text-properties fo:color="#000000" style:font-name="Times New Roman" fo:font-size="18pt" fo:language="en" fo:country="US" style:font-size-asian="18pt" style:language-asian="en" style:country-asian="US"/>
    </style:style>
    <style:style style:name="T8" style:family="text">
      <style:text-properties fo:color="#000000" style:font-name="Times New Roman" fo:font-size="18pt" fo:language="en" fo:country="US" fo:font-weight="normal" style:font-size-asian="18pt" style:language-asian="en" style:country-asian="US" style:font-weight-asian="normal"/>
    </style:style>
    <style:style style:name="T9" style:family="text">
      <style:text-properties fo:color="#000000" style:font-name="Times New Roman" fo:font-size="10pt" fo:language="en" fo:country="US" style:font-size-asian="10pt" style:language-asian="en" style:country-asian="US"/>
    </style:style>
    <style:style style:name="T10" style:family="text">
      <style:text-properties fo:color="#000000" style:font-name="Times New Roman" fo:font-size="10pt" fo:language="en" fo:country="US" fo:font-weight="bold" style:font-size-asian="10pt" style:language-asian="en" style:country-asian="US" style:font-weight-asian="bold"/>
    </style:style>
    <style:style style:name="T11" style:family="text">
      <style:text-properties fo:color="#000000" style:font-name="Times New Roman" fo:font-size="10pt" fo:language="en" fo:country="US" fo:font-style="italic" style:font-size-asian="10pt" style:language-asian="en" style:country-asian="US" style:font-style-asian="italic"/>
    </style:style>
    <style:style style:name="T12"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3" style:family="text">
      <style:text-properties fo:color="#000000" style:font-name="Times New Roman" fo:font-size="12pt" fo:language="en" fo:country="US" fo:font-weight="normal" style:font-size-asian="12pt" style:language-asian="en" style:country-asian="US" style:font-weight-asian="normal"/>
    </style:style>
    <style:style style:name="T14" style:family="text">
      <style:text-properties fo:color="#000000" style:font-name="Times New Roman" fo:font-size="12pt" fo:language="en" fo:country="US" style:font-size-asian="12pt" style:language-asian="en" style:country-asian="US"/>
    </style:style>
    <style:style style:name="T15"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his material is Open Game Content, and is licensed for public use under the terms of the Open Game License v1.0a.</text:span></text:p>
      <text:p text:style-name="P10"><text:span text:style-name="T7">EPIC MONSTERS (G-W)</text:span></text:p>
      <text:h text:style-name="P8" text:outline-level="3"/>
      <text:h text:style-name="P7" text:outline-level="3"><text:span text:style-name="T8">GENIUS LOCI </text:span></text:h>
      <table:table table:name="Table1" table:style-name="Table1">
        <table:table-column table:style-name="Table1.A"/>
        <table:table-column table:style-name="Table1.B"/>
        <table:table-row table:style-name="Table1.1">
          <table:table-cell table:style-name="Table1.A1" office:value-type="string">
            <text:h text:style-name="P5" text:outline-level="1"><text:span text:style-name="T2"><text:s/></text:span></text:h>
          </table:table-cell>
          <table:table-cell table:style-name="Table1.A1" office:value-type="string">
            <text:h text:style-name="P5" text:outline-level="1"><text:span text:style-name="T2">Colossal Ooze </text:span></text:h>
          </table:table-cell>
        </table:table-row>
        <table:table-row table:style-name="Table1.1">
          <table:table-cell table:style-name="Table1.A2" office:value-type="string">
            <text:p text:style-name="P11"><text:span text:style-name="T3">Hit Dice:</text:span></text:p>
          </table:table-cell>
          <table:table-cell table:style-name="Table1.A2" office:value-type="string">
            <text:p text:style-name="P11"><text:span text:style-name="T4">70d10+1,400 (1,785 hp) </text:span></text:p>
          </table:table-cell>
        </table:table-row>
        <table:table-row table:style-name="Table1.1">
          <table:table-cell table:style-name="Table1.A2" office:value-type="string">
            <text:p text:style-name="P10"><text:span text:style-name="T3">Initiative:</text:span></text:p>
          </table:table-cell>
          <table:table-cell table:style-name="Table1.A2" office:value-type="string">
            <text:p text:style-name="P10"><text:span text:style-name="T4">–2 (Dex) </text:span></text:p>
          </table:table-cell>
        </table:table-row>
        <table:table-row table:style-name="Table1.1">
          <table:table-cell table:style-name="Table1.A2" office:value-type="string">
            <text:p text:style-name="P10"><text:span text:style-name="T3">Speed:</text:span></text:p>
          </table:table-cell>
          <table:table-cell table:style-name="Table1.A2" office:value-type="string">
            <text:p text:style-name="P10"><text:span text:style-name="T4">5 ft., burrow 5 ft. </text:span></text:p>
          </table:table-cell>
        </table:table-row>
        <table:table-row table:style-name="Table1.1">
          <table:table-cell table:style-name="Table1.A2" office:value-type="string">
            <text:p text:style-name="P10"><text:span text:style-name="T3">AC:</text:span></text:p>
          </table:table-cell>
          <table:table-cell table:style-name="Table1.A2" office:value-type="string">
            <text:p text:style-name="P10"><text:span text:style-name="T4">0 (–2 Dex, –8 size) </text:span></text:p>
          </table:table-cell>
        </table:table-row>
        <table:table-row table:style-name="Table1.1">
          <table:table-cell table:style-name="Table1.A2" office:value-type="string">
            <text:p text:style-name="P10"><text:span text:style-name="T3">Base Attack/Grapple:</text:span></text:p>
          </table:table-cell>
          <table:table-cell table:style-name="Table1.A2" office:value-type="string">
            <text:p text:style-name="P10"><text:span text:style-name="T4">+52/+88</text:span></text:p>
          </table:table-cell>
        </table:table-row>
        <table:table-row table:style-name="Table1.1">
          <table:table-cell table:style-name="Table1.A2" office:value-type="string">
            <text:p text:style-name="P10"><text:span text:style-name="T3">Attack:</text:span></text:p>
          </table:table-cell>
          <table:table-cell table:style-name="Table1.A2" office:value-type="string">
            <text:p text:style-name="P10"><text:span text:style-name="T4"><text:s/>Slam +64 (4d10+20) melee</text:span></text:p>
          </table:table-cell>
        </table:table-row>
        <table:table-row table:style-name="Table1.1">
          <table:table-cell table:style-name="Table1.A2" office:value-type="string">
            <text:p text:style-name="P10"><text:span text:style-name="T3">Full Attack:</text:span></text:p>
          </table:table-cell>
          <table:table-cell table:style-name="Table1.A2" office:value-type="string">
            <text:p text:style-name="P10"><text:span text:style-name="T4">10 slam +64 (4d10+20) melee</text:span></text:p>
          </table:table-cell>
        </table:table-row>
        <table:table-row table:style-name="Table1.1">
          <table:table-cell table:style-name="Table1.A2" office:value-type="string">
            <text:p text:style-name="P10"><text:span text:style-name="T3">Space/Reach:</text:span></text:p>
          </table:table-cell>
          <table:table-cell table:style-name="Table1.A2" office:value-type="string">
            <text:p text:style-name="P10"><text:span text:style-name="T4">Varies (see text) </text:span></text:p>
          </table:table-cell>
        </table:table-row>
        <table:table-row table:style-name="Table1.1">
          <table:table-cell table:style-name="Table1.A2" office:value-type="string">
            <text:p text:style-name="P10"><text:span text:style-name="T3">Special Attacks:</text:span></text:p>
          </table:table-cell>
          <table:table-cell table:style-name="Table1.A2" office:value-type="string">
            <text:p text:style-name="P10"><text:span text:style-name="T4">Enslave, improved grab, constrict 4d10+30 </text:span></text:p>
          </table:table-cell>
        </table:table-row>
        <table:table-row table:style-name="Table1.1">
          <table:table-cell table:style-name="Table1.A2" office:value-type="string">
            <text:p text:style-name="P10"><text:span text:style-name="T3">Special Qualities:</text:span></text:p>
          </table:table-cell>
          <table:table-cell table:style-name="Table1.A2" office:value-type="string">
            <text:p text:style-name="P10"><text:span text:style-name="T4">Blindsight 200 ft., fast healing 50, ooze traits </text:span></text:p>
          </table:table-cell>
        </table:table-row>
        <table:table-row table:style-name="Table1.1">
          <table:table-cell table:style-name="Table1.A2" office:value-type="string">
            <text:p text:style-name="P10"><text:span text:style-name="T3">Saves:</text:span></text:p>
          </table:table-cell>
          <table:table-cell table:style-name="Table1.A2" office:value-type="string">
            <text:p text:style-name="P10"><text:span text:style-name="T4">Fort +43, Ref +21, Will +30 </text:span></text:p>
          </table:table-cell>
        </table:table-row>
        <table:table-row table:style-name="Table1.1">
          <table:table-cell table:style-name="Table1.A2" office:value-type="string">
            <text:p text:style-name="P10"><text:span text:style-name="T3">Abilities:</text:span></text:p>
          </table:table-cell>
          <table:table-cell table:style-name="Table1.A2" office:value-type="string">
            <text:p text:style-name="P10"><text:span text:style-name="T4">Str 50, Dex 6, Con 50, Int –, Wis 24, Cha 26 </text:span></text:p>
          </table:table-cell>
        </table:table-row>
        <table:table-row table:style-name="Table1.1">
          <table:table-cell table:style-name="Table1.A2" office:value-type="string">
            <text:p text:style-name="P10"><text:span text:style-name="T3">Skills:</text:span></text:p>
          </table:table-cell>
          <table:table-cell table:style-name="Table1.A2" office:value-type="string">
            <text:p text:style-name="P10"><text:span text:style-name="T4">Jump +5</text:span></text:p>
          </table:table-cell>
        </table:table-row>
        <table:table-row table:style-name="Table1.1">
          <table:table-cell table:style-name="Table1.A2" office:value-type="string">
            <text:p text:style-name="P10"><text:span text:style-name="T3">Climate/Terrain:</text:span></text:p>
          </table:table-cell>
          <table:table-cell table:style-name="Table1.A2" office:value-type="string">
            <text:p text:style-name="P10"><text:span text:style-name="T4">Any </text:span></text:p>
          </table:table-cell>
        </table:table-row>
        <table:table-row table:style-name="Table1.1">
          <table:table-cell table:style-name="Table1.A2" office:value-type="string">
            <text:p text:style-name="P10"><text:span text:style-name="T3">Organization:</text:span></text:p>
          </table:table-cell>
          <table:table-cell table:style-name="Table1.A2" office:value-type="string">
            <text:p text:style-name="P10"><text:span text:style-name="T4">Solitary </text:span></text:p>
          </table:table-cell>
        </table:table-row>
        <table:table-row table:style-name="Table1.1">
          <table:table-cell table:style-name="Table1.A2" office:value-type="string">
            <text:p text:style-name="P10"><text:span text:style-name="T3">Challenge Rating:</text:span></text:p>
          </table:table-cell>
          <table:table-cell table:style-name="Table1.A2" office:value-type="string">
            <text:p text:style-name="P10"><text:span text:style-name="T4">30 </text:span></text:p>
          </table:table-cell>
        </table:table-row>
        <table:table-row table:style-name="Table1.1">
          <table:table-cell table:style-name="Table1.A2" office:value-type="string">
            <text:p text:style-name="P10"><text:span text:style-name="T3">Treasure:</text:span></text:p>
          </table:table-cell>
          <table:table-cell table:style-name="Table1.A2" office:value-type="string">
            <text:p text:style-name="P10"><text:span text:style-name="T4">Standard </text:span></text:p>
          </table:table-cell>
        </table:table-row>
        <table:table-row table:style-name="Table1.1">
          <table:table-cell table:style-name="Table1.A2" office:value-type="string">
            <text:p text:style-name="P10"><text:span text:style-name="T3">Alignment:</text:span></text:p>
          </table:table-cell>
          <table:table-cell table:style-name="Table1.A2" office:value-type="string">
            <text:p text:style-name="P10"><text:span text:style-name="T4">Usually any evil </text:span></text:p>
          </table:table-cell>
        </table:table-row>
        <table:table-row table:style-name="Table1.1">
          <table:table-cell table:style-name="Table1.A20" office:value-type="string">
            <text:p text:style-name="P11"><text:span text:style-name="T3">Advancement:</text:span></text:p>
          </table:table-cell>
          <table:table-cell table:style-name="Table1.A20" office:value-type="string">
            <text:p text:style-name="P11"><text:span text:style-name="T4">None </text:span></text:p>
          </table:table-cell>
        </table:table-row>
      </table:table>
      <text:p text:style-name="P10"><text:span text:style-name="T9">A genius loci is difficult to spot, since it looks like any other section of landscape. A genius loci itself has no intelligence, but rather “emulates” the sentience of any creature it currently enslaves (see below), if any. <text:s/>Each genius loci has only a single enslaved creature at one time, though other creatures may also inhabit the surface of the genius loci. Any creature entering a genius loci who makes a successful Survival check (DC 31) realizes that something is amiss, though it is difficult to tell exactly what. Genius loci do not speak directly, though they may do so through their currently enslaved thrall. </text:span></text:p>
      <text:h text:style-name="P4" text:outline-level="1"><text:span text:style-name="T13">COMBAT </text:span></text:h>
      <text:p text:style-name="P10"><text:span text:style-name="T9">A genius loci can directly attack any creature standing on its surface with animated parts of itself, delivering slam attacks. It also directs its enslaved thrall against those it attacks. If its slave is slain, it selects another of its foes as its next, newest slave. Once a genius loci animates a portion of itself to attack the boundaries of its form become clear, and the creature becomes open to attack (Survival checks to determine the extent of the genius loci are no longer necessary). The animated part of the genius loci has a reach of 15 feet. </text:span></text:p>
      <text:p text:style-name="P10"><text:span text:style-name="T10">Enslave (Su):</text:span><text:span text:style-name="T9"> A genius loci can use the epic spell </text:span><text:span text:style-name="T11">enslave </text:span><text:span text:style-name="T9">once per round as a free action until it successfully enslaves a foe (Will DC 53 to resist). The DC is Charisma-based. Once it has a slave, it cannot enslave another until its current slave dies, is </text:span><text:span text:style-name="T11">imprisone</text:span><text:span text:style-name="T9">d, or is otherwise incapaticiated. A slave becomes free if its genius loci master is slain. A genius loci forces its slave to remain with it, though it may send its slave off to temporarily visit nearby locations in order to draw in unsuspecting victims. In fact, the “purposes” of the genius loci are to some degree influenced by the current slave. The genius loci has no Intelligence score of its own; thus, its emulation of its slave’s intelligence sometimes transfers attitudes and goals. However, a slave can only go so far in influencing its mobile master, and cannot knowingly attempt to free itself from the genius loci that keeps it close. </text:span></text:p>
      <text:p text:style-name="P10"><text:span text:style-name="T10">Improved Grab (Ex):</text:span><text:span text:style-name="T9"> If the genius loci hits a Gargantuan or smaller creature with a slam attack, it deals normal Damage and attempts to start a grapple as a free action without provoking an attack of opportunity. The genius loci has the option to conduct the grapple normally, or simply use the part of its body it used in the improved grab to hold the opponent. Each successful grapple check it makes during successive rounds automatically deals slam attack Damage, in addition to constriction Damage. </text:span></text:p>
      <text:p text:style-name="P10"><text:span text:style-name="T10">Constrict (Ex):</text:span><text:span text:style-name="T9"> A genius loci crushes its opponent, dealing 4d10+30 points of bludgeoning Damage, after making a successful grapple check. </text:span></text:p>
      <text:p text:style-name="P10"><text:span text:style-name="T10">Ooze Traits:</text:span><text:span text:style-name="T9"> An ooze is an amorphous or mutable creature. Oozes are immune to poison, </text:span><text:span text:style-name="T11">sleep, </text:span><text:span text:style-name="T9">paralysis, stunning, and polymorphing. They have no clear front or back and are therefore not subject to critical hits or flanking. Oozes are blind but have the blindsight special quality. They have no Intelligence scores and are therefore immune to all mind-affecting effects (charms, compulsions, phantasms, patterns, and morale effects). </text:span></text:p>
      <text:p text:style-name="P13"/>
      <text:h text:style-name="P2" text:outline-level="4"><text:soft-page-break/><text:span text:style-name="T7">GIBBERING ORB </text:span></text:h>
      <table:table table:name="Table2" table:style-name="Table2">
        <table:table-column table:style-name="Table2.A"/>
        <table:table-column table:style-name="Table2.B"/>
        <table:table-row table:style-name="Table2.1">
          <table:table-cell table:style-name="Table2.A1" office:value-type="string">
            <text:p text:style-name="P11"><text:span text:style-name="T4"><text:s/></text:span></text:p>
          </table:table-cell>
          <table:table-cell table:style-name="Table2.A1" office:value-type="string">
            <text:p text:style-name="P11"><text:span text:style-name="T4">Huge Aberration</text:span></text:p>
          </table:table-cell>
        </table:table-row>
        <table:table-row table:style-name="Table2.1">
          <table:table-cell table:style-name="Table2.A2" office:value-type="string">
            <text:p text:style-name="P11"><text:span text:style-name="T3">Hit Dice:</text:span></text:p>
          </table:table-cell>
          <table:table-cell table:style-name="Table2.A2" office:value-type="string">
            <text:p text:style-name="P11"><text:span text:style-name="T4">27d8+216 (337 hp) </text:span></text:p>
          </table:table-cell>
        </table:table-row>
        <table:table-row table:style-name="Table2.1">
          <table:table-cell table:style-name="Table2.A2" office:value-type="string">
            <text:p text:style-name="P10"><text:span text:style-name="T3">Initiative:</text:span></text:p>
          </table:table-cell>
          <table:table-cell table:style-name="Table2.A2" office:value-type="string">
            <text:p text:style-name="P10"><text:span text:style-name="T4">+20 (+12 Dex, +8 Superior Initiative) </text:span></text:p>
          </table:table-cell>
        </table:table-row>
        <table:table-row table:style-name="Table2.1">
          <table:table-cell table:style-name="Table2.A2" office:value-type="string">
            <text:p text:style-name="P10"><text:span text:style-name="T3">Speed:</text:span></text:p>
          </table:table-cell>
          <table:table-cell table:style-name="Table2.A2" office:value-type="string">
            <text:p text:style-name="P10"><text:span text:style-name="T4">5 ft., fly 20 ft. (good) </text:span></text:p>
          </table:table-cell>
        </table:table-row>
        <table:table-row table:style-name="Table2.1">
          <table:table-cell table:style-name="Table2.A2" office:value-type="string">
            <text:p text:style-name="P10"><text:span text:style-name="T3">AC:</text:span></text:p>
          </table:table-cell>
          <table:table-cell table:style-name="Table2.A2" office:value-type="string">
            <text:p text:style-name="P10"><text:span text:style-name="T4">48 (+12 Dex, –2 size, +16 natural armor, +12 insight) </text:span></text:p>
          </table:table-cell>
        </table:table-row>
        <table:table-row table:style-name="Table2.1">
          <table:table-cell table:style-name="Table2.A2" office:value-type="string">
            <text:p text:style-name="P10"><text:span text:style-name="T3">Base Attack/Grapple:</text:span></text:p>
          </table:table-cell>
          <table:table-cell table:style-name="Table2.A2" office:value-type="string">
            <text:p text:style-name="P10"><text:span text:style-name="T4">+20/+39</text:span></text:p>
          </table:table-cell>
        </table:table-row>
        <table:table-row table:style-name="Table2.1">
          <table:table-cell table:style-name="Table2.A2" office:value-type="string">
            <text:p text:style-name="P10"><text:span text:style-name="T3">Attack:</text:span></text:p>
          </table:table-cell>
          <table:table-cell table:style-name="Table2.A2" office:value-type="string">
            <text:p text:style-name="P10"><text:span text:style-name="T3"><text:s/></text:span><text:span text:style-name="T4">24 eye rays +31 ranged touch, 12 bites +28 (2d8+5/19–20) melee</text:span></text:p>
          </table:table-cell>
        </table:table-row>
        <table:table-row table:style-name="Table2.1">
          <table:table-cell table:style-name="Table2.A2" office:value-type="string">
            <text:p text:style-name="P10"><text:span text:style-name="T3">Full Attack:</text:span></text:p>
          </table:table-cell>
          <table:table-cell table:style-name="Table2.A2" office:value-type="string">
            <text:p text:style-name="P10"><text:span text:style-name="T4">24 eye rays +31 ranged touch, 12 bites +28 (2d8+5/19–20) melee</text:span></text:p>
          </table:table-cell>
        </table:table-row>
        <table:table-row table:style-name="Table2.1">
          <table:table-cell table:style-name="Table2.A2" office:value-type="string">
            <text:p text:style-name="P10"><text:span text:style-name="T3">Space/Reach:</text:span></text:p>
          </table:table-cell>
          <table:table-cell table:style-name="Table2.A2" office:value-type="string">
            <text:p text:style-name="P10"><text:span text:style-name="T4">15 ft./10 ft. </text:span></text:p>
          </table:table-cell>
        </table:table-row>
        <table:table-row table:style-name="Table2.1">
          <table:table-cell table:style-name="Table2.A2" office:value-type="string">
            <text:p text:style-name="P10"><text:span text:style-name="T3">Special Attacks:</text:span></text:p>
          </table:table-cell>
          <table:table-cell table:style-name="Table2.A2" office:value-type="string">
            <text:p text:style-name="P10"><text:span text:style-name="T4">Gibbering, improved grab, swallow whole, eye rays, spell-like abilities </text:span></text:p>
          </table:table-cell>
        </table:table-row>
        <table:table-row table:style-name="Table2.1">
          <table:table-cell table:style-name="Table2.A2" office:value-type="string">
            <text:p text:style-name="P10"><text:span text:style-name="T3">Special Qualities:</text:span></text:p>
          </table:table-cell>
          <table:table-cell table:style-name="Table2.A2" office:value-type="string">
            <text:p text:style-name="P10"><text:span text:style-name="T4">All-around vision, flight, amorphous, SR 37, DR 10/epic </text:span></text:p>
          </table:table-cell>
        </table:table-row>
        <table:table-row table:style-name="Table2.1">
          <table:table-cell table:style-name="Table2.A2" office:value-type="string">
            <text:p text:style-name="P10"><text:span text:style-name="T3">Saves:</text:span></text:p>
          </table:table-cell>
          <table:table-cell table:style-name="Table2.A2" office:value-type="string">
            <text:p text:style-name="P10"><text:span text:style-name="T4">Fort +21, Ref +21, Will +24 </text:span></text:p>
          </table:table-cell>
        </table:table-row>
        <table:table-row table:style-name="Table2.1">
          <table:table-cell table:style-name="Table2.A2" office:value-type="string">
            <text:p text:style-name="P10"><text:span text:style-name="T3">Abilities:</text:span></text:p>
          </table:table-cell>
          <table:table-cell table:style-name="Table2.A2" office:value-type="string">
            <text:p text:style-name="P10"><text:span text:style-name="T4">Str 32, Dex 35, Con 27, Int 40, Wis 24, Cha 22 </text:span></text:p>
          </table:table-cell>
        </table:table-row>
        <table:table-row table:style-name="Table2.1">
          <table:table-cell table:style-name="Table2.A2" office:value-type="string">
            <text:p text:style-name="P10"><text:span text:style-name="T3">Skills:</text:span></text:p>
          </table:table-cell>
          <table:table-cell table:style-name="Table2.A2" office:value-type="string">
            <text:p text:style-name="P10"><text:span text:style-name="T4">Concentration +38, Escape Artist +42, Jump -4, Knowledge (arcana) +37, Hide +34, Listen +37, Move Silently +34, Search +37, Speak Language (any five), Spot +37</text:span></text:p>
          </table:table-cell>
        </table:table-row>
        <table:table-row table:style-name="Table2.1">
          <table:table-cell table:style-name="Table2.A2" office:value-type="string">
            <text:p text:style-name="P10"><text:span text:style-name="T3">Feats:</text:span></text:p>
          </table:table-cell>
          <table:table-cell table:style-name="Table2.A2" office:value-type="string">
            <text:p text:style-name="P10"><text:span text:style-name="T4">Flyby Attack, Improved Initiative, Improved Critical (bite), Iron Will, Multiattack, Weapon Focus (eye ray), Weapon Focus (bite) </text:span></text:p>
          </table:table-cell>
        </table:table-row>
        <table:table-row table:style-name="Table2.1">
          <table:table-cell table:style-name="Table2.A2" office:value-type="string">
            <text:p text:style-name="P10"><text:span text:style-name="T3">Epic Feats:</text:span></text:p>
          </table:table-cell>
          <table:table-cell table:style-name="Table2.A2" office:value-type="string">
            <text:p text:style-name="P10"><text:span text:style-name="T4">Epic Fortitude, Polyglot, Superior Initiative </text:span></text:p>
          </table:table-cell>
        </table:table-row>
        <table:table-row table:style-name="Table2.1">
          <table:table-cell table:style-name="Table2.A2" office:value-type="string">
            <text:p text:style-name="P10"><text:span text:style-name="T3">Climate/Terrain:</text:span></text:p>
          </table:table-cell>
          <table:table-cell table:style-name="Table2.A2" office:value-type="string">
            <text:p text:style-name="P10"><text:span text:style-name="T4">Any land and underground</text:span></text:p>
          </table:table-cell>
        </table:table-row>
        <table:table-row table:style-name="Table2.1">
          <table:table-cell table:style-name="Table2.A2" office:value-type="string">
            <text:p text:style-name="P10"><text:span text:style-name="T3">Organization:</text:span></text:p>
          </table:table-cell>
          <table:table-cell table:style-name="Table2.A2" office:value-type="string">
            <text:p text:style-name="P10"><text:span text:style-name="T4">Solitary </text:span></text:p>
          </table:table-cell>
        </table:table-row>
        <table:table-row table:style-name="Table2.1">
          <table:table-cell table:style-name="Table2.A2" office:value-type="string">
            <text:p text:style-name="P10"><text:span text:style-name="T3">Challenge Rating:</text:span></text:p>
          </table:table-cell>
          <table:table-cell table:style-name="Table2.A2" office:value-type="string">
            <text:p text:style-name="P10"><text:span text:style-name="T4">27 </text:span></text:p>
          </table:table-cell>
        </table:table-row>
        <table:table-row table:style-name="Table2.1">
          <table:table-cell table:style-name="Table2.A2" office:value-type="string">
            <text:p text:style-name="P10"><text:span text:style-name="T3">Treasure:</text:span></text:p>
          </table:table-cell>
          <table:table-cell table:style-name="Table2.A2" office:value-type="string">
            <text:p text:style-name="P10"><text:span text:style-name="T4">Standard </text:span></text:p>
          </table:table-cell>
        </table:table-row>
        <table:table-row table:style-name="Table2.1">
          <table:table-cell table:style-name="Table2.A2" office:value-type="string">
            <text:p text:style-name="P10"><text:span text:style-name="T3">Alignment:</text:span></text:p>
          </table:table-cell>
          <table:table-cell table:style-name="Table2.A2" office:value-type="string">
            <text:p text:style-name="P10"><text:span text:style-name="T4">Usually chaotic evil </text:span></text:p>
          </table:table-cell>
        </table:table-row>
        <table:table-row table:style-name="Table2.1">
          <table:table-cell table:style-name="Table2.A22" office:value-type="string">
            <text:p text:style-name="P11"><text:span text:style-name="T3">Advancement:</text:span></text:p>
          </table:table-cell>
          <table:table-cell table:style-name="Table2.A22" office:value-type="string">
            <text:p text:style-name="P11"><text:span text:style-name="T4">27–54 HD (Huge); 55–108 HD (Gargantuan) </text:span></text:p>
          </table:table-cell>
        </table:table-row>
      </table:table>
      <text:p text:style-name="P10"><text:span text:style-name="T9">A gibbering orb can speak all languages.</text:span></text:p>
      <text:p text:style-name="P10"><text:span text:style-name="T9">A gibbering orb’s natural weapons are treated as epic for the purpose of overcoming damage reduction.</text:span></text:p>
      <text:h text:style-name="P4" text:outline-level="1"><text:span text:style-name="T13">COMBAT </text:span></text:h>
      <text:p text:style-name="P10"><text:span text:style-name="T9">The gibbering orb has the ability to bite its foes by extending a pseudopod with one of its mouths protruding from the end. The orb can extend four of these at any one foe, or a total of twelve in any given round. At the same time, the legions of eyes have the ability to cast a host of spells at a rapid rate. </text:span></text:p>
      <text:p text:style-name="P10"><text:span text:style-name="T10">Gibbering (Su):</text:span><text:span text:style-name="T9"> The cacophony of speech emanating from the scores of mouths that make up the orb forces all within 60 feet of the creature to succeed at a Will save each round (DC 40) or suffer the effects of an </text:span><text:span text:style-name="T11">insanity </text:span><text:span text:style-name="T9">spell. </text:span></text:p>
      <text:p text:style-name="P10"><text:span text:style-name="T10">Improved Grab (Ex):</text:span><text:span text:style-name="T9"> To use this ability, the gibbering orb must hit with a bite attack. If it gets a hold, the orb automatically deals bite Damage and can attempt to swallow whole. </text:span></text:p>
      <text:p text:style-name="P10"><text:span text:style-name="T10">Swallow Whole (Ex):</text:span><text:span text:style-name="T9"> A gibbering orb can attempt to swallow a Large or smaller opponent by making a successful grapple check. Once inside, the opponent takes 4d8 points of constriction Damage plus 3d10 points of acid Damage per round. A swallowed creature can cut its way out by using claws or a light slashing weapon to deal 20 points of Damage in a single blow (AC 16, DR 10/epic still applies). Once the creature exits, the fluidlike body structure of the orb closes the wound; other swallowed opponents must cut their own way out. When a creature dies by being swallowed whole (or when a creature killed by the gibbering orb in some other fashion is eaten by it), the gibbering orb absorbs the creature’s known spells, prepared spells, and spell-like abilities. The orb can use any two of those abilities per round as a free action. Each originates from an eye that is not producing an eye ray (see below) that round. Stolen spells and spell-like abilities are lost after 24 hours. </text:span></text:p>
      <text:p text:style-name="P10"><text:span text:style-name="T10">Eye Rays (Su):</text:span><text:span text:style-name="T9"> Two dozen of the eyes can each produce a magical ray each round, with each eye emulating a spell from among the list of spells below as if cast by a 27th-level caster. The save DCs, where applicable, are 16 + spell level. A gibbering orb has no directional limitations on where it can point its eye rays, because the eyes orbiting around its body drift and float wherever needed. However, a gibbering orb can never aim more than five rays at any single target, due to limitations of aiming. All rays have a range of 150 feet. Each of these effects functions as a ray, regardless of the normal parameters of the spell it resembles. That is, each is usable against a single target and requires a ranged touch attack. The eye rays are: </text:span><text:span text:style-name="T11">cone of cold, disintegrate, dominate monster, energy drain, feeblemind, finger of death, flesh to stone, greater dispelling, harm, hold monster, horrid wilting, implosion, inflict critical wounds, lightning bolt, magic missile, mage’s disjunction, irresistible dance, polymorph any object, power word blind, power word kill, power word stun, prismatic spray, slay living, </text:span><text:span text:style-name="T9">and </text:span><text:span text:style-name="T11">temporal stasis. </text:span></text:p>
      <text:p text:style-name="P10"><text:span text:style-name="T10">Spell-Like Abilities: </text:span><text:span text:style-name="T9">At will—Two stolen spells or spell-like abilities per round. Caster level 27th, save DC 16 + spell level. </text:span></text:p>
      <text:p text:style-name="P10"><text:span text:style-name="T10">All-Around Vision (Ex): </text:span><text:span text:style-name="T9">The gibbering orb’s many eyes give it a +4 racial bonus on Spot and Search checks. </text:span></text:p>
      <text:p text:style-name="P10"><text:soft-page-break/><text:span text:style-name="T10">Flight (Ex):</text:span><text:span text:style-name="T9"> The gibbering orb’s body is naturally buoyant. This buoyancy allows it to fly as the spell, as a free action, at a speed of 20 feet. This buoyancy also grants it a permanent </text:span><text:span text:style-name="T11">feather fall </text:span><text:span text:style-name="T9">effect with personal range. </text:span></text:p>
      <text:p text:style-name="P10"><text:span text:style-name="T10">Amorphous (Ex):</text:span><text:span text:style-name="T9"> A gibbering orb is not subject to critical hits. It has no clear front or back, so it cannot be flanked. </text:span></text:p>
      <text:p text:style-name="P13"/>
      <text:h text:style-name="P2" text:outline-level="4"><text:span text:style-name="T7">GLOOM </text:span></text:h>
      <table:table table:name="Table3" table:style-name="Table3">
        <table:table-column table:style-name="Table3.A"/>
        <table:table-column table:style-name="Table3.B"/>
        <table:table-row table:style-name="Table3.1">
          <table:table-cell table:style-name="Table3.A1" office:value-type="string">
            <text:p text:style-name="P11"><text:span text:style-name="T4"><text:s/></text:span></text:p>
          </table:table-cell>
          <table:table-cell table:style-name="Table3.A1" office:value-type="string">
            <text:p text:style-name="P11"><text:span text:style-name="T4">Medium-Size Monstrous Humanoid </text:span></text:p>
          </table:table-cell>
        </table:table-row>
        <table:table-row table:style-name="Table3.1">
          <table:table-cell table:style-name="Table3.A2" office:value-type="string">
            <text:p text:style-name="P11"><text:span text:style-name="T3">Hit Dice:</text:span></text:p>
          </table:table-cell>
          <table:table-cell table:style-name="Table3.A2" office:value-type="string">
            <text:p text:style-name="P11"><text:span text:style-name="T4">25d8+225 (337 hp) </text:span></text:p>
          </table:table-cell>
        </table:table-row>
        <table:table-row table:style-name="Table3.1">
          <table:table-cell table:style-name="Table3.A2" office:value-type="string">
            <text:p text:style-name="P10"><text:span text:style-name="T3">Initiative:</text:span></text:p>
          </table:table-cell>
          <table:table-cell table:style-name="Table3.A2" office:value-type="string">
            <text:p text:style-name="P10"><text:span text:style-name="T4">+26 (+18 Dex, +8 Superior Initiative) </text:span></text:p>
          </table:table-cell>
        </table:table-row>
        <table:table-row table:style-name="Table3.1">
          <table:table-cell table:style-name="Table3.A2" office:value-type="string">
            <text:p text:style-name="P10"><text:span text:style-name="T3">Speed:</text:span></text:p>
          </table:table-cell>
          <table:table-cell table:style-name="Table3.A2" office:value-type="string">
            <text:p text:style-name="P10"><text:span text:style-name="T4">30 ft. </text:span></text:p>
          </table:table-cell>
        </table:table-row>
        <table:table-row table:style-name="Table3.1">
          <table:table-cell table:style-name="Table3.A2" office:value-type="string">
            <text:p text:style-name="P10"><text:span text:style-name="T3">AC:</text:span></text:p>
          </table:table-cell>
          <table:table-cell table:style-name="Table3.A2" office:value-type="string">
            <text:p text:style-name="P10"><text:span text:style-name="T4">40 (+18 Dex, +12 insight) </text:span></text:p>
          </table:table-cell>
        </table:table-row>
        <table:table-row table:style-name="Table3.1">
          <table:table-cell table:style-name="Table3.A2" office:value-type="string">
            <text:p text:style-name="P10"><text:span text:style-name="T3">Base Attack/Grapple:</text:span></text:p>
          </table:table-cell>
          <table:table-cell table:style-name="Table3.A2" office:value-type="string">
            <text:p text:style-name="P10"><text:span text:style-name="T4">+25/+36</text:span></text:p>
          </table:table-cell>
        </table:table-row>
        <table:table-row table:style-name="Table3.1">
          <table:table-cell table:style-name="Table3.A2" office:value-type="string">
            <text:p text:style-name="P10"><text:span text:style-name="T3">Attack:</text:span></text:p>
          </table:table-cell>
          <table:table-cell table:style-name="Table3.A2" office:value-type="string">
            <text:p text:style-name="P10"><text:span text:style-name="T5">+10 keen dagger of human dread </text:span><text:span text:style-name="T4">+54 (1d4+21/17-20) melee</text:span></text:p>
          </table:table-cell>
        </table:table-row>
        <table:table-row table:style-name="Table3.1">
          <table:table-cell table:style-name="Table3.A2" office:value-type="string">
            <text:p text:style-name="P10"><text:span text:style-name="T3">Full Attack:</text:span></text:p>
          </table:table-cell>
          <table:table-cell table:style-name="Table3.A2" office:value-type="string">
            <text:p text:style-name="P10"><text:span text:style-name="T5">+10 keen dagger of human dread </text:span><text:span text:style-name="T4">+54/+49/+44/+39 (1d4+21/17-20) melee</text:span></text:p>
          </table:table-cell>
        </table:table-row>
        <table:table-row table:style-name="Table3.1">
          <table:table-cell table:style-name="Table3.A2" office:value-type="string">
            <text:p text:style-name="P10"><text:span text:style-name="T3">Space/Reach:</text:span></text:p>
          </table:table-cell>
          <table:table-cell table:style-name="Table3.A2" office:value-type="string">
            <text:p text:style-name="P10"><text:span text:style-name="T4">5 ft./5 ft. </text:span></text:p>
          </table:table-cell>
        </table:table-row>
        <table:table-row table:style-name="Table3.1">
          <table:table-cell table:style-name="Table3.A2" office:value-type="string">
            <text:p text:style-name="P10"><text:span text:style-name="T3">Special Attacks:</text:span></text:p>
          </table:table-cell>
          <table:table-cell table:style-name="Table3.A2" office:value-type="string">
            <text:p text:style-name="P10"><text:span text:style-name="T4">Fear gaze, sneak attack +13d6 </text:span></text:p>
          </table:table-cell>
        </table:table-row>
        <table:table-row table:style-name="Table3.1">
          <table:table-cell table:style-name="Table3.A2" office:value-type="string">
            <text:p text:style-name="P10"><text:span text:style-name="T3">Special Qualities:</text:span></text:p>
          </table:table-cell>
          <table:table-cell table:style-name="Table3.A2" office:value-type="string">
            <text:p text:style-name="P10"><text:span text:style-name="T4">Blindsight 60 ft., opportunist, quiescence, spell-like abilities, SR 35, DR 10/epic </text:span></text:p>
          </table:table-cell>
        </table:table-row>
        <table:table-row table:style-name="Table3.1">
          <table:table-cell table:style-name="Table3.A2" office:value-type="string">
            <text:p text:style-name="P10"><text:span text:style-name="T3">Saves:</text:span></text:p>
          </table:table-cell>
          <table:table-cell table:style-name="Table3.A2" office:value-type="string">
            <text:p text:style-name="P10"><text:span text:style-name="T4">Fort +17, Ref +32, Will +21 </text:span></text:p>
          </table:table-cell>
        </table:table-row>
        <table:table-row table:style-name="Table3.1">
          <table:table-cell table:style-name="Table3.A2" office:value-type="string">
            <text:p text:style-name="P10"><text:span text:style-name="T3">Abilities:</text:span></text:p>
          </table:table-cell>
          <table:table-cell table:style-name="Table3.A2" office:value-type="string">
            <text:p text:style-name="P10"><text:span text:style-name="T4">Str 32, Dex 46, Con 29, Int 26, Wis 25, Cha 30 </text:span></text:p>
          </table:table-cell>
        </table:table-row>
        <table:table-row table:style-name="Table3.1">
          <table:table-cell table:style-name="Table3.A2" office:value-type="string">
            <text:p text:style-name="P10"><text:span text:style-name="T3">Skills:</text:span></text:p>
          </table:table-cell>
          <table:table-cell table:style-name="Table3.A2" office:value-type="string">
            <text:p text:style-name="P10"><text:span text:style-name="T4">Bluff +38, Climb +39, Hide +46, Intimidate +38, Jump +39, Listen +35, Move Silently +66, Spot +35, Survival +35, Tumble +46</text:span></text:p>
          </table:table-cell>
        </table:table-row>
        <table:table-row table:style-name="Table3.1">
          <table:table-cell table:style-name="Table3.A2" office:value-type="string">
            <text:p text:style-name="P10"><text:span text:style-name="T3">Feats:</text:span></text:p>
          </table:table-cell>
          <table:table-cell table:style-name="Table3.A2" office:value-type="string">
            <text:p text:style-name="P10"><text:span text:style-name="T4">Dodge, Improved Initiative, Improved Critical (dagger), Mobility, Spring Attack, Weapon Finesse, Weapon Focus (dagger) </text:span></text:p>
          </table:table-cell>
        </table:table-row>
        <table:table-row table:style-name="Table3.1">
          <table:table-cell table:style-name="Table3.A2" office:value-type="string">
            <text:p text:style-name="P10"><text:span text:style-name="T3">Epic Feats:</text:span></text:p>
          </table:table-cell>
          <table:table-cell table:style-name="Table3.A2" office:value-type="string">
            <text:p text:style-name="P10"><text:span text:style-name="T4">Sneak Attack of Opportunity, Superior Initiative </text:span></text:p>
          </table:table-cell>
        </table:table-row>
        <table:table-row table:style-name="Table3.1">
          <table:table-cell table:style-name="Table3.A2" office:value-type="string">
            <text:p text:style-name="P10"><text:span text:style-name="T3">Climate/Terrain:</text:span></text:p>
          </table:table-cell>
          <table:table-cell table:style-name="Table3.A2" office:value-type="string">
            <text:p text:style-name="P10"><text:span text:style-name="T4">Any urban </text:span></text:p>
          </table:table-cell>
        </table:table-row>
        <table:table-row table:style-name="Table3.1">
          <table:table-cell table:style-name="Table3.A2" office:value-type="string">
            <text:p text:style-name="P10"><text:span text:style-name="T3">Organization:</text:span></text:p>
          </table:table-cell>
          <table:table-cell table:style-name="Table3.A2" office:value-type="string">
            <text:p text:style-name="P10"><text:span text:style-name="T4">Solitary </text:span></text:p>
          </table:table-cell>
        </table:table-row>
        <table:table-row table:style-name="Table3.1">
          <table:table-cell table:style-name="Table3.A2" office:value-type="string">
            <text:p text:style-name="P10"><text:span text:style-name="T3">Challenge Rating:</text:span></text:p>
          </table:table-cell>
          <table:table-cell table:style-name="Table3.A2" office:value-type="string">
            <text:p text:style-name="P10"><text:span text:style-name="T4">25 </text:span></text:p>
          </table:table-cell>
        </table:table-row>
        <table:table-row table:style-name="Table3.1">
          <table:table-cell table:style-name="Table3.A2" office:value-type="string">
            <text:p text:style-name="P10"><text:span text:style-name="T3">Treasure:</text:span></text:p>
          </table:table-cell>
          <table:table-cell table:style-name="Table3.A2" office:value-type="string">
            <text:p text:style-name="P10"><text:span text:style-name="T4">Nonstandard (just its dagger) </text:span></text:p>
          </table:table-cell>
        </table:table-row>
        <table:table-row table:style-name="Table3.1">
          <table:table-cell table:style-name="Table3.A2" office:value-type="string">
            <text:p text:style-name="P10"><text:span text:style-name="T3">Alignment:</text:span></text:p>
          </table:table-cell>
          <table:table-cell table:style-name="Table3.A2" office:value-type="string">
            <text:p text:style-name="P10"><text:span text:style-name="T4">Usually lawful evil </text:span></text:p>
          </table:table-cell>
        </table:table-row>
        <table:table-row table:style-name="Table3.1">
          <table:table-cell table:style-name="Table3.A22" office:value-type="string">
            <text:p text:style-name="P11"><text:span text:style-name="T3">Advancement:</text:span></text:p>
          </table:table-cell>
          <table:table-cell table:style-name="Table3.A22" office:value-type="string">
            <text:p text:style-name="P11"><text:span text:style-name="T4">25+ HD (Medium-size) </text:span></text:p>
          </table:table-cell>
        </table:table-row>
      </table:table>
      <text:p text:style-name="P10"><text:span text:style-name="T9">In the hand of any other creature but a gloom, the dagger is a </text:span><text:span text:style-name="T11">+5 keen dagge</text:span><text:span text:style-name="T9">r. </text:span></text:p>
      <text:p text:style-name="P10"><text:span text:style-name="T9">A gloom’s natural weapons are treated as epic for the purpose of overcoming damage reduction.</text:span></text:p>
      <text:p text:style-name="P10"><text:span text:style-name="T14">COMBAT </text:span></text:p>
      <text:p text:style-name="P10"><text:span text:style-name="T10">Fear Gaze (Su):</text:span><text:span text:style-name="T9"> Viewing the gloom’s face inspires terror. Creatures that meet the gloom’s gaze must succeed at a Will save (DC 32) or suffer the effects of a </text:span><text:span text:style-name="T11">fear </text:span><text:span text:style-name="T9">spell as cast by a 20th-level caster. <text:s text:c="2"/>The DC is Charisma-based.</text:span></text:p>
      <text:p text:style-name="P10"><text:span text:style-name="T10">Opportunist (Ex):</text:span><text:span text:style-name="T9"> This ability functions like the rogue class feature of the same name. </text:span></text:p>
      <text:p text:style-name="P10"><text:span text:style-name="T10">Sneak Attack (Ex):</text:span><text:span text:style-name="T9"> A gloom is able to sneak attack as a 25th-level rogue, dealing 13d6 extra Damage. </text:span></text:p>
      <text:p text:style-name="P10"><text:span text:style-name="T10">Quiescence (Su):</text:span><text:span text:style-name="T9"> A gloom is constantly silent, as per the </text:span><text:span text:style-name="T11">silence </text:span><text:span text:style-name="T9">spell, although the area does not extend beyond the creature itself. This quality gives it a +20 racial bonus on Move Silently checks (it is still possible for a gloom to create noise, such as by bumping into something that scrapes on the floor or by sounding a chime). The gloom can lower this effect at will. </text:span></text:p>
      <text:p text:style-name="P10"><text:soft-page-break/><text:span text:style-name="T10">Spell-Like Abilities: </text:span><text:span text:style-name="T9">At will—</text:span><text:span text:style-name="T11">shadow walk; </text:span><text:span text:style-name="T9">3/day— </text:span><text:span text:style-name="T11">true strike. </text:span><text:span text:style-name="T9">Caster level 20th; save DC 20 + spell level. <text:s/>The DC is Charisma-based.</text:span></text:p>
      <text:p text:style-name="P13"/>
      <text:h text:style-name="P4" text:outline-level="1"><text:span text:style-name="T8">GOLEM</text:span></text:h>
      <table:table table:name="Table4" table:style-name="Table4">
        <table:table-column table:style-name="Table4.A"/>
        <table:table-column table:style-name="Table4.B" table:number-columns-repeated="2"/>
        <table:table-row table:style-name="Table4.1">
          <table:table-cell table:style-name="Table4.A1" office:value-type="string">
            <text:p text:style-name="P15"/>
          </table:table-cell>
          <table:table-cell table:style-name="Table4.A1" office:value-type="string">
            <text:p text:style-name="P11"><text:span text:style-name="T3">Mithral Golem </text:span></text:p>
          </table:table-cell>
          <table:table-cell table:style-name="Table4.A1" office:value-type="string">
            <text:p text:style-name="P11"><text:span text:style-name="T3">Adamantine Golem </text:span></text:p>
          </table:table-cell>
        </table:table-row>
        <table:table-row table:style-name="Table4.1">
          <table:table-cell table:style-name="Table4.A2" office:value-type="string">
            <text:p text:style-name="P11"><text:span text:style-name="T3"><text:s/></text:span></text:p>
          </table:table-cell>
          <table:table-cell table:style-name="Table4.A2" office:value-type="string">
            <text:p text:style-name="P11"><text:span text:style-name="T4">Huge Construct </text:span></text:p>
          </table:table-cell>
          <table:table-cell table:style-name="Table4.A2" office:value-type="string">
            <text:p text:style-name="P11"><text:span text:style-name="T4">Huge Construct </text:span></text:p>
          </table:table-cell>
        </table:table-row>
        <table:table-row table:style-name="Table4.1">
          <table:table-cell table:style-name="Table4.A2" office:value-type="string">
            <text:p text:style-name="P10"><text:span text:style-name="T3">Hit Dice:</text:span><text:span text:style-name="T4"> </text:span></text:p>
          </table:table-cell>
          <table:table-cell table:style-name="Table4.A2" office:value-type="string">
            <text:p text:style-name="P10"><text:span text:style-name="T4">36d10+40 (238 hp) </text:span></text:p>
          </table:table-cell>
          <table:table-cell table:style-name="Table4.A2" office:value-type="string">
            <text:p text:style-name="P10"><text:span text:style-name="T4">54d10+40 (337 hp) </text:span></text:p>
          </table:table-cell>
        </table:table-row>
        <table:table-row table:style-name="Table4.1">
          <table:table-cell table:style-name="Table4.A2" office:value-type="string">
            <text:p text:style-name="P10"><text:span text:style-name="T3">Initiative:</text:span><text:span text:style-name="T4"> </text:span></text:p>
          </table:table-cell>
          <table:table-cell table:style-name="Table4.A2" office:value-type="string">
            <text:p text:style-name="P10"><text:span text:style-name="T4">+4 (Dex) </text:span></text:p>
          </table:table-cell>
          <table:table-cell table:style-name="Table4.A2" office:value-type="string">
            <text:p text:style-name="P10"><text:span text:style-name="T4">–1 (Dex) </text:span></text:p>
          </table:table-cell>
        </table:table-row>
        <table:table-row table:style-name="Table4.1">
          <table:table-cell table:style-name="Table4.A2" office:value-type="string">
            <text:p text:style-name="P10"><text:span text:style-name="T3">Speed:</text:span><text:span text:style-name="T4"> </text:span></text:p>
          </table:table-cell>
          <table:table-cell table:style-name="Table4.A2" office:value-type="string">
            <text:p text:style-name="P10"><text:span text:style-name="T4">40 ft. </text:span></text:p>
          </table:table-cell>
          <table:table-cell table:style-name="Table4.A2" office:value-type="string">
            <text:p text:style-name="P10"><text:span text:style-name="T4">20 ft. (can’t run) </text:span></text:p>
          </table:table-cell>
        </table:table-row>
        <table:table-row table:style-name="Table4.1">
          <table:table-cell table:style-name="Table4.A2" office:value-type="string">
            <text:p text:style-name="P10"><text:span text:style-name="T3">AC:</text:span><text:span text:style-name="T4"> </text:span></text:p>
          </table:table-cell>
          <table:table-cell table:style-name="Table4.A2" office:value-type="string">
            <text:p text:style-name="P10"><text:span text:style-name="T4">42 (–2 size, +4 Dex, +26 natural, +4 haste) </text:span></text:p>
          </table:table-cell>
          <table:table-cell table:style-name="Table4.A2" office:value-type="string">
            <text:p text:style-name="P10"><text:span text:style-name="T4">37 (–2 size, –1 Dex, +30 natural) </text:span></text:p>
          </table:table-cell>
        </table:table-row>
        <table:table-row table:style-name="Table4.1">
          <table:table-cell table:style-name="Table4.A2" office:value-type="string">
            <text:p text:style-name="P10"><text:span text:style-name="T3">Base Attack/</text:span></text:p>
            <text:p text:style-name="P10"><text:span text:style-name="T3">Grapple:</text:span></text:p>
          </table:table-cell>
          <table:table-cell table:style-name="Table4.A2" office:value-type="string">
            <text:p text:style-name="P10"><text:span text:style-name="T4">+27/+49</text:span></text:p>
          </table:table-cell>
          <table:table-cell table:style-name="Table4.A2" office:value-type="string">
            <text:p text:style-name="P10"><text:span text:style-name="T4">+40/+68</text:span></text:p>
          </table:table-cell>
        </table:table-row>
        <table:table-row table:style-name="Table4.1">
          <table:table-cell table:style-name="Table4.A2" office:value-type="string">
            <text:p text:style-name="P10"><text:span text:style-name="T3">Attack:</text:span></text:p>
          </table:table-cell>
          <table:table-cell table:style-name="Table4.A2" office:value-type="string">
            <text:p text:style-name="P10"><text:span text:style-name="T4">Slam +39 (4d10+14) melee</text:span></text:p>
          </table:table-cell>
          <table:table-cell table:style-name="Table4.A2" office:value-type="string">
            <text:p text:style-name="P10"><text:span text:style-name="T4">Slam +58 (6d10+20) melee</text:span></text:p>
          </table:table-cell>
        </table:table-row>
        <table:table-row table:style-name="Table4.1">
          <table:table-cell table:style-name="Table4.A2" office:value-type="string">
            <text:p text:style-name="P10"><text:span text:style-name="T3">Full Attack:</text:span></text:p>
          </table:table-cell>
          <table:table-cell table:style-name="Table4.A2" office:value-type="string">
            <text:p text:style-name="P10"><text:span text:style-name="T4">2 slams +39 (4d10+14) melee</text:span></text:p>
          </table:table-cell>
          <table:table-cell table:style-name="Table4.A2" office:value-type="string">
            <text:p text:style-name="P10"><text:span text:style-name="T4">2 slams +58 (6d10+20) melee</text:span></text:p>
          </table:table-cell>
        </table:table-row>
        <table:table-row table:style-name="Table4.1">
          <table:table-cell table:style-name="Table4.A2" office:value-type="string">
            <text:p text:style-name="P10"><text:span text:style-name="T3">Space/Reach:</text:span><text:span text:style-name="T4"> </text:span></text:p>
          </table:table-cell>
          <table:table-cell table:style-name="Table4.A2" office:value-type="string">
            <text:p text:style-name="P10"><text:span text:style-name="T4">15 ft./15 ft. </text:span></text:p>
          </table:table-cell>
          <table:table-cell table:style-name="Table4.A2" office:value-type="string">
            <text:p text:style-name="P10"><text:span text:style-name="T4">15 ft./15 ft. </text:span></text:p>
          </table:table-cell>
        </table:table-row>
        <table:table-row table:style-name="Table4.1">
          <table:table-cell table:style-name="Table4.A2" office:value-type="string">
            <text:p text:style-name="P10"><text:span text:style-name="T3">Special Attacks:</text:span><text:span text:style-name="T4"> </text:span></text:p>
          </table:table-cell>
          <table:table-cell table:style-name="Table4.A2" office:value-type="string">
            <text:p text:style-name="P10"><text:span text:style-name="T4">— </text:span></text:p>
          </table:table-cell>
          <table:table-cell table:style-name="Table4.A2" office:value-type="string">
            <text:p text:style-name="P10"><text:span text:style-name="T4">Trample </text:span></text:p>
          </table:table-cell>
        </table:table-row>
        <table:table-row table:style-name="Table4.1">
          <table:table-cell table:style-name="Table4.A2" office:value-type="string">
            <text:p text:style-name="P10"><text:span text:style-name="T3">Special Qualities:</text:span><text:span text:style-name="T4"> </text:span></text:p>
          </table:table-cell>
          <table:table-cell table:style-name="Table4.A2" office:value-type="string">
            <text:p text:style-name="P10"><text:span text:style-name="T4">Construct traits, magic immunity, DR 15/epic and adamantine, alacrity</text:span></text:p>
          </table:table-cell>
          <table:table-cell table:style-name="Table4.A2" office:value-type="string">
            <text:p text:style-name="P10"><text:span text:style-name="T4">Construct traits, magic immunity, DR 20/epic and adamantine</text:span></text:p>
          </table:table-cell>
        </table:table-row>
        <table:table-row table:style-name="Table4.1">
          <table:table-cell table:style-name="Table4.A2" office:value-type="string">
            <text:p text:style-name="P10"><text:span text:style-name="T3">Saves:</text:span><text:span text:style-name="T4"> </text:span></text:p>
          </table:table-cell>
          <table:table-cell table:style-name="Table4.A2" office:value-type="string">
            <text:p text:style-name="P10"><text:span text:style-name="T4">Fort +12, Ref +16, Will +12 </text:span></text:p>
          </table:table-cell>
          <table:table-cell table:style-name="Table4.A2" office:value-type="string">
            <text:p text:style-name="P10"><text:span text:style-name="T4">Fort +18, Ref +17, Will +18 </text:span></text:p>
          </table:table-cell>
        </table:table-row>
        <table:table-row table:style-name="Table4.1">
          <table:table-cell table:style-name="Table4.A2" office:value-type="string">
            <text:p text:style-name="P10"><text:span text:style-name="T3">Skills:</text:span></text:p>
          </table:table-cell>
          <table:table-cell table:style-name="Table4.A2" office:value-type="string">
            <text:p text:style-name="P10"><text:span text:style-name="T4">Jump +18</text:span></text:p>
          </table:table-cell>
          <table:table-cell table:style-name="Table4.A2" office:value-type="string">
            <text:p text:style-name="P10"><text:span text:style-name="T4">Jump +14</text:span></text:p>
          </table:table-cell>
        </table:table-row>
        <table:table-row table:style-name="Table4.1">
          <table:table-cell table:style-name="Table4.A2" office:value-type="string">
            <text:p text:style-name="P10"><text:span text:style-name="T3">Abilities:</text:span><text:span text:style-name="T4"> </text:span></text:p>
          </table:table-cell>
          <table:table-cell table:style-name="Table4.A2" office:value-type="string">
            <text:p text:style-name="P10"><text:span text:style-name="T4">Str 39, Dex 19, Con –, Int –, Wis 11, Cha 1 </text:span></text:p>
          </table:table-cell>
          <table:table-cell table:style-name="Table4.A2" office:value-type="string">
            <text:p text:style-name="P10"><text:span text:style-name="T4">Str 51, Dex 9, Con –, Int –, Wis 11, Cha 1 </text:span></text:p>
          </table:table-cell>
        </table:table-row>
        <table:table-row table:style-name="Table4.1">
          <table:table-cell table:style-name="Table4.A2" office:value-type="string">
            <text:p text:style-name="P10"><text:span text:style-name="T3">Climate/Terrain:</text:span><text:span text:style-name="T4"> </text:span></text:p>
          </table:table-cell>
          <table:table-cell table:style-name="Table4.A2" office:value-type="string">
            <text:p text:style-name="P10"><text:span text:style-name="T4">Any land </text:span></text:p>
          </table:table-cell>
          <table:table-cell table:style-name="Table4.A2" office:value-type="string">
            <text:p text:style-name="P10"><text:span text:style-name="T4">Any land </text:span></text:p>
          </table:table-cell>
        </table:table-row>
        <table:table-row table:style-name="Table4.1">
          <table:table-cell table:style-name="Table4.A2" office:value-type="string">
            <text:p text:style-name="P10"><text:span text:style-name="T3">Organization:</text:span><text:span text:style-name="T4"> </text:span></text:p>
          </table:table-cell>
          <table:table-cell table:style-name="Table4.A2" office:value-type="string">
            <text:p text:style-name="P10"><text:span text:style-name="T4">Solitary </text:span></text:p>
          </table:table-cell>
          <table:table-cell table:style-name="Table4.A2" office:value-type="string">
            <text:p text:style-name="P10"><text:span text:style-name="T4">Solitary </text:span></text:p>
          </table:table-cell>
        </table:table-row>
        <table:table-row table:style-name="Table4.1">
          <table:table-cell table:style-name="Table4.A2" office:value-type="string">
            <text:p text:style-name="P10"><text:span text:style-name="T3">Challenge Rating:</text:span><text:span text:style-name="T4"> </text:span></text:p>
          </table:table-cell>
          <table:table-cell table:style-name="Table4.A2" office:value-type="string">
            <text:p text:style-name="P10"><text:span text:style-name="T4">21 </text:span></text:p>
          </table:table-cell>
          <table:table-cell table:style-name="Table4.A2" office:value-type="string">
            <text:p text:style-name="P10"><text:span text:style-name="T4">25 </text:span></text:p>
          </table:table-cell>
        </table:table-row>
        <table:table-row table:style-name="Table4.1">
          <table:table-cell table:style-name="Table4.A2" office:value-type="string">
            <text:p text:style-name="P10"><text:span text:style-name="T3">Treasure: </text:span></text:p>
          </table:table-cell>
          <table:table-cell table:style-name="Table4.A2" office:value-type="string">
            <text:p text:style-name="P10"><text:span text:style-name="T4">None </text:span></text:p>
          </table:table-cell>
          <table:table-cell table:style-name="Table4.A2" office:value-type="string">
            <text:p text:style-name="P10"><text:span text:style-name="T4">None </text:span></text:p>
          </table:table-cell>
        </table:table-row>
        <table:table-row table:style-name="Table4.1">
          <table:table-cell table:style-name="Table4.A2" office:value-type="string">
            <text:p text:style-name="P10"><text:span text:style-name="T3">Alignment:</text:span><text:span text:style-name="T4"> </text:span></text:p>
          </table:table-cell>
          <table:table-cell table:style-name="Table4.A2" office:value-type="string">
            <text:p text:style-name="P10"><text:span text:style-name="T4">Always neutral </text:span></text:p>
          </table:table-cell>
          <table:table-cell table:style-name="Table4.A2" office:value-type="string">
            <text:p text:style-name="P10"><text:span text:style-name="T4">Always neutral </text:span></text:p>
          </table:table-cell>
        </table:table-row>
        <table:table-row table:style-name="Table4.1">
          <table:table-cell table:style-name="Table4.A21" office:value-type="string">
            <text:p text:style-name="P11"><text:span text:style-name="T3">Advancement:</text:span><text:span text:style-name="T4"> </text:span></text:p>
          </table:table-cell>
          <table:table-cell table:style-name="Table4.A21" office:value-type="string">
            <text:p text:style-name="P11"><text:span text:style-name="T4">37–54 HD (Huge); 55–72 HD (Gargantuan) </text:span></text:p>
          </table:table-cell>
          <table:table-cell table:style-name="Table4.A21" office:value-type="string">
            <text:p text:style-name="P11"><text:span text:style-name="T4">55–82 HD (Huge); 83–108 HD (Gargantuan) </text:span></text:p>
          </table:table-cell>
        </table:table-row>
      </table:table>
      <text:p text:style-name="P13"/>
      <text:h text:style-name="P4" text:outline-level="1"><text:span text:style-name="T13">MITHRAL GOLEM </text:span></text:h>
      <text:p text:style-name="P10"><text:span text:style-name="T9">A mithral golem cannot speak or make any vocal noise, nor does it have any distinguishable odor. Unlike most golems, it can run just as well as a normal creature. </text:span></text:p>
      <text:p text:style-name="P10"><text:span text:style-name="T9">A mithral golem’s natural weapons are treated as epic for the purpose of overcoming damage reduction.</text:span></text:p>
      <text:p text:style-name="P10"><text:span text:style-name="T14">Combat</text:span></text:p>
      <text:p text:style-name="P10"><text:span text:style-name="T10">Alacrity (Su):</text:span><text:span text:style-name="T9"> Once per round, the mithral golem may take an extra standard action (either before or after its other actions in the round). </text:span></text:p>
      <text:p text:style-name="P10"><text:span text:style-name="T10">Magic Immunity (Ex):</text:span><text:span text:style-name="T9"> A mithral golem is immune to all magical and supernatural effects, except as follows. A </text:span><text:span text:style-name="T11">slow </text:span><text:span text:style-name="T9">spell negates its alacrity for 1d4 rounds, while a </text:span><text:span text:style-name="T11">haste </text:span><text:span text:style-name="T9">spell restores 1d6 hit points per level of the caster (maximum 10d6) or restores its alacrity, if previously negated by a </text:span><text:span text:style-name="T11">slow </text:span><text:span text:style-name="T9">spell. Multiple </text:span><text:span text:style-name="T11">slow </text:span><text:span text:style-name="T9">spells simply extend the duration of the effect. </text:span></text:p>
      <text:h text:style-name="P4" text:outline-level="1"><text:span text:style-name="T13">Construction </text:span></text:h>
      <text:p text:style-name="P10"><text:span text:style-name="T9">A mithral golem’s body is sculpted from 8 1/2 tons of pure iron and is then polymorphed into mithral (using </text:span><text:span text:style-name="T11">polymorph any objec</text:span><text:span text:style-name="T9">t). A mithral golem costs 250,000 gold pieces to create, which includes 5,000 gp for the body. Assembling the body requires a successful Craft (armorsmithing) or Craft (weaponsmithing) check (DC 30). The creator must be 25th level, have the Craft Epic Magic Arms and Armor feat, and be able to cast arcane spells. Completing the ritual drains 5,000 XP from the creator and requires </text:span><text:span text:style-name="T11">geas/quest, haste, </text:span><text:span text:style-name="T9">and </text:span><text:span text:style-name="T11">wis</text:span><text:span text:style-name="T9">h. </text:span></text:p>
      <text:p text:style-name="P13"><text:soft-page-break/></text:p>
      <text:h text:style-name="P4" text:outline-level="1"><text:span text:style-name="T13">ADAMANTINE GOLEM </text:span></text:h>
      <text:p text:style-name="P10"><text:span text:style-name="T9">An adamantine golem cannot speak or make any vocal noise, nor does it have any distinguishable odor. </text:span></text:p>
      <text:p text:style-name="P10"><text:span text:style-name="T9">An adamantine golem’s natural weapons are treated as epic for the purpose of overcoming damage reduction.</text:span></text:p>
      <text:h text:style-name="P4" text:outline-level="1"><text:span text:style-name="T13">Combat </text:span></text:h>
      <text:p text:style-name="P10"><text:span text:style-name="T10">Trample (Ex):</text:span><text:span text:style-name="T9"> As a standard action during its turn each round, the adamantine golem can literally run over an opponent at least one size category smaller than itself. The trample deals 8d10+30 points of bludgeoning Damage. Trampled opponents can either attempt attacks of opportunity at a –4 penalty or Reflex saves (DC 57) for half Damage. The DC is Strength-based.</text:span></text:p>
      <text:p text:style-name="P10"><text:span text:style-name="T10">Magic Immunity (Ex):</text:span><text:span text:style-name="T9"> An adamantine golem is immune to all magical and supernatural effects.</text:span></text:p>
      <text:h text:style-name="P4" text:outline-level="1"><text:span text:style-name="T13">Construction </text:span></text:h>
      <text:p text:style-name="P10"><text:span text:style-name="T9">An adamantine golem’s body is sculpted from 45,000 pounds of pure iron and is then polymorphed into adamantine (using </text:span><text:span text:style-name="T11">polymorph any objec</text:span><text:span text:style-name="T9">t). The golem costs 500,000 gold pieces to create, which includes 25,000 gp for the body. Assembling the body requires a successful Craft (armorsmithing) or Craft (weaponsmithing) check (DC 40). The creator must be 30th level, have the Craft Epic Magic Arms and Armor feat, and be able to cast arcane spells. Completing the ritual drains 10,000 XP from the creator and requires </text:span><text:span text:style-name="T11">crushing hand, geas/quest, </text:span><text:span text:style-name="T9">and </text:span><text:span text:style-name="T11">wis</text:span><text:span text:style-name="T9">h. </text:span></text:p>
      <text:p text:style-name="P13"/>
      <text:h text:style-name="P2" text:outline-level="4"><text:span text:style-name="T7">HA-NAGA </text:span></text:h>
      <table:table table:name="Table5" table:style-name="Table5">
        <table:table-column table:style-name="Table5.A"/>
        <table:table-column table:style-name="Table5.B"/>
        <table:table-row table:style-name="Table5.1">
          <table:table-cell table:style-name="Table5.A1" office:value-type="string">
            <text:p text:style-name="P11"><text:span text:style-name="T4"><text:s/></text:span></text:p>
          </table:table-cell>
          <table:table-cell table:style-name="Table5.A1" office:value-type="string">
            <text:p text:style-name="P11"><text:span text:style-name="T4">Colossal Aberration </text:span></text:p>
          </table:table-cell>
        </table:table-row>
        <table:table-row table:style-name="Table5.1">
          <table:table-cell table:style-name="Table5.A2" office:value-type="string">
            <text:p text:style-name="P11"><text:span text:style-name="T3">Hit Dice:</text:span></text:p>
          </table:table-cell>
          <table:table-cell table:style-name="Table5.A2" office:value-type="string">
            <text:p text:style-name="P11"><text:span text:style-name="T4">20d8+220 (310 hp) </text:span></text:p>
          </table:table-cell>
        </table:table-row>
        <table:table-row table:style-name="Table5.1">
          <table:table-cell table:style-name="Table5.A2" office:value-type="string">
            <text:p text:style-name="P10"><text:span text:style-name="T3">Initiative:</text:span></text:p>
          </table:table-cell>
          <table:table-cell table:style-name="Table5.A2" office:value-type="string">
            <text:p text:style-name="P10"><text:span text:style-name="T4">+14 (Dex) </text:span></text:p>
          </table:table-cell>
        </table:table-row>
        <table:table-row table:style-name="Table5.1">
          <table:table-cell table:style-name="Table5.A2" office:value-type="string">
            <text:p text:style-name="P10"><text:span text:style-name="T3">Speed:</text:span></text:p>
          </table:table-cell>
          <table:table-cell table:style-name="Table5.A2" office:value-type="string">
            <text:p text:style-name="P10"><text:span text:style-name="T4">60 ft., fly 120 ft. (perfect) </text:span></text:p>
          </table:table-cell>
        </table:table-row>
        <table:table-row table:style-name="Table5.1">
          <table:table-cell table:style-name="Table5.A2" office:value-type="string">
            <text:p text:style-name="P10"><text:span text:style-name="T3">AC:</text:span></text:p>
          </table:table-cell>
          <table:table-cell table:style-name="Table5.A2" office:value-type="string">
            <text:p text:style-name="P10"><text:span text:style-name="T4">40 (–8 size, +14 Dex, +24 natural armor) </text:span></text:p>
          </table:table-cell>
        </table:table-row>
        <table:table-row table:style-name="Table5.1">
          <table:table-cell table:style-name="Table5.A2" office:value-type="string">
            <text:p text:style-name="P10"><text:span text:style-name="T3">Base Attack/Grapple:</text:span></text:p>
          </table:table-cell>
          <table:table-cell table:style-name="Table5.A2" office:value-type="string">
            <text:p text:style-name="P10"><text:span text:style-name="T4">+15/+39</text:span></text:p>
          </table:table-cell>
        </table:table-row>
        <table:table-row table:style-name="Table5.1">
          <table:table-cell table:style-name="Table5.A2" office:value-type="string">
            <text:p text:style-name="P10"><text:span text:style-name="T3">Attack:</text:span></text:p>
          </table:table-cell>
          <table:table-cell table:style-name="Table5.A2" office:value-type="string">
            <text:p text:style-name="P10"><text:span text:style-name="T4">Coil whip +21 (4d6+8) melee</text:span></text:p>
          </table:table-cell>
        </table:table-row>
        <table:table-row table:style-name="Table5.1">
          <table:table-cell table:style-name="Table5.A2" office:value-type="string">
            <text:p text:style-name="P10"><text:span text:style-name="T3">Full Attack:</text:span></text:p>
          </table:table-cell>
          <table:table-cell table:style-name="Table5.A2" office:value-type="string">
            <text:p text:style-name="P10"><text:span text:style-name="T4">Coil whip +21 (4d6+8) melee, sting +19 (2d8+4 plus poison) melee, bite +13 (4d8+4) melee</text:span></text:p>
          </table:table-cell>
        </table:table-row>
        <table:table-row table:style-name="Table5.1">
          <table:table-cell table:style-name="Table5.A2" office:value-type="string">
            <text:p text:style-name="P10"><text:span text:style-name="T3">Space/Reach:</text:span></text:p>
          </table:table-cell>
          <table:table-cell table:style-name="Table5.A2" office:value-type="string">
            <text:p text:style-name="P10"><text:span text:style-name="T4">30 ft./ 20 ft. </text:span></text:p>
          </table:table-cell>
        </table:table-row>
        <table:table-row table:style-name="Table5.1">
          <table:table-cell table:style-name="Table5.A2" office:value-type="string">
            <text:p text:style-name="P10"><text:span text:style-name="T3">Special Attacks:</text:span></text:p>
          </table:table-cell>
          <table:table-cell table:style-name="Table5.A2" office:value-type="string">
            <text:p text:style-name="P10"><text:span text:style-name="T4">Charming gaze, poison, improved grab, constrict 4d6+12 </text:span></text:p>
          </table:table-cell>
        </table:table-row>
        <table:table-row table:style-name="Table5.1">
          <table:table-cell table:style-name="Table5.A2" office:value-type="string">
            <text:p text:style-name="P10"><text:span text:style-name="T3">Special Qualities:</text:span></text:p>
          </table:table-cell>
          <table:table-cell table:style-name="Table5.A2" office:value-type="string">
            <text:p text:style-name="P10"><text:span text:style-name="T4">Flight, SR 30, DR 5/epic </text:span></text:p>
          </table:table-cell>
        </table:table-row>
        <table:table-row table:style-name="Table5.1">
          <table:table-cell table:style-name="Table5.A2" office:value-type="string">
            <text:p text:style-name="P10"><text:span text:style-name="T3">Saves:</text:span></text:p>
          </table:table-cell>
          <table:table-cell table:style-name="Table5.A2" office:value-type="string">
            <text:p text:style-name="P10"><text:span text:style-name="T4">Fort +17, Ref +22, Will +22 </text:span></text:p>
          </table:table-cell>
        </table:table-row>
        <table:table-row table:style-name="Table5.1">
          <table:table-cell table:style-name="Table5.A2" office:value-type="string">
            <text:p text:style-name="P10"><text:span text:style-name="T3">Abilities:</text:span></text:p>
          </table:table-cell>
          <table:table-cell table:style-name="Table5.A2" office:value-type="string">
            <text:p text:style-name="P10"><text:span text:style-name="T4">Str 27, Dex 38, Con 32, Int 35, Wis 31, Cha 36 </text:span></text:p>
          </table:table-cell>
        </table:table-row>
        <table:table-row table:style-name="Table5.1">
          <table:table-cell table:style-name="Table5.A2" office:value-type="string">
            <text:p text:style-name="P10"><text:span text:style-name="T3">Skills:</text:span></text:p>
          </table:table-cell>
          <table:table-cell table:style-name="Table5.A2" office:value-type="string">
            <text:p text:style-name="P10"><text:span text:style-name="T4">Appraise +35, Concentration +34, Bluff +24, Diplomacy +38, Escape Artist +37, Hide +21, Jump +20, Knowledge (arcana, history, religion) +35, Listen +33, Move Silently +37, Search +35, Sense Motive +24, Spellcraft +37, Spot +33</text:span></text:p>
          </table:table-cell>
        </table:table-row>
        <table:table-row table:style-name="Table5.1">
          <table:table-cell table:style-name="Table5.A2" office:value-type="string">
            <text:p text:style-name="P10"><text:span text:style-name="T3">Feats:</text:span></text:p>
          </table:table-cell>
          <table:table-cell table:style-name="Table5.A2" office:value-type="string">
            <text:p text:style-name="P10"><text:span text:style-name="T4">Dodge, Flyby Attack, Lightning Reflexes, Mobility, Multiattack, Quicken Spell, Weapon Finesse </text:span></text:p>
          </table:table-cell>
        </table:table-row>
        <table:table-row table:style-name="Table5.1">
          <table:table-cell table:style-name="Table5.A2" office:value-type="string">
            <text:p text:style-name="P10"><text:span text:style-name="T3">Climate/Terrain:</text:span></text:p>
          </table:table-cell>
          <table:table-cell table:style-name="Table5.A2" office:value-type="string">
            <text:p text:style-name="P10"><text:span text:style-name="T4">Temperate and warm land or underground </text:span></text:p>
          </table:table-cell>
        </table:table-row>
        <table:table-row table:style-name="Table5.1">
          <table:table-cell table:style-name="Table5.A2" office:value-type="string">
            <text:p text:style-name="P10"><text:span text:style-name="T3">Organization:</text:span></text:p>
          </table:table-cell>
          <table:table-cell table:style-name="Table5.A2" office:value-type="string">
            <text:p text:style-name="P10"><text:span text:style-name="T4">Solitary or nest (2–4) </text:span></text:p>
          </table:table-cell>
        </table:table-row>
        <table:table-row table:style-name="Table5.1">
          <table:table-cell table:style-name="Table5.A2" office:value-type="string">
            <text:p text:style-name="P10"><text:span text:style-name="T3">Challenge Rating:</text:span></text:p>
          </table:table-cell>
          <table:table-cell table:style-name="Table5.A2" office:value-type="string">
            <text:p text:style-name="P10"><text:span text:style-name="T4">22 </text:span></text:p>
          </table:table-cell>
        </table:table-row>
        <table:table-row table:style-name="Table5.1">
          <table:table-cell table:style-name="Table5.A2" office:value-type="string">
            <text:p text:style-name="P10"><text:span text:style-name="T3">Treasure:</text:span></text:p>
          </table:table-cell>
          <table:table-cell table:style-name="Table5.A2" office:value-type="string">
            <text:p text:style-name="P10"><text:span text:style-name="T4">Standard </text:span></text:p>
          </table:table-cell>
        </table:table-row>
        <table:table-row table:style-name="Table5.1">
          <table:table-cell table:style-name="Table5.A2" office:value-type="string">
            <text:p text:style-name="P10"><text:span text:style-name="T3">Alignment:</text:span></text:p>
          </table:table-cell>
          <table:table-cell table:style-name="Table5.A2" office:value-type="string">
            <text:p text:style-name="P10"><text:span text:style-name="T4">Usually chaotic evil </text:span></text:p>
          </table:table-cell>
        </table:table-row>
        <table:table-row table:style-name="Table5.1">
          <table:table-cell table:style-name="Table5.A21" office:value-type="string">
            <text:p text:style-name="P11"><text:span text:style-name="T3">Advancement:</text:span></text:p>
          </table:table-cell>
          <table:table-cell table:style-name="Table5.A21" office:value-type="string">
            <text:p text:style-name="P11"><text:span text:style-name="T4">21–40 HD (Colossal) </text:span></text:p>
          </table:table-cell>
        </table:table-row>
      </table:table>
      <text:p text:style-name="P10"><text:span text:style-name="T9">A ha-naga’s natural weapons are treated as epic for the purpose of overcoming damage reduction.</text:span></text:p>
      <text:p text:style-name="P10"><text:soft-page-break/><text:span text:style-name="T14">COMBAT </text:span></text:p>
      <text:p text:style-name="P10"><text:span text:style-name="T10">Flight (Su):</text:span><text:span text:style-name="T9"> As per the </text:span><text:span text:style-name="T11">fly </text:span><text:span text:style-name="T9">spell, 120 ft. (perfect). This ability gives the ha-naga a +6 circumstance bonus on Move Silently checks. </text:span></text:p>
      <text:p text:style-name="P10"><text:span text:style-name="T10">Charming Gaze (Su):</text:span><text:span text:style-name="T9"> As </text:span><text:span text:style-name="T11">mass charm monster, </text:span><text:span text:style-name="T9">90 ft., Will save (DC 33). The DC is Charisma-based.</text:span></text:p>
      <text:p text:style-name="P10"><text:span text:style-name="T10">Chameleon Ability (Ex):</text:span><text:span text:style-name="T9"> Ha-nagas can blend in with their surroundings, giving them a +8 circumstance bonus on Hide checks. </text:span></text:p>
      <text:p text:style-name="P10"><text:span text:style-name="T10">Improved Grab (Ex):</text:span><text:span text:style-name="T9"> To use this ability, the ha-naga must hit with its coil whip attack. If it succeeds, it can constrict. </text:span></text:p>
      <text:p text:style-name="P10"><text:span text:style-name="T10">Constrict (Ex):</text:span><text:span text:style-name="T9"> A ha-naga deals 4d6+12 points Damage with a successful grapple attack against Huge or smaller opponents. </text:span></text:p>
      <text:p text:style-name="P10"><text:span text:style-name="T10">Poison (Ex):</text:span><text:span text:style-name="T9"> Sting, Fort save (DC 31); initial and secondary Damage 2d8 temporary Con. <text:s/>The DC is Constitution-based.</text:span></text:p>
      <text:p text:style-name="P10"><text:span text:style-name="T10">Spells:</text:span><text:span text:style-name="T9"> Ha-nagas can cast spells as 21st-level sorcerers, and can also cast cleric spells and spells from the domains of Chaos and Evil as arcane spells (save DC 33 + spell level). The DC is Charisma-based.</text:span></text:p>
      <text:p text:style-name="P13"/>
      <text:p text:style-name="P10"><text:span text:style-name="T7">HAGUNEMNON (PROTEAN) </text:span></text:p>
      <table:table table:name="Table6" table:style-name="Table6">
        <table:table-column table:style-name="Table6.A"/>
        <table:table-column table:style-name="Table6.B"/>
        <table:table-row table:style-name="Table6.1">
          <table:table-cell table:style-name="Table6.A1" office:value-type="string">
            <text:p text:style-name="P11"><text:span text:style-name="T4"><text:s/></text:span></text:p>
          </table:table-cell>
          <table:table-cell table:style-name="Table6.A1" office:value-type="string">
            <text:p text:style-name="P11"><text:span text:style-name="T4">Large Aberration (Shapechanger) </text:span></text:p>
          </table:table-cell>
        </table:table-row>
        <table:table-row table:style-name="Table6.1">
          <table:table-cell table:style-name="Table6.A2" office:value-type="string">
            <text:p text:style-name="P11"><text:span text:style-name="T3">Hit Dice:</text:span></text:p>
          </table:table-cell>
          <table:table-cell table:style-name="Table6.A2" office:value-type="string">
            <text:p text:style-name="P11"><text:span text:style-name="T4">44d8+616 (814 hp) </text:span></text:p>
          </table:table-cell>
        </table:table-row>
        <table:table-row table:style-name="Table6.1">
          <table:table-cell table:style-name="Table6.A2" office:value-type="string">
            <text:p text:style-name="P10"><text:span text:style-name="T3">Initiative:</text:span></text:p>
          </table:table-cell>
          <table:table-cell table:style-name="Table6.A2" office:value-type="string">
            <text:p text:style-name="P10"><text:span text:style-name="T4">+17 (+13 Dex, +4 Improved Initiative) </text:span></text:p>
          </table:table-cell>
        </table:table-row>
        <table:table-row table:style-name="Table6.1">
          <table:table-cell table:style-name="Table6.A2" office:value-type="string">
            <text:p text:style-name="P10"><text:span text:style-name="T3">Speed:</text:span></text:p>
          </table:table-cell>
          <table:table-cell table:style-name="Table6.A2" office:value-type="string">
            <text:p text:style-name="P10"><text:span text:style-name="T4">50 ft. </text:span></text:p>
          </table:table-cell>
        </table:table-row>
        <table:table-row table:style-name="Table6.1">
          <table:table-cell table:style-name="Table6.A2" office:value-type="string">
            <text:p text:style-name="P10"><text:span text:style-name="T3">AC:</text:span></text:p>
          </table:table-cell>
          <table:table-cell table:style-name="Table6.A2" office:value-type="string">
            <text:p text:style-name="P10"><text:span text:style-name="T4">50 (–1 size, +13 Dex, +28 natural) </text:span></text:p>
          </table:table-cell>
        </table:table-row>
        <table:table-row table:style-name="Table6.1">
          <table:table-cell table:style-name="Table6.A2" office:value-type="string">
            <text:p text:style-name="P10"><text:span text:style-name="T3">Base Attack/Grapple:</text:span></text:p>
          </table:table-cell>
          <table:table-cell table:style-name="Table6.A2" office:value-type="string">
            <text:p text:style-name="P10"><text:span text:style-name="T4">+33/+58</text:span></text:p>
          </table:table-cell>
        </table:table-row>
        <table:table-row table:style-name="Table6.1">
          <table:table-cell table:style-name="Table6.A2" office:value-type="string">
            <text:p text:style-name="P10"><text:span text:style-name="T3">Attack:</text:span></text:p>
          </table:table-cell>
          <table:table-cell table:style-name="Table6.A2" office:value-type="string">
            <text:p text:style-name="P10"><text:span text:style-name="T4">Slam +54 (2d6+21/19-20) melee</text:span></text:p>
          </table:table-cell>
        </table:table-row>
        <table:table-row table:style-name="Table6.1">
          <table:table-cell table:style-name="Table6.A2" office:value-type="string">
            <text:p text:style-name="P10"><text:span text:style-name="T3">Full Attack:</text:span></text:p>
          </table:table-cell>
          <table:table-cell table:style-name="Table6.A2" office:value-type="string">
            <text:p text:style-name="P10"><text:span text:style-name="T4">5 slams +54 (2d6+21/19-20) melee</text:span></text:p>
          </table:table-cell>
        </table:table-row>
        <table:table-row table:style-name="Table6.1">
          <table:table-cell table:style-name="Table6.A2" office:value-type="string">
            <text:p text:style-name="P10"><text:span text:style-name="T3">Space/Reach:</text:span></text:p>
          </table:table-cell>
          <table:table-cell table:style-name="Table6.A2" office:value-type="string">
            <text:p text:style-name="P10"><text:span text:style-name="T4">10 ft./10 ft. </text:span></text:p>
          </table:table-cell>
        </table:table-row>
        <table:table-row table:style-name="Table6.1">
          <table:table-cell table:style-name="Table6.A2" office:value-type="string">
            <text:p text:style-name="P10"><text:span text:style-name="T3">Special Attacks:</text:span></text:p>
          </table:table-cell>
          <table:table-cell table:style-name="Table6.A2" office:value-type="string">
            <text:p text:style-name="P10"><text:span text:style-name="T4">Psionics, destabilize form </text:span></text:p>
          </table:table-cell>
        </table:table-row>
        <table:table-row table:style-name="Table6.1">
          <table:table-cell table:style-name="Table6.A2" office:value-type="string">
            <text:p text:style-name="P10"><text:span text:style-name="T3">Special Qualities:</text:span></text:p>
          </table:table-cell>
          <table:table-cell table:style-name="Table6.A2" office:value-type="string">
            <text:p text:style-name="P10"><text:span text:style-name="T4">Alter shape, DR 10/epic, darkvision 120 ft., immunities, regeneration 50, spell resistance 39 </text:span></text:p>
          </table:table-cell>
        </table:table-row>
        <table:table-row table:style-name="Table6.1">
          <table:table-cell table:style-name="Table6.A2" office:value-type="string">
            <text:p text:style-name="P10"><text:span text:style-name="T3">Saves:</text:span></text:p>
          </table:table-cell>
          <table:table-cell table:style-name="Table6.A2" office:value-type="string">
            <text:p text:style-name="P10"><text:span text:style-name="T4">Fort +40, Ref +39, Will +32 </text:span></text:p>
          </table:table-cell>
        </table:table-row>
        <table:table-row table:style-name="Table6.1">
          <table:table-cell table:style-name="Table6.A2" office:value-type="string">
            <text:p text:style-name="P10"><text:span text:style-name="T3">Abilities:</text:span></text:p>
          </table:table-cell>
          <table:table-cell table:style-name="Table6.A2" office:value-type="string">
            <text:p text:style-name="P10"><text:span text:style-name="T4">Str 53, Dex 37, Con 39, Int 20, Wis 23, Cha 34 </text:span></text:p>
          </table:table-cell>
        </table:table-row>
        <table:table-row table:style-name="Table6.1">
          <table:table-cell table:style-name="Table6.A2" office:value-type="string">
            <text:p text:style-name="P10"><text:span text:style-name="T3">Skills:</text:span></text:p>
          </table:table-cell>
          <table:table-cell table:style-name="Table6.A2" office:value-type="string">
            <text:p text:style-name="P10"><text:span text:style-name="T4">Bluff +59, Diplomacy +53, Disguise +59, Hide +35, Intimidate +47, Jump +29, Listen +55, Move Silently +35, Sense Motive +29, Spot +55</text:span></text:p>
          </table:table-cell>
        </table:table-row>
        <table:table-row table:style-name="Table6.1">
          <table:table-cell table:style-name="Table6.A2" office:value-type="string">
            <text:p text:style-name="P10"><text:span text:style-name="T3">Feats:</text:span></text:p>
          </table:table-cell>
          <table:table-cell table:style-name="Table6.A2" office:value-type="string">
            <text:p text:style-name="P10"><text:span text:style-name="T4">Alertness, Cleave, Combat Reflexes, Endurance, Great Cleave, Great Fortitude, Improved Initiative, Iron Will, Lightning Reflexes, Multiattack, Power Attack, Weapon Focus (slam) </text:span></text:p>
          </table:table-cell>
        </table:table-row>
        <table:table-row table:style-name="Table6.1">
          <table:table-cell table:style-name="Table6.A2" office:value-type="string">
            <text:p text:style-name="P10"><text:span text:style-name="T3">Epic Feats:</text:span></text:p>
          </table:table-cell>
          <table:table-cell table:style-name="Table6.A2" office:value-type="string">
            <text:p text:style-name="P10"><text:span text:style-name="T4">Blinding Speed, Devastating Critical (slam), Overwhelming Critical (slam) </text:span></text:p>
          </table:table-cell>
        </table:table-row>
        <table:table-row table:style-name="Table6.1">
          <table:table-cell table:style-name="Table6.A2" office:value-type="string">
            <text:p text:style-name="P10"><text:span text:style-name="T3">Climate/Terrain:</text:span></text:p>
          </table:table-cell>
          <table:table-cell table:style-name="Table6.A2" office:value-type="string">
            <text:p text:style-name="P10"><text:span text:style-name="T4">Any </text:span></text:p>
          </table:table-cell>
        </table:table-row>
        <table:table-row table:style-name="Table6.1">
          <table:table-cell table:style-name="Table6.A2" office:value-type="string">
            <text:p text:style-name="P10"><text:span text:style-name="T3">Organization:</text:span></text:p>
          </table:table-cell>
          <table:table-cell table:style-name="Table6.A2" office:value-type="string">
            <text:p text:style-name="P10"><text:span text:style-name="T4">Solitary </text:span></text:p>
          </table:table-cell>
        </table:table-row>
        <table:table-row table:style-name="Table6.1">
          <table:table-cell table:style-name="Table6.A2" office:value-type="string">
            <text:p text:style-name="P10"><text:span text:style-name="T3">Challenge Rating:</text:span></text:p>
          </table:table-cell>
          <table:table-cell table:style-name="Table6.A2" office:value-type="string">
            <text:p text:style-name="P10"><text:span text:style-name="T4">29 </text:span></text:p>
          </table:table-cell>
        </table:table-row>
        <table:table-row table:style-name="Table6.1">
          <table:table-cell table:style-name="Table6.A2" office:value-type="string">
            <text:p text:style-name="P10"><text:span text:style-name="T3">Treasure:</text:span></text:p>
          </table:table-cell>
          <table:table-cell table:style-name="Table6.A2" office:value-type="string">
            <text:p text:style-name="P10"><text:span text:style-name="T4">Standard </text:span></text:p>
          </table:table-cell>
        </table:table-row>
        <table:table-row table:style-name="Table6.1">
          <table:table-cell table:style-name="Table6.A2" office:value-type="string">
            <text:p text:style-name="P10"><text:span text:style-name="T3">Alignment:</text:span></text:p>
          </table:table-cell>
          <table:table-cell table:style-name="Table6.A2" office:value-type="string">
            <text:p text:style-name="P10"><text:span text:style-name="T4">Always chaotic neutral </text:span></text:p>
          </table:table-cell>
        </table:table-row>
        <table:table-row table:style-name="Table6.1">
          <table:table-cell table:style-name="Table6.A22" office:value-type="string">
            <text:p text:style-name="P11"><text:span text:style-name="T3">Advancement:</text:span></text:p>
          </table:table-cell>
          <table:table-cell table:style-name="Table6.A22" office:value-type="string">
            <text:p text:style-name="P11"><text:span text:style-name="T4">45–59 HD (Large); 60–74 HD (Huge); 75–89 HD (Huge) </text:span></text:p>
          </table:table-cell>
        </table:table-row>
      </table:table>
      <text:p text:style-name="P10"><text:span text:style-name="T9">A hagunemnon’s natural weapons are treated as epic for the purpose of overcoming damage reduction.</text:span></text:p>
      <text:p text:style-name="P10"><text:soft-page-break/><text:span text:style-name="T14">COMBAT </text:span></text:p>
      <text:p text:style-name="P10"><text:span text:style-name="T10">Psionics (Sp):</text:span><text:span text:style-name="T9"> At will </text:span><text:span text:style-name="T11">—detect thoughts, dimension door, ethereal jaunt, knock, nondetection, plane shift, suggestio</text:span><text:span text:style-name="T9">n. Caster level 20th, save DC 22. </text:span></text:p>
      <text:p text:style-name="P10"><text:span text:style-name="T10">Destabilize Form (Su):</text:span><text:span text:style-name="T9"> If a protean hits with two or more slam attacks in the same round, it partly destabilizes its foe’s physical form, dealing an additional 4d6+31 points of Damage as well as 2 points of temporary Constitution Damage. If the victim is drained to 0 Constitution, its dead body is only so much clear fluid that drains away unless somehow preserved by friends of the victim. </text:span></text:p>
      <text:p text:style-name="P10"><text:span text:style-name="T10">Alter Shape (Ex):</text:span><text:span text:style-name="T9"> A protean can assume the shape of any combination of physical nondeific creatures at the same time as a free action. In fact, a protean’s form constantly boils, and it requires a move-equivalent action each round for a protean to maintain a certain shape (even if that shape is a combination of several shapes). Whatever its present form, the protean retains all its own special qualities. Plus, it gains the advantage of up to four extraordinary abilities from the forms it mimics (but not spell-like or supernatural powers). The assumed form can be no smaller than a flea and no larger than 200 feet in its largest dimension (make sure to take into account rules for reach and size modifiers to AC and melee attacks). Incorporeal traits can also be assumed, which counts as a single extraordinary ability. If a hagunemnon assumes a partial form that confers an extraordinary ability already possessed by the creature, only the better of the two abilities is retained. No matter its form, the protean can never make more than five attacks using a full-round action. However, it may substitute a melee attack form for one of its slam attacks, using its own base attack bonus and Strength modifier to Damage, but dealing base Damage appropriate to the attack type. </text:span></text:p>
      <text:p text:style-name="P13"/>
      <text:h text:style-name="P2" text:outline-level="4"><text:span text:style-name="T7">HOARY HUNTER</text:span></text:h>
      <table:table table:name="Table7" table:style-name="Table7">
        <table:table-column table:style-name="Table7.A"/>
        <table:table-column table:style-name="Table7.B" table:number-columns-repeated="2"/>
        <table:table-row table:style-name="Table7.1">
          <table:table-cell table:style-name="Table7.A1" office:value-type="string">
            <text:p text:style-name="P11"><text:span text:style-name="T3"><text:s/></text:span></text:p>
          </table:table-cell>
          <table:table-cell table:style-name="Table7.A1" office:value-type="string">
            <text:p text:style-name="P11"><text:span text:style-name="T3">Hoary Hunter </text:span></text:p>
          </table:table-cell>
          <table:table-cell table:style-name="Table7.A1" office:value-type="string">
            <text:p text:style-name="P11"><text:span text:style-name="T3">Hoary Steed </text:span></text:p>
          </table:table-cell>
        </table:table-row>
        <table:table-row table:style-name="Table7.1">
          <table:table-cell table:style-name="Table7.A2" office:value-type="string">
            <text:p text:style-name="P11"><text:span text:style-name="T3"><text:s/></text:span></text:p>
          </table:table-cell>
          <table:table-cell table:style-name="Table7.A2" office:value-type="string">
            <text:p text:style-name="P11"><text:span text:style-name="T4">Medium-Size Fey (Cold) </text:span></text:p>
          </table:table-cell>
          <table:table-cell table:style-name="Table7.A2" office:value-type="string">
            <text:p text:style-name="P11"><text:span text:style-name="T4">Large Magical Beast (Cold) </text:span></text:p>
          </table:table-cell>
        </table:table-row>
        <table:table-row table:style-name="Table7.1">
          <table:table-cell table:style-name="Table7.A2" office:value-type="string">
            <text:p text:style-name="P10"><text:span text:style-name="T3">Hit Dice:</text:span><text:span text:style-name="T4"> </text:span></text:p>
          </table:table-cell>
          <table:table-cell table:style-name="Table7.A2" office:value-type="string">
            <text:p text:style-name="P10"><text:span text:style-name="T4">46d6+598 (759 hp) </text:span></text:p>
          </table:table-cell>
          <table:table-cell table:style-name="Table7.A2" office:value-type="string">
            <text:p text:style-name="P10"><text:span text:style-name="T4">12d10+36 (102 hp) </text:span></text:p>
          </table:table-cell>
        </table:table-row>
        <table:table-row table:style-name="Table7.1">
          <table:table-cell table:style-name="Table7.A2" office:value-type="string">
            <text:p text:style-name="P10"><text:span text:style-name="T3">Initiative:</text:span><text:span text:style-name="T4"> </text:span></text:p>
          </table:table-cell>
          <table:table-cell table:style-name="Table7.A2" office:value-type="string">
            <text:p text:style-name="P10"><text:span text:style-name="T4">+19 (+11 Dex, +8 Superior Initiative) </text:span></text:p>
          </table:table-cell>
          <table:table-cell table:style-name="Table7.A2" office:value-type="string">
            <text:p text:style-name="P10"><text:span text:style-name="T4">+8 (+4 Dex, +4 Improved Initiative) </text:span></text:p>
          </table:table-cell>
        </table:table-row>
        <table:table-row table:style-name="Table7.1">
          <table:table-cell table:style-name="Table7.A2" office:value-type="string">
            <text:p text:style-name="P10"><text:span text:style-name="T3">Speed:</text:span><text:span text:style-name="T4"> </text:span></text:p>
          </table:table-cell>
          <table:table-cell table:style-name="Table7.A2" office:value-type="string">
            <text:p text:style-name="P10"><text:span text:style-name="T4">30 ft. </text:span></text:p>
          </table:table-cell>
          <table:table-cell table:style-name="Table7.A2" office:value-type="string">
            <text:p text:style-name="P10"><text:span text:style-name="T4">40 ft., fly 90 ft. (good) </text:span></text:p>
          </table:table-cell>
        </table:table-row>
        <table:table-row table:style-name="Table7.1">
          <table:table-cell table:style-name="Table7.A2" office:value-type="string">
            <text:p text:style-name="P10"><text:span text:style-name="T3">AC:</text:span><text:span text:style-name="T4"> </text:span></text:p>
          </table:table-cell>
          <table:table-cell table:style-name="Table7.A2" office:value-type="string">
            <text:p text:style-name="P10"><text:span text:style-name="T4">46 (+11 Dex, +15 insight, +10 natural) </text:span></text:p>
          </table:table-cell>
          <table:table-cell table:style-name="Table7.A2" office:value-type="string">
            <text:p text:style-name="P10"><text:span text:style-name="T4">23 (–1 size, +4 Dex, +10 natural) </text:span></text:p>
          </table:table-cell>
        </table:table-row>
        <table:table-row table:style-name="Table7.1">
          <table:table-cell table:style-name="Table7.A2" office:value-type="string">
            <text:p text:style-name="P10"><text:span text:style-name="T3">Base Attack/</text:span></text:p>
            <text:p text:style-name="P10"><text:span text:style-name="T3">Grapple:</text:span></text:p>
          </table:table-cell>
          <table:table-cell table:style-name="Table7.A2" office:value-type="string">
            <text:p text:style-name="P10"><text:span text:style-name="T4">+23/+37</text:span></text:p>
          </table:table-cell>
          <table:table-cell table:style-name="Table7.A2" office:value-type="string">
            <text:p text:style-name="P10"><text:span text:style-name="T4">+12/+22</text:span></text:p>
          </table:table-cell>
        </table:table-row>
        <table:table-row table:style-name="Table7.1">
          <table:table-cell table:style-name="Table7.A2" office:value-type="string">
            <text:p text:style-name="P10"><text:span text:style-name="T3">Attack:</text:span></text:p>
          </table:table-cell>
          <table:table-cell table:style-name="Table7.A2" office:value-type="string">
            <text:p text:style-name="P10"><text:span text:style-name="T5">+6 keen longsword of binding </text:span><text:span text:style-name="T4">+46 (1d8+27/17-20 plus 1d6 plus </text:span><text:span text:style-name="T5">binding</text:span><text:span text:style-name="T4">) melee</text:span></text:p>
          </table:table-cell>
          <table:table-cell table:style-name="Table7.A2" office:value-type="string">
            <text:p text:style-name="P10"><text:span text:style-name="T4">Hoof +17 (3d6+6) melee</text:span></text:p>
          </table:table-cell>
        </table:table-row>
        <table:table-row table:style-name="Table7.1">
          <table:table-cell table:style-name="Table7.A2" office:value-type="string">
            <text:p text:style-name="P10"><text:span text:style-name="T3">Full Attack:</text:span></text:p>
          </table:table-cell>
          <table:table-cell table:style-name="Table7.A2" office:value-type="string">
            <text:p text:style-name="P10"><text:span text:style-name="T5">+6 keen longsword of binding </text:span><text:span text:style-name="T4">+46/+41/+36/+31 (1d8+27/17–20 plus 1d6 plus </text:span><text:span text:style-name="T5">binding</text:span><text:span text:style-name="T4">) melee</text:span></text:p>
          </table:table-cell>
          <table:table-cell table:style-name="Table7.A2" office:value-type="string">
            <text:p text:style-name="P10"><text:span text:style-name="T4">2 hooves +17 (3d6+6) melee, bite +15 (5d8+3) melee </text:span></text:p>
          </table:table-cell>
        </table:table-row>
        <table:table-row table:style-name="Table7.1">
          <table:table-cell table:style-name="Table7.A2" office:value-type="string">
            <text:p text:style-name="P10"><text:span text:style-name="T3">Space/Reach:</text:span><text:span text:style-name="T4"> </text:span></text:p>
          </table:table-cell>
          <table:table-cell table:style-name="Table7.A2" office:value-type="string">
            <text:p text:style-name="P10"><text:span text:style-name="T4">5 ft./5 ft. </text:span></text:p>
          </table:table-cell>
          <table:table-cell table:style-name="Table7.A2" office:value-type="string">
            <text:p text:style-name="P10"><text:span text:style-name="T4">10 ft./5 ft. </text:span></text:p>
          </table:table-cell>
        </table:table-row>
        <table:table-row table:style-name="Table7.1">
          <table:table-cell table:style-name="Table7.A2" office:value-type="string">
            <text:p text:style-name="P10"><text:span text:style-name="T3">Special Attacks:</text:span><text:span text:style-name="T4"> </text:span></text:p>
          </table:table-cell>
          <table:table-cell table:style-name="Table7.A2" office:value-type="string">
            <text:p text:style-name="P10"><text:span text:style-name="T4">Spell-like abilities </text:span></text:p>
          </table:table-cell>
          <table:table-cell table:style-name="Table7.A2" office:value-type="string">
            <text:p text:style-name="P16"/>
          </table:table-cell>
        </table:table-row>
        <table:table-row table:style-name="Table7.1">
          <table:table-cell table:style-name="Table7.A2" office:value-type="string">
            <text:p text:style-name="P10"><text:span text:style-name="T3">Special Qualities:</text:span><text:span text:style-name="T4"> </text:span></text:p>
          </table:table-cell>
          <table:table-cell table:style-name="Table7.A2" office:value-type="string">
            <text:p text:style-name="P10"><text:span text:style-name="T4">Cold immunity, fire vulnerability, SR 36, DR 10/epic and cold iron </text:span></text:p>
          </table:table-cell>
          <table:table-cell table:style-name="Table7.A2" office:value-type="string">
            <text:p text:style-name="P10"><text:span text:style-name="T4">Cold immunity, fire vulnerability, air walk, astral projection and etherealness, magic circle against good, misty breath, SR 20, DR 5/magic and cold iron, immunities </text:span></text:p>
          </table:table-cell>
        </table:table-row>
        <table:table-row table:style-name="Table7.1">
          <table:table-cell table:style-name="Table7.A2" office:value-type="string">
            <text:p text:style-name="P10"><text:span text:style-name="T3">Saves:</text:span><text:span text:style-name="T4"> </text:span></text:p>
          </table:table-cell>
          <table:table-cell table:style-name="Table7.A2" office:value-type="string">
            <text:p text:style-name="P10"><text:span text:style-name="T4">Fort +28, Ref +36, Will +31 </text:span></text:p>
          </table:table-cell>
          <table:table-cell table:style-name="Table7.A2" office:value-type="string">
            <text:p text:style-name="P10"><text:span text:style-name="T4">Fort +11, Ref +12, Will +5 </text:span></text:p>
          </table:table-cell>
        </table:table-row>
        <table:table-row table:style-name="Table7.1">
          <table:table-cell table:style-name="Table7.A2" office:value-type="string">
            <text:p text:style-name="P10"><text:span text:style-name="T3">Abilities:</text:span><text:span text:style-name="T4"> </text:span></text:p>
          </table:table-cell>
          <table:table-cell table:style-name="Table7.A2" office:value-type="string">
            <text:p text:style-name="P10"><text:span text:style-name="T4">Str 38, Dex 33, Con 36, Int 21, Wis 23, Cha 26 </text:span></text:p>
          </table:table-cell>
          <table:table-cell table:style-name="Table7.A2" office:value-type="string">
            <text:p text:style-name="P10"><text:span text:style-name="T4">Str 22, Dex 18, Con 17, Int 6, Wis 13, Cha 14 </text:span></text:p>
          </table:table-cell>
        </table:table-row>
        <table:table-row table:style-name="Table7.1">
          <table:table-cell table:style-name="Table7.A2" office:value-type="string">
            <text:p text:style-name="P10"><text:span text:style-name="T3">Skills:</text:span><text:span text:style-name="T4"> </text:span></text:p>
          </table:table-cell>
          <table:table-cell table:style-name="Table7.A2" office:value-type="string">
            <text:p text:style-name="P10"><text:span text:style-name="T4">Diplomacy +14, Hide +60, Intimidate +57, Knowledge (geography, nature) +54, Listen +55, Move Silently +60, Ride +60, Search +54, Sense Motive +55, Spot +55, Survival +55</text:span></text:p>
          </table:table-cell>
          <table:table-cell table:style-name="Table7.A2" office:value-type="string">
            <text:p text:style-name="P10"><text:span text:style-name="T4">Jump +10, Listen +8, Spot +13</text:span></text:p>
          </table:table-cell>
        </table:table-row>
        <table:table-row table:style-name="Table7.1">
          <table:table-cell table:style-name="Table7.A2" office:value-type="string">
            <text:p text:style-name="P10"><text:span text:style-name="T3">Feats: </text:span></text:p>
          </table:table-cell>
          <table:table-cell table:style-name="Table7.A2" office:value-type="string">
            <text:p text:style-name="P10"><text:span text:style-name="T4">Blind-Fight, Cleave, Great Cleave, Improved Critical (longsword), Improved Initiative, Mounted Combat, Power Attack, Ride-by Attack, Spirited Charge, Track, Trample, Weapon Focus (longsword) </text:span></text:p>
          </table:table-cell>
          <table:table-cell table:style-name="Table7.A2" office:value-type="string">
            <text:p text:style-name="P10"><text:span text:style-name="T4">Alertness, Endurance, Flyby Attack, Improved Initiative, Multiattack</text:span></text:p>
          </table:table-cell>
        </table:table-row>
        <table:table-row table:style-name="Table7.1">
          <table:table-cell table:style-name="Table7.A2" office:value-type="string">
            <text:p text:style-name="P10"><text:span text:style-name="T3">Epic Feats: </text:span></text:p>
          </table:table-cell>
          <table:table-cell table:style-name="Table7.A2" office:value-type="string">
            <text:p text:style-name="P10"><text:span text:style-name="T4">Dire Charge, Epic Weapon Focus (longsword), Overwhelming Critical (longsword), Superior Initiative </text:span></text:p>
          </table:table-cell>
          <table:table-cell table:style-name="Table7.A2" office:value-type="string">
            <text:p text:style-name="P16"/>
          </table:table-cell>
        </table:table-row>
        <table:table-row table:style-name="Table7.1">
          <table:table-cell table:style-name="Table7.A2" office:value-type="string">
            <text:p text:style-name="P10"><text:span text:style-name="T3">Climate/Terrain:</text:span><text:span text:style-name="T4"> </text:span></text:p>
          </table:table-cell>
          <table:table-cell table:style-name="Table7.A2" office:value-type="string">
            <text:p text:style-name="P10"><text:span text:style-name="T4">Any cold </text:span></text:p>
          </table:table-cell>
          <table:table-cell table:style-name="Table7.A2" office:value-type="string">
            <text:p text:style-name="P10"><text:span text:style-name="T4">Any cold </text:span></text:p>
          </table:table-cell>
        </table:table-row>
        <table:table-row table:style-name="Table7.1">
          <table:table-cell table:style-name="Table7.A2" office:value-type="string">
            <text:p text:style-name="P10"><text:span text:style-name="T3">Organization:</text:span><text:span text:style-name="T4"> </text:span></text:p>
          </table:table-cell>
          <table:table-cell table:style-name="Table7.A2" office:value-type="string">
            <text:p text:style-name="P10"><text:span text:style-name="T4">Solitary or company (2–5) </text:span></text:p>
          </table:table-cell>
          <table:table-cell table:style-name="Table7.A2" office:value-type="string">
            <text:p text:style-name="P10"><text:span text:style-name="T4">Solitary (with rider) </text:span></text:p>
          </table:table-cell>
        </table:table-row>
        <table:table-row table:style-name="Table7.1">
          <table:table-cell table:style-name="Table7.A2" office:value-type="string">
            <text:p text:style-name="P10"><text:span text:style-name="T3">Challenge Rating:</text:span><text:span text:style-name="T4"> </text:span></text:p>
          </table:table-cell>
          <table:table-cell table:style-name="Table7.A2" office:value-type="string">
            <text:p text:style-name="P10"><text:span text:style-name="T4">25 </text:span></text:p>
          </table:table-cell>
          <table:table-cell table:style-name="Table7.A2" office:value-type="string">
            <text:p text:style-name="P10"><text:span text:style-name="T4">9 </text:span></text:p>
          </table:table-cell>
        </table:table-row>
        <table:table-row table:style-name="Table7.1">
          <table:table-cell table:style-name="Table7.A2" office:value-type="string">
            <text:p text:style-name="P10"><text:span text:style-name="T3">Treasure: </text:span></text:p>
          </table:table-cell>
          <table:table-cell table:style-name="Table7.A2" office:value-type="string">
            <text:p text:style-name="P10"><text:span text:style-name="T4">None </text:span></text:p>
          </table:table-cell>
          <table:table-cell table:style-name="Table7.A2" office:value-type="string">
            <text:p text:style-name="P10"><text:span text:style-name="T4">None </text:span></text:p>
          </table:table-cell>
        </table:table-row>
        <table:table-row table:style-name="Table7.1">
          <table:table-cell table:style-name="Table7.A2" office:value-type="string">
            <text:p text:style-name="P10"><text:span text:style-name="T3">Alignment:</text:span><text:span text:style-name="T4"> </text:span></text:p>
          </table:table-cell>
          <table:table-cell table:style-name="Table7.A2" office:value-type="string">
            <text:p text:style-name="P10"><text:span text:style-name="T4">Always neutral evil </text:span></text:p>
          </table:table-cell>
          <table:table-cell table:style-name="Table7.A2" office:value-type="string">
            <text:p text:style-name="P10"><text:span text:style-name="T4">Always neutral evil </text:span></text:p>
          </table:table-cell>
        </table:table-row>
        <table:table-row table:style-name="Table7.1">
          <table:table-cell table:style-name="Table7.A23" office:value-type="string">
            <text:p text:style-name="P11"><text:span text:style-name="T3">Advancement:</text:span><text:span text:style-name="T4"> </text:span></text:p>
          </table:table-cell>
          <table:table-cell table:style-name="Table7.A23" office:value-type="string">
            <text:p text:style-name="P11"><text:span text:style-name="T4">47+ HD (Medium) </text:span></text:p>
          </table:table-cell>
          <table:table-cell table:style-name="Table7.A23" office:value-type="string">
            <text:p text:style-name="P11"><text:span text:style-name="T4">13–24 HD (Large); 25–36 HD (Huge) </text:span></text:p>
          </table:table-cell>
        </table:table-row>
      </table:table>
      <text:p text:style-name="P10"><text:span text:style-name="T9">A hoary hunter’s natural weapons are treated as epic for the purpose of overcoming damage reduction.</text:span></text:p>
      <text:p text:style-name="P10"><text:span text:style-name="T14">COMBAT </text:span></text:p>
      <text:p text:style-name="P10"><text:span text:style-name="T9">A critical hit (or the blow that would kill or render a foe unconscious) from the hoary hunter’s blade does not wound the hunter’s prey. Instead, the victim is bodily transported as per a </text:span><text:span text:style-name="T11">soul binding </text:span><text:span text:style-name="T9">spell heightened to 16th level (DC 30) into a diamond at the end of the sword’s hilt. </text:span></text:p>
      <text:p text:style-name="P10"><text:span text:style-name="T10">Spell-Like Abilities: </text:span><text:span text:style-name="T9">At will—</text:span><text:span text:style-name="T11">discern location, true strike, fog cloud, hold monster, plane shift; </text:span><text:span text:style-name="T9">3/day—</text:span><text:span text:style-name="T11">dimensional anchor, dominate monster, greater dispel magic; </text:span><text:span text:style-name="T9">1/day—mage’s </text:span><text:span text:style-name="T11">disjunction, contingent recall and resurrection*. </text:span><text:span text:style-name="T9">Caster level 23rd; save DC 18 + spell level. </text:span><text:span text:style-name="T11">*Contingent recall and resurrection </text:span><text:span text:style-name="T9">is a variation on an epic spell. When slain, the hoary hunter is actually transported, with its mount, back to the fey realm, where it is resurrected. The only way to truly slay the hoary hunter is to defeat it in its home realm after this epic spell has been exhausted for the day. </text:span></text:p>
      <text:p text:style-name="P13"><text:soft-page-break/></text:p>
      <text:h text:style-name="P4" text:outline-level="1"><text:span text:style-name="T13">HOARY STEED </text:span></text:h>
      <text:p text:style-name="P10"><text:span text:style-name="T9">A hoary steed’s natural weapons are treated as magic for the purpose of overcoming damage reduction.</text:span></text:p>
      <text:p text:style-name="P10"><text:span text:style-name="T14">Combat </text:span></text:p>
      <text:p text:style-name="P10"><text:span text:style-name="T10">Air Walk (Su):</text:span><text:span text:style-name="T9"> A hoary steed can ride through the air as well as on the ground, as though affected by a permanent </text:span><text:span text:style-name="T11">air walk </text:span><text:span text:style-name="T9">spell. </text:span></text:p>
      <text:p text:style-name="P10"><text:span text:style-name="T10">Astral Projection and Etherealness (Su):</text:span><text:span text:style-name="T9"> These abilities function just like the spells of the same names as cast by a 20th-level caster. </text:span></text:p>
      <text:p text:style-name="P10"><text:span text:style-name="T10">Magic Circle Against Good (Su):</text:span><text:span text:style-name="T9"> This ability continuously duplicates the effects of the spell. A hoary steed cannot suppress this ability. </text:span></text:p>
      <text:p text:style-name="P10"><text:span text:style-name="T10">Misty Breath (Su):</text:span><text:span text:style-name="T9"> The breath of a hoary steed functions like a constant </text:span><text:span text:style-name="T11">obscuring mist </text:span><text:span text:style-name="T9">spell. </text:span></text:p>
      <text:p text:style-name="P10"><text:span text:style-name="T10">Immunities (Ex):</text:span><text:span text:style-name="T9"> A hoary steed is immune to all </text:span><text:span text:style-name="T11">charm </text:span><text:span text:style-name="T9">and </text:span><text:span text:style-name="T11">hold </text:span><text:span text:style-name="T9">spells or abilities. </text:span></text:p>
      <text:p text:style-name="P13"/>
      <text:h text:style-name="P2" text:outline-level="4"><text:span text:style-name="T7">HUNEFER </text:span></text:h>
      <table:table table:name="Table8" table:style-name="Table8">
        <table:table-column table:style-name="Table8.A"/>
        <table:table-column table:style-name="Table8.B"/>
        <table:table-row table:style-name="Table8.1">
          <table:table-cell table:style-name="Table8.A1" office:value-type="string">
            <text:p text:style-name="P11"><text:span text:style-name="T4"><text:s/></text:span></text:p>
          </table:table-cell>
          <table:table-cell table:style-name="Table8.A1" office:value-type="string">
            <text:p text:style-name="P11"><text:span text:style-name="T4">Medium-Size Undead </text:span></text:p>
          </table:table-cell>
        </table:table-row>
        <table:table-row table:style-name="Table8.1">
          <table:table-cell table:style-name="Table8.A2" office:value-type="string">
            <text:p text:style-name="P11"><text:span text:style-name="T3">Hit Dice:</text:span></text:p>
          </table:table-cell>
          <table:table-cell table:style-name="Table8.A2" office:value-type="string">
            <text:p text:style-name="P11"><text:span text:style-name="T4">50d12+3 (603 hp) </text:span></text:p>
          </table:table-cell>
        </table:table-row>
        <table:table-row table:style-name="Table8.1">
          <table:table-cell table:style-name="Table8.A2" office:value-type="string">
            <text:p text:style-name="P10"><text:span text:style-name="T3">Initiative:</text:span></text:p>
          </table:table-cell>
          <table:table-cell table:style-name="Table8.A2" office:value-type="string">
            <text:p text:style-name="P10"><text:span text:style-name="T4">+16 (+12 Dex, +4 Improved Initiative)</text:span></text:p>
          </table:table-cell>
        </table:table-row>
        <table:table-row table:style-name="Table8.1">
          <table:table-cell table:style-name="Table8.A2" office:value-type="string">
            <text:p text:style-name="P10"><text:span text:style-name="T3">Speed:</text:span></text:p>
          </table:table-cell>
          <table:table-cell table:style-name="Table8.A2" office:value-type="string">
            <text:p text:style-name="P10"><text:span text:style-name="T4">100 ft. </text:span></text:p>
          </table:table-cell>
        </table:table-row>
        <table:table-row table:style-name="Table8.1">
          <table:table-cell table:style-name="Table8.A2" office:value-type="string">
            <text:p text:style-name="P10"><text:span text:style-name="T3">AC:</text:span></text:p>
          </table:table-cell>
          <table:table-cell table:style-name="Table8.A2" office:value-type="string">
            <text:p text:style-name="P10"><text:span text:style-name="T4">52 (+12 Dex, +20 natural, +10 insight) </text:span></text:p>
          </table:table-cell>
        </table:table-row>
        <table:table-row table:style-name="Table8.1">
          <table:table-cell table:style-name="Table8.A2" office:value-type="string">
            <text:p text:style-name="P10"><text:span text:style-name="T3">Base Attack/Grapple:</text:span></text:p>
          </table:table-cell>
          <table:table-cell table:style-name="Table8.A2" office:value-type="string">
            <text:p text:style-name="P10"><text:span text:style-name="T4">+25/+43</text:span></text:p>
          </table:table-cell>
        </table:table-row>
        <table:table-row table:style-name="Table8.1">
          <table:table-cell table:style-name="Table8.A2" office:value-type="string">
            <text:p text:style-name="P10"><text:span text:style-name="T3">Attack:</text:span></text:p>
          </table:table-cell>
          <table:table-cell table:style-name="Table8.A2" office:value-type="string">
            <text:p text:style-name="P10"><text:span text:style-name="T4">Slam +44 (3d6+18/19–20 (+1d6 on critical hit) plus hunefer rot)</text:span></text:p>
          </table:table-cell>
        </table:table-row>
        <table:table-row table:style-name="Table8.1">
          <table:table-cell table:style-name="Table8.A2" office:value-type="string">
            <text:p text:style-name="P10"><text:span text:style-name="T3">Full Attack:</text:span></text:p>
          </table:table-cell>
          <table:table-cell table:style-name="Table8.A2" office:value-type="string">
            <text:p text:style-name="P10"><text:span text:style-name="T4">2 slams +44 (3d6+18/19–20 (+1d6 on critical hit) plus hunefer rot)</text:span></text:p>
          </table:table-cell>
        </table:table-row>
        <table:table-row table:style-name="Table8.1">
          <table:table-cell table:style-name="Table8.A2" office:value-type="string">
            <text:p text:style-name="P10"><text:span text:style-name="T3">Space/Reach:</text:span></text:p>
          </table:table-cell>
          <table:table-cell table:style-name="Table8.A2" office:value-type="string">
            <text:p text:style-name="P10"><text:span text:style-name="T4">5 ft./5 ft. </text:span></text:p>
          </table:table-cell>
        </table:table-row>
        <table:table-row table:style-name="Table8.1">
          <table:table-cell table:style-name="Table8.A2" office:value-type="string">
            <text:p text:style-name="P10"><text:span text:style-name="T3">Special Attacks:</text:span></text:p>
          </table:table-cell>
          <table:table-cell table:style-name="Table8.A2" office:value-type="string">
            <text:p text:style-name="P10"><text:span text:style-name="T4">Despair, hunefer rot, spell-like abilities </text:span></text:p>
          </table:table-cell>
        </table:table-row>
        <table:table-row table:style-name="Table8.1">
          <table:table-cell table:style-name="Table8.A2" office:value-type="string">
            <text:p text:style-name="P10"><text:span text:style-name="T3">Special Qualities:</text:span></text:p>
          </table:table-cell>
          <table:table-cell table:style-name="Table8.A2" office:value-type="string">
            <text:p text:style-name="P10"><text:span text:style-name="T4">Blindsight 300 ft., DR 10/–, fast healing 30, SR 37, undead traits, fire vulnerability </text:span></text:p>
          </table:table-cell>
        </table:table-row>
        <table:table-row table:style-name="Table8.1">
          <table:table-cell table:style-name="Table8.A2" office:value-type="string">
            <text:p text:style-name="P10"><text:span text:style-name="T3">Saves:</text:span></text:p>
          </table:table-cell>
          <table:table-cell table:style-name="Table8.A2" office:value-type="string">
            <text:p text:style-name="P10"><text:span text:style-name="T4">Fort +18, Ref +30, Will +41 </text:span></text:p>
          </table:table-cell>
        </table:table-row>
        <table:table-row table:style-name="Table8.1">
          <table:table-cell table:style-name="Table8.A2" office:value-type="string">
            <text:p text:style-name="P10"><text:span text:style-name="T3">Abilities:</text:span></text:p>
          </table:table-cell>
          <table:table-cell table:style-name="Table8.A2" office:value-type="string">
            <text:p text:style-name="P10"><text:span text:style-name="T4">Str 47, Dex 35, Con –, Int 18, Wis 38, Cha 36 </text:span></text:p>
          </table:table-cell>
        </table:table-row>
        <table:table-row table:style-name="Table8.1">
          <table:table-cell table:style-name="Table8.A2" office:value-type="string">
            <text:p text:style-name="P10"><text:span text:style-name="T3">Skills:</text:span></text:p>
          </table:table-cell>
          <table:table-cell table:style-name="Table8.A2" office:value-type="string">
            <text:p text:style-name="P10"><text:span text:style-name="T4">Concentration +66, Jump +46, Knowledge (religion, the planes) +57, Listen +67, Search +57, Sense Motive +67, Spellcraft +57, Spot +67</text:span></text:p>
          </table:table-cell>
        </table:table-row>
        <table:table-row table:style-name="Table8.1">
          <table:table-cell table:style-name="Table8.A2" office:value-type="string">
            <text:p text:style-name="P10"><text:span text:style-name="T3">Feats:</text:span></text:p>
          </table:table-cell>
          <table:table-cell table:style-name="Table8.A2" office:value-type="string">
            <text:p text:style-name="P10"><text:span text:style-name="T4">Cleave, Combat Reflexes, Dodge, Expertise, Great Cleave, Great Fortitude, Improved Critical (slam), Improved Disarm, Improved Initiative, Lightning Reflexes, Mobility, Power Attack, Toughness, Weapon Focus (slam) </text:span></text:p>
          </table:table-cell>
        </table:table-row>
        <table:table-row table:style-name="Table8.1">
          <table:table-cell table:style-name="Table8.A2" office:value-type="string">
            <text:p text:style-name="P10"><text:span text:style-name="T3">Epic Feats:</text:span></text:p>
          </table:table-cell>
          <table:table-cell table:style-name="Table8.A2" office:value-type="string">
            <text:p text:style-name="P10"><text:span text:style-name="T4">Devastating Critical (slam), Overwhelming Critical (slam), Spell Stowaway </text:span><text:span text:style-name="T5">(greater teleport</text:span><text:span text:style-name="T4">) </text:span></text:p>
          </table:table-cell>
        </table:table-row>
        <table:table-row table:style-name="Table8.1">
          <table:table-cell table:style-name="Table8.A2" office:value-type="string">
            <text:p text:style-name="P10"><text:span text:style-name="T3">Climate/Terrain:</text:span></text:p>
          </table:table-cell>
          <table:table-cell table:style-name="Table8.A2" office:value-type="string">
            <text:p text:style-name="P10"><text:span text:style-name="T4">Any </text:span></text:p>
          </table:table-cell>
        </table:table-row>
        <table:table-row table:style-name="Table8.1">
          <table:table-cell table:style-name="Table8.A2" office:value-type="string">
            <text:p text:style-name="P10"><text:span text:style-name="T3">Organization:</text:span></text:p>
          </table:table-cell>
          <table:table-cell table:style-name="Table8.A2" office:value-type="string">
            <text:p text:style-name="P10"><text:span text:style-name="T4">Solitary, pair, or court (5–9) </text:span></text:p>
          </table:table-cell>
        </table:table-row>
        <table:table-row table:style-name="Table8.1">
          <table:table-cell table:style-name="Table8.A2" office:value-type="string">
            <text:p text:style-name="P10"><text:span text:style-name="T3">Challenge Rating:</text:span></text:p>
          </table:table-cell>
          <table:table-cell table:style-name="Table8.A2" office:value-type="string">
            <text:p text:style-name="P10"><text:span text:style-name="T4">25 </text:span></text:p>
          </table:table-cell>
        </table:table-row>
        <table:table-row table:style-name="Table8.1">
          <table:table-cell table:style-name="Table8.A2" office:value-type="string">
            <text:p text:style-name="P10"><text:span text:style-name="T3">Treasure:</text:span></text:p>
          </table:table-cell>
          <table:table-cell table:style-name="Table8.A2" office:value-type="string">
            <text:p text:style-name="P10"><text:span text:style-name="T4">Standard </text:span></text:p>
          </table:table-cell>
        </table:table-row>
        <table:table-row table:style-name="Table8.1">
          <table:table-cell table:style-name="Table8.A2" office:value-type="string">
            <text:p text:style-name="P10"><text:span text:style-name="T3">Alignment:</text:span></text:p>
          </table:table-cell>
          <table:table-cell table:style-name="Table8.A2" office:value-type="string">
            <text:p text:style-name="P10"><text:span text:style-name="T4">Always lawful evil </text:span></text:p>
          </table:table-cell>
        </table:table-row>
        <table:table-row table:style-name="Table8.1">
          <table:table-cell table:style-name="Table8.A22" office:value-type="string">
            <text:p text:style-name="P11"><text:span text:style-name="T3">Advancement:</text:span></text:p>
          </table:table-cell>
          <table:table-cell table:style-name="Table8.A22" office:value-type="string">
            <text:p text:style-name="P11"><text:span text:style-name="T4">51–56 HD (Medium-size); 57–60 HD (Large); 61–66 HD (Huge); 67–70 HD (Gargantuan); 71+ HD (Colossal) </text:span></text:p>
          </table:table-cell>
        </table:table-row>
      </table:table>
      <text:p text:style-name="P10"><text:soft-page-break/><text:span text:style-name="T9">Hunefers speak all spoken languages, though it takes one 1d4 rounds to switch between languages. </text:span></text:p>
      <text:p text:style-name="P10"><text:span text:style-name="T14">COMBAT </text:span></text:p>
      <text:p text:style-name="P10"><text:span text:style-name="T10">Despair (Su):</text:span><text:span text:style-name="T9"> The mere sight of a hunefer requires viewers to succeed at a Will saving throw (DC 48) or be paralyzed with fear for 1d4 rounds. Regardless of the outcome of the save, a subject is not again vulnerable to that hunefer’s despair ability for 24 hours. The DC is Charisma-based.</text:span></text:p>
      <text:p text:style-name="P10"><text:span text:style-name="T10">Hunefer Rot (Su):</text:span><text:span text:style-name="T9"> Supernatural disease—slam, Fort save (DC 35), incubation period instantaneous; Damage 1d6 temporary Con. Unlike normal diseases, hunefer rot requires a victim to make a successful saving throw every round or take another 1d6 points of temporary Constitution Damage. The rot continues until the victim reaches Constitution 0 (and dies) or receives a </text:span><text:span text:style-name="T11">remove disease </text:span><text:span text:style-name="T9">spell or similar magic. An afflicted creature that dies shrivels away into sand unless both </text:span><text:span text:style-name="T11">remove disease </text:span><text:span text:style-name="T9">and </text:span><text:span text:style-name="T11">raise dead </text:span><text:span text:style-name="T9">(or better) are cast on the remains within 2 rounds. If the remains are not so treated, on the third round the dust swirls and forms an 18 HD mummy with the dead foe’s equipment under the hunefer’s command. (The </text:span><text:span text:style-name="T11">mummy dust </text:span><text:span text:style-name="T9">epic spell has statistics for an 18 HD mummy.) </text:span></text:p>
      <text:p text:style-name="P10"><text:span text:style-name="T10">Spell-Like Abilities: </text:span><text:span text:style-name="T9">At will—</text:span><text:span text:style-name="T11">chain lightning, displacement, haste, knock, greater dispel magic, passwall, scrying, greater teleport, true seeing, unholy aura, weird; </text:span><text:span text:style-name="T9">1/day—</text:span><text:span text:style-name="T11">ruin </text:span><text:span text:style-name="T9">(epic spell). Caster level 27th; save DC 23 + spell level. The DC is Charisma-based.</text:span></text:p>
      <text:p text:style-name="P10"><text:span text:style-name="T10">Undead Traits:</text:span><text:span text:style-name="T9"> Immune to poison, </text:span><text:span text:style-name="T11">sleep, </text:span><text:span text:style-name="T9">paralysis, stunning, disease, death, effects, necromantic effects, mind-affecting effects, and any effect requiring a Fortitude save unless it also works on objects. Not subject to critical hits, subdual dam-age, ability Damage, ability drain, or energy drain. Negative energy heals. Not at risk of death from massive Damage, but destroyed at 0 hit points or less. Darkvision 60 ft. Cannot be raised; resurrection works only if creature is willing. </text:span></text:p>
      <text:p text:style-name="P13"/>
      <text:h text:style-name="P2" text:outline-level="4"><text:span text:style-name="T7">LAVAWIGHT </text:span></text:h>
      <table:table table:name="Table9" table:style-name="Table9">
        <table:table-column table:style-name="Table9.A"/>
        <table:table-column table:style-name="Table9.B"/>
        <table:table-row table:style-name="Table9.1">
          <table:table-cell table:style-name="Table9.A1" office:value-type="string">
            <text:p text:style-name="P11"><text:span text:style-name="T4"><text:s/></text:span></text:p>
          </table:table-cell>
          <table:table-cell table:style-name="Table9.A1" office:value-type="string">
            <text:p text:style-name="P11"><text:span text:style-name="T4">Medium-Size Undead (Fire) </text:span></text:p>
          </table:table-cell>
        </table:table-row>
        <table:table-row table:style-name="Table9.1">
          <table:table-cell table:style-name="Table9.A2" office:value-type="string">
            <text:p text:style-name="P11"><text:span text:style-name="T3">Hit Dice:</text:span></text:p>
          </table:table-cell>
          <table:table-cell table:style-name="Table9.A2" office:value-type="string">
            <text:p text:style-name="P11"><text:span text:style-name="T4">32d12 (208 hp) </text:span></text:p>
          </table:table-cell>
        </table:table-row>
        <table:table-row table:style-name="Table9.1">
          <table:table-cell table:style-name="Table9.A2" office:value-type="string">
            <text:p text:style-name="P10"><text:span text:style-name="T3">Initiative:</text:span></text:p>
          </table:table-cell>
          <table:table-cell table:style-name="Table9.A2" office:value-type="string">
            <text:p text:style-name="P10"><text:span text:style-name="T4">+12 (+8 Dex, +4 Improved Initiative) </text:span></text:p>
          </table:table-cell>
        </table:table-row>
        <table:table-row table:style-name="Table9.1">
          <table:table-cell table:style-name="Table9.A2" office:value-type="string">
            <text:p text:style-name="P10"><text:span text:style-name="T3">Speed:</text:span></text:p>
          </table:table-cell>
          <table:table-cell table:style-name="Table9.A2" office:value-type="string">
            <text:p text:style-name="P10"><text:span text:style-name="T4">60 ft. </text:span></text:p>
          </table:table-cell>
        </table:table-row>
        <table:table-row table:style-name="Table9.1">
          <table:table-cell table:style-name="Table9.A2" office:value-type="string">
            <text:p text:style-name="P10"><text:span text:style-name="T3">AC:</text:span></text:p>
          </table:table-cell>
          <table:table-cell table:style-name="Table9.A2" office:value-type="string">
            <text:p text:style-name="P10"><text:span text:style-name="T4">46 (+8 Dex, +28 natural) </text:span></text:p>
          </table:table-cell>
        </table:table-row>
        <table:table-row table:style-name="Table9.1">
          <table:table-cell table:style-name="Table9.A2" office:value-type="string">
            <text:p text:style-name="P10"><text:span text:style-name="T3">Base Attack/Grapple:</text:span></text:p>
          </table:table-cell>
          <table:table-cell table:style-name="Table9.A2" office:value-type="string">
            <text:p text:style-name="P10"><text:span text:style-name="T4">+16/+37</text:span></text:p>
          </table:table-cell>
        </table:table-row>
        <table:table-row table:style-name="Table9.1">
          <table:table-cell table:style-name="Table9.A2" office:value-type="string">
            <text:p text:style-name="P10"><text:span text:style-name="T3">Attack:</text:span></text:p>
          </table:table-cell>
          <table:table-cell table:style-name="Table9.A2" office:value-type="string">
            <text:p text:style-name="P10"><text:span text:style-name="T4">Claw +40 (3d8+21/19-20 (+1d6 on critical hit) plus blazefire) melee</text:span></text:p>
          </table:table-cell>
        </table:table-row>
        <table:table-row table:style-name="Table9.1">
          <table:table-cell table:style-name="Table9.A2" office:value-type="string">
            <text:p text:style-name="P10"><text:span text:style-name="T3">Full Attack:</text:span></text:p>
          </table:table-cell>
          <table:table-cell table:style-name="Table9.A2" office:value-type="string">
            <text:p text:style-name="P10"><text:span text:style-name="T4">2 claws +40 (3d8+21/19-20 (+1d6 on critical hit) plus blazefire) melee, 1 skull butt +32 (2d6+10 plus blazefire) melee</text:span></text:p>
          </table:table-cell>
        </table:table-row>
        <table:table-row table:style-name="Table9.1">
          <table:table-cell table:style-name="Table9.A2" office:value-type="string">
            <text:p text:style-name="P10"><text:span text:style-name="T3">Space/Reach:</text:span></text:p>
          </table:table-cell>
          <table:table-cell table:style-name="Table9.A2" office:value-type="string">
            <text:p text:style-name="P10"><text:span text:style-name="T4">5 ft./5 ft. </text:span></text:p>
          </table:table-cell>
        </table:table-row>
        <table:table-row table:style-name="Table9.1">
          <table:table-cell table:style-name="Table9.A2" office:value-type="string">
            <text:p text:style-name="P10"><text:span text:style-name="T3">Special Attacks:</text:span></text:p>
          </table:table-cell>
          <table:table-cell table:style-name="Table9.A2" office:value-type="string">
            <text:p text:style-name="P10"><text:span text:style-name="T4">Rend 6d8+31, blazefire, spell-like abilities </text:span></text:p>
          </table:table-cell>
        </table:table-row>
        <table:table-row table:style-name="Table9.1">
          <table:table-cell table:style-name="Table9.A2" office:value-type="string">
            <text:p text:style-name="P10"><text:span text:style-name="T3">Special Qualities:</text:span></text:p>
          </table:table-cell>
          <table:table-cell table:style-name="Table9.A2" office:value-type="string">
            <text:p text:style-name="P10"><text:span text:style-name="T4">Undead traits, fire subtype, heat aura, SR 34, DR 10/– , fiery hardness </text:span></text:p>
          </table:table-cell>
        </table:table-row>
        <table:table-row table:style-name="Table9.1">
          <table:table-cell table:style-name="Table9.A2" office:value-type="string">
            <text:p text:style-name="P10"><text:span text:style-name="T3">Skills:</text:span></text:p>
          </table:table-cell>
          <table:table-cell table:style-name="Table9.A2" office:value-type="string">
            <text:p text:style-name="P10"><text:span text:style-name="T4">Jump +33, Knowledge (religion) +33, Listen +41, Search +35, Spot +41</text:span></text:p>
          </table:table-cell>
        </table:table-row>
        <table:table-row table:style-name="Table9.1">
          <table:table-cell table:style-name="Table9.A2" office:value-type="string">
            <text:p text:style-name="P10"><text:span text:style-name="T3">Feats:</text:span></text:p>
          </table:table-cell>
          <table:table-cell table:style-name="Table9.A2" office:value-type="string">
            <text:p text:style-name="P10"><text:span text:style-name="T4">Cleave, Great Cleave, Great Fortitude, Improved Critical (claw), Improved Initiative, Power Attack, Weapon Focus (claw) </text:span></text:p>
          </table:table-cell>
        </table:table-row>
        <table:table-row table:style-name="Table9.1">
          <table:table-cell table:style-name="Table9.A2" office:value-type="string">
            <text:p text:style-name="P10"><text:span text:style-name="T3">Epic Feats:</text:span></text:p>
          </table:table-cell>
          <table:table-cell table:style-name="Table9.A2" office:value-type="string">
            <text:p text:style-name="P10"><text:span text:style-name="T4">Blinding Speed (x2), Epic Weapon Focus (claw), Overwhelming Critical (claw) </text:span></text:p>
          </table:table-cell>
        </table:table-row>
        <table:table-row table:style-name="Table9.1">
          <table:table-cell table:style-name="Table9.A2" office:value-type="string">
            <text:p text:style-name="P10"><text:span text:style-name="T3">Saves:</text:span></text:p>
          </table:table-cell>
          <table:table-cell table:style-name="Table9.A2" office:value-type="string">
            <text:p text:style-name="P10"><text:span text:style-name="T4">Fort +12, Ref +18, Will +24 </text:span></text:p>
          </table:table-cell>
        </table:table-row>
        <table:table-row table:style-name="Table9.1">
          <table:table-cell table:style-name="Table9.A2" office:value-type="string">
            <text:p text:style-name="P10"><text:span text:style-name="T3">Abilities:</text:span></text:p>
          </table:table-cell>
          <table:table-cell table:style-name="Table9.A2" office:value-type="string">
            <text:p text:style-name="P10"><text:span text:style-name="T4">Str 52, Dex 27, Con –, Int 10, Wis 22, Cha 28 </text:span></text:p>
          </table:table-cell>
        </table:table-row>
        <table:table-row table:style-name="Table9.1">
          <table:table-cell table:style-name="Table9.A2" office:value-type="string">
            <text:p text:style-name="P10"><text:span text:style-name="T3">Climate/Terrain:</text:span></text:p>
          </table:table-cell>
          <table:table-cell table:style-name="Table9.A2" office:value-type="string">
            <text:p text:style-name="P10"><text:span text:style-name="T4">Any </text:span></text:p>
          </table:table-cell>
        </table:table-row>
        <table:table-row table:style-name="Table9.1">
          <table:table-cell table:style-name="Table9.A2" office:value-type="string">
            <text:p text:style-name="P10"><text:span text:style-name="T3">Organization:</text:span></text:p>
          </table:table-cell>
          <table:table-cell table:style-name="Table9.A2" office:value-type="string">
            <text:p text:style-name="P10"><text:span text:style-name="T4">Solitary or pair </text:span></text:p>
          </table:table-cell>
        </table:table-row>
        <table:table-row table:style-name="Table9.1">
          <table:table-cell table:style-name="Table9.A2" office:value-type="string">
            <text:p text:style-name="P10"><text:span text:style-name="T3">Challenge Rating:</text:span></text:p>
          </table:table-cell>
          <table:table-cell table:style-name="Table9.A2" office:value-type="string">
            <text:p text:style-name="P10"><text:span text:style-name="T4">23 </text:span></text:p>
          </table:table-cell>
        </table:table-row>
        <table:table-row table:style-name="Table9.1">
          <table:table-cell table:style-name="Table9.A2" office:value-type="string">
            <text:p text:style-name="P10"><text:span text:style-name="T3">Treasure:</text:span></text:p>
          </table:table-cell>
          <table:table-cell table:style-name="Table9.A2" office:value-type="string">
            <text:p text:style-name="P10"><text:span text:style-name="T4">Standard </text:span></text:p>
          </table:table-cell>
        </table:table-row>
        <table:table-row table:style-name="Table9.1">
          <table:table-cell table:style-name="Table9.A2" office:value-type="string">
            <text:p text:style-name="P10"><text:span text:style-name="T3">Alignment:</text:span></text:p>
          </table:table-cell>
          <table:table-cell table:style-name="Table9.A2" office:value-type="string">
            <text:p text:style-name="P10"><text:span text:style-name="T4">Chaotic evil </text:span></text:p>
          </table:table-cell>
        </table:table-row>
        <table:table-row table:style-name="Table9.1">
          <table:table-cell table:style-name="Table9.A22" office:value-type="string">
            <text:p text:style-name="P11"><text:span text:style-name="T3">Advancement:</text:span></text:p>
          </table:table-cell>
          <table:table-cell table:style-name="Table9.A22" office:value-type="string">
            <text:p text:style-name="P11"><text:span text:style-name="T4">33–42 HD (Medium-size); 43–55 HD (Huge)</text:span></text:p>
          </table:table-cell>
        </table:table-row>
      </table:table>
      <text:p text:style-name="P10"><text:span text:style-name="T9">Lavawights speak Common and Infernal. </text:span></text:p>
      <text:p text:style-name="P10"><text:span text:style-name="T14">COMBAT </text:span></text:p>
      <text:p text:style-name="P10"><text:span text:style-name="T10">Rend (Ex): </text:span><text:span text:style-name="T9">If the lavawight hits with both of its claws, it latches onto the opponent’s body and tears the flesh. This attack automatically deals an additional 6d8+31 points of Damage. </text:span></text:p>
      <text:p text:style-name="P10"><text:soft-page-break/><text:span text:style-name="T10">Blazefire (Su): </text:span><text:span text:style-name="T9">Living creatures taking Damage from a lavawight’s attack find themselves ignited with blaze-fire; they must succeed at a Fortitude save (DC 35) or permanently lose 4 hit points. The DC is Charisma-based. The opponent must continue to save every round for the next 6 rounds (7 rounds total) to avoid being permanently drained of 4 more hit points each round. The lavawight heals the same amount of Damage whenever a creature is drained of hit points, gaining any excess as temporary hit points. Tehse temporary hit points last a maximum of 1 hour. If an opponent is slain by blazefire, only blackened ash remains of the victim. Hit points lost to the blazefire never heal naturally and cannot be magically restored—they are gone for good. </text:span></text:p>
      <text:p text:style-name="P10"><text:span text:style-name="T10">Spell-Like Abilities: </text:span><text:span text:style-name="T9">At will— </text:span><text:span text:style-name="T11">dimension door, flame arrow, spell immunity (sleet storm</text:span><text:span text:style-name="T9">), </text:span><text:span text:style-name="T11">fireball, wall of fire. </text:span><text:span text:style-name="T9">Caster level 22nd; save DC 19 + spell level. The DC is Charisma-based.</text:span></text:p>
      <text:p text:style-name="P10"><text:span text:style-name="T10">Undead Traits:</text:span><text:span text:style-name="T9"> Immune to poison, </text:span><text:span text:style-name="T11">sleep, </text:span><text:span text:style-name="T9">paralysis, stunning, disease, death, effects, necromantic effects, mind-affecting effects, and any effect requiring a Fortitude save unless it also works on objects. Not subject to critical hits, subdual Damage, ability Damage, ability drain, or energy drain. Negative energy heals. Not at risk of death from massive Damage, but destroyed at 0 hit points or less. Darkvision 60 ft. Cannot be raised; resurrection works only if creature is willing. </text:span></text:p>
      <text:p text:style-name="P10"><text:span text:style-name="T10">Heat Aura (Su):</text:span><text:span text:style-name="T9"> A 10-foot-radius spread heat aura surrounds a lavawight. All creatures of the fire subtype in the field (including the lavawight) are treated as if having turn resistance +6 (if undead) and fast healing 10. Creatures subject to fire Damage take 2d10 points of fire Damage each round they remain within the heat aura. </text:span></text:p>
      <text:p text:style-name="P10"><text:span text:style-name="T10">Fire Subtype:</text:span><text:span text:style-name="T9"> Fire immunity, cold vulnerability.. </text:span></text:p>
      <text:p text:style-name="P10"><text:span text:style-name="T10">Fiery Hardness (Ex):</text:span><text:span text:style-name="T9"> The lavawight’s molten skin provides it with Damage reduction of 10/–. </text:span></text:p>
      <text:p text:style-name="P13"/>
      <text:h text:style-name="P2" text:outline-level="4"><text:span text:style-name="T7">LEGENDARY ANIMAL</text:span></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text:span text:style-name="T3"><text:s/></text:span></text:p>
          </table:table-cell>
          <table:table-cell table:style-name="Table10.A1" office:value-type="string">
            <text:p text:style-name="P11"><text:span text:style-name="T3">Legendary Bear </text:span></text:p>
          </table:table-cell>
          <table:table-cell table:style-name="Table10.A1" office:value-type="string">
            <text:p text:style-name="P11"><text:span text:style-name="T3">Legendary Tiger </text:span></text:p>
          </table:table-cell>
        </table:table-row>
        <table:table-row table:style-name="Table10.1">
          <table:table-cell table:style-name="Table10.A2" office:value-type="string">
            <text:p text:style-name="P11"><text:span text:style-name="T3"><text:s/></text:span></text:p>
          </table:table-cell>
          <table:table-cell table:style-name="Table10.A2" office:value-type="string">
            <text:p text:style-name="P11"><text:span text:style-name="T4">Large Animal </text:span></text:p>
          </table:table-cell>
          <table:table-cell table:style-name="Table10.A2" office:value-type="string">
            <text:p text:style-name="P11"><text:span text:style-name="T4">Large Animal </text:span></text:p>
          </table:table-cell>
        </table:table-row>
        <table:table-row table:style-name="Table10.1">
          <table:table-cell table:style-name="Table10.A2" office:value-type="string">
            <text:p text:style-name="P10"><text:span text:style-name="T3">Hit Dice:</text:span><text:span text:style-name="T4"> </text:span></text:p>
          </table:table-cell>
          <table:table-cell table:style-name="Table10.A2" office:value-type="string">
            <text:p text:style-name="P10"><text:span text:style-name="T4">20d8+140 (230 hp) </text:span></text:p>
          </table:table-cell>
          <table:table-cell table:style-name="Table10.A2" office:value-type="string">
            <text:p text:style-name="P10"><text:span text:style-name="T4">26d8+188 (305 hp) </text:span></text:p>
          </table:table-cell>
        </table:table-row>
        <table:table-row table:style-name="Table10.1">
          <table:table-cell table:style-name="Table10.A2" office:value-type="string">
            <text:p text:style-name="P10"><text:span text:style-name="T3">Initiative:</text:span><text:span text:style-name="T4"> </text:span></text:p>
          </table:table-cell>
          <table:table-cell table:style-name="Table10.A2" office:value-type="string">
            <text:p text:style-name="P10"><text:span text:style-name="T4">+6 (+2 Dex, +4 Improved Initiative) </text:span></text:p>
          </table:table-cell>
          <table:table-cell table:style-name="Table10.A2" office:value-type="string">
            <text:p text:style-name="P10"><text:span text:style-name="T4">+8 (+4 Dex, +4 Improved Initiative) </text:span></text:p>
          </table:table-cell>
        </table:table-row>
        <table:table-row table:style-name="Table10.1">
          <table:table-cell table:style-name="Table10.A2" office:value-type="string">
            <text:p text:style-name="P10"><text:span text:style-name="T3">Speed:</text:span><text:span text:style-name="T4"> </text:span></text:p>
          </table:table-cell>
          <table:table-cell table:style-name="Table10.A2" office:value-type="string">
            <text:p text:style-name="P10"><text:span text:style-name="T4">50 ft. </text:span></text:p>
          </table:table-cell>
          <table:table-cell table:style-name="Table10.A2" office:value-type="string">
            <text:p text:style-name="P10"><text:span text:style-name="T4">50 ft. </text:span></text:p>
          </table:table-cell>
        </table:table-row>
        <table:table-row table:style-name="Table10.1">
          <table:table-cell table:style-name="Table10.A2" office:value-type="string">
            <text:p text:style-name="P10"><text:span text:style-name="T3">AC:</text:span><text:span text:style-name="T4"> </text:span></text:p>
          </table:table-cell>
          <table:table-cell table:style-name="Table10.A2" office:value-type="string">
            <text:p text:style-name="P10"><text:span text:style-name="T4">21 (–1 size, +2 Dex, +10 natural) </text:span></text:p>
          </table:table-cell>
          <table:table-cell table:style-name="Table10.A2" office:value-type="string">
            <text:p text:style-name="P10"><text:span text:style-name="T4">23 (–1 size, +4 Dex, +10 natural) </text:span></text:p>
          </table:table-cell>
        </table:table-row>
        <table:table-row table:style-name="Table10.1">
          <table:table-cell table:style-name="Table10.A2" office:value-type="string">
            <text:p text:style-name="P10"><text:span text:style-name="T3">Base Attack/</text:span></text:p>
            <text:p text:style-name="P10"><text:span text:style-name="T3">Grapple:</text:span></text:p>
          </table:table-cell>
          <table:table-cell table:style-name="Table10.A2" office:value-type="string">
            <text:p text:style-name="P10"><text:span text:style-name="T4">+15/+32</text:span></text:p>
          </table:table-cell>
          <table:table-cell table:style-name="Table10.A2" office:value-type="string">
            <text:p text:style-name="P10"><text:span text:style-name="T4">+19/+34</text:span></text:p>
          </table:table-cell>
        </table:table-row>
        <table:table-row table:style-name="Table10.1">
          <table:table-cell table:style-name="Table10.A2" office:value-type="string">
            <text:p text:style-name="P10"><text:span text:style-name="T3">Attack:</text:span></text:p>
          </table:table-cell>
          <table:table-cell table:style-name="Table10.A2" office:value-type="string">
            <text:p text:style-name="P10"><text:span text:style-name="T4">Claw +27 (2d6+13) melee</text:span></text:p>
          </table:table-cell>
          <table:table-cell table:style-name="Table10.A2" office:value-type="string">
            <text:p text:style-name="P10"><text:span text:style-name="T4">Claw +29 (2d6+11) melee</text:span></text:p>
          </table:table-cell>
        </table:table-row>
        <table:table-row table:style-name="Table10.1">
          <table:table-cell table:style-name="Table10.A2" office:value-type="string">
            <text:p text:style-name="P10"><text:span text:style-name="T3">Full Attack:</text:span></text:p>
          </table:table-cell>
          <table:table-cell table:style-name="Table10.A2" office:value-type="string">
            <text:p text:style-name="P10"><text:span text:style-name="T4">2 claws +27 (2d6+13) melee, bite +22 (4d6+6) melee</text:span></text:p>
          </table:table-cell>
          <table:table-cell table:style-name="Table10.A2" office:value-type="string">
            <text:p text:style-name="P10"><text:span text:style-name="T4">2 claws +29 (2d6+11) melee, bite +24 (2d8+5) melee</text:span></text:p>
          </table:table-cell>
        </table:table-row>
        <table:table-row table:style-name="Table10.1">
          <table:table-cell table:style-name="Table10.A2" office:value-type="string">
            <text:p text:style-name="P10"><text:span text:style-name="T3">Space/Reach:</text:span><text:span text:style-name="T4"> </text:span></text:p>
          </table:table-cell>
          <table:table-cell table:style-name="Table10.A2" office:value-type="string">
            <text:p text:style-name="P10"><text:span text:style-name="T4">10 ft./5 ft. </text:span></text:p>
          </table:table-cell>
          <table:table-cell table:style-name="Table10.A2" office:value-type="string">
            <text:p text:style-name="P10"><text:span text:style-name="T4">10 ft./5 ft. </text:span></text:p>
          </table:table-cell>
        </table:table-row>
        <table:table-row table:style-name="Table10.1">
          <table:table-cell table:style-name="Table10.A2" office:value-type="string">
            <text:p text:style-name="P10"><text:span text:style-name="T3">Special Attacks:</text:span><text:span text:style-name="T4"> </text:span></text:p>
          </table:table-cell>
          <table:table-cell table:style-name="Table10.A2" office:value-type="string">
            <text:p text:style-name="P10"><text:span text:style-name="T4">Improved grab </text:span></text:p>
          </table:table-cell>
          <table:table-cell table:style-name="Table10.A2" office:value-type="string">
            <text:p text:style-name="P10"><text:span text:style-name="T4">Pounce, improved grab, rake 2d6+5 </text:span></text:p>
          </table:table-cell>
        </table:table-row>
        <table:table-row table:style-name="Table10.1">
          <table:table-cell table:style-name="Table10.A2" office:value-type="string">
            <text:p text:style-name="P10"><text:span text:style-name="T3">Special Qualities:</text:span><text:span text:style-name="T4"> </text:span></text:p>
          </table:table-cell>
          <table:table-cell table:style-name="Table10.A2" office:value-type="string">
            <text:p text:style-name="P10"><text:span text:style-name="T4">Scent </text:span></text:p>
          </table:table-cell>
          <table:table-cell table:style-name="Table10.A2" office:value-type="string">
            <text:p text:style-name="P10"><text:span text:style-name="T4">Scent </text:span></text:p>
          </table:table-cell>
        </table:table-row>
        <table:table-row table:style-name="Table10.1">
          <table:table-cell table:style-name="Table10.A2" office:value-type="string">
            <text:p text:style-name="P10"><text:span text:style-name="T3">Saves:</text:span><text:span text:style-name="T4"> </text:span></text:p>
          </table:table-cell>
          <table:table-cell table:style-name="Table10.A2" office:value-type="string">
            <text:p text:style-name="P10"><text:span text:style-name="T4">Fort +19, Ref +14, Will +11 </text:span></text:p>
          </table:table-cell>
          <table:table-cell table:style-name="Table10.A2" office:value-type="string">
            <text:p text:style-name="P10"><text:span text:style-name="T4">Fort +22, Ref +19, Will +12 </text:span></text:p>
          </table:table-cell>
        </table:table-row>
        <table:table-row table:style-name="Table10.1">
          <table:table-cell table:style-name="Table10.A2" office:value-type="string">
            <text:p text:style-name="P10"><text:span text:style-name="T3">Abilities:</text:span><text:span text:style-name="T4"> </text:span></text:p>
          </table:table-cell>
          <table:table-cell table:style-name="Table10.A2" office:value-type="string">
            <text:p text:style-name="P10"><text:span text:style-name="T4">Str 36, Dex 14, Con 24, Int 2, Wis 16, Cha 12 </text:span></text:p>
          </table:table-cell>
          <table:table-cell table:style-name="Table10.A2" office:value-type="string">
            <text:p text:style-name="P10"><text:span text:style-name="T4">Str 32, Dex 18, Con 24, Int 2, Wis 14, Cha 10 </text:span></text:p>
          </table:table-cell>
        </table:table-row>
        <table:table-row table:style-name="Table10.1">
          <table:table-cell table:style-name="Table10.A2" office:value-type="string">
            <text:p text:style-name="P10"><text:span text:style-name="T3">Skills:</text:span><text:span text:style-name="T4"> </text:span></text:p>
          </table:table-cell>
          <table:table-cell table:style-name="Table10.A2" office:value-type="string">
            <text:p text:style-name="P10"><text:span text:style-name="T4">Climb +15, Jump +21, Listen +14, Spot +14, Swim +20</text:span></text:p>
          </table:table-cell>
          <table:table-cell table:style-name="Table10.A2" office:value-type="string">
            <text:p text:style-name="P10"><text:span text:style-name="T4">Climb +13, Hide +15, Jump +19, Listen +12, Move Silently +15, Spot +12, Swim +16</text:span></text:p>
          </table:table-cell>
        </table:table-row>
        <table:table-row table:style-name="Table10.1">
          <table:table-cell table:style-name="Table10.A2" office:value-type="string">
            <text:p text:style-name="P10"><text:span text:style-name="T3">Feats: </text:span></text:p>
          </table:table-cell>
          <table:table-cell table:style-name="Table10.A2" office:value-type="string">
            <text:p text:style-name="P10"><text:span text:style-name="T4">Alertness, Athletic, Endurance, Improved Initiative, Iron Will, Run, Track</text:span></text:p>
          </table:table-cell>
          <table:table-cell table:style-name="Table10.A2" office:value-type="string">
            <text:p text:style-name="P10"><text:span text:style-name="T4">Alertness, Athletic, Endurance, Improved Initiative, Iron Will, Run, Toughness(x2), Track</text:span></text:p>
          </table:table-cell>
        </table:table-row>
        <table:table-row table:style-name="Table10.1">
          <table:table-cell table:style-name="Table10.A2" office:value-type="string">
            <text:p text:style-name="P10"><text:span text:style-name="T3">Climate/Terrain:</text:span><text:span text:style-name="T4"> </text:span></text:p>
          </table:table-cell>
          <table:table-cell table:style-name="Table10.A2" office:value-type="string">
            <text:p text:style-name="P10"><text:span text:style-name="T4">Any forest, hill, mountains, plains, and underground </text:span></text:p>
          </table:table-cell>
          <table:table-cell table:style-name="Table10.A2" office:value-type="string">
            <text:p text:style-name="P10"><text:span text:style-name="T4">Any forest, hill, mountains, plains, or underground </text:span></text:p>
          </table:table-cell>
        </table:table-row>
        <table:table-row table:style-name="Table10.1">
          <table:table-cell table:style-name="Table10.A2" office:value-type="string">
            <text:p text:style-name="P10"><text:span text:style-name="T3">Organization:</text:span><text:span text:style-name="T4"> </text:span></text:p>
          </table:table-cell>
          <table:table-cell table:style-name="Table10.A2" office:value-type="string">
            <text:p text:style-name="P10"><text:span text:style-name="T4">Solitary or pair </text:span></text:p>
          </table:table-cell>
          <table:table-cell table:style-name="Table10.A2" office:value-type="string">
            <text:p text:style-name="P10"><text:span text:style-name="T4">Solitary or pair </text:span></text:p>
          </table:table-cell>
        </table:table-row>
        <table:table-row table:style-name="Table10.1">
          <table:table-cell table:style-name="Table10.A2" office:value-type="string">
            <text:p text:style-name="P10"><text:span text:style-name="T3">Challenge Rating:</text:span><text:span text:style-name="T4"> </text:span></text:p>
          </table:table-cell>
          <table:table-cell table:style-name="Table10.A2" office:value-type="string">
            <text:p text:style-name="P10"><text:span text:style-name="T4">9 </text:span></text:p>
          </table:table-cell>
          <table:table-cell table:style-name="Table10.A2" office:value-type="string">
            <text:p text:style-name="P10"><text:span text:style-name="T4">10 </text:span></text:p>
          </table:table-cell>
        </table:table-row>
        <table:table-row table:style-name="Table10.1">
          <table:table-cell table:style-name="Table10.A2" office:value-type="string">
            <text:p text:style-name="P10"><text:span text:style-name="T3">Treasure: </text:span></text:p>
          </table:table-cell>
          <table:table-cell table:style-name="Table10.A2" office:value-type="string">
            <text:p text:style-name="P10"><text:span text:style-name="T4">None </text:span></text:p>
          </table:table-cell>
          <table:table-cell table:style-name="Table10.A2" office:value-type="string">
            <text:p text:style-name="P10"><text:span text:style-name="T4">None </text:span></text:p>
          </table:table-cell>
        </table:table-row>
        <table:table-row table:style-name="Table10.1">
          <table:table-cell table:style-name="Table10.A2" office:value-type="string">
            <text:p text:style-name="P10"><text:span text:style-name="T3">Alignment:</text:span><text:span text:style-name="T4"> </text:span></text:p>
          </table:table-cell>
          <table:table-cell table:style-name="Table10.A2" office:value-type="string">
            <text:p text:style-name="P10"><text:span text:style-name="T4">Always neutral </text:span></text:p>
          </table:table-cell>
          <table:table-cell table:style-name="Table10.A2" office:value-type="string">
            <text:p text:style-name="P10"><text:span text:style-name="T4">Always neutral </text:span></text:p>
          </table:table-cell>
        </table:table-row>
        <table:table-row table:style-name="Table10.1">
          <table:table-cell table:style-name="Table10.A22" office:value-type="string">
            <text:p text:style-name="P11"><text:span text:style-name="T3">Advancement:</text:span><text:span text:style-name="T4"> </text:span></text:p>
          </table:table-cell>
          <table:table-cell table:style-name="Table10.A22" office:value-type="string">
            <text:p text:style-name="P11"><text:span text:style-name="T4">21–40 HD (Large) </text:span></text:p>
          </table:table-cell>
          <table:table-cell table:style-name="Table10.A22" office:value-type="string">
            <text:p text:style-name="P11"><text:span text:style-name="T4">27–48 HD (Large) </text:span></text:p>
          </table:table-cell>
        </table:table-row>
      </table:table>
      <text:p text:style-name="P10"><text:span text:style-name="T14">LEGENDARY BEAR </text:span></text:p>
      <text:p text:style-name="P10"><text:span text:style-name="T14">COMBAT </text:span></text:p>
      <text:p text:style-name="P10"><text:span text:style-name="T10">Improved Grab (Ex): </text:span><text:span text:style-name="T9">To use this ability, a legendary bear must hit with a claw attack. </text:span></text:p>
      <text:p text:style-name="P10"><text:soft-page-break/><text:span text:style-name="T14">LEGENDARY TIGER </text:span></text:p>
      <text:p text:style-name="P10"><text:span text:style-name="T14">COMBAT </text:span></text:p>
      <text:p text:style-name="P10"><text:span text:style-name="T10">Pounce (Ex):</text:span><text:span text:style-name="T9"> If a legendary tiger leaps upon a foe during the first round of combat, it can make a full attack even if it has already taken a move action. </text:span></text:p>
      <text:p text:style-name="P10"><text:span text:style-name="T10">Improved Grab (Ex): </text:span><text:span text:style-name="T9">To use this ability, the legendary tiger must hit with a bite attack. If it gets a hold, it can rake. </text:span></text:p>
      <text:p text:style-name="P10"><text:span text:style-name="T10">Rake (Ex):</text:span><text:span text:style-name="T9"> A legendary tiger can make two attacks (+30 melee) against a held creature with its hind legs for 2d6+5 points of Damage each. If the legendary tiger pounces on an opponent, it can also rake. </text:span></text:p>
      <text:p text:style-name="P10"><text:span text:style-name="T10">Skills:</text:span><text:span text:style-name="T9"> Legendary tigers receive a +8 racial bonus on Hide and Move Silently checks. *In areas of tall grasses or heavy undergrowth, the Hide bonus improves to +16. </text:span></text:p>
      <text:p text:style-name="P13"/>
      <text:h text:style-name="P2" text:outline-level="4"><text:span text:style-name="T7">LESHAY </text:span></text:h>
      <table:table table:name="Table11" table:style-name="Table11">
        <table:table-column table:style-name="Table11.A"/>
        <table:table-column table:style-name="Table11.B"/>
        <table:table-row table:style-name="Table11.1">
          <table:table-cell table:style-name="Table11.A1" office:value-type="string">
            <text:p text:style-name="P11"><text:span text:style-name="T3"><text:s/></text:span></text:p>
          </table:table-cell>
          <table:table-cell table:style-name="Table11.A1" office:value-type="string">
            <text:p text:style-name="P11"><text:span text:style-name="T4">Medium-Size Fey </text:span></text:p>
          </table:table-cell>
        </table:table-row>
        <table:table-row table:style-name="Table11.1">
          <table:table-cell table:style-name="Table11.A2" office:value-type="string">
            <text:p text:style-name="P11"><text:span text:style-name="T3">Hit Dice:</text:span></text:p>
          </table:table-cell>
          <table:table-cell table:style-name="Table11.A2" office:value-type="string">
            <text:p text:style-name="P11"><text:span text:style-name="T4">50d6+650 (825 hp) </text:span></text:p>
          </table:table-cell>
        </table:table-row>
        <table:table-row table:style-name="Table11.1">
          <table:table-cell table:style-name="Table11.A2" office:value-type="string">
            <text:p text:style-name="P10"><text:span text:style-name="T3">Initiative:</text:span></text:p>
          </table:table-cell>
          <table:table-cell table:style-name="Table11.A2" office:value-type="string">
            <text:p text:style-name="P10"><text:span text:style-name="T4">+21 (+17 Dex, +4 Improved Initiative) </text:span></text:p>
          </table:table-cell>
        </table:table-row>
        <table:table-row table:style-name="Table11.1">
          <table:table-cell table:style-name="Table11.A2" office:value-type="string">
            <text:p text:style-name="P10"><text:span text:style-name="T3">Speed:</text:span></text:p>
          </table:table-cell>
          <table:table-cell table:style-name="Table11.A2" office:value-type="string">
            <text:p text:style-name="P10"><text:span text:style-name="T4">40 ft. </text:span></text:p>
          </table:table-cell>
        </table:table-row>
        <table:table-row table:style-name="Table11.1">
          <table:table-cell table:style-name="Table11.A2" office:value-type="string">
            <text:p text:style-name="P10"><text:span text:style-name="T3">AC:</text:span></text:p>
          </table:table-cell>
          <table:table-cell table:style-name="Table11.A2" office:value-type="string">
            <text:p text:style-name="P10"><text:span text:style-name="T4">52 (+17 Dex, +20 insight, +5 natural armor) </text:span></text:p>
          </table:table-cell>
        </table:table-row>
        <table:table-row table:style-name="Table11.1">
          <table:table-cell table:style-name="Table11.A2" office:value-type="string">
            <text:p text:style-name="P10"><text:span text:style-name="T3">Base Attack/Grapple:</text:span></text:p>
          </table:table-cell>
          <table:table-cell table:style-name="Table11.A2" office:value-type="string">
            <text:p text:style-name="P10"><text:span text:style-name="T4">+25/+30</text:span></text:p>
          </table:table-cell>
        </table:table-row>
        <table:table-row table:style-name="Table11.1">
          <table:table-cell table:style-name="Table11.A2" office:value-type="string">
            <text:p text:style-name="P10"><text:span text:style-name="T3">Attack:</text:span></text:p>
          </table:table-cell>
          <table:table-cell table:style-name="Table11.A2" office:value-type="string">
            <text:p text:style-name="P10"><text:span text:style-name="T4">+10 </text:span><text:span text:style-name="T5">keen brilliant energy bastard sword</text:span><text:span text:style-name="T4"> +53 (1d10+15/17-20) melee</text:span></text:p>
          </table:table-cell>
        </table:table-row>
        <table:table-row table:style-name="Table11.1">
          <table:table-cell table:style-name="Table11.A2" office:value-type="string">
            <text:p text:style-name="P10"><text:span text:style-name="T3">Full Attack:</text:span></text:p>
          </table:table-cell>
          <table:table-cell table:style-name="Table11.A2" office:value-type="string">
            <text:p text:style-name="P10"><text:span text:style-name="T4">2 </text:span><text:span text:style-name="T5">+10 keen brilliant energy bastard swords </text:span><text:span text:style-name="T4">+53/+48/+43/+38 (1d10+15/17-20) melee</text:span></text:p>
          </table:table-cell>
        </table:table-row>
        <table:table-row table:style-name="Table11.1">
          <table:table-cell table:style-name="Table11.A2" office:value-type="string">
            <text:p text:style-name="P10"><text:span text:style-name="T3">Space/Reach:</text:span></text:p>
          </table:table-cell>
          <table:table-cell table:style-name="Table11.A2" office:value-type="string">
            <text:p text:style-name="P10"><text:span text:style-name="T4">5 ft./5 ft. </text:span></text:p>
          </table:table-cell>
        </table:table-row>
        <table:table-row table:style-name="Table11.1">
          <table:table-cell table:style-name="Table11.A2" office:value-type="string">
            <text:p text:style-name="P10"><text:span text:style-name="T3">Special Attacks:</text:span></text:p>
          </table:table-cell>
          <table:table-cell table:style-name="Table11.A2" office:value-type="string">
            <text:p text:style-name="P10"><text:span text:style-name="T4">Gaze, spell-like abilities, leShay weapons </text:span></text:p>
          </table:table-cell>
        </table:table-row>
        <table:table-row table:style-name="Table11.1">
          <table:table-cell table:style-name="Table11.A2" office:value-type="string">
            <text:p text:style-name="P10"><text:span text:style-name="T3">Special Qualities:</text:span></text:p>
          </table:table-cell>
          <table:table-cell table:style-name="Table11.A2" office:value-type="string">
            <text:p text:style-name="P10"><text:span text:style-name="T4">Superior two-weapon fighting, DR 15/epic and cold iron, elf traits, immune to poison and disease, low-light vision, SR 42, fast healing 10 </text:span></text:p>
          </table:table-cell>
        </table:table-row>
        <table:table-row table:style-name="Table11.1">
          <table:table-cell table:style-name="Table11.A2" office:value-type="string">
            <text:p text:style-name="P10"><text:span text:style-name="T3">Saves:</text:span></text:p>
          </table:table-cell>
          <table:table-cell table:style-name="Table11.A2" office:value-type="string">
            <text:p text:style-name="P10"><text:span text:style-name="T4">Fort +29, Ref +44, Will +35 </text:span></text:p>
          </table:table-cell>
        </table:table-row>
        <table:table-row table:style-name="Table11.1">
          <table:table-cell table:style-name="Table11.A2" office:value-type="string">
            <text:p text:style-name="P10"><text:span text:style-name="T3">Abilities:</text:span></text:p>
          </table:table-cell>
          <table:table-cell table:style-name="Table11.A2" office:value-type="string">
            <text:p text:style-name="P10"><text:span text:style-name="T4">Str 21, Dex 45, Con 37, Int 33, Wis 23, Cha 47 </text:span></text:p>
          </table:table-cell>
        </table:table-row>
        <table:table-row table:style-name="Table11.1">
          <table:table-cell table:style-name="Table11.A2" office:value-type="string">
            <text:p text:style-name="P10"><text:span text:style-name="T3">Skills:</text:span></text:p>
          </table:table-cell>
          <table:table-cell table:style-name="Table11.A2" office:value-type="string">
            <text:p text:style-name="P10"><text:span text:style-name="T4">Bluff +71, Concentration +66, Diplomacy +77, Disguise +71, Escape Artist +70, Gather Information +24, Hide +70, Intimidate +24, Jump +5, Knowledge (local, nature) +59, Listen +59, Move Silently +70, Search +59, Speak Language (any five), Spot +59</text:span></text:p>
          </table:table-cell>
        </table:table-row>
        <table:table-row table:style-name="Table11.1">
          <table:table-cell table:style-name="Table11.A2" office:value-type="string">
            <text:p text:style-name="P10"><text:span text:style-name="T3">Feats:</text:span></text:p>
          </table:table-cell>
          <table:table-cell table:style-name="Table11.A2" office:value-type="string">
            <text:p text:style-name="P10"><text:span text:style-name="T4">Blind-Fight, Cleave, Dodge, Expertise, Improved Critical (leShay weapon), Improved Initiative, Iron Will, Mobility, Power Attack, Quick Draw, Spring Attack, Weapon Finesse, Weapon Focus (leShay weapon), Whirlwind Attack </text:span></text:p>
          </table:table-cell>
        </table:table-row>
        <table:table-row table:style-name="Table11.1">
          <table:table-cell table:style-name="Table11.A2" office:value-type="string">
            <text:p text:style-name="P10"><text:span text:style-name="T3">Epic Feats:</text:span></text:p>
          </table:table-cell>
          <table:table-cell table:style-name="Table11.A2" office:value-type="string">
            <text:p text:style-name="P10"><text:span text:style-name="T4">Blinding Speed, Polyglot, Spell Stowaway </text:span><text:span text:style-name="T5">(heal</text:span><text:span text:style-name="T4">) </text:span></text:p>
          </table:table-cell>
        </table:table-row>
        <table:table-row table:style-name="Table11.1">
          <table:table-cell table:style-name="Table11.A2" office:value-type="string">
            <text:p text:style-name="P10"><text:span text:style-name="T3">Climate/Terrain:</text:span></text:p>
          </table:table-cell>
          <table:table-cell table:style-name="Table11.A2" office:value-type="string">
            <text:p text:style-name="P10"><text:span text:style-name="T4">Any </text:span></text:p>
          </table:table-cell>
        </table:table-row>
        <table:table-row table:style-name="Table11.1">
          <table:table-cell table:style-name="Table11.A2" office:value-type="string">
            <text:p text:style-name="P10"><text:span text:style-name="T3">Organization:</text:span></text:p>
          </table:table-cell>
          <table:table-cell table:style-name="Table11.A2" office:value-type="string">
            <text:p text:style-name="P10"><text:span text:style-name="T4">Solitary </text:span></text:p>
          </table:table-cell>
        </table:table-row>
        <table:table-row table:style-name="Table11.1">
          <table:table-cell table:style-name="Table11.A2" office:value-type="string">
            <text:p text:style-name="P10"><text:span text:style-name="T3">Challenge Rating:</text:span></text:p>
          </table:table-cell>
          <table:table-cell table:style-name="Table11.A2" office:value-type="string">
            <text:p text:style-name="P10"><text:span text:style-name="T4">28 </text:span></text:p>
          </table:table-cell>
        </table:table-row>
        <table:table-row table:style-name="Table11.1">
          <table:table-cell table:style-name="Table11.A2" office:value-type="string">
            <text:p text:style-name="P10"><text:span text:style-name="T3">Treasure:</text:span></text:p>
          </table:table-cell>
          <table:table-cell table:style-name="Table11.A2" office:value-type="string">
            <text:p text:style-name="P10"><text:span text:style-name="T4">Standard </text:span></text:p>
          </table:table-cell>
        </table:table-row>
        <table:table-row table:style-name="Table11.1">
          <table:table-cell table:style-name="Table11.A2" office:value-type="string">
            <text:p text:style-name="P10"><text:span text:style-name="T3">Alignment:</text:span></text:p>
          </table:table-cell>
          <table:table-cell table:style-name="Table11.A2" office:value-type="string">
            <text:p text:style-name="P10"><text:span text:style-name="T4">Any </text:span></text:p>
          </table:table-cell>
        </table:table-row>
        <table:table-row table:style-name="Table11.1">
          <table:table-cell table:style-name="Table11.A22" office:value-type="string">
            <text:p text:style-name="P11"><text:span text:style-name="T3">Advancement:</text:span></text:p>
          </table:table-cell>
          <table:table-cell table:style-name="Table11.A22" office:value-type="string">
            <text:p text:style-name="P11"><text:span text:style-name="T4">None </text:span></text:p>
          </table:table-cell>
        </table:table-row>
      </table:table>
      <text:p text:style-name="P10"><text:span text:style-name="T9">A leshay’s natural weapons are treated as epic for the purpose of overcoming damage reduction.</text:span></text:p>
      <text:h text:style-name="P4" text:outline-level="1"><text:span text:style-name="T13">COMBAT </text:span></text:h>
      <text:p text:style-name="P10"><text:span text:style-name="T10">Spell-Like Abilities: </text:span><text:span text:style-name="T9">At will—</text:span><text:span text:style-name="T11">alter self, detect thoughts, displacement, freedom, greater dispelling, heal, greater invisibility, knock, speak with plants, spell turning, greater teleport, water breathing. </text:span><text:span text:style-name="T9">Caster level 28th; save DC 28 + spell level. The DCs are Charisma-based.</text:span></text:p>
      <text:p text:style-name="P10"><text:soft-page-break/><text:span text:style-name="T10">LeShay Weapons (Su):</text:span><text:span text:style-name="T9"> Each leShay carries two personal melee weapons that he or she manifests from his or her own life essence. The weapon can change form as he or she shifts from class to class, typically appearing as a bastard sword (one in each hand). When not in combat, the weapons simply do not exist, but leShay can “draw” their weapons from nowhere as a free action. LeShay weapons are considered light weapons for a leShay, regardless of their size. </text:span></text:p>
      <text:p text:style-name="P10"><text:span text:style-name="T10">Superior Two-Weapon Fighting (Ex):</text:span><text:span text:style-name="T9"> A leShay fights with a leShay weapon in each hand. Because these weapons are extensions of its own body, the leShay does not take an attack or Damage penalty for attacking with two weapons. </text:span></text:p>
      <text:p text:style-name="P10"><text:span text:style-name="T10">Gaze (Su):</text:span><text:span text:style-name="T9"> All creatures within 30 feet who meet the gaze of a leShay become affected as if by </text:span><text:span text:style-name="T11">charm monste</text:span><text:span text:style-name="T9">r. A Will save (DC 53) negates the effect. Each opponent within range of a gaze attack must attempt a saving throw each round at the beginning of his or her turn in the initiative order. A leShay can also actively gaze as an attack action by choosing a target within range, who must then attempt a saving throw. LeShay are immune to their own gaze. The DC is Charisma-based.</text:span></text:p>
      <text:p text:style-name="P10"><text:span text:style-name="T10">Elf Traits:</text:span><text:span text:style-name="T9"> Immune to magic </text:span><text:span text:style-name="T11">sleep </text:span><text:span text:style-name="T9">spells and effects; +2 racial bonus on Will saves against enchantment spells or effects; low-light vision (can see twice as far as a human in low-light conditions); entitled to a Search check when within 5 feet of a secret or concealed door as though actively looking for it; Martial Weapon Proficiency (composite longbow, composite shortbow, longbow, longsword, and rapier) as bonus feats; +2 racial bonus on Listen, Spot, and Search checks (already figured into the statistics given above). </text:span></text:p>
      <text:p text:style-name="P13"/>
      <text:h text:style-name="P2" text:outline-level="4"><text:span text:style-name="T7">LIVING VAULT </text:span></text:h>
      <table:table table:name="Table12" table:style-name="Table12">
        <table:table-column table:style-name="Table12.A"/>
        <table:table-column table:style-name="Table12.B"/>
        <table:table-row table:style-name="Table12.1">
          <table:table-cell table:style-name="Table12.A1" office:value-type="string">
            <text:p text:style-name="P11"><text:span text:style-name="T4"><text:s/></text:span></text:p>
          </table:table-cell>
          <table:table-cell table:style-name="Table12.A1" office:value-type="string">
            <text:p text:style-name="P11"><text:span text:style-name="T4">Colossal Construct </text:span></text:p>
          </table:table-cell>
        </table:table-row>
        <table:table-row table:style-name="Table12.1">
          <table:table-cell table:style-name="Table12.A2" office:value-type="string">
            <text:p text:style-name="P11"><text:span text:style-name="T3">Hit Dice:</text:span></text:p>
          </table:table-cell>
          <table:table-cell table:style-name="Table12.A2" office:value-type="string">
            <text:p text:style-name="P11"><text:span text:style-name="T4">96d10+80 (608 hp)</text:span></text:p>
          </table:table-cell>
        </table:table-row>
        <table:table-row table:style-name="Table12.1">
          <table:table-cell table:style-name="Table12.A2" office:value-type="string">
            <text:p text:style-name="P10"><text:span text:style-name="T3">Initiative:</text:span></text:p>
          </table:table-cell>
          <table:table-cell table:style-name="Table12.A2" office:value-type="string">
            <text:p text:style-name="P10"><text:span text:style-name="T4">–2 (Dex) </text:span></text:p>
          </table:table-cell>
        </table:table-row>
        <table:table-row table:style-name="Table12.1">
          <table:table-cell table:style-name="Table12.A2" office:value-type="string">
            <text:p text:style-name="P10"><text:span text:style-name="T3">Speed:</text:span></text:p>
          </table:table-cell>
          <table:table-cell table:style-name="Table12.A2" office:value-type="string">
            <text:p text:style-name="P10"><text:span text:style-name="T4">10 ft. (can’t run) </text:span></text:p>
          </table:table-cell>
        </table:table-row>
        <table:table-row table:style-name="Table12.1">
          <table:table-cell table:style-name="Table12.A2" office:value-type="string">
            <text:p text:style-name="P10"><text:span text:style-name="T3">AC:</text:span></text:p>
          </table:table-cell>
          <table:table-cell table:style-name="Table12.A2" office:value-type="string">
            <text:p text:style-name="P10"><text:span text:style-name="T4">60 (–8 size, –2 Dex, +60 natural) </text:span></text:p>
          </table:table-cell>
        </table:table-row>
        <table:table-row table:style-name="Table12.1">
          <table:table-cell table:style-name="Table12.A2" office:value-type="string">
            <text:p text:style-name="P10"><text:span text:style-name="T3">Base Attack/Grapple:</text:span></text:p>
          </table:table-cell>
          <table:table-cell table:style-name="Table12.A2" office:value-type="string">
            <text:p text:style-name="P10"><text:span text:style-name="T4">+72/+123</text:span></text:p>
          </table:table-cell>
        </table:table-row>
        <table:table-row table:style-name="Table12.1">
          <table:table-cell table:style-name="Table12.A2" office:value-type="string">
            <text:p text:style-name="P10"><text:span text:style-name="T3">Attack:</text:span></text:p>
          </table:table-cell>
          <table:table-cell table:style-name="Table12.A2" office:value-type="string">
            <text:p text:style-name="P10"><text:span text:style-name="T4">Slam +99 (10d6+35) melee</text:span></text:p>
          </table:table-cell>
        </table:table-row>
        <table:table-row table:style-name="Table12.1">
          <table:table-cell table:style-name="Table12.A2" office:value-type="string">
            <text:p text:style-name="P10"><text:span text:style-name="T3">Full Attack:</text:span></text:p>
          </table:table-cell>
          <table:table-cell table:style-name="Table12.A2" office:value-type="string">
            <text:p text:style-name="P10"><text:span text:style-name="T4">2 slams +99 (10d6+35) melee</text:span></text:p>
          </table:table-cell>
        </table:table-row>
        <table:table-row table:style-name="Table12.1">
          <table:table-cell table:style-name="Table12.A2" office:value-type="string">
            <text:p text:style-name="P10"><text:span text:style-name="T3">Space/Reach:</text:span></text:p>
          </table:table-cell>
          <table:table-cell table:style-name="Table12.A2" office:value-type="string">
            <text:p text:style-name="P10"><text:span text:style-name="T4">30 ft./20 ft. </text:span></text:p>
          </table:table-cell>
        </table:table-row>
        <table:table-row table:style-name="Table12.1">
          <table:table-cell table:style-name="Table12.A2" office:value-type="string">
            <text:p text:style-name="P10"><text:span text:style-name="T3">Special Attacks:</text:span></text:p>
          </table:table-cell>
          <table:table-cell table:style-name="Table12.A2" office:value-type="string">
            <text:p text:style-name="P10"><text:span text:style-name="T5">Imprisonment</text:span></text:p>
          </table:table-cell>
        </table:table-row>
        <table:table-row table:style-name="Table12.1">
          <table:table-cell table:style-name="Table12.A2" office:value-type="string">
            <text:p text:style-name="P10"><text:span text:style-name="T3">Special Qualities:</text:span></text:p>
          </table:table-cell>
          <table:table-cell table:style-name="Table12.A2" office:value-type="string">
            <text:p text:style-name="P10"><text:span text:style-name="T4">Recognition, </text:span><text:span text:style-name="T5">safekeeping, </text:span><text:span text:style-name="T4">construct traits, magic immunity, DR 15/epic and adamantine </text:span></text:p>
          </table:table-cell>
        </table:table-row>
        <table:table-row table:style-name="Table12.1">
          <table:table-cell table:style-name="Table12.A2" office:value-type="string">
            <text:p text:style-name="P10"><text:span text:style-name="T3">Saves:</text:span></text:p>
          </table:table-cell>
          <table:table-cell table:style-name="Table12.A2" office:value-type="string">
            <text:p text:style-name="P10"><text:span text:style-name="T4">Fort +32, Ref +30, Will +33 </text:span></text:p>
          </table:table-cell>
        </table:table-row>
        <table:table-row table:style-name="Table12.1">
          <table:table-cell table:style-name="Table12.A2" office:value-type="string">
            <text:p text:style-name="P10"><text:span text:style-name="T3">Skills:</text:span></text:p>
          </table:table-cell>
          <table:table-cell table:style-name="Table12.A2" office:value-type="string">
            <text:p text:style-name="P10"><text:span text:style-name="T4">Jump +0</text:span></text:p>
          </table:table-cell>
        </table:table-row>
        <table:table-row table:style-name="Table12.1">
          <table:table-cell table:style-name="Table12.A2" office:value-type="string">
            <text:p text:style-name="P10"><text:span text:style-name="T3">Abilities:</text:span></text:p>
          </table:table-cell>
          <table:table-cell table:style-name="Table12.A2" office:value-type="string">
            <text:p text:style-name="P10"><text:span text:style-name="T4">Str 80, Dex 7, Con –, Int –, Wis 12, Cha 1 </text:span></text:p>
          </table:table-cell>
        </table:table-row>
        <table:table-row table:style-name="Table12.1">
          <table:table-cell table:style-name="Table12.A2" office:value-type="string">
            <text:p text:style-name="P10"><text:span text:style-name="T3">Climate/Terrain:</text:span></text:p>
          </table:table-cell>
          <table:table-cell table:style-name="Table12.A2" office:value-type="string">
            <text:p text:style-name="P10"><text:span text:style-name="T4">Any </text:span></text:p>
          </table:table-cell>
        </table:table-row>
        <table:table-row table:style-name="Table12.1">
          <table:table-cell table:style-name="Table12.A2" office:value-type="string">
            <text:p text:style-name="P10"><text:span text:style-name="T3">Organization:</text:span></text:p>
          </table:table-cell>
          <table:table-cell table:style-name="Table12.A2" office:value-type="string">
            <text:p text:style-name="P10"><text:span text:style-name="T4">Solitary </text:span></text:p>
          </table:table-cell>
        </table:table-row>
        <table:table-row table:style-name="Table12.1">
          <table:table-cell table:style-name="Table12.A2" office:value-type="string">
            <text:p text:style-name="P10"><text:span text:style-name="T3">Challenge Rating:</text:span></text:p>
          </table:table-cell>
          <table:table-cell table:style-name="Table12.A2" office:value-type="string">
            <text:p text:style-name="P10"><text:span text:style-name="T4">33 </text:span></text:p>
          </table:table-cell>
        </table:table-row>
        <table:table-row table:style-name="Table12.1">
          <table:table-cell table:style-name="Table12.A2" office:value-type="string">
            <text:p text:style-name="P10"><text:span text:style-name="T3">Treasure:</text:span></text:p>
          </table:table-cell>
          <table:table-cell table:style-name="Table12.A2" office:value-type="string">
            <text:p text:style-name="P10"><text:span text:style-name="T4">Standard (see text) </text:span></text:p>
          </table:table-cell>
        </table:table-row>
        <table:table-row table:style-name="Table12.1">
          <table:table-cell table:style-name="Table12.A2" office:value-type="string">
            <text:p text:style-name="P10"><text:span text:style-name="T3">Alignment:</text:span></text:p>
          </table:table-cell>
          <table:table-cell table:style-name="Table12.A2" office:value-type="string">
            <text:p text:style-name="P10"><text:span text:style-name="T4">Neutral </text:span></text:p>
          </table:table-cell>
        </table:table-row>
        <table:table-row table:style-name="Table12.1">
          <table:table-cell table:style-name="Table12.A20" office:value-type="string">
            <text:p text:style-name="P11"><text:span text:style-name="T3">Advancement:</text:span></text:p>
          </table:table-cell>
          <table:table-cell table:style-name="Table12.A20" office:value-type="string">
            <text:p text:style-name="P11"><text:span text:style-name="T4">None </text:span></text:p>
          </table:table-cell>
        </table:table-row>
      </table:table>
      <text:p text:style-name="P10"><text:span text:style-name="T9">To access a vault, its creator must call the vault from where it is sequestered through the use of a </text:span><text:span text:style-name="T11">sending </text:span><text:span text:style-name="T9">spell. The vault has no obvious opening; however, items can be stored and retrieved by naming them (the living vault provides an inventory to its creator on request). The item to be stored appears to sink into the living vault’s form as if made of mud. Likewise, items retrieved pop out of the living vault’s form. Storing and retrieving items in this fashion takes one round per transaction. Creatures other than the vault’s master who wish to access the inventory must destroy the vault to do so. If a vault is destroyed, all the objects and creatures stored within immediately emerge. </text:span></text:p>
      <text:p text:style-name="P10"><text:span text:style-name="T9">A living vault’s natural weapons are treated as epic for the purpose of overcoming damage reduction.</text:span></text:p>
      <text:p text:style-name="P10"><text:span text:style-name="T14">COMBAT </text:span></text:p>
      <text:p text:style-name="P10"><text:span text:style-name="T12">Imprisonment </text:span><text:span text:style-name="T10">(Sp):</text:span><text:span text:style-name="T9"> As a free action twice per day, a living vault can project a 60-foot cone. Creatures caught in the cone must make a Will save (DC 58) or be affected as by the </text:span><text:span text:style-name="T11">imprisonment </text:span><text:span text:style-name="T9">spell, except creatures are stored within the vault’s interior. The living vault can hold two Gargantuan creatures, eight Huge creatures, thirty-two Large creatures, one hundred twenty-eight Medium-size creatures, and so on. This assumes that the rest of the vault is also relatively empty, so a large hoard of treasure reduces the number of creatures a living vault can hold at any one time. If </text:span><text:span text:style-name="T11">freedom </text:span><text:span text:style-name="T9">is later cast upon the very spot where the victim of </text:span><text:span text:style-name="T11">imprisonment </text:span><text:span text:style-name="T9">disappeared, the victim is freed, though it doesn’t appear where it disappeared, but in a space adjacent to wherever the living vault is currently physically located. </text:span></text:p>
      <text:p text:style-name="P10"><text:span text:style-name="T10">Recognition (Ex):</text:span><text:span text:style-name="T9"> Once made, a living vault responds only to its owner; no other being can access the vault’s interior. The vault is not fooled by disguised creatures, and can distinguish between its true master and false duplicates, even penetrating disguises used in conjunction with </text:span><text:span text:style-name="T11">shapechange, alter self, disguise self, polymorph, seeming, </text:span><text:span text:style-name="T9">and </text:span><text:span text:style-name="T11">simulacrum </text:span><text:span text:style-name="T9">and similar effects. The vault does, however, respond to the product of a </text:span><text:span text:style-name="T11">clone </text:span><text:span text:style-name="T9">spell. </text:span></text:p>
      <text:p text:style-name="P10"><text:span text:style-name="T12">Safekeeping </text:span><text:span text:style-name="T10">(Sp):</text:span><text:span text:style-name="T9"> At will, a living vault can use a power that combines the effects of </text:span><text:span text:style-name="T11">sequester </text:span><text:span text:style-name="T9">and </text:span><text:span text:style-name="T11">plane shift </text:span><text:span text:style-name="T9">to render the vault invisible to any form of sight or divination, and at the same time transfer it to a random portion of the Astral Plane. When in safekeeping mode, the living vault responds to a </text:span><text:span text:style-name="T11">sending </text:span><text:span text:style-name="T9">by its master, returning to the location from which it left and becoming tangible once again. Creatures and objects that are stored within the vault are treated as if under the effects of </text:span><text:span text:style-name="T11">sequester, </text:span><text:span text:style-name="T9">whether the vault itself is or not. Often, creatures are brought into the vault via </text:span><text:span text:style-name="T11">imprisonment, </text:span><text:span text:style-name="T9">but sometimes unconscious or otherwise subdued creatures are stored as an object, in which case they receive no saving throw to resist the effect. </text:span></text:p>
      <text:p text:style-name="P10"><text:span text:style-name="T10">Construct Traits:</text:span><text:span text:style-name="T9"> Immune to mind-affecting effects (charms, compulsions, phantasms, patterns, and morale effects), and to poison, </text:span><text:span text:style-name="T11">sleep, </text:span><text:span text:style-name="T9">paralysis, stunning, disease, death effects, necromantic effects, and any effect that requires a Fortitude save unless it also works on objects. Cannot heal Damage (though regeneration and fast healing still apply, if present). Not subject to critical hits, subdual Damage, ability Damage, ability drain, or energy drain. Not at risk of death from massive Damage, but destroyed when reduced to 0 hit points or less; cannot be raised or resurrected. Darkvision 60 ft. </text:span></text:p>
      <text:p text:style-name="P10"><text:soft-page-break/><text:span text:style-name="T10">Magic Immunity (Ex):</text:span><text:span text:style-name="T9"> A living vault is immune to all magical and supernatural effects, except as follows. A </text:span><text:span text:style-name="T11">freedom </text:span><text:span text:style-name="T9">spell cast on it causes it to defer the use of its own </text:span><text:span text:style-name="T11">imprisonment </text:span><text:span text:style-name="T9">power for 10 rounds. </text:span></text:p>
      <text:p text:style-name="P13"/>
      <text:h text:style-name="P2" text:outline-level="4"><text:span text:style-name="T7">MERCANE </text:span></text:h>
      <table:table table:name="Table13" table:style-name="Table13">
        <table:table-column table:style-name="Table13.A"/>
        <table:table-column table:style-name="Table13.B"/>
        <table:table-row table:style-name="Table13.1">
          <table:table-cell table:style-name="Table13.A1" office:value-type="string">
            <text:p text:style-name="P11"><text:span text:style-name="T3"><text:s/></text:span></text:p>
          </table:table-cell>
          <table:table-cell table:style-name="Table13.A1" office:value-type="string">
            <text:p text:style-name="P11"><text:span text:style-name="T4">Large Outsider</text:span></text:p>
          </table:table-cell>
        </table:table-row>
        <table:table-row table:style-name="Table13.1">
          <table:table-cell table:style-name="Table13.A2" office:value-type="string">
            <text:p text:style-name="P11"><text:span text:style-name="T3">Hit Dice:</text:span></text:p>
          </table:table-cell>
          <table:table-cell table:style-name="Table13.A2" office:value-type="string">
            <text:p text:style-name="P11"><text:span text:style-name="T4">7d8+21 (52 hp) </text:span></text:p>
          </table:table-cell>
        </table:table-row>
        <table:table-row table:style-name="Table13.1">
          <table:table-cell table:style-name="Table13.A2" office:value-type="string">
            <text:p text:style-name="P10"><text:span text:style-name="T3">Initiative:</text:span></text:p>
          </table:table-cell>
          <table:table-cell table:style-name="Table13.A2" office:value-type="string">
            <text:p text:style-name="P10"><text:span text:style-name="T4">+2 (Dex) </text:span></text:p>
          </table:table-cell>
        </table:table-row>
        <table:table-row table:style-name="Table13.1">
          <table:table-cell table:style-name="Table13.A2" office:value-type="string">
            <text:p text:style-name="P10"><text:span text:style-name="T3">Speed:</text:span></text:p>
          </table:table-cell>
          <table:table-cell table:style-name="Table13.A2" office:value-type="string">
            <text:p text:style-name="P10"><text:span text:style-name="T4">30 ft. </text:span></text:p>
          </table:table-cell>
        </table:table-row>
        <table:table-row table:style-name="Table13.1">
          <table:table-cell table:style-name="Table13.A2" office:value-type="string">
            <text:p text:style-name="P10"><text:span text:style-name="T3">AC:</text:span></text:p>
          </table:table-cell>
          <table:table-cell table:style-name="Table13.A2" office:value-type="string">
            <text:p text:style-name="P10"><text:span text:style-name="T4">15 (–1 size, +2 Dex, +4 natural) </text:span></text:p>
          </table:table-cell>
        </table:table-row>
        <table:table-row table:style-name="Table13.1">
          <table:table-cell table:style-name="Table13.A2" office:value-type="string">
            <text:p text:style-name="P10"><text:span text:style-name="T3">Base Attack/Grapple:</text:span></text:p>
          </table:table-cell>
          <table:table-cell table:style-name="Table13.A2" office:value-type="string">
            <text:p text:style-name="P10"><text:span text:style-name="T4">+7/+13</text:span></text:p>
          </table:table-cell>
        </table:table-row>
        <table:table-row table:style-name="Table13.1">
          <table:table-cell table:style-name="Table13.A2" office:value-type="string">
            <text:p text:style-name="P10"><text:span text:style-name="T3">Attack:</text:span></text:p>
          </table:table-cell>
          <table:table-cell table:style-name="Table13.A2" office:value-type="string">
            <text:p text:style-name="P10"><text:span text:style-name="T4">Masterwork falchion +9(2d4+3) melee</text:span></text:p>
          </table:table-cell>
        </table:table-row>
        <table:table-row table:style-name="Table13.1">
          <table:table-cell table:style-name="Table13.A2" office:value-type="string">
            <text:p text:style-name="P10"><text:span text:style-name="T3">Full Attack:</text:span></text:p>
          </table:table-cell>
          <table:table-cell table:style-name="Table13.A2" office:value-type="string">
            <text:p text:style-name="P10"><text:span text:style-name="T4">Masterwork falchion +9/+4 (2d4+3) melee</text:span><text:span text:style-name="T3"> </text:span></text:p>
          </table:table-cell>
        </table:table-row>
        <table:table-row table:style-name="Table13.1">
          <table:table-cell table:style-name="Table13.A2" office:value-type="string">
            <text:p text:style-name="P10"><text:span text:style-name="T3">Space/Reach:</text:span></text:p>
          </table:table-cell>
          <table:table-cell table:style-name="Table13.A2" office:value-type="string">
            <text:p text:style-name="P10"><text:span text:style-name="T4">10 ft./10 ft. </text:span></text:p>
          </table:table-cell>
        </table:table-row>
        <table:table-row table:style-name="Table13.1">
          <table:table-cell table:style-name="Table13.A2" office:value-type="string">
            <text:p text:style-name="P10"><text:span text:style-name="T3">Special Qualities:</text:span></text:p>
          </table:table-cell>
          <table:table-cell table:style-name="Table13.A2" office:value-type="string">
            <text:p text:style-name="P10"><text:span text:style-name="T4">SR 25, spell-like abilities, telepathy</text:span></text:p>
          </table:table-cell>
        </table:table-row>
        <table:table-row table:style-name="Table13.1">
          <table:table-cell table:style-name="Table13.A2" office:value-type="string">
            <text:p text:style-name="P10"><text:span text:style-name="T3">Saves:</text:span></text:p>
          </table:table-cell>
          <table:table-cell table:style-name="Table13.A2" office:value-type="string">
            <text:p text:style-name="P10"><text:span text:style-name="T4">Fort +8, Ref +7, Will +8 </text:span></text:p>
          </table:table-cell>
        </table:table-row>
        <table:table-row table:style-name="Table13.1">
          <table:table-cell table:style-name="Table13.A2" office:value-type="string">
            <text:p text:style-name="P10"><text:span text:style-name="T3">Abilities:</text:span></text:p>
          </table:table-cell>
          <table:table-cell table:style-name="Table13.A2" office:value-type="string">
            <text:p text:style-name="P10"><text:span text:style-name="T4">Str 15, Dex 15, Con 16, Int 20, Wis 17, Cha 15 </text:span></text:p>
          </table:table-cell>
        </table:table-row>
        <table:table-row table:style-name="Table13.1">
          <table:table-cell table:style-name="Table13.A2" office:value-type="string">
            <text:p text:style-name="P10"><text:span text:style-name="T3">Skills:</text:span></text:p>
          </table:table-cell>
          <table:table-cell table:style-name="Table13.A2" office:value-type="string">
            <text:p text:style-name="P10"><text:span text:style-name="T4">Appraise +19, Bluff +12, Diplomacy +12, Gather Information +12, Intimidate +12, Knowledge (arcana) +15, Knowledge (the planes) +15, Listen +13, Profession (bookkeeper) +13, Sense Motive +13, Sleight of Hand +14, Spellcraft +15, Spot +12 </text:span></text:p>
          </table:table-cell>
        </table:table-row>
        <table:table-row table:style-name="Table13.1">
          <table:table-cell table:style-name="Table13.A2" office:value-type="string">
            <text:p text:style-name="P10"><text:span text:style-name="T3">Feats:</text:span></text:p>
          </table:table-cell>
          <table:table-cell table:style-name="Table13.A2" office:value-type="string">
            <text:p text:style-name="P10"><text:span text:style-name="T4">Expertise, Improved Disarm, Improved Feint</text:span></text:p>
          </table:table-cell>
        </table:table-row>
        <table:table-row table:style-name="Table13.1">
          <table:table-cell table:style-name="Table13.A2" office:value-type="string">
            <text:p text:style-name="P10"><text:span text:style-name="T3">Climate/Terrain:</text:span></text:p>
          </table:table-cell>
          <table:table-cell table:style-name="Table13.A2" office:value-type="string">
            <text:p text:style-name="P10"><text:span text:style-name="T4">Any land and underground </text:span></text:p>
          </table:table-cell>
        </table:table-row>
        <table:table-row table:style-name="Table13.1">
          <table:table-cell table:style-name="Table13.A2" office:value-type="string">
            <text:p text:style-name="P10"><text:span text:style-name="T3">Organization:</text:span></text:p>
          </table:table-cell>
          <table:table-cell table:style-name="Table13.A2" office:value-type="string">
            <text:p text:style-name="P10"><text:span text:style-name="T4">Company (1–4 mercanes and 3–18 5th-level fighter bodyguards) or progression (1 mercane, 3 14th-level fighters, 1 21st-level fighter/2nd-level Union Sentinel) </text:span></text:p>
          </table:table-cell>
        </table:table-row>
        <table:table-row table:style-name="Table13.1">
          <table:table-cell table:style-name="Table13.A2" office:value-type="string">
            <text:p text:style-name="P10"><text:span text:style-name="T3">Challenge Rating:</text:span></text:p>
          </table:table-cell>
          <table:table-cell table:style-name="Table13.A2" office:value-type="string">
            <text:p text:style-name="P10"><text:span text:style-name="T4">5 </text:span></text:p>
          </table:table-cell>
        </table:table-row>
        <table:table-row table:style-name="Table13.1">
          <table:table-cell table:style-name="Table13.A2" office:value-type="string">
            <text:p text:style-name="P10"><text:span text:style-name="T3">Treasure:</text:span></text:p>
          </table:table-cell>
          <table:table-cell table:style-name="Table13.A2" office:value-type="string">
            <text:p text:style-name="P10"><text:span text:style-name="T4">Double standard </text:span></text:p>
          </table:table-cell>
        </table:table-row>
        <table:table-row table:style-name="Table13.1">
          <table:table-cell table:style-name="Table13.A2" office:value-type="string">
            <text:p text:style-name="P10"><text:span text:style-name="T3">Alignment:</text:span></text:p>
          </table:table-cell>
          <table:table-cell table:style-name="Table13.A2" office:value-type="string">
            <text:p text:style-name="P10"><text:span text:style-name="T4">Always lawful neutral </text:span></text:p>
          </table:table-cell>
        </table:table-row>
        <table:table-row table:style-name="Table13.1">
          <table:table-cell table:style-name="Table13.A2" office:value-type="string">
            <text:p text:style-name="P10"><text:span text:style-name="T3">Advancement:</text:span></text:p>
          </table:table-cell>
          <table:table-cell table:style-name="Table13.A2" office:value-type="string">
            <text:p text:style-name="P10"><text:span text:style-name="T4">By character class </text:span></text:p>
          </table:table-cell>
        </table:table-row>
        <table:table-row table:style-name="Table13.1">
          <table:table-cell table:style-name="Table13.A21" office:value-type="string">
            <text:p text:style-name="P11"><text:span text:style-name="T3">Level Adjustment:</text:span></text:p>
          </table:table-cell>
          <table:table-cell table:style-name="Table13.A21" office:value-type="string">
            <text:p text:style-name="P11"><text:span text:style-name="T4">+7</text:span></text:p>
          </table:table-cell>
        </table:table-row>
      </table:table>
      <text:p text:style-name="P13"/>
      <text:p text:style-name="P10"><text:span text:style-name="T9">Mercanes speak Abyssal, Celestial, Draconic, Infernal, and at least two other languages. </text:span></text:p>
      <text:h text:style-name="P4" text:outline-level="1"><text:span text:style-name="T13">COMBAT </text:span></text:h>
      <text:p text:style-name="P10"><text:span text:style-name="T10">Spell-Like Abilities: </text:span><text:span text:style-name="T9">3/day—</text:span><text:span text:style-name="T11">dimension door, invisibility; </text:span><text:span text:style-name="T9">1/day—</text:span><text:span text:style-name="T11">secret chest, plane shift. </text:span><text:span text:style-name="T9">Caster level 14th; save DC 12 + spell level. </text:span></text:p>
      <text:p text:style-name="P10"><text:span text:style-name="T10">Telepathy (Su):</text:span><text:span text:style-name="T9"> Mercanes can communicate telepathically with any creature within 100 feet that has a language. </text:span></text:p>
      <text:p text:style-name="P10"><text:span text:style-name="T10">Skills:</text:span><text:span text:style-name="T9"> Mercanes receive a +4 racial bonus on Appraise checks. </text:span></text:p>
      <text:p text:style-name="P13"/>
      <text:h text:style-name="P4" text:outline-level="1"><text:span text:style-name="T13">MERCANE CHARACTERS </text:span></text:h>
      <text:p text:style-name="P10"><text:span text:style-name="T9">A mercane’s favored class is wizard. Player character mercanes have a level adjustment of +7. </text:span></text:p>
      <text:h text:style-name="P3" text:outline-level="4"><text:soft-page-break/></text:h>
      <text:h text:style-name="P2" text:outline-level="4"><text:span text:style-name="T7">MU SPORE </text:span></text:h>
      <table:table table:name="Table14" table:style-name="Table14">
        <table:table-column table:style-name="Table14.A"/>
        <table:table-column table:style-name="Table14.B"/>
        <table:table-row table:style-name="Table14.1">
          <table:table-cell table:style-name="Table14.A1" office:value-type="string">
            <text:p text:style-name="P11"><text:span text:style-name="T4"><text:s/></text:span></text:p>
          </table:table-cell>
          <table:table-cell table:style-name="Table14.A1" office:value-type="string">
            <text:p text:style-name="P11"><text:span text:style-name="T4">Colossal Plant </text:span></text:p>
          </table:table-cell>
        </table:table-row>
        <table:table-row table:style-name="Table14.1">
          <table:table-cell table:style-name="Table14.A2" office:value-type="string">
            <text:p text:style-name="P11"><text:span text:style-name="T3">Hit Dice:</text:span></text:p>
          </table:table-cell>
          <table:table-cell table:style-name="Table14.A2" office:value-type="string">
            <text:p text:style-name="P11"><text:span text:style-name="T4">35d8+315 (472 hp) </text:span></text:p>
          </table:table-cell>
        </table:table-row>
        <table:table-row table:style-name="Table14.1">
          <table:table-cell table:style-name="Table14.A2" office:value-type="string">
            <text:p text:style-name="P10"><text:span text:style-name="T3">Initiative:</text:span></text:p>
          </table:table-cell>
          <table:table-cell table:style-name="Table14.A2" office:value-type="string">
            <text:p text:style-name="P10"><text:span text:style-name="T4">+5 (-3 Dex, +8 Superior Initiative) </text:span></text:p>
          </table:table-cell>
        </table:table-row>
        <table:table-row table:style-name="Table14.1">
          <table:table-cell table:style-name="Table14.A2" office:value-type="string">
            <text:p text:style-name="P10"><text:span text:style-name="T3">Speed:</text:span></text:p>
          </table:table-cell>
          <table:table-cell table:style-name="Table14.A2" office:value-type="string">
            <text:p text:style-name="P10"><text:span text:style-name="T4">40 ft. </text:span></text:p>
          </table:table-cell>
        </table:table-row>
        <table:table-row table:style-name="Table14.1">
          <table:table-cell table:style-name="Table14.A2" office:value-type="string">
            <text:p text:style-name="P10"><text:span text:style-name="T3">AC:</text:span></text:p>
          </table:table-cell>
          <table:table-cell table:style-name="Table14.A2" office:value-type="string">
            <text:p text:style-name="P10"><text:span text:style-name="T4">27 (–3 Dex, –8 size, +28 natural) </text:span></text:p>
          </table:table-cell>
        </table:table-row>
        <table:table-row table:style-name="Table14.1">
          <table:table-cell table:style-name="Table14.A2" office:value-type="string">
            <text:p text:style-name="P10"><text:span text:style-name="T3">Base Attack/Grapple:</text:span></text:p>
          </table:table-cell>
          <table:table-cell table:style-name="Table14.A2" office:value-type="string">
            <text:p text:style-name="P10"><text:span text:style-name="T4">+26/+55</text:span></text:p>
          </table:table-cell>
        </table:table-row>
        <table:table-row table:style-name="Table14.1">
          <table:table-cell table:style-name="Table14.A2" office:value-type="string">
            <text:p text:style-name="P10"><text:span text:style-name="T3">Attack:</text:span></text:p>
          </table:table-cell>
          <table:table-cell table:style-name="Table14.A2" office:value-type="string">
            <text:p text:style-name="P10"><text:span text:style-name="T4">Tendril +31 (2d6+13/19-20) melee</text:span></text:p>
          </table:table-cell>
        </table:table-row>
        <table:table-row table:style-name="Table14.1">
          <table:table-cell table:style-name="Table14.A2" office:value-type="string">
            <text:p text:style-name="P10"><text:span text:style-name="T3">Full Attack:</text:span></text:p>
          </table:table-cell>
          <table:table-cell table:style-name="Table14.A2" office:value-type="string">
            <text:p text:style-name="P10"><text:span text:style-name="T4">4 tendrils +31 (2d6+13/19-20) melee, 1 bite +26 (4d6+6/19-20) melee</text:span></text:p>
          </table:table-cell>
        </table:table-row>
        <table:table-row table:style-name="Table14.1">
          <table:table-cell table:style-name="Table14.A2" office:value-type="string">
            <text:p text:style-name="P10"><text:span text:style-name="T3">Space/Reach:</text:span></text:p>
          </table:table-cell>
          <table:table-cell table:style-name="Table14.A2" office:value-type="string">
            <text:p text:style-name="P10"><text:span text:style-name="T4">30 ft./30 ft. </text:span></text:p>
          </table:table-cell>
        </table:table-row>
        <table:table-row table:style-name="Table14.1">
          <table:table-cell table:style-name="Table14.A2" office:value-type="string">
            <text:p text:style-name="P10"><text:span text:style-name="T3">Special Attacks:</text:span></text:p>
          </table:table-cell>
          <table:table-cell table:style-name="Table14.A2" office:value-type="string">
            <text:p text:style-name="P10"><text:span text:style-name="T4">Spore cough, improved grab, swallow whole </text:span></text:p>
          </table:table-cell>
        </table:table-row>
        <table:table-row table:style-name="Table14.1">
          <table:table-cell table:style-name="Table14.A2" office:value-type="string">
            <text:p text:style-name="P10"><text:span text:style-name="T3">Special Qualities:</text:span></text:p>
          </table:table-cell>
          <table:table-cell table:style-name="Table14.A2" office:value-type="string">
            <text:p text:style-name="P10"><text:span text:style-name="T4">Acid resistance 20, blindsight 210 ft., DR 10/epic, fast healing 10, plant traits, sticky</text:span></text:p>
          </table:table-cell>
        </table:table-row>
        <table:table-row table:style-name="Table14.1">
          <table:table-cell table:style-name="Table14.A2" office:value-type="string">
            <text:p text:style-name="P10"><text:span text:style-name="T3">Saves:</text:span></text:p>
          </table:table-cell>
          <table:table-cell table:style-name="Table14.A2" office:value-type="string">
            <text:p text:style-name="P10"><text:span text:style-name="T4">Fort +28, Ref +8, Will +20 </text:span></text:p>
          </table:table-cell>
        </table:table-row>
        <table:table-row table:style-name="Table14.1">
          <table:table-cell table:style-name="Table14.A2" office:value-type="string">
            <text:p text:style-name="P10"><text:span text:style-name="T3">Abilities:</text:span></text:p>
          </table:table-cell>
          <table:table-cell table:style-name="Table14.A2" office:value-type="string">
            <text:p text:style-name="P10"><text:span text:style-name="T4">Str 36, Dex 5, Con 29, Int 18, Wis 28, Cha 28 </text:span></text:p>
          </table:table-cell>
        </table:table-row>
        <table:table-row table:style-name="Table14.1">
          <table:table-cell table:style-name="Table14.A2" office:value-type="string">
            <text:p text:style-name="P10"><text:span text:style-name="T3">Skills:</text:span></text:p>
          </table:table-cell>
          <table:table-cell table:style-name="Table14.A2" office:value-type="string">
            <text:p text:style-name="P10"><text:span text:style-name="T4">Bluff +47, Diplomacy +13, Gather Information +13, Hide +35, Intimidate +13, Jump +13, Knowledge (local, nature) +42, Listen +47, Spot +47</text:span></text:p>
          </table:table-cell>
        </table:table-row>
        <table:table-row table:style-name="Table14.1">
          <table:table-cell table:style-name="Table14.A2" office:value-type="string">
            <text:p text:style-name="P10"><text:span text:style-name="T3">Feats:</text:span></text:p>
          </table:table-cell>
          <table:table-cell table:style-name="Table14.A2" office:value-type="string">
            <text:p text:style-name="P10"><text:span text:style-name="T4">Cleave, Great Cleave, Improved Critical (bite), Improved Critical (tendril), Improved initiative, Lightning Reflexes, Power Attack</text:span></text:p>
          </table:table-cell>
        </table:table-row>
        <table:table-row table:style-name="Table14.1">
          <table:table-cell table:style-name="Table14.A2" office:value-type="string">
            <text:p text:style-name="P10"><text:span text:style-name="T3">Epic Feats:</text:span></text:p>
          </table:table-cell>
          <table:table-cell table:style-name="Table14.A2" office:value-type="string">
            <text:p text:style-name="P10"><text:span text:style-name="T4">Epic Reflexes, Epic Toughness (x3), Superior Initiative</text:span></text:p>
          </table:table-cell>
        </table:table-row>
        <table:table-row table:style-name="Table14.1">
          <table:table-cell table:style-name="Table14.A2" office:value-type="string">
            <text:p text:style-name="P10"><text:span text:style-name="T3">Climate/Terrain:</text:span></text:p>
          </table:table-cell>
          <table:table-cell table:style-name="Table14.A2" office:value-type="string">
            <text:p text:style-name="P10"><text:span text:style-name="T4">Any </text:span></text:p>
          </table:table-cell>
        </table:table-row>
        <table:table-row table:style-name="Table14.1">
          <table:table-cell table:style-name="Table14.A2" office:value-type="string">
            <text:p text:style-name="P10"><text:span text:style-name="T3">Organization:</text:span></text:p>
          </table:table-cell>
          <table:table-cell table:style-name="Table14.A2" office:value-type="string">
            <text:p text:style-name="P10"><text:span text:style-name="T4">Solitary, pair, or polyp (3–7) </text:span></text:p>
          </table:table-cell>
        </table:table-row>
        <table:table-row table:style-name="Table14.1">
          <table:table-cell table:style-name="Table14.A2" office:value-type="string">
            <text:p text:style-name="P10"><text:span text:style-name="T3">Challenge Rating:</text:span></text:p>
          </table:table-cell>
          <table:table-cell table:style-name="Table14.A2" office:value-type="string">
            <text:p text:style-name="P10"><text:span text:style-name="T4">21 </text:span></text:p>
          </table:table-cell>
        </table:table-row>
        <table:table-row table:style-name="Table14.1">
          <table:table-cell table:style-name="Table14.A2" office:value-type="string">
            <text:p text:style-name="P10"><text:span text:style-name="T3">Treasure:</text:span></text:p>
          </table:table-cell>
          <table:table-cell table:style-name="Table14.A2" office:value-type="string">
            <text:p text:style-name="P10"><text:span text:style-name="T4">Standard </text:span></text:p>
          </table:table-cell>
        </table:table-row>
        <table:table-row table:style-name="Table14.1">
          <table:table-cell table:style-name="Table14.A2" office:value-type="string">
            <text:p text:style-name="P10"><text:span text:style-name="T3">Alignment:</text:span></text:p>
          </table:table-cell>
          <table:table-cell table:style-name="Table14.A2" office:value-type="string">
            <text:p text:style-name="P10"><text:span text:style-name="T4">Usually chaotic neutral </text:span></text:p>
          </table:table-cell>
        </table:table-row>
        <table:table-row table:style-name="Table14.1">
          <table:table-cell table:style-name="Table14.A22" office:value-type="string">
            <text:p text:style-name="P11"><text:span text:style-name="T3">Advancement:</text:span></text:p>
          </table:table-cell>
          <table:table-cell table:style-name="Table14.A22" office:value-type="string">
            <text:p text:style-name="P11"><text:span text:style-name="T4">36+ HD (Colossal) </text:span></text:p>
          </table:table-cell>
        </table:table-row>
      </table:table>
      <text:p text:style-name="P10"><text:span text:style-name="T9">Mu spores speak Common and Terran. </text:span></text:p>
      <text:p text:style-name="P10"><text:span text:style-name="T9">A mu spore’s natural weapons are treated as epic for the purpose of overcoming damage reduction.</text:span></text:p>
      <text:p text:style-name="P10"><text:span text:style-name="T14">COMBAT</text:span></text:p>
      <text:p text:style-name="P10"><text:span text:style-name="T10">Spore Cough (Su):</text:span><text:span text:style-name="T9"> Once every 1d4 rounds a mu spore can release a cloud of burrowing spores. This spore cough is treated as a 100-foot-cone breath weapon. The burrowing spores deal 20d8 points of Damage to all creatures and structures in the area, or half Damage to any creatures that make a Reflex save (DC 36). The DC is Charisma-based.</text:span></text:p>
      <text:p text:style-name="P10"><text:span text:style-name="T10">Improved Grab (Ex):</text:span><text:span text:style-name="T9"> If a mu spore hits with a tendril, it deals normal Damage and attempts to start a grapple as a free action without provoking an attack of opportunity. Improved grab works only against Gargantuan and smaller opponents. The mu spore has the option to conduct the grapple normally, transfer the victim to its mouth as a free action, or simply use its tendril to hold the opponent. Each successful grapple check it makes during successive rounds automatically deals the Damage given for the tendril. </text:span></text:p>
      <text:p text:style-name="P10"><text:span text:style-name="T10">Swallow Whole (Ex):</text:span><text:span text:style-name="T9"> If the mu spore begins its turn with an opponent held in its mouth, it can attempt a new grapple check (as though attempting to pin the opponent). If it succeeds, it swallows its prey and the opponent takes bite Damage. A swallowed creature takes the twice the Damage given for the mu spore’s bite every round. A swallowed creature is considered grappled, while the creature that did the swallowing is not. A swallowed creature can try to cut its way free with any light piercing or slashing weapon, if it can deal 33 points of Damage in this fashion, or it can just try to escape the grapple. If the swallowed creature chooses the latter course, success puts it back in the mu spore’s mouth, where it may be bitten or swallowed again. </text:span></text:p>
      <text:p text:style-name="P10"><text:span text:style-name="T10">Sticky (Ex): </text:span><text:span text:style-name="T9">Sticky tendrils cover a mu spore, many more than the four main tendrils it uses for combat. Any creature that touches or successfully attacks a mu spore with a melee weapon is subject to a free improved grab check by the mu spore, as if the mu spore had success-fully attacked the creature with a tendril. A creature wielding a melee weapon must immediately relinquish its grip on its weapon, or proceed with the grapple check. If the subject relinquishes its grip on its weapon, the weapon is swallowed the following round. Creatures who attack the mu spore in melee without a weapon they can release (such as those with natural attacks only) do not have this option. </text:span></text:p>
      <text:p text:style-name="P10"><text:span text:style-name="T10">Plant Traits:</text:span><text:span text:style-name="T9"> Immune to poison, </text:span><text:span text:style-name="T11">sleep, </text:span><text:span text:style-name="T9">paralysis, stunning, and polymorphing; not subject to critical hits or mind-affecting effects. </text:span></text:p>
      <text:p text:style-name="P13"/>
      <text:p text:style-name="P10"><text:soft-page-break/><text:span text:style-name="T7">NEH-THALGGU (BRAIN COLLECTOR) </text:span></text:p>
      <table:table table:name="Table15" table:style-name="Table15">
        <table:table-column table:style-name="Table15.A"/>
        <table:table-column table:style-name="Table15.B"/>
        <table:table-row table:style-name="Table15.1">
          <table:table-cell table:style-name="Table15.A1" office:value-type="string">
            <text:p text:style-name="P11"><text:span text:style-name="T3"><text:s/></text:span></text:p>
          </table:table-cell>
          <table:table-cell table:style-name="Table15.A1" office:value-type="string">
            <text:p text:style-name="P11"><text:span text:style-name="T4">Huge Aberration (Extraplanar, Incorporeal) </text:span></text:p>
          </table:table-cell>
        </table:table-row>
        <table:table-row table:style-name="Table15.1">
          <table:table-cell table:style-name="Table15.A2" office:value-type="string">
            <text:p text:style-name="P11"><text:span text:style-name="T3">Hit Dice:</text:span></text:p>
          </table:table-cell>
          <table:table-cell table:style-name="Table15.A2" office:value-type="string">
            <text:p text:style-name="P11"><text:span text:style-name="T4">32d8+192 (336 hp) </text:span></text:p>
          </table:table-cell>
        </table:table-row>
        <table:table-row table:style-name="Table15.1">
          <table:table-cell table:style-name="Table15.A2" office:value-type="string">
            <text:p text:style-name="P10"><text:span text:style-name="T3">Initiative:</text:span></text:p>
          </table:table-cell>
          <table:table-cell table:style-name="Table15.A2" office:value-type="string">
            <text:p text:style-name="P10"><text:span text:style-name="T4">+12 (+4 Dex, +8 Superior Initiative) </text:span></text:p>
          </table:table-cell>
        </table:table-row>
        <table:table-row table:style-name="Table15.1">
          <table:table-cell table:style-name="Table15.A2" office:value-type="string">
            <text:p text:style-name="P10"><text:span text:style-name="T3">Speed:</text:span></text:p>
          </table:table-cell>
          <table:table-cell table:style-name="Table15.A2" office:value-type="string">
            <text:p text:style-name="P10"><text:span text:style-name="T4">60 ft. or via </text:span><text:span text:style-name="T5">dimension door </text:span></text:p>
          </table:table-cell>
        </table:table-row>
        <table:table-row table:style-name="Table15.1">
          <table:table-cell table:style-name="Table15.A2" office:value-type="string">
            <text:p text:style-name="P10"><text:span text:style-name="T3">AC:</text:span></text:p>
          </table:table-cell>
          <table:table-cell table:style-name="Table15.A2" office:value-type="string">
            <text:p text:style-name="P10"><text:span text:style-name="T4">35 (–2 size, +4 Dex, +3 deflection, +20 insight) </text:span></text:p>
          </table:table-cell>
        </table:table-row>
        <table:table-row table:style-name="Table15.1">
          <table:table-cell table:style-name="Table15.A2" office:value-type="string">
            <text:p text:style-name="P10"><text:span text:style-name="T3">Base Attack/Grapple:</text:span></text:p>
          </table:table-cell>
          <table:table-cell table:style-name="Table15.A2" office:value-type="string">
            <text:p text:style-name="P10"><text:span text:style-name="T4">+24/–</text:span></text:p>
          </table:table-cell>
        </table:table-row>
        <table:table-row table:style-name="Table15.1">
          <table:table-cell table:style-name="Table15.A2" office:value-type="string">
            <text:p text:style-name="P10"><text:span text:style-name="T3">Attack:</text:span></text:p>
          </table:table-cell>
          <table:table-cell table:style-name="Table15.A2" office:value-type="string">
            <text:p text:style-name="P10"><text:span text:style-name="T4">Bite +26 (4d10 + 12 plus poison) melee</text:span></text:p>
          </table:table-cell>
        </table:table-row>
        <table:table-row table:style-name="Table15.1">
          <table:table-cell table:style-name="Table15.A2" office:value-type="string">
            <text:p text:style-name="P10"><text:span text:style-name="T3">Full Attack:</text:span></text:p>
          </table:table-cell>
          <table:table-cell table:style-name="Table15.A2" office:value-type="string">
            <text:p text:style-name="P10"><text:span text:style-name="T4">Bite +26 (4d10 + 12 plus poison ) melee, 10 head-tentacles +21 (2d10 plus ability drain ) melee touch attack</text:span></text:p>
          </table:table-cell>
        </table:table-row>
        <table:table-row table:style-name="Table15.1">
          <table:table-cell table:style-name="Table15.A2" office:value-type="string">
            <text:p text:style-name="P10"><text:span text:style-name="T3">Space/Reach:</text:span></text:p>
          </table:table-cell>
          <table:table-cell table:style-name="Table15.A2" office:value-type="string">
            <text:p text:style-name="P10"><text:span text:style-name="T4">15 ft./10 ft. </text:span></text:p>
          </table:table-cell>
        </table:table-row>
        <table:table-row table:style-name="Table15.1">
          <table:table-cell table:style-name="Table15.A2" office:value-type="string">
            <text:p text:style-name="P10"><text:span text:style-name="T3">Special Attacks:</text:span></text:p>
          </table:table-cell>
          <table:table-cell table:style-name="Table15.A2" office:value-type="string">
            <text:p text:style-name="P10"><text:span text:style-name="T4">Extract brains (ranged attack), poison, spells </text:span></text:p>
          </table:table-cell>
        </table:table-row>
        <table:table-row table:style-name="Table15.1">
          <table:table-cell table:style-name="Table15.A2" office:value-type="string">
            <text:p text:style-name="P10"><text:span text:style-name="T3">Special Qualities:</text:span></text:p>
          </table:table-cell>
          <table:table-cell table:style-name="Table15.A2" office:value-type="string">
            <text:p text:style-name="P10"><text:span text:style-name="T5">Dimensional travel, </text:span><text:span text:style-name="T4">DR 10/epic, incorporeal traits, amorphous physiology, manifest maw, SR 30, darkvision 60 ft.</text:span></text:p>
          </table:table-cell>
        </table:table-row>
        <table:table-row table:style-name="Table15.1">
          <table:table-cell table:style-name="Table15.A2" office:value-type="string">
            <text:p text:style-name="P10"><text:span text:style-name="T3">Saves:</text:span></text:p>
          </table:table-cell>
          <table:table-cell table:style-name="Table15.A2" office:value-type="string">
            <text:p text:style-name="P10"><text:span text:style-name="T4">Fort +16, Ref +14, Will +23 </text:span></text:p>
          </table:table-cell>
        </table:table-row>
        <table:table-row table:style-name="Table15.1">
          <table:table-cell table:style-name="Table15.A2" office:value-type="string">
            <text:p text:style-name="P10"><text:span text:style-name="T3">Abilities:</text:span></text:p>
          </table:table-cell>
          <table:table-cell table:style-name="Table15.A2" office:value-type="string">
            <text:p text:style-name="P10"><text:span text:style-name="T4">Str –, Dex 19, Con 22, Int 20, Wis 20, Cha 17 </text:span></text:p>
          </table:table-cell>
        </table:table-row>
        <table:table-row table:style-name="Table15.1">
          <table:table-cell table:style-name="Table15.A2" office:value-type="string">
            <text:p text:style-name="P10"><text:span text:style-name="T3">Skills:</text:span></text:p>
          </table:table-cell>
          <table:table-cell table:style-name="Table15.A2" office:value-type="string">
            <text:p text:style-name="P10"><text:span text:style-name="T4">Concentration +41, Hide +39, Knowledge (arcana, the planes) +40, Move Silently +39, Search +40, Spellcraft +40</text:span></text:p>
          </table:table-cell>
        </table:table-row>
        <table:table-row table:style-name="Table15.1">
          <table:table-cell table:style-name="Table15.A2" office:value-type="string">
            <text:p text:style-name="P10"><text:span text:style-name="T3">Feats:</text:span></text:p>
          </table:table-cell>
          <table:table-cell table:style-name="Table15.A2" office:value-type="string">
            <text:p text:style-name="P10"><text:span text:style-name="T4">Blind-Fight, Combat Reflexes, Dodge, Eschew Materials, Expertise, Improved Initiative, Maximize Spell, Mobility, Power Attack, Spring Attack </text:span></text:p>
          </table:table-cell>
        </table:table-row>
        <table:table-row table:style-name="Table15.1">
          <table:table-cell table:style-name="Table15.A2" office:value-type="string">
            <text:p text:style-name="P10"><text:span text:style-name="T3">Epic Feats:</text:span></text:p>
          </table:table-cell>
          <table:table-cell table:style-name="Table15.A2" office:value-type="string">
            <text:p text:style-name="P10"><text:span text:style-name="T4">Superior Initiative </text:span></text:p>
          </table:table-cell>
        </table:table-row>
        <table:table-row table:style-name="Table15.1">
          <table:table-cell table:style-name="Table15.A2" office:value-type="string">
            <text:p text:style-name="P10"><text:span text:style-name="T3">Climate/Terrain:</text:span></text:p>
          </table:table-cell>
          <table:table-cell table:style-name="Table15.A2" office:value-type="string">
            <text:p text:style-name="P10"><text:span text:style-name="T4">Any </text:span></text:p>
          </table:table-cell>
        </table:table-row>
        <table:table-row table:style-name="Table15.1">
          <table:table-cell table:style-name="Table15.A2" office:value-type="string">
            <text:p text:style-name="P10"><text:span text:style-name="T3">Organization:</text:span></text:p>
          </table:table-cell>
          <table:table-cell table:style-name="Table15.A2" office:value-type="string">
            <text:p text:style-name="P10"><text:span text:style-name="T4">Solitary</text:span></text:p>
          </table:table-cell>
        </table:table-row>
        <table:table-row table:style-name="Table15.1">
          <table:table-cell table:style-name="Table15.A2" office:value-type="string">
            <text:p text:style-name="P10"><text:span text:style-name="T3">Challenge Rating:</text:span></text:p>
          </table:table-cell>
          <table:table-cell table:style-name="Table15.A2" office:value-type="string">
            <text:p text:style-name="P10"><text:span text:style-name="T4">26 </text:span></text:p>
          </table:table-cell>
        </table:table-row>
        <table:table-row table:style-name="Table15.1">
          <table:table-cell table:style-name="Table15.A2" office:value-type="string">
            <text:p text:style-name="P10"><text:span text:style-name="T3">Treasure:</text:span></text:p>
          </table:table-cell>
          <table:table-cell table:style-name="Table15.A2" office:value-type="string">
            <text:p text:style-name="P10"><text:span text:style-name="T4">Triple standard </text:span></text:p>
          </table:table-cell>
        </table:table-row>
        <table:table-row table:style-name="Table15.1">
          <table:table-cell table:style-name="Table15.A2" office:value-type="string">
            <text:p text:style-name="P10"><text:span text:style-name="T3">Alignment:</text:span></text:p>
          </table:table-cell>
          <table:table-cell table:style-name="Table15.A2" office:value-type="string">
            <text:p text:style-name="P10"><text:span text:style-name="T4">Usually chaotic neutral, neutral evil, or chaotic evil </text:span></text:p>
          </table:table-cell>
        </table:table-row>
        <table:table-row table:style-name="Table15.1">
          <table:table-cell table:style-name="Table15.A22" office:value-type="string">
            <text:p text:style-name="P11"><text:span text:style-name="T3">Advancement:</text:span></text:p>
          </table:table-cell>
          <table:table-cell table:style-name="Table15.A22" office:value-type="string">
            <text:p text:style-name="P11"><text:span text:style-name="T4">33–66 HD (Gargantuan); 67–112 HD (Colossal) </text:span></text:p>
          </table:table-cell>
        </table:table-row>
      </table:table>
      <text:p text:style-name="P10"><text:span text:style-name="T9">A creature whose brain has been harvested by a brain collector cannot be raised, reincarnated, or resurrected while the brain is in the creature, because the collector preserves and draws upon the soul and basic personality of the creature for as long as it retains the brain. Neh-thalggus’ own language is a silent sign language “spoken” with their writhing head-tentacles. They can also communicate telepathically with any creature that has a language within 100 feet. </text:span></text:p>
      <text:p text:style-name="P10"><text:span text:style-name="T9">A neh-thalggu’s natural weapons are treated as epic for the purpose of overcoming damage reduction.</text:span></text:p>
      <text:p text:style-name="P10"><text:span text:style-name="T14">COMBAT </text:span></text:p>
      <text:p text:style-name="P10"><text:span text:style-name="T10">Poison (Ex):</text:span><text:span text:style-name="T9"> A neh-thalggu’s bite injects a debilitating poison (DC 32) that Damages the victim’s Constitution. He or she loses half his or her current Constitution immediately on a failed save and must save again 1 minute later or lose half of his or her remaining Constitution. If the character survives, he or she heals the ability Damage at the normal rate (1 point per day). The save DC is Constitution-based.</text:span></text:p>
      <text:p text:style-name="P10"><text:span text:style-name="T10">Head-Tentacles (Ex): </text:span><text:span text:style-name="T9">The long, whiplike tentacles that frame either side of a brain collector’s face can deliver a dangerous touch attack that, if successful, causes the target to dehydrate and wither (2d10 points of desiccation Damage). In addition, each successful tentacle attack drains 1 point of Strength, 1 point of Dexterity, and 1 point of Constitution. This is permanent ability drain and may only be reversed by spells such as </text:span><text:span text:style-name="T11">restoration </text:span><text:span text:style-name="T9">and </text:span><text:span text:style-name="T11">greater restoratio</text:span><text:span text:style-name="T9">n. It can bring all ten tentacles to bear on a single target facing it or divide its attacks against up to ten targets that it threatens. </text:span></text:p>
      <text:p text:style-name="P10"><text:span text:style-name="T12">Extract Brains </text:span><text:span text:style-name="T10">(Sp):</text:span><text:span text:style-name="T9"> Once every 1d4 rounds, as a full-round action, a brain collector can extract the brain from a target creature in line of sight. This attack is psionic in nature and can be blocked by a </text:span><text:span text:style-name="T11">dimensional anchor </text:span><text:span text:style-name="T9">currently in force on the target. The target gets a Will save (DC 31) to resist the extraction. The save DC is Intelligence-based. If the save fails, his or her brain is drawn out intact through the skull by extradimensional means and sucked up by the brain collector, lodging in an unused storage sac above and behind its eyes. If the save succeeds, he or she takes 9d6 points of Damage and is stunned for 1d4+1 rounds. A brain collector prefers to absorb brains of high-level arcane spellcasters but is fully capable of extracting those of other foes as a highly effective attack. When encountered, assume a neh-thalggu has a full retinue of thirteen stolen brains. Each brain less than the full thirteen bestows one negative level on the neh-thalggu (though these never convert to actual level loss), which is a powerful incentive for the creature to always keep its brain-sacs filled. A neh-thalggu is free to draw on all the Knowledge skills of each brain it currently stores, using the base ranks in a skill possessed by each brain, and adjusted by the neh-thalggu’s own skill modifiers for the Knowledge skill in question (or its Intelligence modifier, for a skill it has no ranks in). </text:span></text:p>
      <text:p text:style-name="P10"><text:span text:style-name="T12">Dimensional Travel </text:span><text:span text:style-name="T10">(Sp):</text:span><text:span text:style-name="T9"> A brain collector’s preferred method of locomotion is via </text:span><text:span text:style-name="T11">dimension door, </text:span><text:span text:style-name="T9">which it can do as a quickened action, once per round. It can also use </text:span><text:span text:style-name="T11">teleport without error </text:span><text:span text:style-name="T9">or </text:span><text:span text:style-name="T11">plane shift </text:span><text:span text:style-name="T9">at will as a move-equivalent action.</text:span></text:p>
      <text:p text:style-name="P10"><text:span text:style-name="T10">Spells (Sp):</text:span><text:span text:style-name="T9"> A fully grown brain collector can cast arcane spells as a 13th-level sorcerer (one level of spell-casting ability per brain).</text:span></text:p>
      <text:p text:style-name="P10"><text:span text:style-name="T10">Incorporeal:</text:span><text:span text:style-name="T9"> A neh-thalggu is not wholly in our reality but always remains partially extradimensional. Thus it can be harmed only by other incorporeal creatures, +1 or better weapons, magic, or psionics, with a 50% chance to ignore any Damage from a corporeal source. It can pass through solid objects at will, and its own attacks pass through armor (except for its bite attack, which is treated as if a corporeal attack). It always moves silently unless it chooses otherwise. </text:span></text:p>
      <text:p text:style-name="P10"><text:span text:style-name="T10">Amorphous Physiology (Ex):</text:span><text:span text:style-name="T9"> A brain collector does not have fixed organs. As such, it is immune to critical hits, death from massive Damage, sneak attacks, and coup de grace. </text:span></text:p>
      <text:p text:style-name="P10"><text:soft-page-break/><text:span text:style-name="T10">Manifest Maw:</text:span><text:span text:style-name="T9"> Though it is an incorporeal creature, a neh-thalggu can manifest its mouth in corporeal form as a standard action. While so manifested, the mouth can deliver bite attacks against corporeal creatures or pick up objects. The mouth bites as if it had Str 35. </text:span></text:p>
      <text:p text:style-name="P10"><text:span text:style-name="T10">Feats: </text:span><text:span text:style-name="T9">A neh-thalggu gains Power Attack as a bonus feat, even though it has no Strength score. </text:span></text:p>
      <text:p text:style-name="P13"/>
      <text:h text:style-name="P2" text:outline-level="4"><text:span text:style-name="T7">PARAGON CREATURE</text:span></text:h>
      <text:h text:style-name="P4" text:outline-level="1"><text:span text:style-name="T13">CREATING A PARAGON CREATURE </text:span></text:h>
      <text:p text:style-name="P10"><text:span text:style-name="T9">“Paragon” is a template that can be added to any creature (referred to hereafter as the base creature). </text:span></text:p>
      <text:p text:style-name="P10"><text:span text:style-name="T9">The base creature’s type remains unchanged. The paragon creature uses all the base creature’s statistics and special abilities except as noted here. </text:span></text:p>
      <text:p text:style-name="P10"><text:span text:style-name="T10">HD:</text:span><text:span text:style-name="T9"> A paragon creature always has maximum hit points. Paragon creatures also gain an additional 12 hit points per HD. </text:span></text:p>
      <text:p text:style-name="P10"><text:span text:style-name="T10">Speed:</text:span><text:span text:style-name="T9"> A paragon creature’s speed triples, for all movement types. </text:span></text:p>
      <text:p text:style-name="P10"><text:span text:style-name="T10">AC:</text:span><text:span text:style-name="T9"> Paragon creatures gain a +12 insight bonus to AC and a +12 luck bonus to AC. They also gain a +5 natural armor bonus (if the creature already has natural armor, use whichever is better). </text:span></text:p>
      <text:p text:style-name="P10"><text:span text:style-name="T10">Attacks:</text:span><text:span text:style-name="T9"> A paragon creature makes all its attacks with a +25 luck bonus on the attack roll. </text:span></text:p>
      <text:p text:style-name="P10"><text:span text:style-name="T10">Damage:</text:span><text:span text:style-name="T9"> A paragon creature gains a +20 luck bonus on Damage rolls for all melee and thrown ranged attacks. </text:span></text:p>
      <text:p text:style-name="P10"><text:span text:style-name="T10">Special Attacks:</text:span><text:span text:style-name="T9"> A paragon creature’s special attacks, if any, all gain a +13 insight bonus, if applicable. The +13 insight bonus may only be applied to a given special ability once. </text:span></text:p>
      <text:p text:style-name="P10"><text:span text:style-name="T10">Spell-Like Abilities (Sp) or Psionics (Sp):</text:span><text:span text:style-name="T9"> If the base creature has spell-like abilities, it gains +15 to its caster level to use those abilities. A paragon creature also gains the ability to use </text:span><text:span text:style-name="T11">greater dispel magic, haste, </text:span><text:span text:style-name="T9">and </text:span><text:span text:style-name="T11">see invisibility </text:span><text:span text:style-name="T9">three times per day, even if it did not have spell-like abilities before, at 15th caster level. </text:span></text:p>
      <text:p text:style-name="P10"><text:span text:style-name="T10">Special Qualities:</text:span><text:span text:style-name="T9"> A paragon creature retains all the special qualities of the base creature and also gains the following. </text:span></text:p>
      <text:p text:style-name="P10"><text:span text:style-name="T9">• Fire and cold resistance 10. If the creature already possesses such resistance, use whichever is better. </text:span></text:p>
      <text:p text:style-name="P10"><text:span text:style-name="T9">• Damage reduction 10/epic. If the creature already possesses Damage reduction, use whichever is better. </text:span></text:p>
      <text:p text:style-name="P9"><text:span text:style-name="T9">• Spell resistance equal to the paragon creature’s CR +25. If the creature already possesses spell resistance, use whichever is higher. </text:span></text:p>
      <text:p text:style-name="P10"><text:span text:style-name="T9">• Fast healing 20. If the creature already possesses fast healing, use whichever is better. </text:span></text:p>
      <text:p text:style-name="P10"><text:span text:style-name="T9">• A paragon creature’s natural weapons are treated as epic for the purpose of overcoming damage reduction.</text:span></text:p>
      <text:p text:style-name="P10"><text:span text:style-name="T10">Saves:</text:span><text:span text:style-name="T9"> The paragon creature gains a +10 insight bonus on all its saving throws. </text:span></text:p>
      <text:p text:style-name="P10"><text:span text:style-name="T10">Abilities:</text:span><text:span text:style-name="T9"> All ability scores are 15 points higher than those of the base creature. </text:span></text:p>
      <text:p text:style-name="P10"><text:span text:style-name="T10">Skills:</text:span><text:span text:style-name="T9"> The paragon creature gains a +10 competence bonus on all its skill checks. </text:span></text:p>
      <text:p text:style-name="P10"><text:span text:style-name="T10">Feats: </text:span><text:span text:style-name="T9">Same as the base creature, plus one bonus feat. </text:span></text:p>
      <text:p text:style-name="P10"><text:span text:style-name="T10">Climate/Terrain:</text:span><text:span text:style-name="T9"> Any land and underground. </text:span></text:p>
      <text:p text:style-name="P10"><text:span text:style-name="T10">Organization:</text:span><text:span text:style-name="T9"> Same as the base creature. </text:span></text:p>
      <text:p text:style-name="P10"><text:span text:style-name="T10">Challenge Rating:</text:span><text:span text:style-name="T9"> As base creature +15.</text:span></text:p>
      <text:p text:style-name="P10"><text:span text:style-name="T10">Treasure: </text:span><text:span text:style-name="T9">Standard for a creature of the adjusted CR. </text:span></text:p>
      <text:p text:style-name="P10"><text:span text:style-name="T10">Alignment:</text:span><text:span text:style-name="T9"> Same as the base creature. </text:span></text:p>
      <text:p text:style-name="P10"><text:span text:style-name="T10">Advancement:</text:span><text:span text:style-name="T9"> Same as the base creature.</text:span></text:p>
      <text:p text:style-name="P13"/>
      <text:h text:style-name="P2" text:outline-level="4"><text:span text:style-name="T7">PRISMASAURUS </text:span></text:h>
      <table:table table:name="Table16" table:style-name="Table16">
        <table:table-column table:style-name="Table16.A"/>
        <table:table-column table:style-name="Table16.B"/>
        <table:table-row table:style-name="Table16.1">
          <table:table-cell table:style-name="Table16.A1" office:value-type="string">
            <text:p text:style-name="P11"><text:span text:style-name="T4"><text:s/></text:span></text:p>
          </table:table-cell>
          <table:table-cell table:style-name="Table16.A1" office:value-type="string">
            <text:p text:style-name="P11"><text:span text:style-name="T4">Huge Magical Beast </text:span></text:p>
          </table:table-cell>
        </table:table-row>
        <table:table-row table:style-name="Table16.1">
          <table:table-cell table:style-name="Table16.A2" office:value-type="string">
            <text:p text:style-name="P11"><text:span text:style-name="T3">Hit Dice:</text:span></text:p>
          </table:table-cell>
          <table:table-cell table:style-name="Table16.A2" office:value-type="string">
            <text:p text:style-name="P11"><text:span text:style-name="T4">60d10+620 (950 hp) </text:span></text:p>
          </table:table-cell>
        </table:table-row>
        <table:table-row table:style-name="Table16.1">
          <table:table-cell table:style-name="Table16.A2" office:value-type="string">
            <text:p text:style-name="P10"><text:span text:style-name="T3">Initiative:</text:span></text:p>
          </table:table-cell>
          <table:table-cell table:style-name="Table16.A2" office:value-type="string">
            <text:p text:style-name="P10"><text:span text:style-name="T4">+15 (+7 Dex, +8 Superior Initiative) </text:span></text:p>
          </table:table-cell>
        </table:table-row>
        <table:table-row table:style-name="Table16.1">
          <table:table-cell table:style-name="Table16.A2" office:value-type="string">
            <text:p text:style-name="P10"><text:span text:style-name="T3">Speed:</text:span></text:p>
          </table:table-cell>
          <table:table-cell table:style-name="Table16.A2" office:value-type="string">
            <text:p text:style-name="P10"><text:span text:style-name="T4">30 ft. </text:span></text:p>
          </table:table-cell>
        </table:table-row>
        <table:table-row table:style-name="Table16.1">
          <table:table-cell table:style-name="Table16.A2" office:value-type="string">
            <text:p text:style-name="P10"><text:span text:style-name="T3">AC:</text:span></text:p>
          </table:table-cell>
          <table:table-cell table:style-name="Table16.A2" office:value-type="string">
            <text:p text:style-name="P10"><text:span text:style-name="T4">55 (–2 size, +7 Dex, +40 natural) </text:span></text:p>
          </table:table-cell>
        </table:table-row>
        <table:table-row table:style-name="Table16.1">
          <table:table-cell table:style-name="Table16.A2" office:value-type="string">
            <text:p text:style-name="P10"><text:span text:style-name="T3">Base Attack/Grapple:</text:span></text:p>
          </table:table-cell>
          <table:table-cell table:style-name="Table16.A2" office:value-type="string">
            <text:p text:style-name="P10"><text:span text:style-name="T4">+60/+79</text:span></text:p>
          </table:table-cell>
        </table:table-row>
        <table:table-row table:style-name="Table16.1">
          <table:table-cell table:style-name="Table16.A2" office:value-type="string">
            <text:p text:style-name="P10"><text:span text:style-name="T3">Attack:</text:span></text:p>
          </table:table-cell>
          <table:table-cell table:style-name="Table16.A2" office:value-type="string">
            <text:p text:style-name="P10"><text:span text:style-name="T4">Bite +72 (8d10+11/ 19–20 (+1d6 on critical hit)) melee</text:span></text:p>
          </table:table-cell>
        </table:table-row>
        <table:table-row table:style-name="Table16.1">
          <table:table-cell table:style-name="Table16.A2" office:value-type="string">
            <text:p text:style-name="P10"><text:span text:style-name="T3">Full Attack:</text:span></text:p>
          </table:table-cell>
          <table:table-cell table:style-name="Table16.A2" office:value-type="string">
            <text:p text:style-name="P10"><text:span text:style-name="T4">Bite +72 melee (8d10+11/ 19–20 (+1d6 on critical hit)), tail +67 (10d6+5) melee</text:span></text:p>
          </table:table-cell>
        </table:table-row>
        <table:table-row table:style-name="Table16.1">
          <table:table-cell table:style-name="Table16.A2" office:value-type="string">
            <text:p text:style-name="P10"><text:span text:style-name="T3">Space/Reach:</text:span></text:p>
          </table:table-cell>
          <table:table-cell table:style-name="Table16.A2" office:value-type="string">
            <text:p text:style-name="P10"><text:span text:style-name="T4">15 ft./10 ft. </text:span></text:p>
          </table:table-cell>
        </table:table-row>
        <table:table-row table:style-name="Table16.1">
          <table:table-cell table:style-name="Table16.A2" office:value-type="string">
            <text:p text:style-name="P10"><text:span text:style-name="T3">Special Attacks:</text:span></text:p>
          </table:table-cell>
          <table:table-cell table:style-name="Table16.A2" office:value-type="string">
            <text:p text:style-name="P10"><text:span text:style-name="T4">Prismatic emanations </text:span></text:p>
          </table:table-cell>
        </table:table-row>
        <table:table-row table:style-name="Table16.1">
          <table:table-cell table:style-name="Table16.A2" office:value-type="string">
            <text:p text:style-name="P10"><text:span text:style-name="T3">Special Qualities:</text:span></text:p>
          </table:table-cell>
          <table:table-cell table:style-name="Table16.A2" office:value-type="string">
            <text:p text:style-name="P10"><text:span text:style-name="T4">Immunities, prismatic blur, SR 38, DR 10/– </text:span></text:p>
          </table:table-cell>
        </table:table-row>
        <table:table-row table:style-name="Table16.1">
          <table:table-cell table:style-name="Table16.A2" office:value-type="string">
            <text:p text:style-name="P10"><text:span text:style-name="T3">Saves:</text:span></text:p>
          </table:table-cell>
          <table:table-cell table:style-name="Table16.A2" office:value-type="string">
            <text:p text:style-name="P10"><text:span text:style-name="T4">Fort +41, Ref +39, Will +24 </text:span></text:p>
          </table:table-cell>
        </table:table-row>
        <table:table-row table:style-name="Table16.1">
          <table:table-cell table:style-name="Table16.A2" office:value-type="string">
            <text:p text:style-name="P10"><text:span text:style-name="T3">Abilities:</text:span></text:p>
          </table:table-cell>
          <table:table-cell table:style-name="Table16.A2" office:value-type="string">
            <text:p text:style-name="P10"><text:span text:style-name="T4">Str 32, Dex 25, Con 29, Int 4, Wis 19, Cha 10 </text:span></text:p>
          </table:table-cell>
        </table:table-row>
        <table:table-row table:style-name="Table16.1">
          <table:table-cell table:style-name="Table16.A2" office:value-type="string">
            <text:p text:style-name="P10"><text:span text:style-name="T3">Skills:</text:span></text:p>
          </table:table-cell>
          <table:table-cell table:style-name="Table16.A2" office:value-type="string">
            <text:p text:style-name="P10"><text:span text:style-name="T4">Listen +37, Spot +38</text:span></text:p>
          </table:table-cell>
        </table:table-row>
        <table:table-row table:style-name="Table16.1">
          <table:table-cell table:style-name="Table16.A2" office:value-type="string">
            <text:p text:style-name="P10"><text:span text:style-name="T3">Feats:</text:span></text:p>
          </table:table-cell>
          <table:table-cell table:style-name="Table16.A2" office:value-type="string">
            <text:p text:style-name="P10"><text:span text:style-name="T4">Alertness, Cleave, Combat Reflexes, Dodge, Endurance, Great Cleave, Improved Critical (bite), Improved Initiative, Power Attack, Weapon Focus (bite), Weapon Focus (tail) </text:span></text:p>
          </table:table-cell>
        </table:table-row>
        <table:table-row table:style-name="Table16.1">
          <table:table-cell table:style-name="Table16.A2" office:value-type="string">
            <text:p text:style-name="P10"><text:span text:style-name="T3">Epic Feats:</text:span></text:p>
          </table:table-cell>
          <table:table-cell table:style-name="Table16.A2" office:value-type="string">
            <text:p text:style-name="P10"><text:span text:style-name="T4">Devastating Critical (bite), Epic Endurance, Epic Toughness (x4), Epic Weapon Focus (bite), Epic Weapon Focus (tail), Overwhelming Critical (bite), Superior Initiative </text:span></text:p>
          </table:table-cell>
        </table:table-row>
        <text:soft-page-break/>
        <table:table-row table:style-name="Table16.1">
          <table:table-cell table:style-name="Table16.A2" office:value-type="string">
            <text:p text:style-name="P10"><text:span text:style-name="T3">Climate/Terrain:</text:span></text:p>
          </table:table-cell>
          <table:table-cell table:style-name="Table16.A2" office:value-type="string">
            <text:p text:style-name="P10"><text:span text:style-name="T4">Any sunny land </text:span></text:p>
          </table:table-cell>
        </table:table-row>
        <table:table-row table:style-name="Table16.1">
          <table:table-cell table:style-name="Table16.A2" office:value-type="string">
            <text:p text:style-name="P10"><text:span text:style-name="T3">Organization:</text:span></text:p>
          </table:table-cell>
          <table:table-cell table:style-name="Table16.A2" office:value-type="string">
            <text:p text:style-name="P10"><text:span text:style-name="T4">Solitary or pair </text:span></text:p>
          </table:table-cell>
        </table:table-row>
        <table:table-row table:style-name="Table16.1">
          <table:table-cell table:style-name="Table16.A2" office:value-type="string">
            <text:p text:style-name="P10"><text:span text:style-name="T3">Challenge Rating:</text:span></text:p>
          </table:table-cell>
          <table:table-cell table:style-name="Table16.A2" office:value-type="string">
            <text:p text:style-name="P10"><text:span text:style-name="T4">28 </text:span></text:p>
          </table:table-cell>
        </table:table-row>
        <table:table-row table:style-name="Table16.1">
          <table:table-cell table:style-name="Table16.A2" office:value-type="string">
            <text:p text:style-name="P10"><text:span text:style-name="T3">Treasure:</text:span></text:p>
          </table:table-cell>
          <table:table-cell table:style-name="Table16.A2" office:value-type="string">
            <text:p text:style-name="P10"><text:span text:style-name="T4">None </text:span></text:p>
          </table:table-cell>
        </table:table-row>
        <table:table-row table:style-name="Table16.1">
          <table:table-cell table:style-name="Table16.A2" office:value-type="string">
            <text:p text:style-name="P10"><text:span text:style-name="T3">Alignment:</text:span></text:p>
          </table:table-cell>
          <table:table-cell table:style-name="Table16.A2" office:value-type="string">
            <text:p text:style-name="P10"><text:span text:style-name="T4">Always neutral </text:span></text:p>
          </table:table-cell>
        </table:table-row>
        <table:table-row table:style-name="Table16.1">
          <table:table-cell table:style-name="Table16.A22" office:value-type="string">
            <text:p text:style-name="P11"><text:span text:style-name="T3">Advancement:</text:span></text:p>
          </table:table-cell>
          <table:table-cell table:style-name="Table16.A22" office:value-type="string">
            <text:p text:style-name="P11"><text:span text:style-name="T4">61–90 HD (Huge); 91–150 HD (Gargantuan) </text:span></text:p>
          </table:table-cell>
        </table:table-row>
      </table:table>
      <text:p text:style-name="P10"><text:span text:style-name="T14">COMBAT </text:span></text:p>
      <text:p text:style-name="P10"><text:span text:style-name="T10">Prismatic Emanations (Su):</text:span><text:span text:style-name="T9"> The reflected and refracted light from the prismasaurus’s crystalline ridge functions very similarly to the </text:span><text:span text:style-name="T11">prismatic spray </text:span><text:span text:style-name="T9">spell. Any creature of less than 8 HD that is within 30 feet of the creature is automatically blinded for 2d4 rounds. In addition, any creature within 20 feet of the prismasaurus is randomly struck by one or more rays of light, as determined by the table that accompanies the </text:span><text:span text:style-name="T11">prismatic spray </text:span><text:span text:style-name="T9">spell</text:span><text:span text:style-name="T11">. </text:span><text:span text:style-name="T9">This effect is as the </text:span><text:span text:style-name="T11">prismatic spray </text:span><text:span text:style-name="T9">spell in a 30-foot-radius spread, but is otherwise as cast by a 20th-level caster. The save DC for the </text:span><text:span text:style-name="T11">prismatic spray</text:span><text:span text:style-name="T9"> effects is 49.</text:span></text:p>
      <text:p text:style-name="P10"><text:span text:style-name="T10">Immunities (Su): </text:span><text:span text:style-name="T9">It is immune to poison, gases, petrification, and mind-affecting attacks. </text:span></text:p>
      <text:p text:style-name="P10"><text:span text:style-name="T10">Prismatic Blur (Ex):</text:span><text:span text:style-name="T9"> The reflected and refracted light that constantly surrounds the creature blurs the creature’s outline and makes it difficult to properly target. All melee and ranged attacks against the creature have a 50% miss chance. </text:span></text:p>
      <text:p text:style-name="P13"/>
      <text:h text:style-name="P2" text:outline-level="4"><text:span text:style-name="T7">PSEUDONATURAL TROLL </text:span></text:h>
      <table:table table:name="Table17" table:style-name="Table17">
        <table:table-column table:style-name="Table17.A"/>
        <table:table-column table:style-name="Table17.B"/>
        <table:table-row table:style-name="Table17.1">
          <table:table-cell table:style-name="Table17.A1" office:value-type="string">
            <text:p text:style-name="P11"><text:span text:style-name="T4"><text:s/></text:span></text:p>
          </table:table-cell>
          <table:table-cell table:style-name="Table17.A1" office:value-type="string">
            <text:p text:style-name="P11"><text:span text:style-name="T4">Large Outsider (Extraplanar)</text:span></text:p>
          </table:table-cell>
        </table:table-row>
        <table:table-row table:style-name="Table17.1">
          <table:table-cell table:style-name="Table17.A2" office:value-type="string">
            <text:p text:style-name="P11"><text:span text:style-name="T3">Hit Dice:</text:span></text:p>
          </table:table-cell>
          <table:table-cell table:style-name="Table17.A2" office:value-type="string">
            <text:p text:style-name="P11"><text:span text:style-name="T4">6d8+66 (114 hp) </text:span></text:p>
          </table:table-cell>
        </table:table-row>
        <table:table-row table:style-name="Table17.1">
          <table:table-cell table:style-name="Table17.A2" office:value-type="string">
            <text:p text:style-name="P10"><text:span text:style-name="T3">Initiative:</text:span></text:p>
          </table:table-cell>
          <table:table-cell table:style-name="Table17.A2" office:value-type="string">
            <text:p text:style-name="P10"><text:span text:style-name="T4">+7 (Dex) </text:span></text:p>
          </table:table-cell>
        </table:table-row>
        <table:table-row table:style-name="Table17.1">
          <table:table-cell table:style-name="Table17.A2" office:value-type="string">
            <text:p text:style-name="P10"><text:span text:style-name="T3">Speed:</text:span></text:p>
          </table:table-cell>
          <table:table-cell table:style-name="Table17.A2" office:value-type="string">
            <text:p text:style-name="P10"><text:span text:style-name="T4">60 ft. </text:span></text:p>
          </table:table-cell>
        </table:table-row>
        <table:table-row table:style-name="Table17.1">
          <table:table-cell table:style-name="Table17.A2" office:value-type="string">
            <text:p text:style-name="P10"><text:span text:style-name="T3">AC:</text:span></text:p>
          </table:table-cell>
          <table:table-cell table:style-name="Table17.A2" office:value-type="string">
            <text:p text:style-name="P10"><text:span text:style-name="T4">51 (–1 size, +7 Dex, +35 natural) </text:span></text:p>
          </table:table-cell>
        </table:table-row>
        <table:table-row table:style-name="Table17.1">
          <table:table-cell table:style-name="Table17.A2" office:value-type="string">
            <text:p text:style-name="P10"><text:span text:style-name="T3">Base Attack/Grapple:</text:span></text:p>
          </table:table-cell>
          <table:table-cell table:style-name="Table17.A2" office:value-type="string">
            <text:p text:style-name="P10"><text:span text:style-name="T4">+4/+40</text:span></text:p>
          </table:table-cell>
        </table:table-row>
        <table:table-row table:style-name="Table17.1">
          <table:table-cell table:style-name="Table17.A2" office:value-type="string">
            <text:p text:style-name="P10"><text:span text:style-name="T3">Attack:</text:span></text:p>
          </table:table-cell>
          <table:table-cell table:style-name="Table17.A2" office:value-type="string">
            <text:p text:style-name="P10"><text:span text:style-name="T4">Tentacle rake +35 (2d8+17) melee</text:span></text:p>
          </table:table-cell>
        </table:table-row>
        <table:table-row table:style-name="Table17.1">
          <table:table-cell table:style-name="Table17.A2" office:value-type="string">
            <text:p text:style-name="P10"><text:span text:style-name="T3">Full Attack:</text:span></text:p>
          </table:table-cell>
          <table:table-cell table:style-name="Table17.A2" office:value-type="string">
            <text:p text:style-name="P10"><text:span text:style-name="T4">5 tentacle rakes +35 (2d8+17) melee</text:span></text:p>
          </table:table-cell>
        </table:table-row>
        <table:table-row table:style-name="Table17.1">
          <table:table-cell table:style-name="Table17.A2" office:value-type="string">
            <text:p text:style-name="P10"><text:span text:style-name="T3">Space/Reach:</text:span></text:p>
          </table:table-cell>
          <table:table-cell table:style-name="Table17.A2" office:value-type="string">
            <text:p text:style-name="P10"><text:span text:style-name="T4">10 ft./10 ft. </text:span></text:p>
          </table:table-cell>
        </table:table-row>
        <table:table-row table:style-name="Table17.1">
          <table:table-cell table:style-name="Table17.A2" office:value-type="string">
            <text:p text:style-name="P10"><text:span text:style-name="T3">Special Attacks:</text:span></text:p>
          </table:table-cell>
          <table:table-cell table:style-name="Table17.A2" office:value-type="string">
            <text:p text:style-name="P10"><text:span text:style-name="T4">Constant insight, improved grab, rend 4d8+25, rotting constriction </text:span></text:p>
          </table:table-cell>
        </table:table-row>
        <table:table-row table:style-name="Table17.1">
          <table:table-cell table:style-name="Table17.A2" office:value-type="string">
            <text:p text:style-name="P10"><text:span text:style-name="T3">Special Qualities:</text:span></text:p>
          </table:table-cell>
          <table:table-cell table:style-name="Table17.A2" office:value-type="string">
            <text:p text:style-name="P10"><text:span text:style-name="T4">DR 5/epic, SR 30, acid and electricity resistance 20, regeneration 5, scent, spell-like abilities, darkvision 90 ft. </text:span></text:p>
          </table:table-cell>
        </table:table-row>
        <table:table-row table:style-name="Table17.1">
          <table:table-cell table:style-name="Table17.A2" office:value-type="string">
            <text:p text:style-name="P10"><text:span text:style-name="T3">Saves:</text:span></text:p>
          </table:table-cell>
          <table:table-cell table:style-name="Table17.A2" office:value-type="string">
            <text:p text:style-name="P10"><text:span text:style-name="T4">Fort +16, Ref +9, Will +8 </text:span></text:p>
          </table:table-cell>
        </table:table-row>
        <table:table-row table:style-name="Table17.1">
          <table:table-cell table:style-name="Table17.A2" office:value-type="string">
            <text:p text:style-name="P10"><text:span text:style-name="T3">Abilities:</text:span></text:p>
          </table:table-cell>
          <table:table-cell table:style-name="Table17.A2" office:value-type="string">
            <text:p text:style-name="P10"><text:span text:style-name="T4">Str 45, Dex 24, Con 33, Int 6, Wis 19, Cha 6 </text:span></text:p>
          </table:table-cell>
        </table:table-row>
        <table:table-row table:style-name="Table17.1">
          <table:table-cell table:style-name="Table17.A2" office:value-type="string">
            <text:p text:style-name="P10"><text:span text:style-name="T3">Skills:</text:span></text:p>
          </table:table-cell>
          <table:table-cell table:style-name="Table17.A2" office:value-type="string">
            <text:p text:style-name="P17"><text:span text:style-name="T4">Climb +26, Hide +16, Jump +38, Listen +15, Move Silently +16, Spot +15</text:span></text:p>
          </table:table-cell>
        </table:table-row>
        <table:table-row table:style-name="Table17.1">
          <table:table-cell table:style-name="Table17.A2" office:value-type="string">
            <text:p text:style-name="P10"><text:span text:style-name="T3">Feats:</text:span></text:p>
          </table:table-cell>
          <table:table-cell table:style-name="Table17.A2" office:value-type="string">
            <text:p text:style-name="P10"><text:span text:style-name="T4">Alertness, Iron Will, Track </text:span></text:p>
          </table:table-cell>
        </table:table-row>
        <table:table-row table:style-name="Table17.1">
          <table:table-cell table:style-name="Table17.A2" office:value-type="string">
            <text:p text:style-name="P10"><text:span text:style-name="T3">Climate/Terrain:</text:span></text:p>
          </table:table-cell>
          <table:table-cell table:style-name="Table17.A2" office:value-type="string">
            <text:p text:style-name="P10"><text:span text:style-name="T4">Any </text:span></text:p>
          </table:table-cell>
        </table:table-row>
        <table:table-row table:style-name="Table17.1">
          <table:table-cell table:style-name="Table17.A2" office:value-type="string">
            <text:p text:style-name="P10"><text:span text:style-name="T3">Organization:</text:span></text:p>
          </table:table-cell>
          <table:table-cell table:style-name="Table17.A2" office:value-type="string">
            <text:p text:style-name="P10"><text:span text:style-name="T4">Solitary or gang (2–4) </text:span></text:p>
          </table:table-cell>
        </table:table-row>
        <table:table-row table:style-name="Table17.1">
          <table:table-cell table:style-name="Table17.A2" office:value-type="string">
            <text:p text:style-name="P10"><text:span text:style-name="T3">Challenge Rating:</text:span></text:p>
          </table:table-cell>
          <table:table-cell table:style-name="Table17.A2" office:value-type="string">
            <text:p text:style-name="P10"><text:span text:style-name="T4">21 </text:span></text:p>
          </table:table-cell>
        </table:table-row>
        <table:table-row table:style-name="Table17.1">
          <table:table-cell table:style-name="Table17.A2" office:value-type="string">
            <text:p text:style-name="P10"><text:span text:style-name="T3">Treasure:</text:span></text:p>
          </table:table-cell>
          <table:table-cell table:style-name="Table17.A2" office:value-type="string">
            <text:p text:style-name="P10"><text:span text:style-name="T4">Standard </text:span></text:p>
          </table:table-cell>
        </table:table-row>
        <table:table-row table:style-name="Table17.1">
          <table:table-cell table:style-name="Table17.A2" office:value-type="string">
            <text:p text:style-name="P10"><text:span text:style-name="T3">Alignment:</text:span></text:p>
          </table:table-cell>
          <table:table-cell table:style-name="Table17.A2" office:value-type="string">
            <text:p text:style-name="P10"><text:span text:style-name="T4">Always chaotic evil </text:span></text:p>
          </table:table-cell>
        </table:table-row>
        <table:table-row table:style-name="Table17.1">
          <table:table-cell table:style-name="Table17.A21" office:value-type="string">
            <text:p text:style-name="P11"><text:span text:style-name="T3">Advancement:</text:span></text:p>
          </table:table-cell>
          <table:table-cell table:style-name="Table17.A21" office:value-type="string">
            <text:p text:style-name="P11"><text:span text:style-name="T4">By character class </text:span></text:p>
          </table:table-cell>
        </table:table-row>
      </table:table>
      <text:p text:style-name="P10"><text:span text:style-name="T9">Pseudotrolls speak Giant. </text:span></text:p>
      <text:p text:style-name="P10"><text:span text:style-name="T9">A pseudotroll’s natural weapons are treated as epic for the purpose of overcoming damage reduction.</text:span></text:p>
      <text:p text:style-name="P10"><text:span text:style-name="T14">COMBAT </text:span></text:p>
      <text:p text:style-name="P10"><text:span text:style-name="T10">Constant Insight (Su):</text:span><text:span text:style-name="T9"> A pseudotroll makes all its attacks (including grapples) with a +15 insight bonus (calculated into the above statistics). The creature is not affected by the miss chance that applies to attacks against a concealed target. </text:span></text:p>
      <text:p text:style-name="P10"><text:span text:style-name="T10">Improved Grab (Ex): </text:span><text:span text:style-name="T9">If a pseudonatural troll hits an opponent smaller than it with a tentacle, it deals normal Damage and attempts to start a grapple as a free action without provoking an attack of opportunity. </text:span></text:p>
      <text:p text:style-name="P10"><text:soft-page-break/><text:span text:style-name="T10">Rend (Ex): </text:span><text:span text:style-name="T9">If a pseudotroll hits with two or more tentacle rake attacks, it latches onto the opponent’s body and tears the flesh. This attack automatically deals an additional 4d8+25 points of Damage, and can be used concurrently with its improved grab ability. </text:span></text:p>
      <text:p text:style-name="P10"><text:span text:style-name="T10">Rotting Constriction (Ex): </text:span><text:span text:style-name="T9">Once a pseudotroll has hold of an opponent, each successful grapple check it makes during subsequent rounds automatically drains 2d4 points of Constitution. At the same time, the pseudotroll regains 10 lost hit points. </text:span></text:p>
      <text:p text:style-name="P10"><text:span text:style-name="T10">Regeneration (Ex):</text:span><text:span text:style-name="T9"> Fire and acid deal normal Damage to a pseudotroll. If a pseudotroll loses a tentacle or body part, the lost portion regrows in 1 minute. The creature can reattach the severed member instantly by holding it to the stump. </text:span></text:p>
      <text:p text:style-name="P10"><text:span text:style-name="T10">Spell-Like Abilities: </text:span><text:span text:style-name="T9">At will—</text:span><text:span text:style-name="T11">blur, dimension door, shield, unhallow. </text:span><text:span text:style-name="T9">Caster level 20th; save DC 8 + spell level. The DC is Charisma-based.</text:span></text:p>
      <text:p text:style-name="P10"><text:span text:style-name="T10">Alternate Form (Su):</text:span><text:span text:style-name="T9"> At will, a pseudotroll can take the form of a grotesque, tentacled mass (or another appropriately gruesome form), but all its abilities remain unchanged despite the alien appearance. Changing shape is a standard action. Other creatures receive a –1 morale penalty on their attack rolls against a pseudotroll in this alternate form. </text:span></text:p>
      <text:p text:style-name="P13"/>
      <text:h text:style-name="P4" text:outline-level="1"><text:span text:style-name="T8">CREATING A PSEUDONATURAL CREATURE </text:span></text:h>
      <text:p text:style-name="P10"><text:span text:style-name="T9">“Pseudonatural” is a template that can be added to any corporeal creature (referred to hereafter as the base creature). </text:span></text:p>
      <text:p text:style-name="P10"><text:span text:style-name="T10">Size and Type: </text:span><text:span text:style-name="T9">The creature’s type changes to outsider (extraplanar). Do not recalculate base attack bonus, saves, or skill points. Size is unchanged.</text:span></text:p>
      <text:p text:style-name="P10"><text:span text:style-name="T10">HD: </text:span><text:span text:style-name="T9">A pseudonatural creature always has maximum hit points. </text:span></text:p>
      <text:p text:style-name="P10"><text:span text:style-name="T10">Speed:</text:span><text:span text:style-name="T9"> A pseudonatural creature’s speed doubles, for all movement types. </text:span></text:p>
      <text:p text:style-name="P10"><text:span text:style-name="T10">AC:</text:span><text:span text:style-name="T9"> Pseudonatural creatures gain a +35 natural armor bonus. If the creature already has an armor bonus, use whichever is better. </text:span></text:p>
      <text:p text:style-name="P10"><text:span text:style-name="T10">Attack/Full Attack:</text:span><text:span text:style-name="T9"> A pseudonatural creature substitutes tentacle rake attacks for its melee attacks while in pseudonatural form. These tentacle attacks always use the creature’s best attack bonus. <text:s/>It also gains additional tentacle rake attacks (also at its best attack bonus) as noted on the table below.</text:span></text:p>
      <text:p text:style-name="P10"><text:span text:style-name="T10">Damage:</text:span><text:span text:style-name="T9"> Tentacle rakes from a pseudonatural creature deal Damage equal to 2d8 + Str modifier. </text:span></text:p>
      <text:p text:style-name="P10"><text:span text:style-name="T10">Special Attacks:</text:span><text:span text:style-name="T9"> A pseudonatural creature retains all the special attacks of the base creature and also gains the following. </text:span></text:p>
      <text:p text:style-name="P10"><text:span text:style-name="T12">Constant Insight (Su):</text:span><text:span text:style-name="T11"> </text:span><text:span text:style-name="T9">The creature makes all its attacks with a +15 insight bonus. The creature is not affected by the miss chance that applies to attacks against a concealed target. </text:span></text:p>
      <text:p text:style-name="P10"><text:span text:style-name="T12">Improved Grab (Ex):</text:span><text:span text:style-name="T11"> </text:span><text:span text:style-name="T9">If the creature hits an opponent smaller than it with a tentacle, it deals normal Damage and attempts to start a grapple as a free action without provoking an attack of opportunity. </text:span></text:p>
      <text:p text:style-name="P10"><text:span text:style-name="T12">Rotting Constriction (Ex):</text:span><text:span text:style-name="T11"> </text:span><text:span text:style-name="T9">Once the creature has hold of an opponent, each successful grapple check it makes during subsequent rounds permanently drains 2d4 points of Constitution. At the same time, the creature regains 10 lost hit points. </text:span></text:p>
      <text:p text:style-name="P10"><text:span text:style-name="T10">Spell-Like Abilities: </text:span><text:span text:style-name="T9">At will—</text:span><text:span text:style-name="T11">blur, dimension door, shield, unhallow. </text:span><text:span text:style-name="T9">Caster level 20th. <text:s/>The DCs are Charisma-based.</text:span></text:p>
      <text:p text:style-name="P10"><text:span text:style-name="T10">Special Qualities:</text:span><text:span text:style-name="T9"> A pseudonatural creature retains all the special qualities of the base creature and also gains the following. </text:span></text:p>
      <text:p text:style-name="P10"><text:span text:style-name="T9">• Electricity and acid resistance of a varying amount related to its Hit Dice (see the table below). If the creature already possesses such resistance, use whichever is better. </text:span></text:p>
      <text:p text:style-name="P10"><text:span text:style-name="T9">• Damage reduction of a varying amount related to its Hit Dice (see the table below). If the creature already possesses Damage reduction, use whichever is better. </text:span></text:p>
      <text:p text:style-name="P10"><text:span text:style-name="T9">• Spell resistance equal to the creature’s HD x5. If the creature already possesses spell resistance, use whichever is higher.</text:span></text:p>
      <text:p text:style-name="P10"><text:span text:style-name="T9">• One extra tentacle rake attack (the creature can use another of its many tentacles to attack at no penalty while in pseudonatural form) for each 4 HD the creature has. </text:span></text:p>
      <text:p text:style-name="P10"><text:span text:style-name="T9">• A pseudonatural creature’s natural weapons are treated as epic for the purpose of overcoming damage reduction.</text:span></text:p>
      <text:p text:style-name="P13"/>
      <table:table table:name="Table18" table:style-name="Table18">
        <table:table-column table:style-name="Table18.A"/>
        <table:table-column table:style-name="Table18.B"/>
        <table:table-column table:style-name="Table18.C"/>
        <table:table-column table:style-name="Table18.D"/>
        <text:soft-page-break/>
        <table:table-row table:style-name="Table18.1">
          <table:table-cell table:style-name="Table18.A1" office:value-type="string">
            <text:h text:style-name="P22" text:outline-level="2"><text:span text:style-name="T4">Hit Dice</text:span></text:h>
          </table:table-cell>
          <table:table-cell table:style-name="Table18.A1" office:value-type="string">
            <text:h text:style-name="P22" text:outline-level="2"><text:span text:style-name="T4">Electricity and Acid Resistance</text:span></text:h>
          </table:table-cell>
          <table:table-cell table:style-name="Table18.A1" office:value-type="string">
            <text:h text:style-name="P22" text:outline-level="2"><text:span text:style-name="T4">Damage Reduction</text:span></text:h>
          </table:table-cell>
          <table:table-cell table:style-name="Table18.A1" office:value-type="string">
            <text:h text:style-name="P22" text:outline-level="2"><text:span text:style-name="T4">Extra Tentacle Rake Attacks</text:span></text:h>
          </table:table-cell>
        </table:table-row>
        <table:table-row table:style-name="Table18.1">
          <table:table-cell table:style-name="Table18.A2" office:value-type="string">
            <text:p text:style-name="P19"><text:span text:style-name="T4">1–3</text:span></text:p>
          </table:table-cell>
          <table:table-cell table:style-name="Table18.A2" office:value-type="string">
            <text:p text:style-name="P19"><text:span text:style-name="T4">15</text:span></text:p>
          </table:table-cell>
          <table:table-cell table:style-name="Table18.A2" office:value-type="string">
            <text:p text:style-name="P19"><text:span text:style-name="T4">5/epic</text:span></text:p>
          </table:table-cell>
          <table:table-cell table:style-name="Table18.A2" office:value-type="string">
            <text:p text:style-name="P19"><text:span text:style-name="T4">1</text:span></text:p>
          </table:table-cell>
        </table:table-row>
        <table:table-row table:style-name="Table18.1">
          <table:table-cell table:style-name="Table18.A2" office:value-type="string">
            <text:p text:style-name="P18"><text:span text:style-name="T4">4–7</text:span></text:p>
          </table:table-cell>
          <table:table-cell table:style-name="Table18.A2" office:value-type="string">
            <text:p text:style-name="P18"><text:span text:style-name="T4">20</text:span></text:p>
          </table:table-cell>
          <table:table-cell table:style-name="Table18.A2" office:value-type="string">
            <text:p text:style-name="P18"><text:span text:style-name="T4">5/epic</text:span></text:p>
          </table:table-cell>
          <table:table-cell table:style-name="Table18.A2" office:value-type="string">
            <text:p text:style-name="P18"><text:span text:style-name="T4">2</text:span></text:p>
          </table:table-cell>
        </table:table-row>
        <table:table-row table:style-name="Table18.1">
          <table:table-cell table:style-name="Table18.A2" office:value-type="string">
            <text:p text:style-name="P18"><text:span text:style-name="T4">8–11</text:span></text:p>
          </table:table-cell>
          <table:table-cell table:style-name="Table18.A2" office:value-type="string">
            <text:p text:style-name="P18"><text:span text:style-name="T4">25</text:span></text:p>
          </table:table-cell>
          <table:table-cell table:style-name="Table18.A2" office:value-type="string">
            <text:p text:style-name="P18"><text:span text:style-name="T4">10/epic</text:span></text:p>
          </table:table-cell>
          <table:table-cell table:style-name="Table18.A2" office:value-type="string">
            <text:p text:style-name="P18"><text:span text:style-name="T4">3</text:span></text:p>
          </table:table-cell>
        </table:table-row>
        <table:table-row table:style-name="Table18.1">
          <table:table-cell table:style-name="Table18.A2" office:value-type="string">
            <text:p text:style-name="P18"><text:span text:style-name="T4">12–15</text:span></text:p>
          </table:table-cell>
          <table:table-cell table:style-name="Table18.A2" office:value-type="string">
            <text:p text:style-name="P18"><text:span text:style-name="T4">30</text:span></text:p>
          </table:table-cell>
          <table:table-cell table:style-name="Table18.A2" office:value-type="string">
            <text:p text:style-name="P18"><text:span text:style-name="T4">10/epic</text:span></text:p>
          </table:table-cell>
          <table:table-cell table:style-name="Table18.A2" office:value-type="string">
            <text:p text:style-name="P18"><text:span text:style-name="T4">4</text:span></text:p>
          </table:table-cell>
        </table:table-row>
        <table:table-row table:style-name="Table18.1">
          <table:table-cell table:style-name="Table18.A2" office:value-type="string">
            <text:p text:style-name="P18"><text:span text:style-name="T4">16–19</text:span></text:p>
          </table:table-cell>
          <table:table-cell table:style-name="Table18.A2" office:value-type="string">
            <text:p text:style-name="P18"><text:span text:style-name="T4">35</text:span></text:p>
          </table:table-cell>
          <table:table-cell table:style-name="Table18.A2" office:value-type="string">
            <text:p text:style-name="P18"><text:span text:style-name="T4">15/epic</text:span></text:p>
          </table:table-cell>
          <table:table-cell table:style-name="Table18.A2" office:value-type="string">
            <text:p text:style-name="P18"><text:span text:style-name="T4">5</text:span></text:p>
          </table:table-cell>
        </table:table-row>
        <table:table-row table:style-name="Table18.1">
          <table:table-cell table:style-name="Table18.A2" office:value-type="string">
            <text:p text:style-name="P18"><text:span text:style-name="T4">21–24</text:span></text:p>
          </table:table-cell>
          <table:table-cell table:style-name="Table18.A2" office:value-type="string">
            <text:p text:style-name="P18"><text:span text:style-name="T4">40</text:span></text:p>
          </table:table-cell>
          <table:table-cell table:style-name="Table18.A2" office:value-type="string">
            <text:p text:style-name="P18"><text:span text:style-name="T4">15/epic</text:span></text:p>
          </table:table-cell>
          <table:table-cell table:style-name="Table18.A2" office:value-type="string">
            <text:p text:style-name="P18"><text:span text:style-name="T4">6</text:span></text:p>
          </table:table-cell>
        </table:table-row>
        <table:table-row table:style-name="Table18.1">
          <table:table-cell table:style-name="Table18.A8" office:value-type="string">
            <text:p text:style-name="P19"><text:span text:style-name="T4">each 4 more HD</text:span></text:p>
          </table:table-cell>
          <table:table-cell table:style-name="Table18.A8" office:value-type="string">
            <text:p text:style-name="P19"><text:span text:style-name="T4">+5</text:span></text:p>
          </table:table-cell>
          <table:table-cell table:style-name="Table18.A8" office:value-type="string">
            <text:p text:style-name="P19"><text:span text:style-name="T4">15/epic</text:span></text:p>
          </table:table-cell>
          <table:table-cell table:style-name="Table18.A8" office:value-type="string">
            <text:p text:style-name="P19"><text:span text:style-name="T4">+1</text:span></text:p>
          </table:table-cell>
        </table:table-row>
      </table:table>
      <text:p text:style-name="P13"/>
      <text:p text:style-name="P10"><text:span text:style-name="T9">If the creature already has one or more of these special qualities, use the better value. </text:span></text:p>
      <text:p text:style-name="P10"><text:span text:style-name="T12">Alternate Form (Su):</text:span><text:span text:style-name="T11"> </text:span><text:span text:style-name="T9">At will, a pseudonatural creature can take the form of a grotesque, tentacled mass (or another appropriately gruesome form), but all its abilities remain unchanged despite the alien appearance. Changing shape is a standard action. Other creatures receive a –1 morale penalty on their attack rolls against pseudonatural creatures in this alternate form. </text:span></text:p>
      <text:p text:style-name="P10"><text:span text:style-name="T10">Saves:</text:span><text:span text:style-name="T9"> Same as the base creature. </text:span></text:p>
      <text:p text:style-name="P10"><text:span text:style-name="T10">Abilities:</text:span><text:span text:style-name="T9"> Increase from the base creature as follows: Str +22, Con +10, Dex +10, Wisdom +10, Intelligence at least 3. </text:span></text:p>
      <text:p text:style-name="P10"><text:span text:style-name="T10">Skills:</text:span><text:span text:style-name="T9"> Same as the base creature. </text:span></text:p>
      <text:p text:style-name="P10"><text:span text:style-name="T10">Feats: </text:span><text:span text:style-name="T9">Same as the base creature. </text:span></text:p>
      <text:p text:style-name="P10"><text:span text:style-name="T10">Climate/Terrain:</text:span><text:span text:style-name="T9"> Any land and underground.</text:span></text:p>
      <text:p text:style-name="P10"><text:span text:style-name="T10">Organization:</text:span><text:span text:style-name="T9"> Same as the base creature. </text:span></text:p>
      <text:p text:style-name="P10"><text:span text:style-name="T10">Challenge Rating:</text:span><text:span text:style-name="T9"> Up to 6 HD, as base creature +16; 7 HD to 15 HD, as base creature +13; 16+ HD, as base creature +10 </text:span></text:p>
      <text:p text:style-name="P10"><text:span text:style-name="T10">Treasure: </text:span><text:span text:style-name="T9">Same as the base creature. </text:span></text:p>
      <text:p text:style-name="P10"><text:span text:style-name="T10">Alignment:</text:span><text:span text:style-name="T9"> Same as base creature. </text:span></text:p>
      <text:p text:style-name="P10"><text:span text:style-name="T10">Advancement:</text:span><text:span text:style-name="T9"> Same as the base creature. </text:span></text:p>
      <text:p text:style-name="P12"/>
      <text:h text:style-name="P1" text:outline-level="5"><text:span text:style-name="T6">RUIN SWARM</text:span></text:h>
      <table:table table:name="Table19" table:style-name="Table19">
        <table:table-column table:style-name="Table19.A"/>
        <table:table-column table:style-name="Table19.B"/>
        <text:soft-page-break/>
        <table:table-row table:style-name="Table19.1">
          <table:table-cell table:style-name="Table19.A1" office:value-type="string">
            <text:p text:style-name="P21"><text:span text:style-name="T4"><text:s/></text:span></text:p>
          </table:table-cell>
          <table:table-cell table:style-name="Table19.A1" office:value-type="string">
            <text:p text:style-name="P21"><text:span text:style-name="T4">Tiny Vermin (Swarm)</text:span></text:p>
          </table:table-cell>
        </table:table-row>
        <table:table-row table:style-name="Table19.1">
          <table:table-cell table:style-name="Table19.A2" office:value-type="string">
            <text:p text:style-name="P21"><text:span text:style-name="T3">Hit Dice:</text:span></text:p>
          </table:table-cell>
          <table:table-cell table:style-name="Table19.A2" office:value-type="string">
            <text:p text:style-name="P21"><text:span text:style-name="T4">50d8+500 (725 hp)</text:span></text:p>
          </table:table-cell>
        </table:table-row>
        <table:table-row table:style-name="Table19.1">
          <table:table-cell table:style-name="Table19.A2" office:value-type="string">
            <text:p text:style-name="P20"><text:span text:style-name="T3">Initiative:</text:span></text:p>
          </table:table-cell>
          <table:table-cell table:style-name="Table19.A2" office:value-type="string">
            <text:p text:style-name="P20"><text:span text:style-name="T4">+16</text:span></text:p>
          </table:table-cell>
        </table:table-row>
        <table:table-row table:style-name="Table19.1">
          <table:table-cell table:style-name="Table19.A2" office:value-type="string">
            <text:p text:style-name="P20"><text:span text:style-name="T3">Speed:</text:span></text:p>
          </table:table-cell>
          <table:table-cell table:style-name="Table19.A2" office:value-type="string">
            <text:p text:style-name="P20"><text:span text:style-name="T4">20 ft., climb 20 ft., fly 90 ft. (perfect)</text:span></text:p>
          </table:table-cell>
        </table:table-row>
        <table:table-row table:style-name="Table19.1">
          <table:table-cell table:style-name="Table19.A2" office:value-type="string">
            <text:p text:style-name="P20"><text:span text:style-name="T3">Armor Class:</text:span></text:p>
          </table:table-cell>
          <table:table-cell table:style-name="Table19.A2" office:value-type="string">
            <text:p text:style-name="P20"><text:span text:style-name="T4">30 (+2 size, +16 Dex, +2 natural), touch 28, flatfooted 14</text:span></text:p>
          </table:table-cell>
        </table:table-row>
        <table:table-row table:style-name="Table19.1">
          <table:table-cell table:style-name="Table19.A2" office:value-type="string">
            <text:p text:style-name="P20"><text:span text:style-name="T3">Base Attack/Grapple:</text:span></text:p>
          </table:table-cell>
          <table:table-cell table:style-name="Table19.A2" office:value-type="string">
            <text:p text:style-name="P20"><text:span text:style-name="T4">+37/—</text:span></text:p>
          </table:table-cell>
        </table:table-row>
        <table:table-row table:style-name="Table19.1">
          <table:table-cell table:style-name="Table19.A2" office:value-type="string">
            <text:p text:style-name="P20"><text:span text:style-name="T3">Attack:</text:span></text:p>
          </table:table-cell>
          <table:table-cell table:style-name="Table19.A2" office:value-type="string">
            <text:p text:style-name="P20"><text:span text:style-name="T4">Swarm (5d6)</text:span></text:p>
          </table:table-cell>
        </table:table-row>
        <table:table-row table:style-name="Table19.8">
          <table:table-cell table:style-name="Table19.A2" office:value-type="string">
            <text:p text:style-name="P21"><text:span text:style-name="T3">Full Attack:</text:span></text:p>
          </table:table-cell>
          <table:table-cell table:style-name="Table19.A2" office:value-type="string">
            <text:p text:style-name="P21"><text:span text:style-name="T4">Swarm (5d6)</text:span></text:p>
          </table:table-cell>
        </table:table-row>
        <table:table-row table:style-name="Table19.1">
          <table:table-cell table:style-name="Table19.A2" office:value-type="string">
            <text:p text:style-name="P21"><text:span text:style-name="T3">Space/Reach:</text:span></text:p>
          </table:table-cell>
          <table:table-cell table:style-name="Table19.A2" office:value-type="string">
            <text:p text:style-name="P21"><text:span text:style-name="T4">10 ft./0 ft.</text:span></text:p>
          </table:table-cell>
        </table:table-row>
        <table:table-row table:style-name="Table19.1">
          <table:table-cell table:style-name="Table19.A2" office:value-type="string">
            <text:p text:style-name="P20"><text:span text:style-name="T3">Special Attacks:</text:span></text:p>
          </table:table-cell>
          <table:table-cell table:style-name="Table19.A2" office:value-type="string">
            <text:p text:style-name="P20"><text:span text:style-name="T4">Blinding, distraction (DC 45)</text:span></text:p>
          </table:table-cell>
        </table:table-row>
        <table:table-row table:style-name="Table19.1">
          <table:table-cell table:style-name="Table19.A2" office:value-type="string">
            <text:p text:style-name="P20"><text:span text:style-name="T3">Special Qualities:</text:span></text:p>
          </table:table-cell>
          <table:table-cell table:style-name="Table19.A2" office:value-type="string">
            <text:p text:style-name="P20"><text:span text:style-name="T4">Blindsense, fast healing 15, swarm traits, vermin traits</text:span></text:p>
          </table:table-cell>
        </table:table-row>
        <table:table-row table:style-name="Table19.1">
          <table:table-cell table:style-name="Table19.A2" office:value-type="string">
            <text:p text:style-name="P20"><text:span text:style-name="T3">Saves:</text:span></text:p>
          </table:table-cell>
          <table:table-cell table:style-name="Table19.A2" office:value-type="string">
            <text:p text:style-name="P20"><text:span text:style-name="T4">Fort +37, Ref +34, Will +22</text:span></text:p>
          </table:table-cell>
        </table:table-row>
        <table:table-row table:style-name="Table19.1">
          <table:table-cell table:style-name="Table19.A2" office:value-type="string">
            <text:p text:style-name="P20"><text:span text:style-name="T3">Abilities:</text:span></text:p>
          </table:table-cell>
          <table:table-cell table:style-name="Table19.A2" office:value-type="string">
            <text:p text:style-name="P20"><text:span text:style-name="T4">Str 3, Dex 42, Con 30, Int—, Wis 23, Cha 32</text:span></text:p>
          </table:table-cell>
        </table:table-row>
        <table:table-row table:style-name="Table19.1">
          <table:table-cell table:style-name="Table19.A2" office:value-type="string">
            <text:p text:style-name="P20"><text:span text:style-name="T3">Skills:</text:span></text:p>
          </table:table-cell>
          <table:table-cell table:style-name="Table19.A2" office:value-type="string">
            <text:p text:style-name="P20"><text:span text:style-name="T4">—</text:span></text:p>
          </table:table-cell>
        </table:table-row>
        <table:table-row table:style-name="Table19.1">
          <table:table-cell table:style-name="Table19.A2" office:value-type="string">
            <text:p text:style-name="P20"><text:span text:style-name="T3">Feats:</text:span></text:p>
          </table:table-cell>
          <table:table-cell table:style-name="Table19.A2" office:value-type="string">
            <text:p text:style-name="P20"><text:span text:style-name="T4">—</text:span></text:p>
          </table:table-cell>
        </table:table-row>
        <table:table-row table:style-name="Table19.1">
          <table:table-cell table:style-name="Table19.A2" office:value-type="string">
            <text:p text:style-name="P20"><text:span text:style-name="T3">Environment:</text:span></text:p>
          </table:table-cell>
          <table:table-cell table:style-name="Table19.A2" office:value-type="string">
            <text:p text:style-name="P20"><text:span text:style-name="T4">Any</text:span></text:p>
          </table:table-cell>
        </table:table-row>
        <table:table-row table:style-name="Table19.1">
          <table:table-cell table:style-name="Table19.A2" office:value-type="string">
            <text:p text:style-name="P20"><text:span text:style-name="T3">Organization:</text:span></text:p>
          </table:table-cell>
          <table:table-cell table:style-name="Table19.A2" office:value-type="string">
            <text:p text:style-name="P20"><text:span text:style-name="T4">Solitary, cloud (2–4 swarms), or plague (5–8 swarms)</text:span></text:p>
          </table:table-cell>
        </table:table-row>
        <table:table-row table:style-name="Table19.1">
          <table:table-cell table:style-name="Table19.A2" office:value-type="string">
            <text:p text:style-name="P20"><text:span text:style-name="T3">Challenge Rating:</text:span></text:p>
          </table:table-cell>
          <table:table-cell table:style-name="Table19.A2" office:value-type="string">
            <text:p text:style-name="P20"><text:span text:style-name="T4">23</text:span></text:p>
          </table:table-cell>
        </table:table-row>
        <table:table-row table:style-name="Table19.1">
          <table:table-cell table:style-name="Table19.A2" office:value-type="string">
            <text:p text:style-name="P20"><text:span text:style-name="T3">Treasure:</text:span></text:p>
          </table:table-cell>
          <table:table-cell table:style-name="Table19.A2" office:value-type="string">
            <text:p text:style-name="P20"><text:span text:style-name="T4">None</text:span></text:p>
          </table:table-cell>
        </table:table-row>
        <table:table-row table:style-name="Table19.1">
          <table:table-cell table:style-name="Table19.A2" office:value-type="string">
            <text:p text:style-name="P20"><text:span text:style-name="T3">Alignment:</text:span></text:p>
          </table:table-cell>
          <table:table-cell table:style-name="Table19.A2" office:value-type="string">
            <text:p text:style-name="P20"><text:span text:style-name="T4">Always neutral</text:span></text:p>
          </table:table-cell>
        </table:table-row>
        <table:table-row table:style-name="Table19.1">
          <table:table-cell table:style-name="Table19.A21" office:value-type="string">
            <text:p text:style-name="P21"><text:span text:style-name="T3">Advancement:</text:span></text:p>
          </table:table-cell>
          <table:table-cell table:style-name="Table19.A21" office:value-type="string">
            <text:p text:style-name="P21"><text:span text:style-name="T4">None</text:span></text:p>
          </table:table-cell>
        </table:table-row>
      </table:table>
      <text:p text:style-name="P20"><text:span text:style-name="T14">Combat</text:span></text:p>
      <text:p text:style-name="P20"><text:span text:style-name="T10">Blinding (Ex): </text:span><text:span text:style-name="T9">Any living creature that begins its turn with a ruin swarm in its space must make a Fortitude save (DC 51) or be blinded for one round. The save DC is Dexterity-based.</text:span></text:p>
      <text:p text:style-name="P20"><text:span text:style-name="T10">Blindsense (Ex): </text:span><text:span text:style-name="T9">The ruin swarm notices and locates creatures within 200 ft. Opponents still have 100% concealment against the swarm (but swarm attacks ignore concealment).</text:span></text:p>
      <text:p text:style-name="P20"><text:span text:style-name="T10">Distraction (Ex): </text:span><text:span text:style-name="T9">Any living creature vulnerable to the swarm’s damage that begins its turn with a swarm in its square is nauseated for 1 round; a DC 45 Fortitude save negates the effect. Even with a successful save, spellcasting or concentrating on spells within the area of a swarm requires a Concentration check (DC 20 + spell level). Using skills requiring patience and concentration requires a Concentration check (DC 20). The save DC is Constitution-based.</text:span></text:p>
      <text:p text:style-name="P20"><text:span text:style-name="T10">Swarm Traits: </text:span><text:span text:style-name="T9">A swarm has no clear front or back and no discernable anatomy, so it is not subject to critical hits or flanking. A swarm made up of Tiny creatures takes half damage from</text:span></text:p>
      <text:p text:style-name="P20"><text:span text:style-name="T9">slashing and piercing weapons.</text:span></text:p>
      <text:p text:style-name="P20"><text:span text:style-name="T9">Reducing a swarm to 0 hit points or fewer causes the swarm to break up, though damage taken until that point does not degrade its ability to attack or resist attack. Swarms are never staggered or reduced to a dying state by damage. Also, they cannot be tripped, grappled, or bull rushed, and they cannot grapple another.</text:span></text:p>
      <text:p text:style-name="P20"><text:span text:style-name="T9">A swarm is immune to any spell or effect that targets a specific number of creatures (including single-target spells such as </text:span><text:span text:style-name="T11">disintegrate</text:span><text:span text:style-name="T9">), with the exception of mind-affecting effects if the swarm has an intelligence score and a hive mind. A swarm takes a –10 penalty on saving throws against spells or effects that affect an area, such as many evocation spells or grenadelike weapons. If the area effect attack does not allow a saving throw, the swarm takes double damage instead.</text:span></text:p>
      <text:p text:style-name="P20"><text:span text:style-name="T9">A swarm rendered unconscious by means of subdual damage becomes disorganized and dispersed, and does not re-form until its hit points exceed its subdual damage.</text:span></text:p>
      <text:p text:style-name="P20"><text:span text:style-name="T10">Vermin Traits: </text:span><text:span text:style-name="T9">A ruin swarm is immune to all mind-affecting effects (charms, compulsions, phantasms, patterns, and morale effects). It also has darkvision (60-foot range).</text:span></text:p>
      <text:p text:style-name="P13"/>
      <text:h text:style-name="P2" text:outline-level="4"><text:span text:style-name="T7">SHADOW OF THE VOID </text:span></text:h>
      <table:table table:name="Table20" table:style-name="Table20">
        <table:table-column table:style-name="Table20.A"/>
        <table:table-column table:style-name="Table20.B"/>
        <text:soft-page-break/>
        <table:table-row table:style-name="Table20.1">
          <table:table-cell table:style-name="Table20.A1" office:value-type="string">
            <text:p text:style-name="P11"><text:span text:style-name="T4"><text:s/></text:span></text:p>
          </table:table-cell>
          <table:table-cell table:style-name="Table20.A1" office:value-type="string">
            <text:p text:style-name="P11"><text:span text:style-name="T4">Large Undead (Cold, Incorporeal)</text:span></text:p>
          </table:table-cell>
        </table:table-row>
        <table:table-row table:style-name="Table20.1">
          <table:table-cell table:style-name="Table20.A2" office:value-type="string">
            <text:p text:style-name="P11"><text:span text:style-name="T3">Hit Dice:</text:span></text:p>
          </table:table-cell>
          <table:table-cell table:style-name="Table20.A2" office:value-type="string">
            <text:p text:style-name="P11"><text:span text:style-name="T4">35d12 (227 hp) </text:span></text:p>
          </table:table-cell>
        </table:table-row>
        <table:table-row table:style-name="Table20.1">
          <table:table-cell table:style-name="Table20.A2" office:value-type="string">
            <text:p text:style-name="P10"><text:span text:style-name="T3">Initiative:</text:span></text:p>
          </table:table-cell>
          <table:table-cell table:style-name="Table20.A2" office:value-type="string">
            <text:p text:style-name="P10"><text:span text:style-name="T4">+17 (+9 Dex, +8 Superior Initiative) </text:span></text:p>
          </table:table-cell>
        </table:table-row>
        <table:table-row table:style-name="Table20.1">
          <table:table-cell table:style-name="Table20.A2" office:value-type="string">
            <text:p text:style-name="P10"><text:span text:style-name="T3">Speed:</text:span></text:p>
          </table:table-cell>
          <table:table-cell table:style-name="Table20.A2" office:value-type="string">
            <text:p text:style-name="P10"><text:span text:style-name="T4">Fly 60 ft. (perfect) </text:span></text:p>
          </table:table-cell>
        </table:table-row>
        <table:table-row table:style-name="Table20.1">
          <table:table-cell table:style-name="Table20.A2" office:value-type="string">
            <text:p text:style-name="P10"><text:span text:style-name="T3">AC:</text:span></text:p>
          </table:table-cell>
          <table:table-cell table:style-name="Table20.A2" office:value-type="string">
            <text:p text:style-name="P10"><text:span text:style-name="T4">48 (–1 size, +9 Dex, +10 deflection, +20 insight) </text:span></text:p>
          </table:table-cell>
        </table:table-row>
        <table:table-row table:style-name="Table20.1">
          <table:table-cell table:style-name="Table20.A2" office:value-type="string">
            <text:p text:style-name="P10"><text:span text:style-name="T3">Base Attack/Grapple:</text:span></text:p>
          </table:table-cell>
          <table:table-cell table:style-name="Table20.A2" office:value-type="string">
            <text:p text:style-name="P10"><text:span text:style-name="T4">+17/–</text:span></text:p>
          </table:table-cell>
        </table:table-row>
        <table:table-row table:style-name="Table20.1">
          <table:table-cell table:style-name="Table20.A2" office:value-type="string">
            <text:p text:style-name="P10"><text:span text:style-name="T3">Attack:</text:span></text:p>
          </table:table-cell>
          <table:table-cell table:style-name="Table20.A2" office:value-type="string">
            <text:p text:style-name="P10"><text:span text:style-name="T4">Incorporeal touch +25 (2d6 plus blightfire) melee</text:span></text:p>
          </table:table-cell>
        </table:table-row>
        <table:table-row table:style-name="Table20.1">
          <table:table-cell table:style-name="Table20.A2" office:value-type="string">
            <text:p text:style-name="P10"><text:span text:style-name="T3">Full Attack:</text:span></text:p>
          </table:table-cell>
          <table:table-cell table:style-name="Table20.A2" office:value-type="string">
            <text:p text:style-name="P10"><text:span text:style-name="T4">Incorporeal touch +25 (2d6 plus blightfire) melee</text:span></text:p>
          </table:table-cell>
        </table:table-row>
        <table:table-row table:style-name="Table20.1">
          <table:table-cell table:style-name="Table20.A2" office:value-type="string">
            <text:p text:style-name="P10"><text:span text:style-name="T3">Space/Reach:</text:span></text:p>
          </table:table-cell>
          <table:table-cell table:style-name="Table20.A2" office:value-type="string">
            <text:p text:style-name="P10"><text:span text:style-name="T4">10 ft./10 ft. </text:span></text:p>
          </table:table-cell>
        </table:table-row>
        <table:table-row table:style-name="Table20.1">
          <table:table-cell table:style-name="Table20.A2" office:value-type="string">
            <text:p text:style-name="P10"><text:span text:style-name="T3">Special Attacks:</text:span></text:p>
          </table:table-cell>
          <table:table-cell table:style-name="Table20.A2" office:value-type="string">
            <text:p text:style-name="P10"><text:span text:style-name="T4">Blightfire, create spawn, spell-like abilities</text:span></text:p>
          </table:table-cell>
        </table:table-row>
        <table:table-row table:style-name="Table20.1">
          <table:table-cell table:style-name="Table20.A2" office:value-type="string">
            <text:p text:style-name="P10"><text:span text:style-name="T3">Special Qualities:</text:span></text:p>
          </table:table-cell>
          <table:table-cell table:style-name="Table20.A2" office:value-type="string">
            <text:p text:style-name="P10"><text:span text:style-name="T4">Undead traits, incorporeal traits, turn resistance +6, cold subtype, cold aura, SR 36, DR 10/epic </text:span></text:p>
          </table:table-cell>
        </table:table-row>
        <table:table-row table:style-name="Table20.1">
          <table:table-cell table:style-name="Table20.A2" office:value-type="string">
            <text:p text:style-name="P10"><text:span text:style-name="T3">Saves:</text:span></text:p>
          </table:table-cell>
          <table:table-cell table:style-name="Table20.A2" office:value-type="string">
            <text:p text:style-name="P10"><text:span text:style-name="T4">Fort +13, Ref +20, Will +26 </text:span></text:p>
          </table:table-cell>
        </table:table-row>
        <table:table-row table:style-name="Table20.1">
          <table:table-cell table:style-name="Table20.A2" office:value-type="string">
            <text:p text:style-name="P10"><text:span text:style-name="T3">Abilities:</text:span></text:p>
          </table:table-cell>
          <table:table-cell table:style-name="Table20.A2" office:value-type="string">
            <text:p text:style-name="P10"><text:span text:style-name="T4">Str –, Dex 29, Con –, Int 17, Wis 25, Cha 31 </text:span></text:p>
          </table:table-cell>
        </table:table-row>
        <table:table-row table:style-name="Table20.1">
          <table:table-cell table:style-name="Table20.A2" office:value-type="string">
            <text:p text:style-name="P10"><text:span text:style-name="T3">Skills:</text:span></text:p>
          </table:table-cell>
          <table:table-cell table:style-name="Table20.A2" office:value-type="string">
            <text:p text:style-name="P10"><text:span text:style-name="T4">Diplomacy +48, Hide +47, Intimidate +48, Listen +45, Search +41, Sense Motive +45, Spot +45</text:span></text:p>
          </table:table-cell>
        </table:table-row>
        <table:table-row table:style-name="Table20.1">
          <table:table-cell table:style-name="Table20.A2" office:value-type="string">
            <text:p text:style-name="P10"><text:span text:style-name="T3">Feats:</text:span></text:p>
          </table:table-cell>
          <table:table-cell table:style-name="Table20.A2" office:value-type="string">
            <text:p text:style-name="P10"><text:span text:style-name="T4">Alertness, Blind-Fight, Combat Reflexes, Dodge, Expertise, Great Fortitude, Improved Initiative, Mobility, Spring Attack, Whirlwind Attack </text:span></text:p>
          </table:table-cell>
        </table:table-row>
        <table:table-row table:style-name="Table20.1">
          <table:table-cell table:style-name="Table20.A2" office:value-type="string">
            <text:p text:style-name="P10"><text:span text:style-name="T3">Epic Feats:</text:span></text:p>
          </table:table-cell>
          <table:table-cell table:style-name="Table20.A2" office:value-type="string">
            <text:p text:style-name="P10"><text:span text:style-name="T4">Blinding Speed, Improved Combat Reflexes, Spellcasting Harrier, Superior Initiative </text:span></text:p>
          </table:table-cell>
        </table:table-row>
        <table:table-row table:style-name="Table20.1">
          <table:table-cell table:style-name="Table20.A2" office:value-type="string">
            <text:p text:style-name="P10"><text:span text:style-name="T3">Climate/Terrain:</text:span></text:p>
          </table:table-cell>
          <table:table-cell table:style-name="Table20.A2" office:value-type="string">
            <text:p text:style-name="P10"><text:span text:style-name="T4">Any </text:span></text:p>
          </table:table-cell>
        </table:table-row>
        <table:table-row table:style-name="Table20.1">
          <table:table-cell table:style-name="Table20.A2" office:value-type="string">
            <text:p text:style-name="P10"><text:span text:style-name="T3">Organization:</text:span></text:p>
          </table:table-cell>
          <table:table-cell table:style-name="Table20.A2" office:value-type="string">
            <text:p text:style-name="P10"><text:span text:style-name="T4">Solitary or gang (2–5) </text:span></text:p>
          </table:table-cell>
        </table:table-row>
        <table:table-row table:style-name="Table20.1">
          <table:table-cell table:style-name="Table20.A2" office:value-type="string">
            <text:p text:style-name="P10"><text:span text:style-name="T3">Challenge Rating:</text:span></text:p>
          </table:table-cell>
          <table:table-cell table:style-name="Table20.A2" office:value-type="string">
            <text:p text:style-name="P10"><text:span text:style-name="T4">26 </text:span></text:p>
          </table:table-cell>
        </table:table-row>
        <table:table-row table:style-name="Table20.1">
          <table:table-cell table:style-name="Table20.A2" office:value-type="string">
            <text:p text:style-name="P10"><text:span text:style-name="T3">Treasure:</text:span></text:p>
          </table:table-cell>
          <table:table-cell table:style-name="Table20.A2" office:value-type="string">
            <text:p text:style-name="P10"><text:span text:style-name="T4">None </text:span></text:p>
          </table:table-cell>
        </table:table-row>
        <table:table-row table:style-name="Table20.1">
          <table:table-cell table:style-name="Table20.A2" office:value-type="string">
            <text:p text:style-name="P10"><text:span text:style-name="T3">Alignment:</text:span></text:p>
          </table:table-cell>
          <table:table-cell table:style-name="Table20.A2" office:value-type="string">
            <text:p text:style-name="P10"><text:span text:style-name="T4">Always lawful evil </text:span></text:p>
          </table:table-cell>
        </table:table-row>
        <table:table-row table:style-name="Table20.1">
          <table:table-cell table:style-name="Table20.A22" office:value-type="string">
            <text:p text:style-name="P11"><text:span text:style-name="T3">Advancement:</text:span></text:p>
          </table:table-cell>
          <table:table-cell table:style-name="Table20.A22" office:value-type="string">
            <text:p text:style-name="P11"><text:span text:style-name="T4">36–42 HD (Large); 43–70 HD (Huge) </text:span></text:p>
          </table:table-cell>
        </table:table-row>
      </table:table>
      <text:p text:style-name="P10"><text:span text:style-name="T9">A shadow of the void’s natural weapons are treated as epic for the purpose of overcoming damage reduction.</text:span></text:p>
      <text:p text:style-name="P10"><text:span text:style-name="T14">Combat </text:span></text:p>
      <text:p text:style-name="P10"><text:span text:style-name="T10">Blightfire (Su):</text:span><text:span text:style-name="T9"> Living creatures taking Damage from a shadow of the void’s incorporeal touch attack find themselves ignited with blightfire; cold, black flames cascade over their bodies, and they must succeed at a Fort save (DC 37) or permanently lose 6 points of Constitution. The opponent must continue to save every round for the next 6 rounds (7 rounds total) to avoid being permanently drained of 6 more Con points. The creature heals 30 points of Damage whenever it drains 6 points of Constitution, gaining any excess as temporary hit points. These temporary hit points last a maximum of 1 hour. If the opponent is slain by blight-fire, only icy fragments of the victim remain, until they reform as a winterwight. <text:s/>The save DC is Charisma-dased.</text:span></text:p>
      <text:p text:style-name="P10"><text:span text:style-name="T10">Create Spawn (Su):</text:span><text:span text:style-name="T9"> Any humanoid slain by a shadow of the void becomes a winterwight in 1d4 rounds. Winterwights are under the command of the shadow of the void that created them and remain enslaved until its death. They do not possess any of the abilities they had in life, though they do possess general knowledge of the slain creature. This knowledge is used for evil purposes, if possible. </text:span></text:p>
      <text:p text:style-name="P10"><text:span text:style-name="T10">Spell-Like Abilities: </text:span><text:span text:style-name="T9">3/day—</text:span><text:span text:style-name="T11">deeper darkness, freezing sphere. </text:span><text:span text:style-name="T9">Caster level 24th; save DC 20 + spell level. The save DC is Charisma-based.</text:span></text:p>
      <text:p text:style-name="P10"><text:span text:style-name="T10">Incorporeal Traits:</text:span><text:span text:style-name="T9"> Can be harmed only by other incorporeal creatures, magic weapons, or magic, with a 50% chance to ignore any Damage from a corporeal source. Can pass through solid objects at will, and own attacks pass through armor. Always moves silently. </text:span></text:p>
      <text:p text:style-name="P10"><text:span text:style-name="T10">Undead Traits:</text:span><text:span text:style-name="T9"> Immune to poison, </text:span><text:span text:style-name="T11">sleep, </text:span><text:span text:style-name="T9">paralysis, stunning, disease, death, effects, necromantic effects, mind-affecting effects, and any effect requiring a Fortitude save unless it also works on objects. Not subject to critical hits, subdual Damage, ability Damage, ability drain, or energy drain. Negative energy heals. Not at risk of death from massive Damage, but destroyed at 0 hit points or less. Darkvision 60 ft. Cannot be raised; resurrection works only if creature is willing. </text:span></text:p>
      <text:p text:style-name="P10"><text:span text:style-name="T10">Cold Subtype: </text:span><text:span text:style-name="T9">Immunity to cold. Vulnerability to fire, (takes half again as much (+50%) damage as normal from fire, regardless of whether a saving throw is allowed, or if the save is a success or failure). </text:span></text:p>
      <text:p text:style-name="P10"><text:span text:style-name="T10">Cold Aura (Su):</text:span><text:span text:style-name="T9"> A 10-foot-radius spread cold aura surrounds a shadow of the void. All creatures of the cold sub-type in the area (including the shadow of the void) are treated as if having turn resistance +6 (if undead) and fast healing 10. Creatures subject to cold Damage take 2d10 points of cold Damage each round they remain within the cold aura. </text:span></text:p>
      <text:p text:style-name="P13"/>
      <text:h text:style-name="P2" text:outline-level="4"><text:span text:style-name="T7">SHAPE OF FIRE </text:span></text:h>
      <table:table table:name="Table21" table:style-name="Table21">
        <table:table-column table:style-name="Table21.A"/>
        <table:table-column table:style-name="Table21.B"/>
        <text:soft-page-break/>
        <table:table-row table:style-name="Table21.1">
          <table:table-cell table:style-name="Table21.A1" office:value-type="string">
            <text:p text:style-name="P11"><text:span text:style-name="T4"><text:s/></text:span></text:p>
          </table:table-cell>
          <table:table-cell table:style-name="Table21.A1" office:value-type="string">
            <text:p text:style-name="P11"><text:span text:style-name="T4">Large Undead (Fire, Incorporeal) </text:span></text:p>
          </table:table-cell>
        </table:table-row>
        <table:table-row table:style-name="Table21.1">
          <table:table-cell table:style-name="Table21.A2" office:value-type="string">
            <text:p text:style-name="P11"><text:span text:style-name="T3">Hit Dice:</text:span></text:p>
          </table:table-cell>
          <table:table-cell table:style-name="Table21.A2" office:value-type="string">
            <text:p text:style-name="P11"><text:span text:style-name="T4">35d12 (227 hp) </text:span></text:p>
          </table:table-cell>
        </table:table-row>
        <table:table-row table:style-name="Table21.1">
          <table:table-cell table:style-name="Table21.A2" office:value-type="string">
            <text:p text:style-name="P10"><text:span text:style-name="T3">Initiative:</text:span></text:p>
          </table:table-cell>
          <table:table-cell table:style-name="Table21.A2" office:value-type="string">
            <text:p text:style-name="P10"><text:span text:style-name="T4">+17 (+9 Dex, +8 Superior Initiative) </text:span></text:p>
          </table:table-cell>
        </table:table-row>
        <table:table-row table:style-name="Table21.1">
          <table:table-cell table:style-name="Table21.A2" office:value-type="string">
            <text:p text:style-name="P10"><text:span text:style-name="T3">Speed:</text:span></text:p>
          </table:table-cell>
          <table:table-cell table:style-name="Table21.A2" office:value-type="string">
            <text:p text:style-name="P10"><text:span text:style-name="T4">Fly 60 ft. (perfect) </text:span></text:p>
          </table:table-cell>
        </table:table-row>
        <table:table-row table:style-name="Table21.1">
          <table:table-cell table:style-name="Table21.A2" office:value-type="string">
            <text:p text:style-name="P10"><text:span text:style-name="T3">AC:</text:span></text:p>
          </table:table-cell>
          <table:table-cell table:style-name="Table21.A2" office:value-type="string">
            <text:p text:style-name="P10"><text:span text:style-name="T4">48 (–1 size, +9 Dex, +10 deflection, +20 insight) </text:span></text:p>
          </table:table-cell>
        </table:table-row>
        <table:table-row table:style-name="Table21.1">
          <table:table-cell table:style-name="Table21.A2" office:value-type="string">
            <text:p text:style-name="P10"><text:span text:style-name="T3">Base Attack/Grapple:</text:span></text:p>
          </table:table-cell>
          <table:table-cell table:style-name="Table21.A2" office:value-type="string">
            <text:p text:style-name="P10"><text:span text:style-name="T3">+</text:span><text:span text:style-name="T4">17/–</text:span></text:p>
          </table:table-cell>
        </table:table-row>
        <table:table-row table:style-name="Table21.1">
          <table:table-cell table:style-name="Table21.A2" office:value-type="string">
            <text:p text:style-name="P10"><text:span text:style-name="T3">Attack:</text:span></text:p>
          </table:table-cell>
          <table:table-cell table:style-name="Table21.A2" office:value-type="string">
            <text:p text:style-name="P10"><text:span text:style-name="T4">Incorporeal touch +25 (2d6 plus blazefire) melee</text:span></text:p>
          </table:table-cell>
        </table:table-row>
        <table:table-row table:style-name="Table21.1">
          <table:table-cell table:style-name="Table21.A2" office:value-type="string">
            <text:p text:style-name="P10"><text:span text:style-name="T3">Full Attack:</text:span></text:p>
          </table:table-cell>
          <table:table-cell table:style-name="Table21.A2" office:value-type="string">
            <text:p text:style-name="P10"><text:span text:style-name="T4">Incorporeal touch +25 (2d6 plus blazefire) melee</text:span></text:p>
          </table:table-cell>
        </table:table-row>
        <table:table-row table:style-name="Table21.1">
          <table:table-cell table:style-name="Table21.A2" office:value-type="string">
            <text:p text:style-name="P10"><text:span text:style-name="T3">Space/Reach:</text:span></text:p>
          </table:table-cell>
          <table:table-cell table:style-name="Table21.A2" office:value-type="string">
            <text:p text:style-name="P10"><text:span text:style-name="T4">10 ft./10 ft. </text:span></text:p>
          </table:table-cell>
        </table:table-row>
        <table:table-row table:style-name="Table21.1">
          <table:table-cell table:style-name="Table21.A2" office:value-type="string">
            <text:p text:style-name="P10"><text:span text:style-name="T3">Special Attacks:</text:span></text:p>
          </table:table-cell>
          <table:table-cell table:style-name="Table21.A2" office:value-type="string">
            <text:p text:style-name="P10"><text:span text:style-name="T4">Blazefire, create spawn, spell-like abilities </text:span></text:p>
          </table:table-cell>
        </table:table-row>
        <table:table-row table:style-name="Table21.1">
          <table:table-cell table:style-name="Table21.A2" office:value-type="string">
            <text:p text:style-name="P10"><text:span text:style-name="T3">Special Qualities:</text:span></text:p>
          </table:table-cell>
          <table:table-cell table:style-name="Table21.A2" office:value-type="string">
            <text:p text:style-name="P10"><text:span text:style-name="T4">Undead traits, incorporeal traits, turn resistance +6, fire subtype, heat aura, SR 36, DR 10/epic </text:span></text:p>
          </table:table-cell>
        </table:table-row>
        <table:table-row table:style-name="Table21.1">
          <table:table-cell table:style-name="Table21.A2" office:value-type="string">
            <text:p text:style-name="P10"><text:span text:style-name="T3">Saves:</text:span></text:p>
          </table:table-cell>
          <table:table-cell table:style-name="Table21.A2" office:value-type="string">
            <text:p text:style-name="P10"><text:span text:style-name="T4">Fort +13, Ref +20, Will +26 </text:span></text:p>
          </table:table-cell>
        </table:table-row>
        <table:table-row table:style-name="Table21.1">
          <table:table-cell table:style-name="Table21.A2" office:value-type="string">
            <text:p text:style-name="P10"><text:span text:style-name="T3">Abilities:</text:span></text:p>
          </table:table-cell>
          <table:table-cell table:style-name="Table21.A2" office:value-type="string">
            <text:p text:style-name="P10"><text:span text:style-name="T4">Str –, Dex 29, Con –, Int 17, Wis 25, Cha 31 </text:span></text:p>
          </table:table-cell>
        </table:table-row>
        <table:table-row table:style-name="Table21.1">
          <table:table-cell table:style-name="Table21.A2" office:value-type="string">
            <text:p text:style-name="P10"><text:span text:style-name="T3">Skills:</text:span></text:p>
          </table:table-cell>
          <table:table-cell table:style-name="Table21.A2" office:value-type="string">
            <text:p text:style-name="P10"><text:span text:style-name="T4">Diplomacy +48, Hide +47, Intimidate +48, Listen +45, Search +41, Sense Motive +45, Spot +45</text:span></text:p>
          </table:table-cell>
        </table:table-row>
        <table:table-row table:style-name="Table21.1">
          <table:table-cell table:style-name="Table21.A2" office:value-type="string">
            <text:p text:style-name="P10"><text:span text:style-name="T3">Feats:</text:span></text:p>
          </table:table-cell>
          <table:table-cell table:style-name="Table21.A2" office:value-type="string">
            <text:p text:style-name="P10"><text:span text:style-name="T4">Alertness, Blind-Fight, Combat Reflexes, Dodge, Expertise, Great Fortitude, Improved Initiative, Mobility, Spring Attack, Whirlwind Attack </text:span></text:p>
          </table:table-cell>
        </table:table-row>
        <table:table-row table:style-name="Table21.1">
          <table:table-cell table:style-name="Table21.A2" office:value-type="string">
            <text:p text:style-name="P10"><text:span text:style-name="T3">Epic Feats:</text:span></text:p>
          </table:table-cell>
          <table:table-cell table:style-name="Table21.A2" office:value-type="string">
            <text:p text:style-name="P10"><text:span text:style-name="T4">Blinding Speed, Improved Combat Reflexes, Spellcasting Harrier, Superior Initiative </text:span></text:p>
          </table:table-cell>
        </table:table-row>
        <table:table-row table:style-name="Table21.1">
          <table:table-cell table:style-name="Table21.A2" office:value-type="string">
            <text:p text:style-name="P10"><text:span text:style-name="T3">Climate/Terrain:</text:span></text:p>
          </table:table-cell>
          <table:table-cell table:style-name="Table21.A2" office:value-type="string">
            <text:p text:style-name="P10"><text:span text:style-name="T4">Any </text:span></text:p>
          </table:table-cell>
        </table:table-row>
        <table:table-row table:style-name="Table21.1">
          <table:table-cell table:style-name="Table21.A2" office:value-type="string">
            <text:p text:style-name="P10"><text:span text:style-name="T3">Organization:</text:span></text:p>
          </table:table-cell>
          <table:table-cell table:style-name="Table21.A2" office:value-type="string">
            <text:p text:style-name="P10"><text:span text:style-name="T4">Solitary or gang (2–5) </text:span></text:p>
          </table:table-cell>
        </table:table-row>
        <table:table-row table:style-name="Table21.1">
          <table:table-cell table:style-name="Table21.A2" office:value-type="string">
            <text:p text:style-name="P10"><text:span text:style-name="T3">Challenge Rating:</text:span></text:p>
          </table:table-cell>
          <table:table-cell table:style-name="Table21.A2" office:value-type="string">
            <text:p text:style-name="P10"><text:span text:style-name="T4">26 </text:span></text:p>
          </table:table-cell>
        </table:table-row>
        <table:table-row table:style-name="Table21.1">
          <table:table-cell table:style-name="Table21.A2" office:value-type="string">
            <text:p text:style-name="P10"><text:span text:style-name="T3">Treasure:</text:span></text:p>
          </table:table-cell>
          <table:table-cell table:style-name="Table21.A2" office:value-type="string">
            <text:p text:style-name="P10"><text:span text:style-name="T4">None </text:span></text:p>
          </table:table-cell>
        </table:table-row>
        <table:table-row table:style-name="Table21.1">
          <table:table-cell table:style-name="Table21.A2" office:value-type="string">
            <text:p text:style-name="P10"><text:span text:style-name="T3">Alignment:</text:span></text:p>
          </table:table-cell>
          <table:table-cell table:style-name="Table21.A2" office:value-type="string">
            <text:p text:style-name="P10"><text:span text:style-name="T4">Always lawful evil </text:span></text:p>
          </table:table-cell>
        </table:table-row>
        <table:table-row table:style-name="Table21.1">
          <table:table-cell table:style-name="Table21.A22" office:value-type="string">
            <text:p text:style-name="P11"><text:span text:style-name="T3">Advancement:</text:span></text:p>
          </table:table-cell>
          <table:table-cell table:style-name="Table21.A22" office:value-type="string">
            <text:p text:style-name="P11"><text:span text:style-name="T4">36–42 HD (Large); 43–70 HD (Huge) </text:span></text:p>
          </table:table-cell>
        </table:table-row>
      </table:table>
      <text:p text:style-name="P10"><text:span text:style-name="T9">A shape of fire’s natural weapons are treated as epic for the purpose of overcoming damage reduction.</text:span></text:p>
      <text:p text:style-name="P10"><text:span text:style-name="T14">COMBAT </text:span></text:p>
      <text:p text:style-name="P10"><text:span text:style-name="T10">Blazefire (Su): </text:span><text:span text:style-name="T9">Living creatures taking Damage from a shape of fire’s incorporeal touch attack find them-selves ignited with blazefire; white-hot, lambent flames cascade over their bodies, and they must succeed at a Fort save (DC 37) or permanently lose 10 hit points. The opponent must continue to save every round for the next 6 rounds (7 rounds total) to avoid being permanently drained of 10 more hit points each round. The shape of fire heals the same amount of Damage whenever a creature is drained, gaining any excess hit points as temporary hit points. These temporary hit points last a maximum of 1 hour. If the opponent is slain by blazefire, only blackened ash remains of the victim. Hit points lost to the blazefire never heal naturally and cannot be magically restored—they are gone for good. The save DC is Charisma-based.</text:span></text:p>
      <text:p text:style-name="P10"><text:span text:style-name="T10">Create Spawn (Su):</text:span><text:span text:style-name="T9"> Any humanoid slain by a shape of fire becomes a lavawight in 1d4 rounds. Lavawights are under the command of the shape of fire that created them and remain enslaved until its death. They do not possess any of the abilities they had in life. </text:span></text:p>
      <text:p text:style-name="P10"><text:span text:style-name="T10">Spell-Like Abilities: </text:span><text:span text:style-name="T9">3/day—</text:span><text:span text:style-name="T11">fire storm, incendiary cloud. </text:span><text:span text:style-name="T9">Caster level 24th; save DC 20 + spell level. The save DC is Charisma-based.</text:span></text:p>
      <text:p text:style-name="P10"><text:span text:style-name="T10">Incorporeal Traits:</text:span><text:span text:style-name="T9"> Can be harmed only by other incorporeal creatures, magic weapons, or magic, with a 50% chance to ignore any Damage from a corporeal source. Can pass through solid objects at will, and own attacks pass through armor. Always moves silently. </text:span></text:p>
      <text:p text:style-name="P10"><text:span text:style-name="T10">Undead Traits:</text:span><text:span text:style-name="T9"> Immune to poison, </text:span><text:span text:style-name="T11">sleep, </text:span><text:span text:style-name="T9">paralysis, stunning, disease, death, effects, necromantic effects, mind-affecting effects, and any effect requiring a Fortitude save unless it also works on objects. Not subject to critical hits, subdual Damage, ability Damage, ability drain, or energy drain. Negative energy heals. Not at risk of death from massive Damage, but destroyed at 0 hit points or less. Darkvision 60 ft. Cannot be raised; resurrection works only if creature is willing. </text:span></text:p>
      <text:p text:style-name="P10"><text:span text:style-name="T10">Fire Subtype:</text:span><text:span text:style-name="T9"> Immunity to fire. Vulnerability to cold (takes half again as much (+50%) damage as normal from cold, regardless of whether a saving throw is allowed, or if the save is a success or failure).</text:span></text:p>
      <text:p text:style-name="P10"><text:span text:style-name="T10">Heat Aura (Su):</text:span><text:span text:style-name="T9"> A 10-foot-radius spread heat aura surrounds a shape of fire. All creatures of the fire subtype in the area (including the shape of fire) are treated as if having turn resistance +6 (if undead) and fast healing 10. Creatures subject to fire Damage take 2d10 points of fire Damage each round they remain within the heat aura. </text:span></text:p>
      <text:p text:style-name="P13"/>
      <text:h text:style-name="P2" text:outline-level="4"><text:span text:style-name="T7">SIRRUSH </text:span></text:h>
      <table:table table:name="Table22" table:style-name="Table22">
        <table:table-column table:style-name="Table22.A"/>
        <table:table-column table:style-name="Table22.B"/>
        <text:soft-page-break/>
        <table:table-row table:style-name="Table22.1">
          <table:table-cell table:style-name="Table22.A1" office:value-type="string">
            <text:p text:style-name="P11"><text:span text:style-name="T4"><text:s/></text:span></text:p>
          </table:table-cell>
          <table:table-cell table:style-name="Table22.A1" office:value-type="string">
            <text:p text:style-name="P11"><text:span text:style-name="T4">Large Magical Beast </text:span></text:p>
          </table:table-cell>
        </table:table-row>
        <table:table-row table:style-name="Table22.1">
          <table:table-cell table:style-name="Table22.A2" office:value-type="string">
            <text:p text:style-name="P11"><text:span text:style-name="T3">Hit Dice:</text:span></text:p>
          </table:table-cell>
          <table:table-cell table:style-name="Table22.A2" office:value-type="string">
            <text:p text:style-name="P11"><text:span text:style-name="T4">40d10+680 (900 hp) </text:span></text:p>
          </table:table-cell>
        </table:table-row>
        <table:table-row table:style-name="Table22.1">
          <table:table-cell table:style-name="Table22.A2" office:value-type="string">
            <text:p text:style-name="P10"><text:span text:style-name="T3">Initiative:</text:span></text:p>
          </table:table-cell>
          <table:table-cell table:style-name="Table22.A2" office:value-type="string">
            <text:p text:style-name="P10"><text:span text:style-name="T4">+23 (+15 Dex, +8 Superior Initiative) </text:span></text:p>
          </table:table-cell>
        </table:table-row>
        <table:table-row table:style-name="Table22.1">
          <table:table-cell table:style-name="Table22.A2" office:value-type="string">
            <text:p text:style-name="P10"><text:span text:style-name="T3">Speed:</text:span></text:p>
          </table:table-cell>
          <table:table-cell table:style-name="Table22.A2" office:value-type="string">
            <text:p text:style-name="P10"><text:span text:style-name="T4">90 ft. </text:span></text:p>
          </table:table-cell>
        </table:table-row>
        <table:table-row table:style-name="Table22.1">
          <table:table-cell table:style-name="Table22.A2" office:value-type="string">
            <text:p text:style-name="P10"><text:span text:style-name="T3">AC:</text:span></text:p>
          </table:table-cell>
          <table:table-cell table:style-name="Table22.A2" office:value-type="string">
            <text:p text:style-name="P10"><text:span text:style-name="T4">44 (+15 Dex, –1 size, +20 natural) </text:span></text:p>
          </table:table-cell>
        </table:table-row>
        <table:table-row table:style-name="Table22.1">
          <table:table-cell table:style-name="Table22.A2" office:value-type="string">
            <text:p text:style-name="P10"><text:span text:style-name="T3">Base Attack/Grapple:</text:span></text:p>
          </table:table-cell>
          <table:table-cell table:style-name="Table22.A2" office:value-type="string">
            <text:p text:style-name="P10"><text:span text:style-name="T4">+40/+60</text:span></text:p>
          </table:table-cell>
        </table:table-row>
        <table:table-row table:style-name="Table22.1">
          <table:table-cell table:style-name="Table22.A2" office:value-type="string">
            <text:p text:style-name="P10"><text:span text:style-name="T3">Attack:</text:span></text:p>
          </table:table-cell>
          <table:table-cell table:style-name="Table22.A2" office:value-type="string">
            <text:p text:style-name="P10"><text:span text:style-name="T4">Claw +56 (2d6+16/19–20 (+1d6 on critical hit)) melee</text:span></text:p>
          </table:table-cell>
        </table:table-row>
        <table:table-row table:style-name="Table22.1">
          <table:table-cell table:style-name="Table22.A2" office:value-type="string">
            <text:p text:style-name="P10"><text:span text:style-name="T3">Full Attack:</text:span></text:p>
          </table:table-cell>
          <table:table-cell table:style-name="Table22.A2" office:value-type="string">
            <text:p text:style-name="P10"><text:span text:style-name="T4">4 claws +56 (2d6+16/19–20 (+1d6 on critical hit)) melee, bite +54 (4d6+8) melee</text:span></text:p>
          </table:table-cell>
        </table:table-row>
        <table:table-row table:style-name="Table22.1">
          <table:table-cell table:style-name="Table22.A2" office:value-type="string">
            <text:p text:style-name="P10"><text:span text:style-name="T3">Space/Reach:</text:span></text:p>
          </table:table-cell>
          <table:table-cell table:style-name="Table22.A2" office:value-type="string">
            <text:p text:style-name="P10"><text:span text:style-name="T4">10 ft./5 ft. </text:span></text:p>
          </table:table-cell>
        </table:table-row>
        <table:table-row table:style-name="Table22.1">
          <table:table-cell table:style-name="Table22.A2" office:value-type="string">
            <text:p text:style-name="P10"><text:span text:style-name="T3">Special Attacks:</text:span></text:p>
          </table:table-cell>
          <table:table-cell table:style-name="Table22.A2" office:value-type="string">
            <text:p text:style-name="P10"><text:span text:style-name="T4">Pounce, stunning roar </text:span></text:p>
          </table:table-cell>
        </table:table-row>
        <table:table-row table:style-name="Table22.1">
          <table:table-cell table:style-name="Table22.A2" office:value-type="string">
            <text:p text:style-name="P10"><text:span text:style-name="T3">Special Qualities:</text:span></text:p>
          </table:table-cell>
          <table:table-cell table:style-name="Table22.A2" office:value-type="string">
            <text:p text:style-name="P10"><text:span text:style-name="T4">Blindsight 300 ft., DR 10/epic, darkvision 60 ft., fast healing 20, low-light vision, SR 39, scent; acid, cold, electricity, fire, and sonic resistance 10 </text:span></text:p>
          </table:table-cell>
        </table:table-row>
        <table:table-row table:style-name="Table22.1">
          <table:table-cell table:style-name="Table22.A2" office:value-type="string">
            <text:p text:style-name="P10"><text:span text:style-name="T3">Saves:</text:span></text:p>
          </table:table-cell>
          <table:table-cell table:style-name="Table22.A2" office:value-type="string">
            <text:p text:style-name="P10"><text:span text:style-name="T4">Fort +39, Ref +37, Will +27 </text:span></text:p>
          </table:table-cell>
        </table:table-row>
        <table:table-row table:style-name="Table22.1">
          <table:table-cell table:style-name="Table22.A2" office:value-type="string">
            <text:p text:style-name="P10"><text:span text:style-name="T3">Abilities:</text:span></text:p>
          </table:table-cell>
          <table:table-cell table:style-name="Table22.A2" office:value-type="string">
            <text:p text:style-name="P10"><text:span text:style-name="T4">Str 42, Dex 40, Con 44, Int 21, Wis 38, Cha 28 </text:span></text:p>
          </table:table-cell>
        </table:table-row>
        <table:table-row table:style-name="Table22.1">
          <table:table-cell table:style-name="Table22.A2" office:value-type="string">
            <text:p text:style-name="P10"><text:span text:style-name="T3">Skills:</text:span></text:p>
          </table:table-cell>
          <table:table-cell table:style-name="Table22.A2" office:value-type="string">
            <text:p text:style-name="P10"><text:span text:style-name="T4">Climb +59, Hide +58, Jump +83, Listen +57, Move Silently +58, Spot +57, Survival +57</text:span></text:p>
          </table:table-cell>
        </table:table-row>
        <table:table-row table:style-name="Table22.1">
          <table:table-cell table:style-name="Table22.A2" office:value-type="string">
            <text:p text:style-name="P10"><text:span text:style-name="T3">Feats:</text:span></text:p>
          </table:table-cell>
          <table:table-cell table:style-name="Table22.A2" office:value-type="string">
            <text:p text:style-name="P10"><text:span text:style-name="T4">Cleave, Great Cleave, Improved Critical (claw), Improved Initiative, Multiattack, Power Attack, Weapon Focus (bite), Weapon Focus (claw) </text:span></text:p>
          </table:table-cell>
        </table:table-row>
        <table:table-row table:style-name="Table22.1">
          <table:table-cell table:style-name="Table22.A2" office:value-type="string">
            <text:p text:style-name="P10"><text:span text:style-name="T3">Epic Feats:</text:span></text:p>
          </table:table-cell>
          <table:table-cell table:style-name="Table22.A2" office:value-type="string">
            <text:p text:style-name="P10"><text:span text:style-name="T4">Blinding Speed (x4), Overwhelming Critical (claw), Superior Initiative </text:span></text:p>
          </table:table-cell>
        </table:table-row>
        <table:table-row table:style-name="Table22.1">
          <table:table-cell table:style-name="Table22.A2" office:value-type="string">
            <text:p text:style-name="P10"><text:span text:style-name="T3">Climate/Terrain:</text:span></text:p>
          </table:table-cell>
          <table:table-cell table:style-name="Table22.A2" office:value-type="string">
            <text:p text:style-name="P10"><text:span text:style-name="T4">Any </text:span></text:p>
          </table:table-cell>
        </table:table-row>
        <table:table-row table:style-name="Table22.1">
          <table:table-cell table:style-name="Table22.A2" office:value-type="string">
            <text:p text:style-name="P10"><text:span text:style-name="T3">Organization:</text:span></text:p>
          </table:table-cell>
          <table:table-cell table:style-name="Table22.A2" office:value-type="string">
            <text:p text:style-name="P10"><text:span text:style-name="T4">Solitary, pair, or pack (4–9 sirrushes and 1–2 three-headed sirrushes) </text:span></text:p>
          </table:table-cell>
        </table:table-row>
        <table:table-row table:style-name="Table22.1">
          <table:table-cell table:style-name="Table22.A2" office:value-type="string">
            <text:p text:style-name="P10"><text:span text:style-name="T3">Challenge Rating:</text:span></text:p>
          </table:table-cell>
          <table:table-cell table:style-name="Table22.A2" office:value-type="string">
            <text:p text:style-name="P10"><text:span text:style-name="T4">24 </text:span></text:p>
          </table:table-cell>
        </table:table-row>
        <table:table-row table:style-name="Table22.1">
          <table:table-cell table:style-name="Table22.A2" office:value-type="string">
            <text:p text:style-name="P10"><text:span text:style-name="T3">Treasure:</text:span></text:p>
          </table:table-cell>
          <table:table-cell table:style-name="Table22.A2" office:value-type="string">
            <text:p text:style-name="P10"><text:span text:style-name="T4">Standard </text:span></text:p>
          </table:table-cell>
        </table:table-row>
        <table:table-row table:style-name="Table22.1">
          <table:table-cell table:style-name="Table22.A2" office:value-type="string">
            <text:p text:style-name="P10"><text:span text:style-name="T3">Alignment:</text:span></text:p>
          </table:table-cell>
          <table:table-cell table:style-name="Table22.A2" office:value-type="string">
            <text:p text:style-name="P10"><text:span text:style-name="T4">Usually chaotic neutral </text:span></text:p>
          </table:table-cell>
        </table:table-row>
        <table:table-row table:style-name="Table22.1">
          <table:table-cell table:style-name="Table22.A22" office:value-type="string">
            <text:p text:style-name="P11"><text:span text:style-name="T3">Advancement:</text:span></text:p>
          </table:table-cell>
          <table:table-cell table:style-name="Table22.A22" office:value-type="string">
            <text:p text:style-name="P11"><text:span text:style-name="T4">41–50 HD (Large), 51–60 HD (Huge), 61+ HD (Gargantuan) </text:span></text:p>
          </table:table-cell>
        </table:table-row>
      </table:table>
      <text:p text:style-name="P13"/>
      <text:h text:style-name="P2" text:outline-level="4"><text:span text:style-name="T7">THREE-HEADED SIRRUSH </text:span></text:h>
      <table:table table:name="Table23" table:style-name="Table23">
        <table:table-column table:style-name="Table23.A"/>
        <table:table-column table:style-name="Table23.B"/>
        <table:table-row table:style-name="Table23.1">
          <table:table-cell table:style-name="Table23.A1" office:value-type="string">
            <text:p text:style-name="P11"><text:span text:style-name="T4"><text:s/></text:span></text:p>
          </table:table-cell>
          <table:table-cell table:style-name="Table23.A1" office:value-type="string">
            <text:p text:style-name="P11"><text:span text:style-name="T4">Large Magical Beast </text:span></text:p>
          </table:table-cell>
        </table:table-row>
        <table:table-row table:style-name="Table23.1">
          <table:table-cell table:style-name="Table23.A2" office:value-type="string">
            <text:p text:style-name="P11"><text:span text:style-name="T3">Hit Dice:</text:span></text:p>
          </table:table-cell>
          <table:table-cell table:style-name="Table23.A2" office:value-type="string">
            <text:p text:style-name="P11"><text:span text:style-name="T4">45d10+855 (1,102 hp) </text:span></text:p>
          </table:table-cell>
        </table:table-row>
        <table:table-row table:style-name="Table23.1">
          <table:table-cell table:style-name="Table23.A2" office:value-type="string">
            <text:p text:style-name="P10"><text:span text:style-name="T3">Initiative:</text:span></text:p>
          </table:table-cell>
          <table:table-cell table:style-name="Table23.A2" office:value-type="string">
            <text:p text:style-name="P10"><text:span text:style-name="T4">+25 (+17 Dex, +8 Superior Initiative) </text:span></text:p>
          </table:table-cell>
        </table:table-row>
        <table:table-row table:style-name="Table23.1">
          <table:table-cell table:style-name="Table23.A2" office:value-type="string">
            <text:p text:style-name="P10"><text:span text:style-name="T3">Speed:</text:span></text:p>
          </table:table-cell>
          <table:table-cell table:style-name="Table23.A2" office:value-type="string">
            <text:p text:style-name="P10"><text:span text:style-name="T4">120 ft. </text:span></text:p>
          </table:table-cell>
        </table:table-row>
        <table:table-row table:style-name="Table23.1">
          <table:table-cell table:style-name="Table23.A2" office:value-type="string">
            <text:p text:style-name="P10"><text:span text:style-name="T3">AC:</text:span></text:p>
          </table:table-cell>
          <table:table-cell table:style-name="Table23.A2" office:value-type="string">
            <text:p text:style-name="P10"><text:span text:style-name="T4">50 (+17 Dex, –1 size, +24 natural) </text:span></text:p>
          </table:table-cell>
        </table:table-row>
        <table:table-row table:style-name="Table23.1">
          <table:table-cell table:style-name="Table23.A2" office:value-type="string">
            <text:p text:style-name="P10"><text:span text:style-name="T3">Base Attack/Grapple:</text:span></text:p>
          </table:table-cell>
          <table:table-cell table:style-name="Table23.A2" office:value-type="string">
            <text:p text:style-name="P10"><text:span text:style-name="T4">+45/+67</text:span></text:p>
          </table:table-cell>
        </table:table-row>
        <table:table-row table:style-name="Table23.1">
          <table:table-cell table:style-name="Table23.A2" office:value-type="string">
            <text:p text:style-name="P10"><text:span text:style-name="T3">Attack:</text:span></text:p>
          </table:table-cell>
          <table:table-cell table:style-name="Table23.A2" office:value-type="string">
            <text:p text:style-name="P10"><text:span text:style-name="T4">Claw +63 (3d6+18/19–20 (+1d6 on critical hit)) melee</text:span></text:p>
          </table:table-cell>
        </table:table-row>
        <table:table-row table:style-name="Table23.1">
          <table:table-cell table:style-name="Table23.A2" office:value-type="string">
            <text:p text:style-name="P10"><text:span text:style-name="T3">Full Attack:</text:span></text:p>
          </table:table-cell>
          <table:table-cell table:style-name="Table23.A2" office:value-type="string">
            <text:p text:style-name="P10"><text:span text:style-name="T4">4 claws +63 melee, 3 bites +61 melee</text:span></text:p>
          </table:table-cell>
        </table:table-row>
        <table:table-row table:style-name="Table23.1">
          <table:table-cell table:style-name="Table23.A2" office:value-type="string">
            <text:p text:style-name="P10"><text:span text:style-name="T3">Space/Reach:</text:span></text:p>
          </table:table-cell>
          <table:table-cell table:style-name="Table23.A2" office:value-type="string">
            <text:p text:style-name="P10"><text:span text:style-name="T4">10 ft./5 ft. </text:span></text:p>
          </table:table-cell>
        </table:table-row>
        <table:table-row table:style-name="Table23.1">
          <table:table-cell table:style-name="Table23.A2" office:value-type="string">
            <text:p text:style-name="P10"><text:span text:style-name="T3">Special Attacks:</text:span></text:p>
          </table:table-cell>
          <table:table-cell table:style-name="Table23.A2" office:value-type="string">
            <text:p text:style-name="P10"><text:span text:style-name="T4">Pounce, stunning roar </text:span></text:p>
          </table:table-cell>
        </table:table-row>
        <table:table-row table:style-name="Table23.1">
          <table:table-cell table:style-name="Table23.A2" office:value-type="string">
            <text:p text:style-name="P10"><text:span text:style-name="T3">Special Qualities:</text:span></text:p>
          </table:table-cell>
          <table:table-cell table:style-name="Table23.A2" office:value-type="string">
            <text:p text:style-name="P10"><text:span text:style-name="T4">Blindsight 350 ft., DR 10/epic, darkvision 60 ft., fast healing 25, low-light vision, SR 42, scent; acid, cold, electricity, fire, and sonic resistance 15 </text:span></text:p>
          </table:table-cell>
        </table:table-row>
        <table:table-row table:style-name="Table23.1">
          <table:table-cell table:style-name="Table23.A2" office:value-type="string">
            <text:p text:style-name="P10"><text:span text:style-name="T3">Saves:</text:span></text:p>
          </table:table-cell>
          <table:table-cell table:style-name="Table23.A2" office:value-type="string">
            <text:p text:style-name="P10"><text:span text:style-name="T4">Fort +45, Ref +43, Will +33 </text:span></text:p>
          </table:table-cell>
        </table:table-row>
        <table:table-row table:style-name="Table23.1">
          <table:table-cell table:style-name="Table23.A2" office:value-type="string">
            <text:p text:style-name="P10"><text:span text:style-name="T3">Abilities:</text:span></text:p>
          </table:table-cell>
          <table:table-cell table:style-name="Table23.A2" office:value-type="string">
            <text:p text:style-name="P10"><text:span text:style-name="T4">Str 47, Dex 45, Con 49, Int 26, Wis 43, Cha 33 </text:span></text:p>
          </table:table-cell>
        </table:table-row>
        <table:table-row table:style-name="Table23.1">
          <table:table-cell table:style-name="Table23.A2" office:value-type="string">
            <text:p text:style-name="P10"><text:span text:style-name="T3">Skills:</text:span></text:p>
          </table:table-cell>
          <table:table-cell table:style-name="Table23.A2" office:value-type="string">
            <text:p text:style-name="P10"><text:span text:style-name="T4">Balance +65, Climb +66, Hide +65, Intimidate +59, Jump +102, Listen +64, Move Silently +65, Search +56, Spot +64, Survival +64</text:span></text:p>
          </table:table-cell>
        </table:table-row>
        <table:table-row table:style-name="Table23.1">
          <table:table-cell table:style-name="Table23.A2" office:value-type="string">
            <text:p text:style-name="P10"><text:span text:style-name="T3">Feats:</text:span></text:p>
          </table:table-cell>
          <table:table-cell table:style-name="Table23.A2" office:value-type="string">
            <text:p text:style-name="P10"><text:span text:style-name="T4">Cleave, Great Cleave, Improved Critical (claw), Improved Initiative, Multiattack, Power Attack, Weapon Focus (bite), Weapon Focus (claw) </text:span></text:p>
          </table:table-cell>
        </table:table-row>
        <table:table-row table:style-name="Table23.1">
          <table:table-cell table:style-name="Table23.A2" office:value-type="string">
            <text:p text:style-name="P10"><text:span text:style-name="T3">Epic Feats:</text:span></text:p>
          </table:table-cell>
          <table:table-cell table:style-name="Table23.A2" office:value-type="string">
            <text:p text:style-name="P10"><text:span text:style-name="T4">Blinding Speed (x6), Overwhelming Critical (claw), Superior Initiative </text:span></text:p>
          </table:table-cell>
        </table:table-row>
        <table:table-row table:style-name="Table23.1">
          <table:table-cell table:style-name="Table23.A2" office:value-type="string">
            <text:p text:style-name="P10"><text:span text:style-name="T3">Climate/Terrain:</text:span></text:p>
          </table:table-cell>
          <table:table-cell table:style-name="Table23.A2" office:value-type="string">
            <text:p text:style-name="P10"><text:span text:style-name="T4">Any </text:span></text:p>
          </table:table-cell>
        </table:table-row>
        <table:table-row table:style-name="Table23.1">
          <table:table-cell table:style-name="Table23.A2" office:value-type="string">
            <text:p text:style-name="P10"><text:span text:style-name="T3">Organization:</text:span></text:p>
          </table:table-cell>
          <table:table-cell table:style-name="Table23.A2" office:value-type="string">
            <text:p text:style-name="P10"><text:span text:style-name="T4">Solitary, pair, or pack (1–2 three-headed sirrushes and 4–9 sirrushes). </text:span></text:p>
          </table:table-cell>
        </table:table-row>
        <table:table-row table:style-name="Table23.1">
          <table:table-cell table:style-name="Table23.A2" office:value-type="string">
            <text:p text:style-name="P10"><text:span text:style-name="T3">Challenge Rating:</text:span></text:p>
          </table:table-cell>
          <table:table-cell table:style-name="Table23.A2" office:value-type="string">
            <text:p text:style-name="P10"><text:span text:style-name="T4">28 </text:span></text:p>
          </table:table-cell>
        </table:table-row>
        <table:table-row table:style-name="Table23.1">
          <table:table-cell table:style-name="Table23.A2" office:value-type="string">
            <text:p text:style-name="P10"><text:span text:style-name="T3">Treasure:</text:span></text:p>
          </table:table-cell>
          <table:table-cell table:style-name="Table23.A2" office:value-type="string">
            <text:p text:style-name="P10"><text:span text:style-name="T4">Standard </text:span></text:p>
          </table:table-cell>
        </table:table-row>
        <table:table-row table:style-name="Table23.1">
          <table:table-cell table:style-name="Table23.A2" office:value-type="string">
            <text:p text:style-name="P10"><text:span text:style-name="T3">Alignment:</text:span></text:p>
          </table:table-cell>
          <table:table-cell table:style-name="Table23.A2" office:value-type="string">
            <text:p text:style-name="P10"><text:span text:style-name="T4">Usually chaotic neutral </text:span></text:p>
          </table:table-cell>
        </table:table-row>
        <table:table-row table:style-name="Table23.1">
          <table:table-cell table:style-name="Table23.A22" office:value-type="string">
            <text:p text:style-name="P11"><text:span text:style-name="T3">Advancement:</text:span></text:p>
          </table:table-cell>
          <table:table-cell table:style-name="Table23.A22" office:value-type="string">
            <text:p text:style-name="P11"><text:span text:style-name="T4">46–55 HD (Large); 56–65 HD (Huge); 66+ HD (Gargantuan) </text:span></text:p>
          </table:table-cell>
        </table:table-row>
      </table:table>
      <text:p text:style-name="P10"><text:span text:style-name="T9">Sirrushes speak Sylvan and Draconic. </text:span></text:p>
      <text:p text:style-name="P10"><text:span text:style-name="T9">A sirrush’s natural weapons are treated as epic for the purpose of overcoming damage reduction.</text:span></text:p>
      <text:p text:style-name="P10"><text:span text:style-name="T14">COMBAT </text:span></text:p>
      <text:p text:style-name="P10"><text:span text:style-name="T10">Stunning Roar (Ex):</text:span><text:span text:style-name="T9"> Every 1d4 rounds, a sirrush can loose a sonic attack of such volume that it stuns all creatures in a 60-foot spread for 1d4 rounds if they fail a Fortitude saving throw (DC 47, or DC 51 for a three-headed sirrush). The DC is </text:span></text:p>
      <text:p text:style-name="P10"><text:span text:style-name="T10">Pounce (Ex):</text:span><text:span text:style-name="T9"> If a sirrush charges or leaps upon a foe during its first round of combat, it can make a full attack even if it has already taken a move action. </text:span></text:p>
      <text:p text:style-name="P10"><text:span text:style-name="T10">Headloss Resistance (Ex):</text:span><text:span text:style-name="T9"> A sirrush’s thick bony plate protects its neck like a shield and provides resistance from effects that could normally behead it, such as a vorpal weapon. When a sirrush or three-headed sir-rush would otherwise lose its head, it instead makes a Fortitude saving throw (DC 10 + 1/2 HD of attacker + attacker’s Str modifier). On a failed save, the sirrush’s head leaves its shoulders normally, but on a successful save, the sirrush is unaffected by the beheading. A sirrush dies when beheaded; a three-headed sirrush goes on fighting until all its heads are lost (the only penalty it incurs is one or two fewer bite attacks when it makes a full attack). </text:span></text:p>
      <text:p text:style-name="P13"/>
      <text:h text:style-name="P2" text:outline-level="4"><text:span text:style-name="T7">TAYELLAH </text:span></text:h>
      <table:table table:name="Table24" table:style-name="Table24">
        <table:table-column table:style-name="Table24.A"/>
        <table:table-column table:style-name="Table24.B"/>
        <table:table-row table:style-name="Table24.1">
          <table:table-cell table:style-name="Table24.A1" office:value-type="string">
            <text:p text:style-name="P11"><text:span text:style-name="T4"><text:s/></text:span></text:p>
          </table:table-cell>
          <table:table-cell table:style-name="Table24.A1" office:value-type="string">
            <text:p text:style-name="P11"><text:span text:style-name="T4">Gargantuan Magical Beast </text:span></text:p>
          </table:table-cell>
        </table:table-row>
        <table:table-row table:style-name="Table24.1">
          <table:table-cell table:style-name="Table24.A2" office:value-type="string">
            <text:p text:style-name="P11"><text:span text:style-name="T3">Hit Dice:</text:span></text:p>
          </table:table-cell>
          <table:table-cell table:style-name="Table24.A2" office:value-type="string">
            <text:p text:style-name="P11"><text:span text:style-name="T4">34d10+448 (635 hp) </text:span></text:p>
          </table:table-cell>
        </table:table-row>
        <table:table-row table:style-name="Table24.1">
          <table:table-cell table:style-name="Table24.A2" office:value-type="string">
            <text:p text:style-name="P10"><text:span text:style-name="T3">Initiative:</text:span></text:p>
          </table:table-cell>
          <table:table-cell table:style-name="Table24.A2" office:value-type="string">
            <text:p text:style-name="P10"><text:span text:style-name="T4">+27 (+19 Dex, +8 Superior Initiative) </text:span></text:p>
          </table:table-cell>
        </table:table-row>
        <table:table-row table:style-name="Table24.1">
          <table:table-cell table:style-name="Table24.A2" office:value-type="string">
            <text:p text:style-name="P10"><text:span text:style-name="T3">Speed:</text:span></text:p>
          </table:table-cell>
          <table:table-cell table:style-name="Table24.A2" office:value-type="string">
            <text:p text:style-name="P10"><text:span text:style-name="T4">100 ft. </text:span></text:p>
          </table:table-cell>
        </table:table-row>
        <table:table-row table:style-name="Table24.1">
          <table:table-cell table:style-name="Table24.A2" office:value-type="string">
            <text:p text:style-name="P10"><text:span text:style-name="T3">AC:</text:span></text:p>
          </table:table-cell>
          <table:table-cell table:style-name="Table24.A2" office:value-type="string">
            <text:p text:style-name="P10"><text:span text:style-name="T4">44 (+19 Dex, –4 size, +15 insight, +4 natural) </text:span></text:p>
          </table:table-cell>
        </table:table-row>
        <table:table-row table:style-name="Table24.1">
          <table:table-cell table:style-name="Table24.A2" office:value-type="string">
            <text:p text:style-name="P10"><text:span text:style-name="T3">Base Attack/Grapple:</text:span></text:p>
          </table:table-cell>
          <table:table-cell table:style-name="Table24.A2" office:value-type="string">
            <text:p text:style-name="P10"><text:span text:style-name="T4">+34/+57</text:span></text:p>
          </table:table-cell>
        </table:table-row>
        <table:table-row table:style-name="Table24.1">
          <table:table-cell table:style-name="Table24.A2" office:value-type="string">
            <text:p text:style-name="P10"><text:span text:style-name="T3">Attack:</text:span></text:p>
          </table:table-cell>
          <table:table-cell table:style-name="Table24.A2" office:value-type="string">
            <text:p text:style-name="P10"><text:span text:style-name="T4">Claw +52 (2d8+11) melee</text:span></text:p>
          </table:table-cell>
        </table:table-row>
        <table:table-row table:style-name="Table24.1">
          <table:table-cell table:style-name="Table24.A2" office:value-type="string">
            <text:p text:style-name="P10"><text:span text:style-name="T3">Full Attack:</text:span></text:p>
          </table:table-cell>
          <table:table-cell table:style-name="Table24.A2" office:value-type="string">
            <text:p text:style-name="P10"><text:span text:style-name="T4">2 claws +52 (2d8+11) melee, 3 bites +47 (2d6+5) melee, sting +39 (3d6+5 plus poison) melee</text:span><text:span text:style-name="T3"> </text:span></text:p>
          </table:table-cell>
        </table:table-row>
        <table:table-row table:style-name="Table24.1">
          <table:table-cell table:style-name="Table24.A2" office:value-type="string">
            <text:p text:style-name="P10"><text:span text:style-name="T3">Space/Reach:</text:span></text:p>
          </table:table-cell>
          <table:table-cell table:style-name="Table24.A2" office:value-type="string">
            <text:p text:style-name="P10"><text:span text:style-name="T4">20 ft./15 ft. </text:span></text:p>
          </table:table-cell>
        </table:table-row>
        <table:table-row table:style-name="Table24.1">
          <table:table-cell table:style-name="Table24.A2" office:value-type="string">
            <text:p text:style-name="P10"><text:span text:style-name="T3">Special Attacks:</text:span></text:p>
          </table:table-cell>
          <table:table-cell table:style-name="Table24.A2" office:value-type="string">
            <text:p text:style-name="P10"><text:span text:style-name="T4">Pounce, improved grab, rake 4d6+15 </text:span></text:p>
          </table:table-cell>
        </table:table-row>
        <table:table-row table:style-name="Table24.1">
          <table:table-cell table:style-name="Table24.A2" office:value-type="string">
            <text:p text:style-name="P10"><text:span text:style-name="T3">Special Qualities:</text:span></text:p>
          </table:table-cell>
          <table:table-cell table:style-name="Table24.A2" office:value-type="string">
            <text:p text:style-name="P10"><text:span text:style-name="T4">SR 34, DR 10/epic </text:span></text:p>
          </table:table-cell>
        </table:table-row>
        <table:table-row table:style-name="Table24.1">
          <table:table-cell table:style-name="Table24.A2" office:value-type="string">
            <text:p text:style-name="P10"><text:span text:style-name="T3">Saves:</text:span></text:p>
          </table:table-cell>
          <table:table-cell table:style-name="Table24.A2" office:value-type="string">
            <text:p text:style-name="P10"><text:span text:style-name="T4">Fort +31, Ref +38, Will +22 </text:span></text:p>
          </table:table-cell>
        </table:table-row>
        <table:table-row table:style-name="Table24.1">
          <table:table-cell table:style-name="Table24.A2" office:value-type="string">
            <text:p text:style-name="P10"><text:span text:style-name="T3">Abilities:</text:span></text:p>
          </table:table-cell>
          <table:table-cell table:style-name="Table24.A2" office:value-type="string">
            <text:p text:style-name="P10"><text:span text:style-name="T4">Str 32, Dex 48, Con 34, Int 14, Wis 32, Cha 19 </text:span></text:p>
          </table:table-cell>
        </table:table-row>
        <table:table-row table:style-name="Table24.1">
          <table:table-cell table:style-name="Table24.A2" office:value-type="string">
            <text:p text:style-name="P10"><text:span text:style-name="T3">Skills:</text:span></text:p>
          </table:table-cell>
          <table:table-cell table:style-name="Table24.A2" office:value-type="string">
            <text:p text:style-name="P10"><text:span text:style-name="T4">Hide +44, Jump +39, Listen +48, Move Silently +56, Spot +48</text:span></text:p>
          </table:table-cell>
        </table:table-row>
        <table:table-row table:style-name="Table24.1">
          <table:table-cell table:style-name="Table24.A2" office:value-type="string">
            <text:p text:style-name="P10"><text:span text:style-name="T3">Feats:</text:span></text:p>
          </table:table-cell>
          <table:table-cell table:style-name="Table24.A2" office:value-type="string">
            <text:p text:style-name="P10"><text:span text:style-name="T4">Combat Reflexes, Improved Initiative, Iron Will, Track, Weapon Focus (bite), Weapon Focus (claw), Weapon Finesse</text:span></text:p>
          </table:table-cell>
        </table:table-row>
        <table:table-row table:style-name="Table24.1">
          <table:table-cell table:style-name="Table24.A2" office:value-type="string">
            <text:p text:style-name="P10"><text:span text:style-name="T3">Epic Feats:</text:span></text:p>
          </table:table-cell>
          <table:table-cell table:style-name="Table24.A2" office:value-type="string">
            <text:p text:style-name="P10"><text:span text:style-name="T4">Epic Toughness (x2), Epic Weapon Focus (bite), Epic Weapon Focus (claw), Superior Initiative,</text:span></text:p>
          </table:table-cell>
        </table:table-row>
        <text:soft-page-break/>
        <table:table-row table:style-name="Table24.1">
          <table:table-cell table:style-name="Table24.A2" office:value-type="string">
            <text:p text:style-name="P10"><text:span text:style-name="T3">Climate/Terrain:</text:span></text:p>
          </table:table-cell>
          <table:table-cell table:style-name="Table24.A2" office:value-type="string">
            <text:p text:style-name="P10"><text:span text:style-name="T4">Any temperate or cold land </text:span></text:p>
          </table:table-cell>
        </table:table-row>
        <table:table-row table:style-name="Table24.1">
          <table:table-cell table:style-name="Table24.A2" office:value-type="string">
            <text:p text:style-name="P10"><text:span text:style-name="T3">Organization:</text:span></text:p>
          </table:table-cell>
          <table:table-cell table:style-name="Table24.A2" office:value-type="string">
            <text:p text:style-name="P10"><text:span text:style-name="T4">Solitary or pair </text:span></text:p>
          </table:table-cell>
        </table:table-row>
        <table:table-row table:style-name="Table24.1">
          <table:table-cell table:style-name="Table24.A2" office:value-type="string">
            <text:p text:style-name="P10"><text:span text:style-name="T3">Challenge Rating:</text:span></text:p>
          </table:table-cell>
          <table:table-cell table:style-name="Table24.A2" office:value-type="string">
            <text:p text:style-name="P10"><text:span text:style-name="T4">24 </text:span></text:p>
          </table:table-cell>
        </table:table-row>
        <table:table-row table:style-name="Table24.1">
          <table:table-cell table:style-name="Table24.A2" office:value-type="string">
            <text:p text:style-name="P10"><text:span text:style-name="T3">Treasure:</text:span></text:p>
          </table:table-cell>
          <table:table-cell table:style-name="Table24.A2" office:value-type="string">
            <text:p text:style-name="P10"><text:span text:style-name="T4">None </text:span></text:p>
          </table:table-cell>
        </table:table-row>
        <table:table-row table:style-name="Table24.1">
          <table:table-cell table:style-name="Table24.A2" office:value-type="string">
            <text:p text:style-name="P10"><text:span text:style-name="T3">Alignment:</text:span></text:p>
          </table:table-cell>
          <table:table-cell table:style-name="Table24.A2" office:value-type="string">
            <text:p text:style-name="P10"><text:span text:style-name="T4">Always neutral </text:span></text:p>
          </table:table-cell>
        </table:table-row>
        <table:table-row table:style-name="Table24.1">
          <table:table-cell table:style-name="Table24.A22" office:value-type="string">
            <text:p text:style-name="P11"><text:span text:style-name="T3">Advancement:</text:span></text:p>
          </table:table-cell>
          <table:table-cell table:style-name="Table24.A22" office:value-type="string">
            <text:p text:style-name="P11"><text:span text:style-name="T4">35–68 HD (Gargantuan); 69–102 HD (Colossal) </text:span></text:p>
          </table:table-cell>
        </table:table-row>
      </table:table>
      <text:p text:style-name="P10"><text:span text:style-name="T9">A tayellah’s natural weapons are treated as epic for the purpose of overcoming damage reduction.</text:span></text:p>
      <text:p text:style-name="P10"><text:span text:style-name="T14">COMBAT </text:span></text:p>
      <text:p text:style-name="P10"><text:span text:style-name="T10">Poison (Ex):</text:span><text:span text:style-name="T9"> Sting, Fort save (DC 39); initial and secondary Damage 2d10 temporary Con. The save DC is Constitution-based.</text:span></text:p>
      <text:p text:style-name="P10"><text:span text:style-name="T10">Pounce (Ex):</text:span><text:span text:style-name="T9"> If a tayellah leaps upon a foe during the first round of combat, it can make a full attack even if it has already taken a move action. </text:span></text:p>
      <text:p text:style-name="P10"><text:span text:style-name="T10">Improved Grab (Ex):</text:span><text:span text:style-name="T9"> To use this ability, the tayellah must hit with two of its claw attacks. If it gets a hold, it can rake. </text:span></text:p>
      <text:p text:style-name="P10"><text:span text:style-name="T10">Rake (Ex):</text:span><text:span text:style-name="T9"> A tayellah that gets a hold can make two additional rake attacks (+44 melee) with legs it normally only uses for walking, dealing 4d6+5 points of Damage each. If the tayellah pounces on an opponent, it can also rake. </text:span></text:p>
      <text:p text:style-name="P13"/>
      <text:h text:style-name="P2" text:outline-level="4"><text:span text:style-name="T7">THORCIASID </text:span></text:h>
      <table:table table:name="Table25" table:style-name="Table25">
        <table:table-column table:style-name="Table25.A"/>
        <table:table-column table:style-name="Table25.B"/>
        <table:table-row table:style-name="Table25.1">
          <table:table-cell table:style-name="Table25.A1" office:value-type="string">
            <text:p text:style-name="P11"><text:span text:style-name="T4"><text:s/></text:span></text:p>
          </table:table-cell>
          <table:table-cell table:style-name="Table25.A1" office:value-type="string">
            <text:p text:style-name="P11"><text:span text:style-name="T4">Medium-Size Aberration </text:span></text:p>
          </table:table-cell>
        </table:table-row>
        <table:table-row table:style-name="Table25.1">
          <table:table-cell table:style-name="Table25.A2" office:value-type="string">
            <text:p text:style-name="P11"><text:span text:style-name="T3">Hit Dice:</text:span></text:p>
          </table:table-cell>
          <table:table-cell table:style-name="Table25.A2" office:value-type="string">
            <text:p text:style-name="P11"><text:span text:style-name="T4">29d8+348 (478 hp) </text:span></text:p>
          </table:table-cell>
        </table:table-row>
        <table:table-row table:style-name="Table25.1">
          <table:table-cell table:style-name="Table25.A2" office:value-type="string">
            <text:p text:style-name="P10"><text:span text:style-name="T3">Initiative:</text:span></text:p>
          </table:table-cell>
          <table:table-cell table:style-name="Table25.A2" office:value-type="string">
            <text:p text:style-name="P10"><text:span text:style-name="T4">+22 (+14 Dex, +8 Superior Initiative) </text:span></text:p>
          </table:table-cell>
        </table:table-row>
        <table:table-row table:style-name="Table25.1">
          <table:table-cell table:style-name="Table25.A2" office:value-type="string">
            <text:p text:style-name="P10"><text:span text:style-name="T3">Speed:</text:span></text:p>
          </table:table-cell>
          <table:table-cell table:style-name="Table25.A2" office:value-type="string">
            <text:p text:style-name="P10"><text:span text:style-name="T4">70 ft. </text:span></text:p>
          </table:table-cell>
        </table:table-row>
        <table:table-row table:style-name="Table25.1">
          <table:table-cell table:style-name="Table25.A2" office:value-type="string">
            <text:p text:style-name="P10"><text:span text:style-name="T3">AC:</text:span></text:p>
          </table:table-cell>
          <table:table-cell table:style-name="Table25.A2" office:value-type="string">
            <text:p text:style-name="P10"><text:span text:style-name="T4">42 (+14 Dex, +18 natural) </text:span></text:p>
          </table:table-cell>
        </table:table-row>
        <table:table-row table:style-name="Table25.1">
          <table:table-cell table:style-name="Table25.A2" office:value-type="string">
            <text:p text:style-name="P10"><text:span text:style-name="T3">Base Attack/Grapple:</text:span></text:p>
          </table:table-cell>
          <table:table-cell table:style-name="Table25.A2" office:value-type="string">
            <text:p text:style-name="P10"><text:span text:style-name="T4">+21/+27</text:span></text:p>
          </table:table-cell>
        </table:table-row>
        <table:table-row table:style-name="Table25.1">
          <table:table-cell table:style-name="Table25.A2" office:value-type="string">
            <text:p text:style-name="P10"><text:span text:style-name="T3">Attack:</text:span></text:p>
          </table:table-cell>
          <table:table-cell table:style-name="Table25.A2" office:value-type="string">
            <text:p text:style-name="P10"><text:span text:style-name="T4">Forelimb +36 (0 plus ability drain) melee touch</text:span></text:p>
          </table:table-cell>
        </table:table-row>
        <table:table-row table:style-name="Table25.1">
          <table:table-cell table:style-name="Table25.A2" office:value-type="string">
            <text:p text:style-name="P10"><text:span text:style-name="T3">Full Attack:</text:span></text:p>
          </table:table-cell>
          <table:table-cell table:style-name="Table25.A2" office:value-type="string">
            <text:p text:style-name="P10"><text:span text:style-name="T4">2 forelimbs +36 (0 plus ability drain) melee touch, 2 antennae +30 (antenna 0 plus energy drain) melee touch</text:span></text:p>
          </table:table-cell>
        </table:table-row>
        <table:table-row table:style-name="Table25.1">
          <table:table-cell table:style-name="Table25.A2" office:value-type="string">
            <text:p text:style-name="P10"><text:span text:style-name="T3">Space/Reach:</text:span></text:p>
          </table:table-cell>
          <table:table-cell table:style-name="Table25.A2" office:value-type="string">
            <text:p text:style-name="P10"><text:span text:style-name="T4">5 ft./5 ft. </text:span></text:p>
          </table:table-cell>
        </table:table-row>
        <table:table-row table:style-name="Table25.1">
          <table:table-cell table:style-name="Table25.A2" office:value-type="string">
            <text:p text:style-name="P10"><text:span text:style-name="T3">Special Attacks:</text:span></text:p>
          </table:table-cell>
          <table:table-cell table:style-name="Table25.A2" office:value-type="string">
            <text:p text:style-name="P10"><text:span text:style-name="T4">Ability drain, energy drain, cocoon </text:span></text:p>
          </table:table-cell>
        </table:table-row>
        <table:table-row table:style-name="Table25.1">
          <table:table-cell table:style-name="Table25.A2" office:value-type="string">
            <text:p text:style-name="P10"><text:span text:style-name="T3">Special Qualities:</text:span></text:p>
          </table:table-cell>
          <table:table-cell table:style-name="Table25.A2" office:value-type="string">
            <text:p text:style-name="P10"><text:span text:style-name="T4">DR 10/epic, darkvision 240 ft., scent, SR 34, fire resistance 30 </text:span></text:p>
          </table:table-cell>
        </table:table-row>
        <table:table-row table:style-name="Table25.1">
          <table:table-cell table:style-name="Table25.A2" office:value-type="string">
            <text:p text:style-name="P10"><text:span text:style-name="T3">Saves:</text:span></text:p>
          </table:table-cell>
          <table:table-cell table:style-name="Table25.A2" office:value-type="string">
            <text:p text:style-name="P10"><text:span text:style-name="T4">Fort +21, Ref +25, Will +25 </text:span></text:p>
          </table:table-cell>
        </table:table-row>
        <table:table-row table:style-name="Table25.1">
          <table:table-cell table:style-name="Table25.A2" office:value-type="string">
            <text:p text:style-name="P10"><text:span text:style-name="T3">Abilities:</text:span></text:p>
          </table:table-cell>
          <table:table-cell table:style-name="Table25.A2" office:value-type="string">
            <text:p text:style-name="P10"><text:span text:style-name="T4">Str 22, Dex 38, Con 34, Int 25, Wis 29, Cha 31 </text:span></text:p>
          </table:table-cell>
        </table:table-row>
        <table:table-row table:style-name="Table25.1">
          <table:table-cell table:style-name="Table25.A2" office:value-type="string">
            <text:p text:style-name="P10"><text:span text:style-name="T3">Skills:</text:span></text:p>
          </table:table-cell>
          <table:table-cell table:style-name="Table25.A2" office:value-type="string">
            <text:p text:style-name="P10"><text:span text:style-name="T4">Bluff +42, Concentration +44, Diplomacy +38, Escape Artist +46, Hide +46, Intimidate +38, Jump +22, Listen +41, Move Silently +46, Spot +41, Survival +25</text:span></text:p>
          </table:table-cell>
        </table:table-row>
        <table:table-row table:style-name="Table25.1">
          <table:table-cell table:style-name="Table25.A2" office:value-type="string">
            <text:p text:style-name="P10"><text:span text:style-name="T3">Feats:</text:span></text:p>
          </table:table-cell>
          <table:table-cell table:style-name="Table25.A2" office:value-type="string">
            <text:p text:style-name="P10"><text:span text:style-name="T4">Dodge, Expertise, Improved Disarm, Improved Initiative, Mobility, Spring Attack, Weapon Finesse, Weapon Focus (forelimb) </text:span></text:p>
          </table:table-cell>
        </table:table-row>
        <table:table-row table:style-name="Table25.1">
          <table:table-cell table:style-name="Table25.A2" office:value-type="string">
            <text:p text:style-name="P10"><text:span text:style-name="T3">Epic Feats:</text:span></text:p>
          </table:table-cell>
          <table:table-cell table:style-name="Table25.A2" office:value-type="string">
            <text:p text:style-name="P10"><text:span text:style-name="T4">Blinding Speed, Superior Initiative </text:span></text:p>
          </table:table-cell>
        </table:table-row>
        <table:table-row table:style-name="Table25.1">
          <table:table-cell table:style-name="Table25.A2" office:value-type="string">
            <text:p text:style-name="P10"><text:span text:style-name="T3">Climate/Terrain:</text:span></text:p>
          </table:table-cell>
          <table:table-cell table:style-name="Table25.A2" office:value-type="string">
            <text:p text:style-name="P10"><text:span text:style-name="T4">Any </text:span></text:p>
          </table:table-cell>
        </table:table-row>
        <table:table-row table:style-name="Table25.1">
          <table:table-cell table:style-name="Table25.A2" office:value-type="string">
            <text:p text:style-name="P10"><text:span text:style-name="T3">Organization:</text:span></text:p>
          </table:table-cell>
          <table:table-cell table:style-name="Table25.A2" office:value-type="string">
            <text:p text:style-name="P10"><text:span text:style-name="T4">Solitary, pair, or infestation (4–7) </text:span></text:p>
          </table:table-cell>
        </table:table-row>
        <table:table-row table:style-name="Table25.1">
          <table:table-cell table:style-name="Table25.A2" office:value-type="string">
            <text:p text:style-name="P10"><text:span text:style-name="T3">Challenge Rating:</text:span></text:p>
          </table:table-cell>
          <table:table-cell table:style-name="Table25.A2" office:value-type="string">
            <text:p text:style-name="P10"><text:span text:style-name="T4">22 </text:span></text:p>
          </table:table-cell>
        </table:table-row>
        <table:table-row table:style-name="Table25.1">
          <table:table-cell table:style-name="Table25.A2" office:value-type="string">
            <text:p text:style-name="P10"><text:span text:style-name="T3">Treasure:</text:span></text:p>
          </table:table-cell>
          <table:table-cell table:style-name="Table25.A2" office:value-type="string">
            <text:p text:style-name="P10"><text:span text:style-name="T4">Standard </text:span></text:p>
          </table:table-cell>
        </table:table-row>
        <table:table-row table:style-name="Table25.1">
          <table:table-cell table:style-name="Table25.A2" office:value-type="string">
            <text:p text:style-name="P10"><text:span text:style-name="T3">Alignment:</text:span></text:p>
          </table:table-cell>
          <table:table-cell table:style-name="Table25.A2" office:value-type="string">
            <text:p text:style-name="P10"><text:span text:style-name="T4">Usually neutral </text:span></text:p>
          </table:table-cell>
        </table:table-row>
        <table:table-row table:style-name="Table25.1">
          <table:table-cell table:style-name="Table25.A22" office:value-type="string">
            <text:p text:style-name="P11"><text:span text:style-name="T3">Advancement:</text:span></text:p>
          </table:table-cell>
          <table:table-cell table:style-name="Table25.A22" office:value-type="string">
            <text:p text:style-name="P11"><text:span text:style-name="T4">30–36 HD (Medium-size); 37–42 HD (Large) </text:span></text:p>
          </table:table-cell>
        </table:table-row>
      </table:table>
      <text:p text:style-name="P10"><text:span text:style-name="T9">Thorciasids speak Common, Elven, Dwarven, and Giant. </text:span></text:p>
      <text:p text:style-name="P10"><text:span text:style-name="T9">A thorciasid’s natural weapons are treated as epic for the purpose of overcoming damage reduction.</text:span></text:p>
      <text:p text:style-name="P10"><text:soft-page-break/><text:span text:style-name="T14">COMBAT </text:span></text:p>
      <text:p text:style-name="P10"><text:span text:style-name="T10">Cocoon (Ex):</text:span><text:span text:style-name="T9"> A thorciasid can eject a stream of noxious goo that hardens on contact, potentially fixing a subject in place and hindering its movement and actions. Using a standard action, the thorciasid makes a ranged touch attack against any foe it can see up to 60 feet away. If it succeeds at the ranged touch attack, the subject makes a grapple check against the cocoon. This is accomplished as if the thorciasid itself were making the grapple check with a competence bonus of +10, for a total check modifier of +37. On a failed check for the subject, the goo hardens into a partial cocoon, and the victim is treated as if grappled (even though the thorciasid is free to do as it desires). The subject can attempt to break the grapple of the cocoon (or use Escape Artist) each round, making an opposed grapple check against the cocoon (check modifier +37 for the cocoon). A thorciasid can reinforce a partial cocoon by spending a standard action secreting additional goo. Each action so spent provides an additional +5 to the cocoon’s grapple check modifier. Visually, the victim becomes more and more covered and is finally com-pletely encased in a cocoon. Even fully encased victims can still breathe, and a thorciasid can drain a victim’s life force at its leisure. </text:span></text:p>
      <text:p text:style-name="P10"><text:span text:style-name="T10">Ability Drain (Su):</text:span><text:span text:style-name="T9"> On a successful melee touch attack with a forelimb, the thorciasid permanently drains 1d4+1 points of Strength, 1d4+1 points of Dexterity, and 1 point of Constitution from the victim. The thorciasid regains 20 lost hit points with each successful ability drain. </text:span></text:p>
      <text:p text:style-name="P10"><text:span text:style-name="T10">Energy Drain (Su): </text:span><text:span text:style-name="T9">On a successful melee touch attack with an antenna, the thorciasid gives the victim one negative level. Each negative level bestowed upon a victim gives the thorciasid +1 bonus to its Constitution that lasts for 24 hours. The negative levels similarly last for 24 hours, at which time the victim must make a Fortitude saving throw (DC 34) to avoid level loss. The save DC is Charisma-based.</text:span></text:p>
      <text:p text:style-name="P13"/>
      <text:h text:style-name="P2" text:outline-level="4"><text:span text:style-name="T7">TITAN,ELDER </text:span></text:h>
      <table:table table:name="Table26" table:style-name="Table26">
        <table:table-column table:style-name="Table26.A"/>
        <table:table-column table:style-name="Table26.B"/>
        <table:table-row table:style-name="Table26.1">
          <table:table-cell table:style-name="Table26.A1" office:value-type="string">
            <text:p text:style-name="P11"><text:span text:style-name="T4"><text:s/></text:span></text:p>
          </table:table-cell>
          <table:table-cell table:style-name="Table26.A1" office:value-type="string">
            <text:p text:style-name="P11"><text:span text:style-name="T4">Colossal Outsider (Extraplanar)</text:span></text:p>
          </table:table-cell>
        </table:table-row>
        <table:table-row table:style-name="Table26.1">
          <table:table-cell table:style-name="Table26.A2" office:value-type="string">
            <text:p text:style-name="P11"><text:span text:style-name="T3">Hit Dice:</text:span></text:p>
          </table:table-cell>
          <table:table-cell table:style-name="Table26.A2" office:value-type="string">
            <text:p text:style-name="P11"><text:span text:style-name="T4">70d8+700 (1,015 hp) </text:span></text:p>
          </table:table-cell>
        </table:table-row>
        <table:table-row table:style-name="Table26.1">
          <table:table-cell table:style-name="Table26.A2" office:value-type="string">
            <text:p text:style-name="P10"><text:span text:style-name="T3">Initiative:</text:span></text:p>
          </table:table-cell>
          <table:table-cell table:style-name="Table26.A2" office:value-type="string">
            <text:p text:style-name="P10"><text:span text:style-name="T4">+0 </text:span></text:p>
          </table:table-cell>
        </table:table-row>
        <table:table-row table:style-name="Table26.1">
          <table:table-cell table:style-name="Table26.A2" office:value-type="string">
            <text:p text:style-name="P10"><text:span text:style-name="T3">Speed:</text:span></text:p>
          </table:table-cell>
          <table:table-cell table:style-name="Table26.A2" office:value-type="string">
            <text:p text:style-name="P10"><text:span text:style-name="T4">150 ft. </text:span></text:p>
          </table:table-cell>
        </table:table-row>
        <table:table-row table:style-name="Table26.1">
          <table:table-cell table:style-name="Table26.A2" office:value-type="string">
            <text:p text:style-name="P10"><text:span text:style-name="T3">AC:</text:span></text:p>
          </table:table-cell>
          <table:table-cell table:style-name="Table26.A2" office:value-type="string">
            <text:p text:style-name="P10"><text:span text:style-name="T4">58 (–8 size, +32 natural, +24 insight) </text:span></text:p>
          </table:table-cell>
        </table:table-row>
        <table:table-row table:style-name="Table26.1">
          <table:table-cell table:style-name="Table26.A2" office:value-type="string">
            <text:p text:style-name="P10"><text:span text:style-name="T3">Base Attack/Grapple:</text:span></text:p>
          </table:table-cell>
          <table:table-cell table:style-name="Table26.A2" office:value-type="string">
            <text:p text:style-name="P10"><text:span text:style-name="T4">+70/+104</text:span></text:p>
          </table:table-cell>
        </table:table-row>
        <table:table-row table:style-name="Table26.1">
          <table:table-cell table:style-name="Table26.A2" office:value-type="string">
            <text:p text:style-name="P10"><text:span text:style-name="T3">Attack:</text:span></text:p>
          </table:table-cell>
          <table:table-cell table:style-name="Table26.A2" office:value-type="string">
            <text:p text:style-name="P10"><text:span text:style-name="T5">Colossal +5 warhammer </text:span><text:span text:style-name="T4">+87 (4d8+30/19–20 (+2d6 on critical hit)) melee; or </text:span><text:span text:style-name="T5">Colossal +5 javelin </text:span><text:span text:style-name="T4">+70 (2d10+22/19–20) ranged</text:span></text:p>
          </table:table-cell>
        </table:table-row>
        <table:table-row table:style-name="Table26.1">
          <table:table-cell table:style-name="Table26.A2" office:value-type="string">
            <text:p text:style-name="P10"><text:span text:style-name="T3">Full Attack:</text:span></text:p>
          </table:table-cell>
          <table:table-cell table:style-name="Table26.A2" office:value-type="string">
            <text:p text:style-name="P10"><text:span text:style-name="T5">Colossal +5 warhammer </text:span><text:span text:style-name="T4">+87/+82/+77/+72 (4d8+30/19–20 (+2d6 on critical hit)) melee; or </text:span><text:span text:style-name="T5">Colossal +5 javelin </text:span><text:span text:style-name="T4">+70/+65/+60/+55 (2d10+22/19–20) ranged</text:span></text:p>
          </table:table-cell>
        </table:table-row>
        <table:table-row table:style-name="Table26.1">
          <table:table-cell table:style-name="Table26.A2" office:value-type="string">
            <text:p text:style-name="P10"><text:span text:style-name="T3">Space/Reach:</text:span></text:p>
          </table:table-cell>
          <table:table-cell table:style-name="Table26.A2" office:value-type="string">
            <text:p text:style-name="P10"><text:span text:style-name="T4">30 ft./30 ft. </text:span></text:p>
          </table:table-cell>
        </table:table-row>
        <table:table-row table:style-name="Table26.1">
          <table:table-cell table:style-name="Table26.A2" office:value-type="string">
            <text:p text:style-name="P10"><text:span text:style-name="T3">Special Attacks:</text:span></text:p>
          </table:table-cell>
          <table:table-cell table:style-name="Table26.A2" office:value-type="string">
            <text:p text:style-name="P10"><text:span text:style-name="T4">Spell-like abilities, spells </text:span></text:p>
          </table:table-cell>
        </table:table-row>
        <table:table-row table:style-name="Table26.1">
          <table:table-cell table:style-name="Table26.A2" office:value-type="string">
            <text:p text:style-name="P10"><text:span text:style-name="T3">Special Qualities:</text:span></text:p>
          </table:table-cell>
          <table:table-cell table:style-name="Table26.A2" office:value-type="string">
            <text:p text:style-name="P10"><text:span text:style-name="T4">DR 20/epic, SR 40 </text:span></text:p>
          </table:table-cell>
        </table:table-row>
        <table:table-row table:style-name="Table26.1">
          <table:table-cell table:style-name="Table26.A2" office:value-type="string">
            <text:p text:style-name="P10"><text:span text:style-name="T3">Saves:</text:span></text:p>
          </table:table-cell>
          <table:table-cell table:style-name="Table26.A2" office:value-type="string">
            <text:p text:style-name="P10"><text:span text:style-name="T4">Fort +47, Ref +37, Will +50 </text:span></text:p>
          </table:table-cell>
        </table:table-row>
        <table:table-row table:style-name="Table26.1">
          <table:table-cell table:style-name="Table26.A2" office:value-type="string">
            <text:p text:style-name="P10"><text:span text:style-name="T3">Abilities:</text:span></text:p>
          </table:table-cell>
          <table:table-cell table:style-name="Table26.A2" office:value-type="string">
            <text:p text:style-name="P10"><text:span text:style-name="T4">Str 45, Dex 10, Con 31, Int 33, Wis 37, Cha 26 </text:span></text:p>
          </table:table-cell>
        </table:table-row>
        <table:table-row table:style-name="Table26.1">
          <table:table-cell table:style-name="Table26.A2" office:value-type="string">
            <text:p text:style-name="P10"><text:span text:style-name="T3">Skills:</text:span></text:p>
          </table:table-cell>
          <table:table-cell table:style-name="Table26.A2" office:value-type="string">
            <text:p text:style-name="P10"><text:span text:style-name="T4">Concentration +83, Craft (any five) +45, Decipher Script +84, Diplomacy +45, Gather Information +87, Intimidate +56, Jump +90, Knowledge (all) +66, Listen +86, Sense Motive +86, Speak Language (any five), Spellcraft +90, Spot +86</text:span></text:p>
          </table:table-cell>
        </table:table-row>
        <table:table-row table:style-name="Table26.1">
          <table:table-cell table:style-name="Table26.A2" office:value-type="string">
            <text:p text:style-name="P10"><text:span text:style-name="T3">Feats:</text:span></text:p>
          </table:table-cell>
          <table:table-cell table:style-name="Table26.A2" office:value-type="string">
            <text:p text:style-name="P10"><text:span text:style-name="T4">Blind-Fight, Cleave, Expertise, Great Cleave, Improved Critical (warhammer), Improved Critical (javelin), Improved Sunder, Power Attack, Silent Spell, Still Spell, Weapon Focus (warhammer), Weapon Focus (javelin) </text:span></text:p>
          </table:table-cell>
        </table:table-row>
        <table:table-row table:style-name="Table26.1">
          <table:table-cell table:style-name="Table26.A2" office:value-type="string">
            <text:p text:style-name="P10"><text:span text:style-name="T3">Epic Feats:</text:span></text:p>
          </table:table-cell>
          <table:table-cell table:style-name="Table26.A2" office:value-type="string">
            <text:p text:style-name="P10"><text:span text:style-name="T4">Automatic Silent Spell (0- through 9th level spells), Automatic Still Spell (0- through 9th level spells), Devastating Critical (warhammer), Epic Spellcasting, Epic Weapon Focus (warhammer), Epic Weapon Focus (javelin), Overwhelming Critical (warhammer), Polyglot </text:span></text:p>
          </table:table-cell>
        </table:table-row>
        <table:table-row table:style-name="Table26.1">
          <table:table-cell table:style-name="Table26.A2" office:value-type="string">
            <text:p text:style-name="P10"><text:span text:style-name="T3">Climate/Terrain:</text:span></text:p>
          </table:table-cell>
          <table:table-cell table:style-name="Table26.A2" office:value-type="string">
            <text:p text:style-name="P10"><text:span text:style-name="T4">Any </text:span></text:p>
          </table:table-cell>
        </table:table-row>
        <table:table-row table:style-name="Table26.1">
          <table:table-cell table:style-name="Table26.A2" office:value-type="string">
            <text:p text:style-name="P10"><text:span text:style-name="T3">Organization:</text:span></text:p>
          </table:table-cell>
          <table:table-cell table:style-name="Table26.A2" office:value-type="string">
            <text:p text:style-name="P10"><text:span text:style-name="T4">Solitary </text:span></text:p>
          </table:table-cell>
        </table:table-row>
        <table:table-row table:style-name="Table26.1">
          <table:table-cell table:style-name="Table26.A2" office:value-type="string">
            <text:p text:style-name="P10"><text:span text:style-name="T3">Challenge Rating:</text:span></text:p>
          </table:table-cell>
          <table:table-cell table:style-name="Table26.A2" office:value-type="string">
            <text:p text:style-name="P10"><text:span text:style-name="T4">30 </text:span></text:p>
          </table:table-cell>
        </table:table-row>
        <table:table-row table:style-name="Table26.1">
          <table:table-cell table:style-name="Table26.A2" office:value-type="string">
            <text:p text:style-name="P10"><text:span text:style-name="T3">Treasure:</text:span></text:p>
          </table:table-cell>
          <table:table-cell table:style-name="Table26.A2" office:value-type="string">
            <text:p text:style-name="P10"><text:span text:style-name="T4">Standard </text:span></text:p>
          </table:table-cell>
        </table:table-row>
        <table:table-row table:style-name="Table26.1">
          <table:table-cell table:style-name="Table26.A2" office:value-type="string">
            <text:p text:style-name="P10"><text:span text:style-name="T3">Alignment:</text:span></text:p>
          </table:table-cell>
          <table:table-cell table:style-name="Table26.A2" office:value-type="string">
            <text:p text:style-name="P10"><text:span text:style-name="T4">Always neutral </text:span></text:p>
          </table:table-cell>
        </table:table-row>
        <table:table-row table:style-name="Table26.1">
          <table:table-cell table:style-name="Table26.A22" office:value-type="string">
            <text:p text:style-name="P11"><text:span text:style-name="T3">Advancement:</text:span></text:p>
          </table:table-cell>
          <table:table-cell table:style-name="Table26.A22" office:value-type="string">
            <text:p text:style-name="P11"><text:span text:style-name="T4">71–140 HD (Colossal) </text:span></text:p>
          </table:table-cell>
        </table:table-row>
      </table:table>
      <text:p text:style-name="P10"><text:span text:style-name="T9">An elder titan’s natural weapons are treated as epic for the purpose of overcoming damage reduction.</text:span></text:p>
      <text:h text:style-name="P4" text:outline-level="1"><text:span text:style-name="T13">COMBAT </text:span></text:h>
      <text:p text:style-name="P10"><text:span text:style-name="T10">Spell-Like Abilities: </text:span><text:span text:style-name="T9">At will—</text:span><text:span text:style-name="T11">alter self, analyze dweomer, commune with nature, cure critical wounds, eyebite, freedom of movement, fly, fog cloud, produce flame, protection from energy, read magic, remove curse, sanctuary, sending, speak with animals, soften earth and stone, speak with plants, summon monster VI, greater teleport, wind wall; </text:span><text:span text:style-name="T9">3/day—</text:span><text:span text:style-name="T11">antilife shell, astral projection, contact other plane, greater dispel magic, greater scrying, invisibility purge, plane shift. </text:span><text:span text:style-name="T9">Caster level 29th; save DC 18 + spell level. The save DCs are Charisma-based.</text:span></text:p>
      <text:p text:style-name="P10"><text:span text:style-name="T10">Spells:</text:span><text:span text:style-name="T9"> An elder titan can use arcane spells as a 29th-level wizard or divine spells as a 29th-level cleric, from the cleric list and from the Knowledge and Magic domains. He will also possess the knowledge of at least three epic spells and the means by which to develop them, though he may not have done so himself. </text:span></text:p>
      <text:p text:style-name="P13"/>
      <text:h text:style-name="P2" text:outline-level="4"><text:soft-page-break/><text:span text:style-name="T7">TREANT,ELDER </text:span></text:h>
      <table:table table:name="Table27" table:style-name="Table27">
        <table:table-column table:style-name="Table27.A"/>
        <table:table-column table:style-name="Table27.B"/>
        <table:table-row table:style-name="Table27.1">
          <table:table-cell table:style-name="Table27.A1" office:value-type="string">
            <text:p text:style-name="P11"><text:span text:style-name="T4"><text:s/></text:span></text:p>
          </table:table-cell>
          <table:table-cell table:style-name="Table27.A1" office:value-type="string">
            <text:p text:style-name="P11"><text:span text:style-name="T4">Colossal Plant</text:span></text:p>
          </table:table-cell>
        </table:table-row>
        <table:table-row table:style-name="Table27.1">
          <table:table-cell table:style-name="Table27.A2" office:value-type="string">
            <text:p text:style-name="P11"><text:span text:style-name="T3">Hit Dice:</text:span></text:p>
          </table:table-cell>
          <table:table-cell table:style-name="Table27.A2" office:value-type="string">
            <text:p text:style-name="P11"><text:span text:style-name="T4">50d8+880 (1,105 hp) </text:span></text:p>
          </table:table-cell>
        </table:table-row>
        <table:table-row table:style-name="Table27.1">
          <table:table-cell table:style-name="Table27.A2" office:value-type="string">
            <text:p text:style-name="P10"><text:span text:style-name="T3">Initiative:</text:span></text:p>
          </table:table-cell>
          <table:table-cell table:style-name="Table27.A2" office:value-type="string">
            <text:p text:style-name="P10"><text:span text:style-name="T4">+3 (–1 Dex, +4 Improved Initiative) </text:span></text:p>
          </table:table-cell>
        </table:table-row>
        <table:table-row table:style-name="Table27.1">
          <table:table-cell table:style-name="Table27.A2" office:value-type="string">
            <text:p text:style-name="P10"><text:span text:style-name="T3">Speed:</text:span></text:p>
          </table:table-cell>
          <table:table-cell table:style-name="Table27.A2" office:value-type="string">
            <text:p text:style-name="P10"><text:span text:style-name="T4">60 ft. </text:span></text:p>
          </table:table-cell>
        </table:table-row>
        <table:table-row table:style-name="Table27.1">
          <table:table-cell table:style-name="Table27.A2" office:value-type="string">
            <text:p text:style-name="P10"><text:span text:style-name="T3">AC:</text:span></text:p>
          </table:table-cell>
          <table:table-cell table:style-name="Table27.A2" office:value-type="string">
            <text:p text:style-name="P10"><text:span text:style-name="T4">41 (–1 Dex, –8 size, +40 natural) </text:span></text:p>
          </table:table-cell>
        </table:table-row>
        <table:table-row table:style-name="Table27.1">
          <table:table-cell table:style-name="Table27.A2" office:value-type="string">
            <text:p text:style-name="P10"><text:span text:style-name="T3">Base Attack/Grapple:</text:span></text:p>
          </table:table-cell>
          <table:table-cell table:style-name="Table27.A2" office:value-type="string">
            <text:p text:style-name="P10"><text:span text:style-name="T4">+37/+72</text:span></text:p>
          </table:table-cell>
        </table:table-row>
        <table:table-row table:style-name="Table27.1">
          <table:table-cell table:style-name="Table27.A2" office:value-type="string">
            <text:p text:style-name="P10"><text:span text:style-name="T3">Attack:</text:span></text:p>
          </table:table-cell>
          <table:table-cell table:style-name="Table27.A2" office:value-type="string">
            <text:p text:style-name="P10"><text:span text:style-name="T4">Slam +51 (10d6+19/19–20(+1d6 on critical hit)) melee</text:span></text:p>
          </table:table-cell>
        </table:table-row>
        <table:table-row table:style-name="Table27.1">
          <table:table-cell table:style-name="Table27.A2" office:value-type="string">
            <text:p text:style-name="P10"><text:span text:style-name="T3">Full Attack:</text:span></text:p>
          </table:table-cell>
          <table:table-cell table:style-name="Table27.A2" office:value-type="string">
            <text:p text:style-name="P10"><text:span text:style-name="T4">2 slams +51 (10d6+19/19–20 (+1d6 on a critical hit)) melee</text:span></text:p>
          </table:table-cell>
        </table:table-row>
        <table:table-row table:style-name="Table27.1">
          <table:table-cell table:style-name="Table27.A2" office:value-type="string">
            <text:p text:style-name="P10"><text:span text:style-name="T3">Attacks:</text:span></text:p>
          </table:table-cell>
          <table:table-cell table:style-name="Table27.A2" office:value-type="string">
            <text:p text:style-name="P10"><text:span text:style-name="T4">2 slams +49 melee </text:span></text:p>
          </table:table-cell>
        </table:table-row>
        <table:table-row table:style-name="Table27.1">
          <table:table-cell table:style-name="Table27.A2" office:value-type="string">
            <text:p text:style-name="P10"><text:span text:style-name="T3">Damage:</text:span></text:p>
          </table:table-cell>
          <table:table-cell table:style-name="Table27.A2" office:value-type="string">
            <text:p text:style-name="P10"><text:span text:style-name="T4">Slam 10d6+19/19–20 </text:span></text:p>
          </table:table-cell>
        </table:table-row>
        <table:table-row table:style-name="Table27.1">
          <table:table-cell table:style-name="Table27.A2" office:value-type="string">
            <text:p text:style-name="P10"><text:span text:style-name="T3">Space/Reach:</text:span></text:p>
          </table:table-cell>
          <table:table-cell table:style-name="Table27.A2" office:value-type="string">
            <text:p text:style-name="P10"><text:span text:style-name="T4">30 ft./30 ft. </text:span></text:p>
          </table:table-cell>
        </table:table-row>
        <table:table-row table:style-name="Table27.1">
          <table:table-cell table:style-name="Table27.A2" office:value-type="string">
            <text:p text:style-name="P10"><text:span text:style-name="T3">Special Attacks:</text:span></text:p>
          </table:table-cell>
          <table:table-cell table:style-name="Table27.A2" office:value-type="string">
            <text:p text:style-name="P10"><text:span text:style-name="T4">Animate trees, trample, triple Damage against objects, spell-like abilities </text:span></text:p>
          </table:table-cell>
        </table:table-row>
        <table:table-row table:style-name="Table27.1">
          <table:table-cell table:style-name="Table27.A2" office:value-type="string">
            <text:p text:style-name="P10"><text:span text:style-name="T3">Special Qualities:</text:span></text:p>
          </table:table-cell>
          <table:table-cell table:style-name="Table27.A2" office:value-type="string">
            <text:p text:style-name="P10"><text:span text:style-name="T4">Plant traits, SR 29, DR 10/– </text:span></text:p>
          </table:table-cell>
        </table:table-row>
        <table:table-row table:style-name="Table27.1">
          <table:table-cell table:style-name="Table27.A2" office:value-type="string">
            <text:p text:style-name="P10"><text:span text:style-name="T3">Saves:</text:span></text:p>
          </table:table-cell>
          <table:table-cell table:style-name="Table27.A2" office:value-type="string">
            <text:p text:style-name="P10"><text:span text:style-name="T4">Fort +45, Ref +17, Will +33 </text:span></text:p>
          </table:table-cell>
        </table:table-row>
        <table:table-row table:style-name="Table27.1">
          <table:table-cell table:style-name="Table27.A2" office:value-type="string">
            <text:p text:style-name="P10"><text:span text:style-name="T3">Abilities:</text:span></text:p>
          </table:table-cell>
          <table:table-cell table:style-name="Table27.A2" office:value-type="string">
            <text:p text:style-name="P10"><text:span text:style-name="T4">Str 48, Dex 8, Con 42, Int 19, Wis 33, Cha 35 </text:span></text:p>
          </table:table-cell>
        </table:table-row>
        <table:table-row table:style-name="Table27.1">
          <table:table-cell table:style-name="Table27.A2" office:value-type="string">
            <text:p text:style-name="P10"><text:span text:style-name="T3">Skills:</text:span></text:p>
          </table:table-cell>
          <table:table-cell table:style-name="Table27.A2" office:value-type="string">
            <text:p text:style-name="P10"><text:span text:style-name="T4">Diplomacy +61, Hide –12, Intimidate +62, Jump +31, Knowledge (any one) +57, Listen +63, Sense Motive +56, Spot +43, Survival +51</text:span></text:p>
          </table:table-cell>
        </table:table-row>
        <table:table-row table:style-name="Table27.1">
          <table:table-cell table:style-name="Table27.A2" office:value-type="string">
            <text:p text:style-name="P10"><text:span text:style-name="T3">Feats:</text:span></text:p>
          </table:table-cell>
          <table:table-cell table:style-name="Table27.A2" office:value-type="string">
            <text:p text:style-name="P10"><text:span text:style-name="T4">Alertness, Endurance, Great Fortitude, Improved Critical (slam), Improved Initiative, Iron Will, Lightning Reflexes, Power Attack, Weapon Focus (slam) </text:span></text:p>
          </table:table-cell>
        </table:table-row>
        <table:table-row table:style-name="Table27.1">
          <table:table-cell table:style-name="Table27.A2" office:value-type="string">
            <text:p text:style-name="P10"><text:span text:style-name="T3">Epic Feats:</text:span></text:p>
          </table:table-cell>
          <table:table-cell table:style-name="Table27.A2" office:value-type="string">
            <text:p text:style-name="P10"><text:span text:style-name="T4">Epic Endurance, Epic Reflexes, Epic Toughness (x4), Epic Weapon Focus (slam), Epic Will </text:span></text:p>
          </table:table-cell>
        </table:table-row>
        <table:table-row table:style-name="Table27.1">
          <table:table-cell table:style-name="Table27.A2" office:value-type="string">
            <text:p text:style-name="P10"><text:span text:style-name="T3">Climate/Terrain:</text:span></text:p>
          </table:table-cell>
          <table:table-cell table:style-name="Table27.A2" office:value-type="string">
            <text:p text:style-name="P10"><text:span text:style-name="T4">Any forest </text:span></text:p>
          </table:table-cell>
        </table:table-row>
        <table:table-row table:style-name="Table27.1">
          <table:table-cell table:style-name="Table27.A2" office:value-type="string">
            <text:p text:style-name="P10"><text:span text:style-name="T3">Organization:</text:span></text:p>
          </table:table-cell>
          <table:table-cell table:style-name="Table27.A2" office:value-type="string">
            <text:p text:style-name="P10"><text:span text:style-name="T4">Solitary or with grove of treants </text:span></text:p>
          </table:table-cell>
        </table:table-row>
        <table:table-row table:style-name="Table27.1">
          <table:table-cell table:style-name="Table27.A2" office:value-type="string">
            <text:p text:style-name="P10"><text:span text:style-name="T3">Challenge Rating:</text:span></text:p>
          </table:table-cell>
          <table:table-cell table:style-name="Table27.A2" office:value-type="string">
            <text:p text:style-name="P10"><text:span text:style-name="T4">25 </text:span></text:p>
          </table:table-cell>
        </table:table-row>
        <table:table-row table:style-name="Table27.1">
          <table:table-cell table:style-name="Table27.A2" office:value-type="string">
            <text:p text:style-name="P10"><text:span text:style-name="T3">Treasure:</text:span></text:p>
          </table:table-cell>
          <table:table-cell table:style-name="Table27.A2" office:value-type="string">
            <text:p text:style-name="P10"><text:span text:style-name="T4">Standard </text:span></text:p>
          </table:table-cell>
        </table:table-row>
        <table:table-row table:style-name="Table27.1">
          <table:table-cell table:style-name="Table27.A2" office:value-type="string">
            <text:p text:style-name="P10"><text:span text:style-name="T3">Alignment:</text:span></text:p>
          </table:table-cell>
          <table:table-cell table:style-name="Table27.A2" office:value-type="string">
            <text:p text:style-name="P10"><text:span text:style-name="T4">Always neutral good </text:span></text:p>
          </table:table-cell>
        </table:table-row>
        <table:table-row table:style-name="Table27.1">
          <table:table-cell table:style-name="Table27.A24" office:value-type="string">
            <text:p text:style-name="P11"><text:span text:style-name="T3">Advancement:</text:span></text:p>
          </table:table-cell>
          <table:table-cell table:style-name="Table27.A24" office:value-type="string">
            <text:p text:style-name="P11"><text:span text:style-name="T4">51–150 HD (Colossal) </text:span></text:p>
          </table:table-cell>
        </table:table-row>
      </table:table>
      <text:p text:style-name="P10"><text:span text:style-name="T9">Elder treants speak the language of treants, plus Common and Sylvan. </text:span></text:p>
      <text:p text:style-name="P10"><text:span text:style-name="T14">COMBAT </text:span></text:p>
      <text:p text:style-name="P10"><text:span text:style-name="T12">Animate Trees </text:span><text:span text:style-name="T10">(Sp):</text:span><text:span text:style-name="T9"> An elder treant can animate trees within 500 feet at will, controlling up to six trees at a time. It takes a full round for a normal tree to uproot itself. Thereafter it moves and fights as a treant in all physical respects. Animated trees lose their ability to move if the elder treant who animated them is incapacitated or moves out of range. </text:span></text:p>
      <text:p text:style-name="P10"><text:span text:style-name="T10">Trample (Ex): </text:span><text:span text:style-name="T9">An elder treant can trample Gargantuan or smaller creatures for 8d20+40 points of Damage. Opponents who do not make attacks of opportunity against the elder treant can attempt a Reflex save (DC 54) to halve the Damage. The save DC is Strength-based.</text:span></text:p>
      <text:p text:style-name="P10"><text:span text:style-name="T10">Triple Damage against Objects (Ex): </text:span><text:span text:style-name="T9">An elder treant that makes a full attack against an object or structure deals triple Damage. </text:span></text:p>
      <text:p text:style-name="P10"><text:span text:style-name="T10">Plant Traits:</text:span><text:span text:style-name="T9"> Immune to poison, </text:span><text:span text:style-name="T11">sleep, </text:span><text:span text:style-name="T9">paralysis, stunning, and polymorphing; not subject to critical hits or mind-affecting effects. </text:span></text:p>
      <text:p text:style-name="P10"><text:span text:style-name="T10">Skills: </text:span><text:span text:style-name="T9">Elder treants receive skills as though they were fey. *They have a +24 racial bonus on Hide checks made in forested areas. </text:span></text:p>
      <text:p text:style-name="P10"><text:span text:style-name="T10">Spell-Like Abilities: </text:span><text:span text:style-name="T9">At will—</text:span><text:span text:style-name="T11">animal messenger, command plants, speak with plants, stone tell; </text:span><text:span text:style-name="T9">3/day—mass cure light wounds</text:span><text:span text:style-name="T11"> </text:span><text:span text:style-name="T9">(plants only), </text:span><text:span text:style-name="T11">plant growth, sunburst, wall of thorns; </text:span><text:span text:style-name="T9">1/day—</text:span><text:span text:style-name="T11">shambler. </text:span><text:span text:style-name="T9">Caster level 23rd; save DC 22 + spell level. The save DCs are Charisma-based.</text:span></text:p>
      <text:p text:style-name="P13"><text:soft-page-break/></text:p>
      <text:p text:style-name="P10"><text:span text:style-name="T7">UMBRAL BLOT (BLACKBALL) </text:span></text:p>
      <table:table table:name="Table28" table:style-name="Table28">
        <table:table-column table:style-name="Table28.A"/>
        <table:table-column table:style-name="Table28.B"/>
        <table:table-row table:style-name="Table28.1">
          <table:table-cell table:style-name="Table28.A1" office:value-type="string">
            <text:p text:style-name="P11"><text:span text:style-name="T4"><text:s/></text:span></text:p>
          </table:table-cell>
          <table:table-cell table:style-name="Table28.A1" office:value-type="string">
            <text:p text:style-name="P11"><text:span text:style-name="T4">Medium-Size Construct </text:span></text:p>
          </table:table-cell>
        </table:table-row>
        <table:table-row table:style-name="Table28.1">
          <table:table-cell table:style-name="Table28.A2" office:value-type="string">
            <text:p text:style-name="P11"><text:span text:style-name="T3">Hit Dice:</text:span></text:p>
          </table:table-cell>
          <table:table-cell table:style-name="Table28.A2" office:value-type="string">
            <text:p text:style-name="P11"><text:span text:style-name="T4">57d10 +120 (433 hp) </text:span></text:p>
          </table:table-cell>
        </table:table-row>
        <table:table-row table:style-name="Table28.1">
          <table:table-cell table:style-name="Table28.A2" office:value-type="string">
            <text:p text:style-name="P10"><text:span text:style-name="T3">Initiative:</text:span></text:p>
          </table:table-cell>
          <table:table-cell table:style-name="Table28.A2" office:value-type="string">
            <text:p text:style-name="P10"><text:span text:style-name="T4">+18 (+10 Dex, +8 Superior Initiative) </text:span></text:p>
          </table:table-cell>
        </table:table-row>
        <table:table-row table:style-name="Table28.1">
          <table:table-cell table:style-name="Table28.A2" office:value-type="string">
            <text:p text:style-name="P10"><text:span text:style-name="T3">Speed:</text:span></text:p>
          </table:table-cell>
          <table:table-cell table:style-name="Table28.A2" office:value-type="string">
            <text:p text:style-name="P10"><text:span text:style-name="T4">Fly 90 ft. (perfect) </text:span></text:p>
          </table:table-cell>
        </table:table-row>
        <table:table-row table:style-name="Table28.1">
          <table:table-cell table:style-name="Table28.A2" office:value-type="string">
            <text:p text:style-name="P10"><text:span text:style-name="T3">AC:</text:span></text:p>
          </table:table-cell>
          <table:table-cell table:style-name="Table28.A2" office:value-type="string">
            <text:p text:style-name="P10"><text:span text:style-name="T4">40 (+10 Dex, +20 natural) </text:span></text:p>
          </table:table-cell>
        </table:table-row>
        <table:table-row table:style-name="Table28.1">
          <table:table-cell table:style-name="Table28.A2" office:value-type="string">
            <text:p text:style-name="P10"><text:span text:style-name="T3">Base Attack/Grapple:</text:span></text:p>
          </table:table-cell>
          <table:table-cell table:style-name="Table28.A2" office:value-type="string">
            <text:p text:style-name="P10"><text:span text:style-name="T4">+42/+42</text:span></text:p>
          </table:table-cell>
        </table:table-row>
        <table:table-row table:style-name="Table28.1">
          <table:table-cell table:style-name="Table28.A2" office:value-type="string">
            <text:p text:style-name="P10"><text:span text:style-name="T3">Attack:</text:span></text:p>
          </table:table-cell>
          <table:table-cell table:style-name="Table28.A2" office:value-type="string">
            <text:p text:style-name="P10"><text:span text:style-name="T4">Disintegrating touch +42 (5d6 plus disintegrating touch (Fort DC 38)) melee touch</text:span></text:p>
          </table:table-cell>
        </table:table-row>
        <table:table-row table:style-name="Table28.1">
          <table:table-cell table:style-name="Table28.A2" office:value-type="string">
            <text:p text:style-name="P10"><text:span text:style-name="T3">Full Attack:</text:span></text:p>
          </table:table-cell>
          <table:table-cell table:style-name="Table28.A2" office:value-type="string">
            <text:p text:style-name="P10"><text:span text:style-name="T4">Disintegrating touch +42 (5d6 plus disintegrating touch (Fort DC 38)) melee touch</text:span></text:p>
          </table:table-cell>
        </table:table-row>
        <table:table-row table:style-name="Table28.1">
          <table:table-cell table:style-name="Table28.A2" office:value-type="string">
            <text:p text:style-name="P10"><text:span text:style-name="T3">Space/Reach:</text:span></text:p>
          </table:table-cell>
          <table:table-cell table:style-name="Table28.A2" office:value-type="string">
            <text:p text:style-name="P10"><text:span text:style-name="T4">5 ft./5 ft.</text:span></text:p>
          </table:table-cell>
        </table:table-row>
        <table:table-row table:style-name="Table28.1">
          <table:table-cell table:style-name="Table28.A2" office:value-type="string">
            <text:p text:style-name="P10"><text:span text:style-name="T3">Special Attacks:</text:span></text:p>
          </table:table-cell>
          <table:table-cell table:style-name="Table28.A2" office:value-type="string">
            <text:p text:style-name="P10"><text:span text:style-name="T4">Disintegrating touch, vortex </text:span></text:p>
          </table:table-cell>
        </table:table-row>
        <table:table-row table:style-name="Table28.1">
          <table:table-cell table:style-name="Table28.A2" office:value-type="string">
            <text:p text:style-name="P10"><text:span text:style-name="T3">Special Qualities:</text:span></text:p>
          </table:table-cell>
          <table:table-cell table:style-name="Table28.A2" office:value-type="string">
            <text:p text:style-name="P10"><text:span text:style-name="T4">Blindsight 200 ft., construct traits, fast healing 10, planar travel, SR 44; acid, cold, electricity, fire, and sonic resistance 30 </text:span></text:p>
          </table:table-cell>
        </table:table-row>
        <table:table-row table:style-name="Table28.1">
          <table:table-cell table:style-name="Table28.A2" office:value-type="string">
            <text:p text:style-name="P10"><text:span text:style-name="T3">Saves:</text:span></text:p>
          </table:table-cell>
          <table:table-cell table:style-name="Table28.A2" office:value-type="string">
            <text:p text:style-name="P10"><text:span text:style-name="T4">Fort +19, Ref +29, Will +29 </text:span></text:p>
          </table:table-cell>
        </table:table-row>
        <table:table-row table:style-name="Table28.1">
          <table:table-cell table:style-name="Table28.A2" office:value-type="string">
            <text:p text:style-name="P10"><text:span text:style-name="T3">Abilities:</text:span></text:p>
          </table:table-cell>
          <table:table-cell table:style-name="Table28.A2" office:value-type="string">
            <text:p text:style-name="P10"><text:span text:style-name="T4">Str 10, Dex 30, Con –, Int 14, Wis 30, Cha 30 </text:span></text:p>
          </table:table-cell>
        </table:table-row>
        <table:table-row table:style-name="Table28.1">
          <table:table-cell table:style-name="Table28.A2" office:value-type="string">
            <text:p text:style-name="P10"><text:span text:style-name="T3">Skills:</text:span></text:p>
          </table:table-cell>
          <table:table-cell table:style-name="Table28.A2" office:value-type="string">
            <text:p text:style-name="P10"><text:span text:style-name="T4">Hide +62, Listen +52, Move Silently +62, Sense Motive +43, Spot +52, Survival +43</text:span></text:p>
          </table:table-cell>
        </table:table-row>
        <table:table-row table:style-name="Table28.1">
          <table:table-cell table:style-name="Table28.A2" office:value-type="string">
            <text:p text:style-name="P10"><text:span text:style-name="T3">Feats:</text:span></text:p>
          </table:table-cell>
          <table:table-cell table:style-name="Table28.A2" office:value-type="string">
            <text:p text:style-name="P10"><text:span text:style-name="T4">Alertness, Combat Reflexes, Improved Initiative, Skill Focus (Sense Motive), Skill Focus (Survival), Stealthy, Track</text:span></text:p>
          </table:table-cell>
        </table:table-row>
        <table:table-row table:style-name="Table28.1">
          <table:table-cell table:style-name="Table28.A2" office:value-type="string">
            <text:p text:style-name="P10"><text:span text:style-name="T3">Epic Feats:</text:span></text:p>
          </table:table-cell>
          <table:table-cell table:style-name="Table28.A2" office:value-type="string">
            <text:p text:style-name="P10"><text:span text:style-name="T4">Epic Prowess (x3), Epic Skill Focus (Hide), Epic Skill Focus (Listen), Epic Skill Focus (Sense Motive), Epic Skill Focus (Spot), Epic Toughness (x5), Superior Initiative</text:span></text:p>
          </table:table-cell>
        </table:table-row>
        <table:table-row table:style-name="Table28.1">
          <table:table-cell table:style-name="Table28.A2" office:value-type="string">
            <text:p text:style-name="P10"><text:span text:style-name="T3">Climate/Terrain:</text:span></text:p>
          </table:table-cell>
          <table:table-cell table:style-name="Table28.A2" office:value-type="string">
            <text:p text:style-name="P10"><text:span text:style-name="T4">Any </text:span></text:p>
          </table:table-cell>
        </table:table-row>
        <table:table-row table:style-name="Table28.1">
          <table:table-cell table:style-name="Table28.A2" office:value-type="string">
            <text:p text:style-name="P10"><text:span text:style-name="T3">Organization:</text:span></text:p>
          </table:table-cell>
          <table:table-cell table:style-name="Table28.A2" office:value-type="string">
            <text:p text:style-name="P10"><text:span text:style-name="T4">Solitary </text:span></text:p>
          </table:table-cell>
        </table:table-row>
        <table:table-row table:style-name="Table28.1">
          <table:table-cell table:style-name="Table28.A2" office:value-type="string">
            <text:p text:style-name="P10"><text:span text:style-name="T3">Challenge Rating:</text:span></text:p>
          </table:table-cell>
          <table:table-cell table:style-name="Table28.A2" office:value-type="string">
            <text:p text:style-name="P10"><text:span text:style-name="T4">32 </text:span></text:p>
          </table:table-cell>
        </table:table-row>
        <table:table-row table:style-name="Table28.1">
          <table:table-cell table:style-name="Table28.A2" office:value-type="string">
            <text:p text:style-name="P10"><text:span text:style-name="T3">Treasure:</text:span></text:p>
          </table:table-cell>
          <table:table-cell table:style-name="Table28.A2" office:value-type="string">
            <text:p text:style-name="P10"><text:span text:style-name="T4">None </text:span></text:p>
          </table:table-cell>
        </table:table-row>
        <table:table-row table:style-name="Table28.1">
          <table:table-cell table:style-name="Table28.A2" office:value-type="string">
            <text:p text:style-name="P10"><text:span text:style-name="T3">Alignment:</text:span></text:p>
          </table:table-cell>
          <table:table-cell table:style-name="Table28.A2" office:value-type="string">
            <text:p text:style-name="P10"><text:span text:style-name="T4">Always neutral </text:span></text:p>
          </table:table-cell>
        </table:table-row>
        <table:table-row table:style-name="Table28.1">
          <table:table-cell table:style-name="Table28.A22" office:value-type="string">
            <text:p text:style-name="P11"><text:span text:style-name="T3">Advancement:</text:span></text:p>
          </table:table-cell>
          <table:table-cell table:style-name="Table28.A22" office:value-type="string">
            <text:p text:style-name="P11"><text:span text:style-name="T4">58–63 HD (Medium-size); 64–79 HD (Large); 80–95 HD (Huge); 96–171 HD (Gargantuan) </text:span></text:p>
          </table:table-cell>
        </table:table-row>
      </table:table>
      <text:p text:style-name="P10"><text:span text:style-name="T14">COMBAT </text:span></text:p>
      <text:p text:style-name="P10"><text:span text:style-name="T10">Disintegrating Touch (Ex):</text:span><text:span text:style-name="T9"> Any material object that comes into contact with a blackball is immediately disintegrated unless it succeeds at a Fortitude save (DC 38). A character or object that has been disintegrated by an umbral blot disappears completely, leaving behind not even dust to mark its passing. Those who make a successful saving throw still take 5d6 points of Damage from the disintegrating touch. Likewise, weapons or objects that save take a like amount of Damage. (Remember, tended or held objects save with the same bonus as their owners.) </text:span></text:p>
      <text:p text:style-name="P10"><text:span text:style-name="T10">Vortex (Ex):</text:span><text:span text:style-name="T9"> Normally a blackball insulates itself somehow from the air around it (otherwise it would perpetually be at the center of a howling wind-storm). If it chooses, instead of allowing the air to bend around it, the blackball can suspend this insulation, causing a sudden rush of wind to pour toward the blackball from all directions. This vortex sucks all the air from a 30-foot-by-30-foot-by-30-foot room in a single round, creating a sudden influx of air in its direction. All flying or floating creatures within 30 feet of the umbral blot who fail a Reflex save (DC 38) are swept along with the wind into contact with the blackball. Nonflying creatures within 30 feet who fail a Reflex save (DC 19) are pulled into contact with the umbral blot. Contact with an umbral blot could lead to disintegration, as noted above. </text:span></text:p>
      <text:p text:style-name="P10"><text:span text:style-name="T10">Spell Immunities (Ex):</text:span><text:span text:style-name="T9"> In addition to the spells that an umbral blot is immune to because of its construct traits, it is immune to </text:span><text:span text:style-name="T11">disintegration </text:span><text:span text:style-name="T9">spells and variations thereof. </text:span></text:p>
      <text:p text:style-name="P10"><text:span text:style-name="T10">Planar Travel (Ex):</text:span><text:span text:style-name="T9"> A blackball can fold space at will, allowing it to use </text:span><text:span text:style-name="T11">ethereal jaunt, dimension door, greater teleport, </text:span><text:span text:style-name="T9">or </text:span><text:span text:style-name="T11">plane shift </text:span><text:span text:style-name="T9">at will as a standard action. </text:span></text:p>
      <text:p text:style-name="P10"><text:span text:style-name="T10">Construct Traits:</text:span><text:span text:style-name="T9"> Immune to mind-affecting effects (charms, compulsions, phantasms, patterns, and morale effects), and to poison, </text:span><text:span text:style-name="T11">sleep, </text:span><text:span text:style-name="T9">paralysis, stunning, disease, death effects, necromantic effects, and any effect that requires a Fortitude save unless it also works on objects. Cannot heal Damage (though regeneration and fast healing still apply, if present). Not subject to critical hits, subdual Damage, ability Damage, ability drain, or energy drain. Not at risk of death from massive Damage, but destroyed when reduced to 0 hit points or less; cannot be raised or resurrected. Darkvision 60 ft. </text:span></text:p>
      <text:p text:style-name="P13"/>
      <text:h text:style-name="P2" text:outline-level="4"><text:span text:style-name="T7">UVUUDAUM </text:span></text:h>
      <table:table table:name="Table29" table:style-name="Table29">
        <table:table-column table:style-name="Table29.A"/>
        <table:table-column table:style-name="Table29.B"/>
        <table:table-row table:style-name="Table29.1">
          <table:table-cell table:style-name="Table29.A1" office:value-type="string">
            <text:p text:style-name="P11"><text:span text:style-name="T4"><text:s/></text:span></text:p>
          </table:table-cell>
          <table:table-cell table:style-name="Table29.A1" office:value-type="string">
            <text:p text:style-name="P11"><text:span text:style-name="T4">Large Outsider (Evil, Extraplanar) </text:span></text:p>
          </table:table-cell>
        </table:table-row>
        <table:table-row table:style-name="Table29.1">
          <table:table-cell table:style-name="Table29.A2" office:value-type="string">
            <text:p text:style-name="P11"><text:span text:style-name="T3">Hit Dice:</text:span></text:p>
          </table:table-cell>
          <table:table-cell table:style-name="Table29.A2" office:value-type="string">
            <text:p text:style-name="P11"><text:span text:style-name="T4">38d8+646 (817 hp) </text:span></text:p>
          </table:table-cell>
        </table:table-row>
        <table:table-row table:style-name="Table29.1">
          <table:table-cell table:style-name="Table29.A2" office:value-type="string">
            <text:p text:style-name="P10"><text:span text:style-name="T3">Initiative:</text:span></text:p>
          </table:table-cell>
          <table:table-cell table:style-name="Table29.A2" office:value-type="string">
            <text:p text:style-name="P10"><text:span text:style-name="T4">+14 (Dex) </text:span></text:p>
          </table:table-cell>
        </table:table-row>
        <table:table-row table:style-name="Table29.1">
          <table:table-cell table:style-name="Table29.A2" office:value-type="string">
            <text:p text:style-name="P10"><text:span text:style-name="T3">Speed:</text:span></text:p>
          </table:table-cell>
          <table:table-cell table:style-name="Table29.A2" office:value-type="string">
            <text:p text:style-name="P10"><text:span text:style-name="T4">80 ft., climb 40 ft. </text:span></text:p>
          </table:table-cell>
        </table:table-row>
        <table:table-row table:style-name="Table29.1">
          <table:table-cell table:style-name="Table29.A2" office:value-type="string">
            <text:p text:style-name="P10"><text:span text:style-name="T3">AC:</text:span></text:p>
          </table:table-cell>
          <table:table-cell table:style-name="Table29.A2" office:value-type="string">
            <text:p text:style-name="P10"><text:span text:style-name="T4">52 (+14 Dex, –1 size, +29 natural) </text:span></text:p>
          </table:table-cell>
        </table:table-row>
        <table:table-row table:style-name="Table29.1">
          <table:table-cell table:style-name="Table29.A2" office:value-type="string">
            <text:p text:style-name="P10"><text:span text:style-name="T3">Base Attack/Grapple:</text:span></text:p>
          </table:table-cell>
          <table:table-cell table:style-name="Table29.A2" office:value-type="string">
            <text:p text:style-name="P10"><text:span text:style-name="T4">+38/+56</text:span></text:p>
          </table:table-cell>
        </table:table-row>
        <table:table-row table:style-name="Table29.1">
          <table:table-cell table:style-name="Table29.A2" office:value-type="string">
            <text:p text:style-name="P10"><text:span text:style-name="T3">Attack:</text:span></text:p>
          </table:table-cell>
          <table:table-cell table:style-name="Table29.A2" office:value-type="string">
            <text:p text:style-name="P10"><text:span text:style-name="T4">Head spike +51 (10d6+21/19–20 plus Wisdom drain) melee</text:span></text:p>
          </table:table-cell>
        </table:table-row>
        <table:table-row table:style-name="Table29.1">
          <table:table-cell table:style-name="Table29.A2" office:value-type="string">
            <text:p text:style-name="P10"><text:span text:style-name="T3">Full Attack:</text:span></text:p>
          </table:table-cell>
          <table:table-cell table:style-name="Table29.A2" office:value-type="string">
            <text:p text:style-name="P10"><text:span text:style-name="T4">Head spike +51 (10d6+21/19–20 plus Wisdom drain) melee</text:span></text:p>
          </table:table-cell>
        </table:table-row>
        <table:table-row table:style-name="Table29.1">
          <table:table-cell table:style-name="Table29.A2" office:value-type="string">
            <text:p text:style-name="P10"><text:span text:style-name="T3">Space/Reach:</text:span></text:p>
          </table:table-cell>
          <table:table-cell table:style-name="Table29.A2" office:value-type="string">
            <text:p text:style-name="P10"><text:span text:style-name="T4">10 ft./10 ft. </text:span></text:p>
          </table:table-cell>
        </table:table-row>
        <table:table-row table:style-name="Table29.1">
          <table:table-cell table:style-name="Table29.A2" office:value-type="string">
            <text:p text:style-name="P10"><text:span text:style-name="T3">Special Attacks:</text:span></text:p>
          </table:table-cell>
          <table:table-cell table:style-name="Table29.A2" office:value-type="string">
            <text:p text:style-name="P10"><text:span text:style-name="T4">Confusion aura, spell-like abilities, Wisdom drain </text:span></text:p>
          </table:table-cell>
        </table:table-row>
        <table:table-row table:style-name="Table29.1">
          <table:table-cell table:style-name="Table29.A2" office:value-type="string">
            <text:p text:style-name="P10"><text:span text:style-name="T3">Special Qualities:</text:span></text:p>
          </table:table-cell>
          <table:table-cell table:style-name="Table29.A2" office:value-type="string">
            <text:p text:style-name="P10"><text:span text:style-name="T4">Blindsight 500 ft., DR 10/epic and good, electricity resistance 30, fast healing 20, regeneration 5, SR 39 </text:span></text:p>
          </table:table-cell>
        </table:table-row>
        <table:table-row table:style-name="Table29.1">
          <table:table-cell table:style-name="Table29.A2" office:value-type="string">
            <text:p text:style-name="P10"><text:span text:style-name="T3">Saves:</text:span></text:p>
          </table:table-cell>
          <table:table-cell table:style-name="Table29.A2" office:value-type="string">
            <text:p text:style-name="P10"><text:span text:style-name="T4">Fort +40, Ref +37, Will +41 </text:span></text:p>
          </table:table-cell>
        </table:table-row>
        <table:table-row table:style-name="Table29.1">
          <table:table-cell table:style-name="Table29.A2" office:value-type="string">
            <text:p text:style-name="P10"><text:span text:style-name="T3">Abilities:</text:span></text:p>
          </table:table-cell>
          <table:table-cell table:style-name="Table29.A2" office:value-type="string">
            <text:p text:style-name="P10"><text:span text:style-name="T4">Str 39, Dex 38, Con 44, Int 32, Wis 38, Cha 46 </text:span></text:p>
          </table:table-cell>
        </table:table-row>
        <table:table-row table:style-name="Table29.1">
          <table:table-cell table:style-name="Table29.A2" office:value-type="string">
            <text:p text:style-name="P10"><text:span text:style-name="T3">Skills:</text:span></text:p>
          </table:table-cell>
          <table:table-cell table:style-name="Table29.A2" office:value-type="string">
            <text:p text:style-name="P10"><text:span text:style-name="T4">Balance +18, Climb +32, Concentration +58, Craft (alchemy) +52, Diplomacy +22, Escape Artist +55, Gather Information +22, Hide +51, Intimidate +59, Jump +69, Knowledge (arcana, history, local, religion, the planes) +52, Listen +55, Move Silently +55, Search +52, Sense Motive +55, Spellcraft +56, Spot +55, Swim +55, Tumble +59</text:span></text:p>
          </table:table-cell>
        </table:table-row>
        <table:table-row table:style-name="Table29.1">
          <table:table-cell table:style-name="Table29.A2" office:value-type="string">
            <text:p text:style-name="P10"><text:span text:style-name="T3">Feats:</text:span></text:p>
          </table:table-cell>
          <table:table-cell table:style-name="Table29.A2" office:value-type="string">
            <text:p text:style-name="P10"><text:span text:style-name="T4">Cleave, Combat Casting, Combat Reflexes, Great Cleave, Improved Critical (head spike), Lightning Reflexes, Power Attack </text:span></text:p>
          </table:table-cell>
        </table:table-row>
        <table:table-row table:style-name="Table29.1">
          <table:table-cell table:style-name="Table29.A2" office:value-type="string">
            <text:p text:style-name="P10"><text:span text:style-name="T3">Epic Feats:</text:span></text:p>
          </table:table-cell>
          <table:table-cell table:style-name="Table29.A2" office:value-type="string">
            <text:p text:style-name="P10"><text:span text:style-name="T4">Epic Reflexes, Improved Combat Reflexes, Spell Stowaway </text:span><text:span text:style-name="T5">(time stop</text:span><text:span text:style-name="T4">), Tenacious Magic </text:span><text:span text:style-name="T5">(haste</text:span><text:span text:style-name="T4">), Tenacious Magic </text:span><text:span text:style-name="T5">(displacement</text:span><text:span text:style-name="T4">), Tenacious Magic </text:span><text:span text:style-name="T5">(stoneskin</text:span><text:span text:style-name="T4">) </text:span></text:p>
          </table:table-cell>
        </table:table-row>
        <text:soft-page-break/>
        <table:table-row table:style-name="Table29.1">
          <table:table-cell table:style-name="Table29.A2" office:value-type="string">
            <text:p text:style-name="P10"><text:span text:style-name="T3">Climate/Terrain:</text:span></text:p>
          </table:table-cell>
          <table:table-cell table:style-name="Table29.A2" office:value-type="string">
            <text:p text:style-name="P10"><text:span text:style-name="T4">Any </text:span></text:p>
          </table:table-cell>
        </table:table-row>
        <table:table-row table:style-name="Table29.1">
          <table:table-cell table:style-name="Table29.A2" office:value-type="string">
            <text:p text:style-name="P10"><text:span text:style-name="T3">Organization:</text:span></text:p>
          </table:table-cell>
          <table:table-cell table:style-name="Table29.A2" office:value-type="string">
            <text:p text:style-name="P10"><text:span text:style-name="T4">Solitary, pair, or madness (3–6) </text:span></text:p>
          </table:table-cell>
        </table:table-row>
        <table:table-row table:style-name="Table29.1">
          <table:table-cell table:style-name="Table29.A2" office:value-type="string">
            <text:p text:style-name="P10"><text:span text:style-name="T3">Challenge Rating:</text:span></text:p>
          </table:table-cell>
          <table:table-cell table:style-name="Table29.A2" office:value-type="string">
            <text:p text:style-name="P10"><text:span text:style-name="T4">27 </text:span></text:p>
          </table:table-cell>
        </table:table-row>
        <table:table-row table:style-name="Table29.1">
          <table:table-cell table:style-name="Table29.A2" office:value-type="string">
            <text:p text:style-name="P10"><text:span text:style-name="T3">Treasure:</text:span></text:p>
          </table:table-cell>
          <table:table-cell table:style-name="Table29.A2" office:value-type="string">
            <text:p text:style-name="P10"><text:span text:style-name="T4">Standard </text:span></text:p>
          </table:table-cell>
        </table:table-row>
        <table:table-row table:style-name="Table29.1">
          <table:table-cell table:style-name="Table29.A2" office:value-type="string">
            <text:p text:style-name="P10"><text:span text:style-name="T3">Alignment:</text:span></text:p>
          </table:table-cell>
          <table:table-cell table:style-name="Table29.A2" office:value-type="string">
            <text:p text:style-name="P10"><text:span text:style-name="T4">Usually neutral evil </text:span></text:p>
          </table:table-cell>
        </table:table-row>
        <table:table-row table:style-name="Table29.1">
          <table:table-cell table:style-name="Table29.A22" office:value-type="string">
            <text:p text:style-name="P11"><text:span text:style-name="T3">Advancement:</text:span></text:p>
          </table:table-cell>
          <table:table-cell table:style-name="Table29.A22" office:value-type="string">
            <text:p text:style-name="P11"><text:span text:style-name="T4">As character class </text:span></text:p>
          </table:table-cell>
        </table:table-row>
      </table:table>
      <text:p text:style-name="P10"><text:span text:style-name="T9">Uvuudaums can speak telepathically to any creature within 500 feet that has a language. </text:span></text:p>
      <text:p text:style-name="P10"><text:span text:style-name="T9">A uvuudaum’s natural weapons are treated as epic and evil for the purpose of overcoming damage reduction.</text:span></text:p>
      <text:p text:style-name="P10"><text:span text:style-name="T14">COMBAT </text:span></text:p>
      <text:p text:style-name="P10"><text:span text:style-name="T10">Confusion Aura (Su):</text:span><text:span text:style-name="T9"> This ability operates continuously, as the </text:span><text:span text:style-name="T11">confusion </text:span><text:span text:style-name="T9">spell but with a 30-foot radius. Potential victims can make a Will save (DC 47) to resist confusion. Those affected by the aura can make a new save every 4 rounds to throw off the effect. Once it has successfully resisted, a subject remains immune to that uvuudaum’s confusion aura for 24 hours. The save DC is Charisma-based.</text:span></text:p>
      <text:p text:style-name="P10"><text:span text:style-name="T10">Wisdom Drain (Su):</text:span><text:span text:style-name="T9"> This effect permanently reduces a living opponent’s Wisdom score by 2d4 points when the creature hits with its head spike, or twice that amount on a critical hit. The creature regains 5 lost hit points (or 10 on a critical hit ) whenever it drains Wisdom, gaining any excess hit points as temporary hit points. Thesse temporary hit points last a maximum of 1 hour. An opponent can avoid the Wisdom drain with a Fortitude save (DC 47). The save DC is Charisma-based.</text:span></text:p>
      <text:p text:style-name="P10"><text:span text:style-name="T10">Spell-Like Abilities: </text:span><text:span text:style-name="T9">At will—</text:span><text:span text:style-name="T11">confusion, dimension door, greater dispel magic, displacement, haste, invisibility, lightning bolt, magic missile, mage armor, polymorph, shield, stoneskin, true strike, web; </text:span><text:span text:style-name="T9">3/day—</text:span><text:span text:style-name="T11">chain lightning, cone of cold, disintegrate, dominate person, plane shift, prismatic spray, scrying, greater teleport, wall of force; </text:span><text:span text:style-name="T9">1/day—</text:span><text:span text:style-name="T11">contingent resurrection, nailed to the sky, time duplicate </text:span><text:span text:style-name="T9">(epic spells), </text:span><text:span text:style-name="T11">time stop. </text:span><text:span text:style-name="T9">Caster level 27th; save DC 28 + spell level. The save DCs are Charisma-based.</text:span></text:p>
      <text:p text:style-name="P10"><text:span text:style-name="T10">Regeneration (Ex):</text:span><text:span text:style-name="T9"> Uvuudaums take normal damage from holy weapons, cold, and fire. </text:span></text:p>
      <text:p text:style-name="P13"/>
      <text:h text:style-name="P2" text:outline-level="4"><text:span text:style-name="T7">VERMIURGE </text:span></text:h>
      <table:table table:name="Table30" table:style-name="Table30">
        <table:table-column table:style-name="Table30.A"/>
        <table:table-column table:style-name="Table30.B"/>
        <table:table-row table:style-name="Table30.1">
          <table:table-cell table:style-name="Table30.A1" office:value-type="string">
            <text:p text:style-name="P11"><text:span text:style-name="T3"><text:s/></text:span></text:p>
          </table:table-cell>
          <table:table-cell table:style-name="Table30.A1" office:value-type="string">
            <text:p text:style-name="P11"><text:span text:style-name="T4">Large Aberration </text:span></text:p>
          </table:table-cell>
        </table:table-row>
        <table:table-row table:style-name="Table30.1">
          <table:table-cell table:style-name="Table30.A2" office:value-type="string">
            <text:p text:style-name="P11"><text:span text:style-name="T3">Hit Dice:</text:span></text:p>
          </table:table-cell>
          <table:table-cell table:style-name="Table30.A2" office:value-type="string">
            <text:p text:style-name="P11"><text:span text:style-name="T4">42d8+546 (735 hp) </text:span></text:p>
          </table:table-cell>
        </table:table-row>
        <table:table-row table:style-name="Table30.1">
          <table:table-cell table:style-name="Table30.A2" office:value-type="string">
            <text:p text:style-name="P10"><text:span text:style-name="T3">Initiative:</text:span></text:p>
          </table:table-cell>
          <table:table-cell table:style-name="Table30.A2" office:value-type="string">
            <text:p text:style-name="P10"><text:span text:style-name="T4">+11 (+7 Dex, +4 Improved Initiative) </text:span></text:p>
          </table:table-cell>
        </table:table-row>
        <table:table-row table:style-name="Table30.1">
          <table:table-cell table:style-name="Table30.A2" office:value-type="string">
            <text:p text:style-name="P10"><text:span text:style-name="T3">Speed:</text:span></text:p>
          </table:table-cell>
          <table:table-cell table:style-name="Table30.A2" office:value-type="string">
            <text:p text:style-name="P10"><text:span text:style-name="T4">50 ft., fly 90 ft. (perfect) </text:span></text:p>
          </table:table-cell>
        </table:table-row>
        <table:table-row table:style-name="Table30.1">
          <table:table-cell table:style-name="Table30.A2" office:value-type="string">
            <text:p text:style-name="P10"><text:span text:style-name="T3">AC:</text:span></text:p>
          </table:table-cell>
          <table:table-cell table:style-name="Table30.A2" office:value-type="string">
            <text:p text:style-name="P10"><text:span text:style-name="T4">40 (+3 Dex, –1 size, +24 natural) </text:span></text:p>
          </table:table-cell>
        </table:table-row>
        <table:table-row table:style-name="Table30.1">
          <table:table-cell table:style-name="Table30.A2" office:value-type="string">
            <text:p text:style-name="P10"><text:span text:style-name="T3">Base Attack/Grapple:</text:span></text:p>
          </table:table-cell>
          <table:table-cell table:style-name="Table30.A2" office:value-type="string">
            <text:p text:style-name="P10"><text:span text:style-name="T4">+31/+47</text:span></text:p>
          </table:table-cell>
        </table:table-row>
        <table:table-row table:style-name="Table30.1">
          <table:table-cell table:style-name="Table30.A2" office:value-type="string">
            <text:p text:style-name="P10"><text:span text:style-name="T3">Attack:</text:span></text:p>
          </table:table-cell>
          <table:table-cell table:style-name="Table30.A2" office:value-type="string">
            <text:p text:style-name="P10"><text:span text:style-name="T4">Sting +43 (1d6+12/19–20 plus poison) melee</text:span></text:p>
          </table:table-cell>
        </table:table-row>
        <table:table-row table:style-name="Table30.1">
          <table:table-cell table:style-name="Table30.A2" office:value-type="string">
            <text:p text:style-name="P10"><text:span text:style-name="T3">Full Attack:</text:span></text:p>
          </table:table-cell>
          <table:table-cell table:style-name="Table30.A2" office:value-type="string">
            <text:p text:style-name="P10"><text:span text:style-name="T4">Sting +43 (1d6+12/19–20 plus poison) melee, 4 pincers +41 (2d8+6/19–20) melee, bite +40 (3d6+6 plus poison) melee</text:span></text:p>
          </table:table-cell>
        </table:table-row>
        <table:table-row table:style-name="Table30.1">
          <table:table-cell table:style-name="Table30.A2" office:value-type="string">
            <text:p text:style-name="P10"><text:span text:style-name="T3">Space/Reach:</text:span></text:p>
          </table:table-cell>
          <table:table-cell table:style-name="Table30.A2" office:value-type="string">
            <text:p text:style-name="P10"><text:span text:style-name="T4">5 ft./5 ft.</text:span></text:p>
          </table:table-cell>
        </table:table-row>
        <table:table-row table:style-name="Table30.1">
          <table:table-cell table:style-name="Table30.A2" office:value-type="string">
            <text:p text:style-name="P10"><text:span text:style-name="T3">Special Attacks:</text:span></text:p>
          </table:table-cell>
          <table:table-cell table:style-name="Table30.A2" office:value-type="string">
            <text:p text:style-name="P10"><text:span text:style-name="T4">Aura of doom, concealing aura, frightful presence, poison, spell-like abilities </text:span></text:p>
          </table:table-cell>
        </table:table-row>
        <table:table-row table:style-name="Table30.1">
          <table:table-cell table:style-name="Table30.A2" office:value-type="string">
            <text:p text:style-name="P10"><text:span text:style-name="T3">Special Qualities:</text:span></text:p>
          </table:table-cell>
          <table:table-cell table:style-name="Table30.A2" office:value-type="string">
            <text:p text:style-name="P10"><text:span text:style-name="T4">DR 10/epic, darkvision 60 ft., fast healing 10, immune to all mind-affecting effects, low-light vision, SR 34; scent </text:span></text:p>
          </table:table-cell>
        </table:table-row>
        <table:table-row table:style-name="Table30.1">
          <table:table-cell table:style-name="Table30.A2" office:value-type="string">
            <text:p text:style-name="P10"><text:span text:style-name="T3">Saves:</text:span></text:p>
          </table:table-cell>
          <table:table-cell table:style-name="Table30.A2" office:value-type="string">
            <text:p text:style-name="P10"><text:span text:style-name="T4">Fort +29, Ref +21, Will +38 </text:span></text:p>
          </table:table-cell>
        </table:table-row>
        <table:table-row table:style-name="Table30.1">
          <table:table-cell table:style-name="Table30.A2" office:value-type="string">
            <text:p text:style-name="P10"><text:span text:style-name="T3">Abilities:</text:span></text:p>
          </table:table-cell>
          <table:table-cell table:style-name="Table30.A2" office:value-type="string">
            <text:p text:style-name="P10"><text:span text:style-name="T4">Str 34, Dex 25, Con 36, Int 14, Wis 40, Cha 44 </text:span></text:p>
          </table:table-cell>
        </table:table-row>
        <table:table-row table:style-name="Table30.1">
          <table:table-cell table:style-name="Table30.A2" office:value-type="string">
            <text:p text:style-name="P10"><text:span text:style-name="T3">Skills:</text:span></text:p>
          </table:table-cell>
          <table:table-cell table:style-name="Table30.A2" office:value-type="string">
            <text:p text:style-name="P10"><text:span text:style-name="T4">Heal +24, Hide +33, Jump +45, Knowledge (nature) +34, Listen +47, Move Silently +33, Spot +47</text:span></text:p>
          </table:table-cell>
        </table:table-row>
        <table:table-row table:style-name="Table30.1">
          <table:table-cell table:style-name="Table30.A2" office:value-type="string">
            <text:p text:style-name="P10"><text:span text:style-name="T3">Feats:</text:span></text:p>
          </table:table-cell>
          <table:table-cell table:style-name="Table30.A2" office:value-type="string">
            <text:p text:style-name="P10"><text:span text:style-name="T4">Alertness, Cleave, Combat Reflexes, Dodge, Great Cleave, Great Fortitude, Improved Bull Rush, Improved Critical (pincers), Improved Critical (sting), Improved Initiative, Multiattack, Power Attack, Weapon Focus (pincers), Weapon Focus (sting) </text:span></text:p>
          </table:table-cell>
        </table:table-row>
        <table:table-row table:style-name="Table30.1">
          <table:table-cell table:style-name="Table30.A2" office:value-type="string">
            <text:p text:style-name="P10"><text:span text:style-name="T3">Epic Feats:</text:span></text:p>
          </table:table-cell>
          <table:table-cell table:style-name="Table30.A2" office:value-type="string">
            <text:p text:style-name="P10"><text:span text:style-name="T4">Blinding Speed</text:span></text:p>
          </table:table-cell>
        </table:table-row>
        <table:table-row table:style-name="Table30.1">
          <table:table-cell table:style-name="Table30.A2" office:value-type="string">
            <text:p text:style-name="P10"><text:span text:style-name="T3">Climate/Terrain:</text:span></text:p>
          </table:table-cell>
          <table:table-cell table:style-name="Table30.A2" office:value-type="string">
            <text:p text:style-name="P10"><text:span text:style-name="T4">Any </text:span></text:p>
          </table:table-cell>
        </table:table-row>
        <table:table-row table:style-name="Table30.1">
          <table:table-cell table:style-name="Table30.A2" office:value-type="string">
            <text:p text:style-name="P10"><text:span text:style-name="T3">Organization:</text:span></text:p>
          </table:table-cell>
          <table:table-cell table:style-name="Table30.A2" office:value-type="string">
            <text:p text:style-name="P10"><text:span text:style-name="T4">Solitary </text:span></text:p>
          </table:table-cell>
        </table:table-row>
        <table:table-row table:style-name="Table30.1">
          <table:table-cell table:style-name="Table30.A2" office:value-type="string">
            <text:p text:style-name="P10"><text:span text:style-name="T3">Challenge Rating:</text:span></text:p>
          </table:table-cell>
          <table:table-cell table:style-name="Table30.A2" office:value-type="string">
            <text:p text:style-name="P10"><text:span text:style-name="T4">24 </text:span></text:p>
          </table:table-cell>
        </table:table-row>
        <table:table-row table:style-name="Table30.1">
          <table:table-cell table:style-name="Table30.A2" office:value-type="string">
            <text:p text:style-name="P10"><text:span text:style-name="T3">Treasure:</text:span></text:p>
          </table:table-cell>
          <table:table-cell table:style-name="Table30.A2" office:value-type="string">
            <text:p text:style-name="P10"><text:span text:style-name="T4">Standard </text:span></text:p>
          </table:table-cell>
        </table:table-row>
        <table:table-row table:style-name="Table30.1">
          <table:table-cell table:style-name="Table30.A2" office:value-type="string">
            <text:p text:style-name="P10"><text:span text:style-name="T3">Alignment:</text:span></text:p>
          </table:table-cell>
          <table:table-cell table:style-name="Table30.A2" office:value-type="string">
            <text:p text:style-name="P10"><text:span text:style-name="T4">Usually lawful neutral</text:span></text:p>
          </table:table-cell>
        </table:table-row>
        <table:table-row table:style-name="Table30.1">
          <table:table-cell table:style-name="Table30.A22" office:value-type="string">
            <text:p text:style-name="P11"><text:span text:style-name="T3">Advancement:</text:span></text:p>
          </table:table-cell>
          <table:table-cell table:style-name="Table30.A22" office:value-type="string">
            <text:p text:style-name="P11"><text:span text:style-name="T4">43–52 HD (Large); 53–70 HD (Huge) </text:span></text:p>
          </table:table-cell>
        </table:table-row>
      </table:table>
      <text:p text:style-name="P10"><text:span text:style-name="T9">Vermiurges speak Terran. </text:span></text:p>
      <text:p text:style-name="P10"><text:soft-page-break/><text:span text:style-name="T9">A vermiurge’s natural weapons are treated as epic for the purpose of overcoming damage reduction.</text:span></text:p>
      <text:p text:style-name="P10"><text:span text:style-name="T14">COMBAT </text:span></text:p>
      <text:p text:style-name="P10"><text:span text:style-name="T10">Aura of Doom (Su):</text:span><text:span text:style-name="T9"> A vermiurge is constantly affected as if by a </text:span><text:span text:style-name="T11">crown of vermin </text:span><text:span text:style-name="T9">spell (epic spell) cast by a 42nd-level caster. As per the spell, a vermiurge may completely suppress the aura of insects as desired. A vermiurge’s aura of doom constantly replenishes itself at a rate of 200 vermin per round (unlimited duration). When vermin die off either by being slain or by dealing Damage to another creature, the aura does not permanently collapse, even if all the vermin are slain or if all 1,000 vermin deal their Damage in 1 round. As soon as any vermin are replenished, they participate normally in the </text:span><text:span text:style-name="T11">crown of vermin </text:span><text:span text:style-name="T9">effect. </text:span></text:p>
      <text:p text:style-name="P10"><text:span text:style-name="T10">Concealing Aura (Ex):</text:span><text:span text:style-name="T9"> Its aura of doom constantly provides a vermiurge with nine-tenths concealment, so all attacks made against it have a 40% miss chance. </text:span></text:p>
      <text:p text:style-name="P10"><text:span text:style-name="T10">Frightful Presence (Su):</text:span><text:span text:style-name="T9"> This ability takes effect automatically when the vermiurge first engages its aura of doom. It affects only opponents with fewer Hit Dice or levels than the creature has. The affected creature must make a successful Will save (DC 48) or become shaken. Success indicates that the target is immune to that creature’s frightful presence for one day. The save DC is Charisma-based.</text:span></text:p>
      <text:p text:style-name="P10"><text:span text:style-name="T10">Poison (Ex):</text:span><text:span text:style-name="T9"> Sting or bite, Fort save (DC 44); initial Damage 1d6 temporary Con, secondary Damage 2d6 temporary Con. The save DC is Constitution-based.</text:span></text:p>
      <text:p text:style-name="P13"/>
      <text:h text:style-name="P2" text:outline-level="4"><text:span text:style-name="T7">WINTERWIGHT </text:span></text:h>
      <table:table table:name="Table31" table:style-name="Table31">
        <table:table-column table:style-name="Table31.A"/>
        <table:table-column table:style-name="Table31.B"/>
        <table:table-row table:style-name="Table31.1">
          <table:table-cell table:style-name="Table31.A1" office:value-type="string">
            <text:p text:style-name="P11"><text:span text:style-name="T4"><text:s/></text:span></text:p>
          </table:table-cell>
          <table:table-cell table:style-name="Table31.A1" office:value-type="string">
            <text:p text:style-name="P11"><text:span text:style-name="T4">Medium-Size Undead (Cold) </text:span></text:p>
          </table:table-cell>
        </table:table-row>
        <table:table-row table:style-name="Table31.1">
          <table:table-cell table:style-name="Table31.A2" office:value-type="string">
            <text:p text:style-name="P11"><text:span text:style-name="T3">Hit Dice:</text:span></text:p>
          </table:table-cell>
          <table:table-cell table:style-name="Table31.A2" office:value-type="string">
            <text:p text:style-name="P11"><text:span text:style-name="T4">32d12 (208 hp) </text:span></text:p>
          </table:table-cell>
        </table:table-row>
        <table:table-row table:style-name="Table31.1">
          <table:table-cell table:style-name="Table31.A2" office:value-type="string">
            <text:p text:style-name="P10"><text:span text:style-name="T3">Initiative:</text:span></text:p>
          </table:table-cell>
          <table:table-cell table:style-name="Table31.A2" office:value-type="string">
            <text:p text:style-name="P10"><text:span text:style-name="T4">+12 (+8 Dex, +4 Improved Initiative) </text:span></text:p>
          </table:table-cell>
        </table:table-row>
        <table:table-row table:style-name="Table31.1">
          <table:table-cell table:style-name="Table31.A2" office:value-type="string">
            <text:p text:style-name="P10"><text:span text:style-name="T3">Speed:</text:span></text:p>
          </table:table-cell>
          <table:table-cell table:style-name="Table31.A2" office:value-type="string">
            <text:p text:style-name="P10"><text:span text:style-name="T4">60 ft. </text:span></text:p>
          </table:table-cell>
        </table:table-row>
        <table:table-row table:style-name="Table31.1">
          <table:table-cell table:style-name="Table31.A2" office:value-type="string">
            <text:p text:style-name="P10"><text:span text:style-name="T3">AC:</text:span></text:p>
          </table:table-cell>
          <table:table-cell table:style-name="Table31.A2" office:value-type="string">
            <text:p text:style-name="P10"><text:span text:style-name="T4">46 (+8 Dex, +28 natural) </text:span></text:p>
          </table:table-cell>
        </table:table-row>
        <table:table-row table:style-name="Table31.1">
          <table:table-cell table:style-name="Table31.A2" office:value-type="string">
            <text:p text:style-name="P10"><text:span text:style-name="T3">Base Attack/Grapple:</text:span></text:p>
          </table:table-cell>
          <table:table-cell table:style-name="Table31.A2" office:value-type="string">
            <text:p text:style-name="P10"><text:span text:style-name="T4">+16/+37</text:span></text:p>
          </table:table-cell>
        </table:table-row>
        <table:table-row table:style-name="Table31.1">
          <table:table-cell table:style-name="Table31.A2" office:value-type="string">
            <text:p text:style-name="P10"><text:span text:style-name="T3">Attack:</text:span></text:p>
          </table:table-cell>
          <table:table-cell table:style-name="Table31.A2" office:value-type="string">
            <text:p text:style-name="P10"><text:span text:style-name="T4">+Claw +40 (3d8+21/19–20 (+1d6 on critical hit) plus blight-fire) melee</text:span></text:p>
          </table:table-cell>
        </table:table-row>
        <table:table-row table:style-name="Table31.1">
          <table:table-cell table:style-name="Table31.A2" office:value-type="string">
            <text:p text:style-name="P10"><text:span text:style-name="T3">Full Attack:</text:span></text:p>
          </table:table-cell>
          <table:table-cell table:style-name="Table31.A2" office:value-type="string">
            <text:p text:style-name="P10"><text:span text:style-name="T4">2 claws +40 (3d8+21/19–20 (+1d6 on critical hit) plus blight-fire) melee, skull butt +32 (2d6+10 plus blightfire) melee</text:span></text:p>
          </table:table-cell>
        </table:table-row>
        <table:table-row table:style-name="Table31.1">
          <table:table-cell table:style-name="Table31.A2" office:value-type="string">
            <text:p text:style-name="P10"><text:span text:style-name="T3">Space/Reach:</text:span></text:p>
          </table:table-cell>
          <table:table-cell table:style-name="Table31.A2" office:value-type="string">
            <text:p text:style-name="P10"><text:span text:style-name="T4">5 ft./5 ft. </text:span></text:p>
          </table:table-cell>
        </table:table-row>
        <table:table-row table:style-name="Table31.1">
          <table:table-cell table:style-name="Table31.A2" office:value-type="string">
            <text:p text:style-name="P10"><text:span text:style-name="T3">Special Attacks:</text:span></text:p>
          </table:table-cell>
          <table:table-cell table:style-name="Table31.A2" office:value-type="string">
            <text:p text:style-name="P10"><text:span text:style-name="T4">Rend 6d8+31, blightfire, spell-like abilities </text:span></text:p>
          </table:table-cell>
        </table:table-row>
        <table:table-row table:style-name="Table31.1">
          <table:table-cell table:style-name="Table31.A2" office:value-type="string">
            <text:p text:style-name="P10"><text:span text:style-name="T3">Special Qualities:</text:span></text:p>
          </table:table-cell>
          <table:table-cell table:style-name="Table31.A2" office:value-type="string">
            <text:p text:style-name="P10"><text:span text:style-name="T4">Undead traits, cold subtype, cold aura, SR 34, DR 10/–</text:span></text:p>
          </table:table-cell>
        </table:table-row>
        <table:table-row table:style-name="Table31.1">
          <table:table-cell table:style-name="Table31.A2" office:value-type="string">
            <text:p text:style-name="P10"><text:span text:style-name="T3">Skills:</text:span></text:p>
          </table:table-cell>
          <table:table-cell table:style-name="Table31.A2" office:value-type="string">
            <text:p text:style-name="P10"><text:span text:style-name="T4">Jump +21, Intimidate +44, Knowledge (religion) +35, Listen +43, Spot +43</text:span></text:p>
          </table:table-cell>
        </table:table-row>
        <table:table-row table:style-name="Table31.1">
          <table:table-cell table:style-name="Table31.A2" office:value-type="string">
            <text:p text:style-name="P10"><text:span text:style-name="T3">Feats:</text:span></text:p>
          </table:table-cell>
          <table:table-cell table:style-name="Table31.A2" office:value-type="string">
            <text:p text:style-name="P10"><text:span text:style-name="T4">Cleave, Improved Critical (claw), Improved Initiative, Power Attack, Weapon Focus (claw) </text:span></text:p>
          </table:table-cell>
        </table:table-row>
        <table:table-row table:style-name="Table31.1">
          <table:table-cell table:style-name="Table31.A2" office:value-type="string">
            <text:p text:style-name="P10"><text:span text:style-name="T3">Epic Feats:</text:span></text:p>
          </table:table-cell>
          <table:table-cell table:style-name="Table31.A2" office:value-type="string">
            <text:p text:style-name="P10"><text:span text:style-name="T4">Overwhelming Critical (claw), Blinding Speed, Epic Fortitude, Epic Weapon Focus (claw) </text:span></text:p>
          </table:table-cell>
        </table:table-row>
        <table:table-row table:style-name="Table31.1">
          <table:table-cell table:style-name="Table31.A2" office:value-type="string">
            <text:p text:style-name="P10"><text:span text:style-name="T3">Saves:</text:span></text:p>
          </table:table-cell>
          <table:table-cell table:style-name="Table31.A2" office:value-type="string">
            <text:p text:style-name="P10"><text:span text:style-name="T4">Fort +14, Ref +18, Will +24 </text:span></text:p>
          </table:table-cell>
        </table:table-row>
        <table:table-row table:style-name="Table31.1">
          <table:table-cell table:style-name="Table31.A2" office:value-type="string">
            <text:p text:style-name="P10"><text:span text:style-name="T3">Abilities:</text:span></text:p>
          </table:table-cell>
          <table:table-cell table:style-name="Table31.A2" office:value-type="string">
            <text:p text:style-name="P10"><text:span text:style-name="T4">Str 52, Dex 27, Con —, Int 10, Wis 22, Cha 28 </text:span></text:p>
          </table:table-cell>
        </table:table-row>
        <table:table-row table:style-name="Table31.1">
          <table:table-cell table:style-name="Table31.A2" office:value-type="string">
            <text:p text:style-name="P10"><text:span text:style-name="T3">Climate/Terrain:</text:span></text:p>
          </table:table-cell>
          <table:table-cell table:style-name="Table31.A2" office:value-type="string">
            <text:p text:style-name="P10"><text:span text:style-name="T4">Any </text:span></text:p>
          </table:table-cell>
        </table:table-row>
        <table:table-row table:style-name="Table31.1">
          <table:table-cell table:style-name="Table31.A2" office:value-type="string">
            <text:p text:style-name="P10"><text:span text:style-name="T3">Organization:</text:span></text:p>
          </table:table-cell>
          <table:table-cell table:style-name="Table31.A2" office:value-type="string">
            <text:p text:style-name="P10"><text:span text:style-name="T4">Solitary or pair </text:span></text:p>
          </table:table-cell>
        </table:table-row>
        <table:table-row table:style-name="Table31.1">
          <table:table-cell table:style-name="Table31.A2" office:value-type="string">
            <text:p text:style-name="P10"><text:span text:style-name="T3">Challenge Rating:</text:span></text:p>
          </table:table-cell>
          <table:table-cell table:style-name="Table31.A2" office:value-type="string">
            <text:p text:style-name="P10"><text:span text:style-name="T4">23 </text:span></text:p>
          </table:table-cell>
        </table:table-row>
        <table:table-row table:style-name="Table31.1">
          <table:table-cell table:style-name="Table31.A2" office:value-type="string">
            <text:p text:style-name="P10"><text:span text:style-name="T3">Treasure:</text:span></text:p>
          </table:table-cell>
          <table:table-cell table:style-name="Table31.A2" office:value-type="string">
            <text:p text:style-name="P10"><text:span text:style-name="T4">Standard </text:span></text:p>
          </table:table-cell>
        </table:table-row>
        <table:table-row table:style-name="Table31.1">
          <table:table-cell table:style-name="Table31.A2" office:value-type="string">
            <text:p text:style-name="P10"><text:span text:style-name="T3">Alignment:</text:span></text:p>
          </table:table-cell>
          <table:table-cell table:style-name="Table31.A2" office:value-type="string">
            <text:p text:style-name="P10"><text:span text:style-name="T4">Always chaotic evil </text:span></text:p>
          </table:table-cell>
        </table:table-row>
        <table:table-row table:style-name="Table31.1">
          <table:table-cell table:style-name="Table31.A22" office:value-type="string">
            <text:p text:style-name="P11"><text:span text:style-name="T3">Advancement:</text:span></text:p>
          </table:table-cell>
          <table:table-cell table:style-name="Table31.A22" office:value-type="string">
            <text:p text:style-name="P11"><text:span text:style-name="T4">33–42 HD (Medium-size); 43–55 HD (Huge) </text:span></text:p>
          </table:table-cell>
        </table:table-row>
      </table:table>
      <text:p text:style-name="P10"><text:span text:style-name="T9">Winterwights speak Common and Infernal. </text:span></text:p>
      <text:p text:style-name="P10"><text:span text:style-name="T9">A winterwight’s natural weapons are treated as epic for the purpose of overcoming damage reduction.</text:span></text:p>
      <text:p text:style-name="P10"><text:span text:style-name="T14">COMBAT </text:span></text:p>
      <text:p text:style-name="P10"><text:soft-page-break/><text:span text:style-name="T10">Rend (Ex):</text:span><text:span text:style-name="T9"> If the winterwight hits with both of its claws, it latches onto the opponent’s body and tears the flesh. This attack automatically deals an additional 6d8+31 points of Damage. </text:span></text:p>
      <text:p text:style-name="P10"><text:span text:style-name="T10">Blightfire (Su):</text:span><text:span text:style-name="T9"> When a winterwight deals Damage to a living opponent, a night-black flame begins to burn on the opponent’s body. If the opponent fails a Fortitude save (DC 35), it takes 4 points of permanent Constitution drain. The opponent must continue to save every round for the next 4 rounds (5 rounds total) to avoid being permanently drained of an additional 4 points of Constitution per round. The creature regains 10 lost hit points whenever it drains 4 points of Constitution, gaining any excess hit points as temporary hit points. These temporary hit points last a maximum of 1 hour. If the opponent is slain by blightfire, only icy fragments of the victim remain. The save DC is Charisma-based.</text:span></text:p>
      <text:p text:style-name="P10"><text:span text:style-name="T10">Spell-Like Abilities: </text:span><text:span text:style-name="T9">At will—</text:span><text:span text:style-name="T11">cone of cold, control weather, dimension door, spell immunity (fireball</text:span><text:span text:style-name="T9">), </text:span><text:span text:style-name="T11">sleet storm </text:span><text:span text:style-name="T9">(a winterwight is immune to the effects of a </text:span><text:span text:style-name="T11">sleet storm </text:span><text:span text:style-name="T9">spell), </text:span><text:span text:style-name="T11">wall of ic</text:span><text:span text:style-name="T9">e. Caster level 23rd; save DC 19 + spell level. The save DCs are Charisma-based.</text:span></text:p>
      <text:p text:style-name="P10"><text:span text:style-name="T10">Undead Traits:</text:span><text:span text:style-name="T9"> Immune to poison, </text:span><text:span text:style-name="T11">sleep, </text:span><text:span text:style-name="T9">paralysis, stunning, disease, death, effects, necromantic effects, mind-affecting effects, and any effect requiring a Fortitude save unless it also works on objects. Not subject to critical hits, subdual Damage, ability Damage, ability drain, or energy drain. Negative energy heals. Not at risk of death from massive Damage, but destroyed at 0 hit points or less. Darkvision 60 ft. Cannot be raised; resurrection works only if creature is willing. </text:span></text:p>
      <text:p text:style-name="P10"><text:span text:style-name="T10">Cold Subtype:</text:span><text:span text:style-name="T9"> Immunity to cold. Vulnerability to fire (takes half again as much (+50%) damage as normal from fire, regardless of whether a saving throw is allowed, or if the save is a success or failure). </text:span></text:p>
      <text:p text:style-name="P10"><text:span text:style-name="T10">Cold Aura (Su):</text:span><text:span text:style-name="T9"> A 10-foot-radius spread cold aura surrounds a winterwight. All creatures of the cold sub-type in the field (including the winterwight) are treated as if having turn resistance +6 (if undead) and fast healing 10. Creatures subject to cold Damage take 2d10 points of cold Damage each round they remain within the cold aura. </text:span></text:p>
      <text:p text:style-name="P13"/>
      <text:h text:style-name="P2" text:outline-level="4"><text:span text:style-name="T7">WORM THAT WALKS </text:span></text:h>
      <table:table table:name="Table32" table:style-name="Table32">
        <table:table-column table:style-name="Table32.A"/>
        <table:table-column table:style-name="Table32.B"/>
        <table:table-row table:style-name="Table32.1">
          <table:table-cell table:style-name="Table32.A1" office:value-type="string">
            <text:p text:style-name="P11"><text:span text:style-name="T3"><text:s/></text:span></text:p>
          </table:table-cell>
          <table:table-cell table:style-name="Table32.A1" office:value-type="string">
            <text:p text:style-name="P11"><text:span text:style-name="T4">Medium-Size Aberration </text:span></text:p>
          </table:table-cell>
        </table:table-row>
        <table:table-row table:style-name="Table32.1">
          <table:table-cell table:style-name="Table32.A2" office:value-type="string">
            <text:p text:style-name="P11"><text:span text:style-name="T3">Hit Dice:</text:span></text:p>
          </table:table-cell>
          <table:table-cell table:style-name="Table32.A2" office:value-type="string">
            <text:p text:style-name="P11"><text:span text:style-name="T4">HD 23d8 + 49 (152 hp)</text:span></text:p>
          </table:table-cell>
        </table:table-row>
        <table:table-row table:style-name="Table32.1">
          <table:table-cell table:style-name="Table32.A2" office:value-type="string">
            <text:p text:style-name="P10"><text:span text:style-name="T3">Initiative:</text:span></text:p>
          </table:table-cell>
          <table:table-cell table:style-name="Table32.A2" office:value-type="string">
            <text:p text:style-name="P10"><text:span text:style-name="T4">+8 (+4 Dex, +4 Improved Initiative) </text:span></text:p>
          </table:table-cell>
        </table:table-row>
        <table:table-row table:style-name="Table32.1">
          <table:table-cell table:style-name="Table32.A2" office:value-type="string">
            <text:p text:style-name="P10"><text:span text:style-name="T3">Speed:</text:span></text:p>
          </table:table-cell>
          <table:table-cell table:style-name="Table32.A2" office:value-type="string">
            <text:p text:style-name="P10"><text:span text:style-name="T4">30 ft. </text:span></text:p>
          </table:table-cell>
        </table:table-row>
        <table:table-row table:style-name="Table32.1">
          <table:table-cell table:style-name="Table32.A2" office:value-type="string">
            <text:p text:style-name="P10"><text:span text:style-name="T3">AC:</text:span></text:p>
          </table:table-cell>
          <table:table-cell table:style-name="Table32.A2" office:value-type="string">
            <text:p text:style-name="P10"><text:span text:style-name="T4">47 (+4 Dex, +8 </text:span><text:span text:style-name="T5">bracers</text:span><text:span text:style-name="T4">, +3 </text:span><text:span text:style-name="T5">ring</text:span><text:span text:style-name="T4">, +2 </text:span><text:span text:style-name="T5">amulet</text:span><text:span text:style-name="T4">, +20 insight) </text:span></text:p>
          </table:table-cell>
        </table:table-row>
        <table:table-row table:style-name="Table32.1">
          <table:table-cell table:style-name="Table32.A2" office:value-type="string">
            <text:p text:style-name="P10"><text:span text:style-name="T3">Attacks:</text:span></text:p>
          </table:table-cell>
          <table:table-cell table:style-name="Table32.A2" office:value-type="string">
            <text:p text:style-name="P10"><text:span text:style-name="T5">+4 staff </text:span><text:span text:style-name="T4">+15/+10 melee </text:span></text:p>
          </table:table-cell>
        </table:table-row>
        <table:table-row table:style-name="Table32.1">
          <table:table-cell table:style-name="Table32.A2" office:value-type="string">
            <text:p text:style-name="P10"><text:span text:style-name="T3">Damage:</text:span></text:p>
          </table:table-cell>
          <table:table-cell table:style-name="Table32.A2" office:value-type="string">
            <text:p text:style-name="P10"><text:span text:style-name="T5">+4 staff </text:span><text:span text:style-name="T4">1d6+4</text:span></text:p>
          </table:table-cell>
        </table:table-row>
        <table:table-row table:style-name="Table32.1">
          <table:table-cell table:style-name="Table32.A2" office:value-type="string">
            <text:p text:style-name="P10"><text:span text:style-name="T3">Space/Reach:</text:span></text:p>
          </table:table-cell>
          <table:table-cell table:style-name="Table32.A2" office:value-type="string">
            <text:p text:style-name="P10"><text:span text:style-name="T4">5 ft./5 ft. </text:span></text:p>
          </table:table-cell>
        </table:table-row>
        <table:table-row table:style-name="Table32.1">
          <table:table-cell table:style-name="Table32.A2" office:value-type="string">
            <text:p text:style-name="P10"><text:span text:style-name="T3">Special Attacks:</text:span></text:p>
          </table:table-cell>
          <table:table-cell table:style-name="Table32.A2" office:value-type="string">
            <text:p text:style-name="P10"><text:span text:style-name="T4">Spell-like abilities, engulf, frightful presence </text:span></text:p>
          </table:table-cell>
        </table:table-row>
        <table:table-row table:style-name="Table32.1">
          <table:table-cell table:style-name="Table32.A2" office:value-type="string">
            <text:p text:style-name="P10"><text:span text:style-name="T3">Special Qualities:</text:span></text:p>
          </table:table-cell>
          <table:table-cell table:style-name="Table32.A2" office:value-type="string">
            <text:p text:style-name="P10"><text:span text:style-name="T4">Blindsight 300 ft., SR 36, discorporate, immunities</text:span></text:p>
          </table:table-cell>
        </table:table-row>
        <table:table-row table:style-name="Table32.1">
          <table:table-cell table:style-name="Table32.A2" office:value-type="string">
            <text:p text:style-name="P10"><text:span text:style-name="T3">Saves:</text:span></text:p>
          </table:table-cell>
          <table:table-cell table:style-name="Table32.A2" office:value-type="string">
            <text:p text:style-name="P10"><text:span text:style-name="T4">Fort +11, Ref +14, Will +17 </text:span></text:p>
          </table:table-cell>
        </table:table-row>
        <table:table-row table:style-name="Table32.1">
          <table:table-cell table:style-name="Table32.A2" office:value-type="string">
            <text:p text:style-name="P10"><text:span text:style-name="T3">Abilities:</text:span></text:p>
          </table:table-cell>
          <table:table-cell table:style-name="Table32.A2" office:value-type="string">
            <text:p text:style-name="P10"><text:span text:style-name="T4">Str 10, Dex 14 (18 with </text:span><text:span text:style-name="T5">glove</text:span><text:span text:style-name="T4">s), Con 13 (15 with </text:span><text:span text:style-name="T5">Ioun ston</text:span><text:span text:style-name="T4">e), Int 20 (26 with </text:span><text:span text:style-name="T5">headban</text:span><text:span text:style-name="T4">d), Wis 12, Cha 8</text:span></text:p>
          </table:table-cell>
        </table:table-row>
        <table:table-row table:style-name="Table32.1">
          <table:table-cell table:style-name="Table32.A2" office:value-type="string">
            <text:p text:style-name="P10"><text:span text:style-name="T3">Skills:</text:span></text:p>
          </table:table-cell>
          <table:table-cell table:style-name="Table32.A2" office:value-type="string">
            <text:p text:style-name="P10"><text:span text:style-name="T4">Concentration +22, Craft (alchemy) +28, Listen +24, Knowledge (arcana, local, nature, religion) +28, Listen +21, Move Silently +24, Spellcraft +28</text:span></text:p>
          </table:table-cell>
        </table:table-row>
        <table:table-row table:style-name="Table32.1">
          <table:table-cell table:style-name="Table32.A2" office:value-type="string">
            <text:p text:style-name="P10"><text:span text:style-name="T3">Feats:</text:span></text:p>
          </table:table-cell>
          <table:table-cell table:style-name="Table32.A2" office:value-type="string">
            <text:p text:style-name="P10"><text:span text:style-name="T4">Brew Potion, Combat Casting, Craft Staff, Craft Wondrous Item, Heighten Spell, Improved Initiative, Lightning Reflexes, Maximize Spell, Quicken Spell, Scribe Scroll, Spell Penetration, Toughness </text:span></text:p>
          </table:table-cell>
        </table:table-row>
        <table:table-row table:style-name="Table32.1">
          <table:table-cell table:style-name="Table32.A2" office:value-type="string">
            <text:p text:style-name="P10"><text:span text:style-name="T3">Epic Feats:</text:span></text:p>
          </table:table-cell>
          <table:table-cell table:style-name="Table32.A2" office:value-type="string">
            <text:p text:style-name="P10"><text:span text:style-name="T4">Improved Spell Capacity (10th), Improved Spell Capacity (11th) </text:span></text:p>
          </table:table-cell>
        </table:table-row>
        <table:table-row table:style-name="Table32.1">
          <table:table-cell table:style-name="Table32.A2" office:value-type="string">
            <text:p text:style-name="P10"><text:span text:style-name="T3">Climate/Terrain:</text:span></text:p>
          </table:table-cell>
          <table:table-cell table:style-name="Table32.A2" office:value-type="string">
            <text:p text:style-name="P10"><text:span text:style-name="T4">Any </text:span></text:p>
          </table:table-cell>
        </table:table-row>
        <table:table-row table:style-name="Table32.1">
          <table:table-cell table:style-name="Table32.A2" office:value-type="string">
            <text:p text:style-name="P10"><text:span text:style-name="T3">Organization:</text:span></text:p>
          </table:table-cell>
          <table:table-cell table:style-name="Table32.A2" office:value-type="string">
            <text:p text:style-name="P10"><text:span text:style-name="T4">Solitary </text:span></text:p>
          </table:table-cell>
        </table:table-row>
        <table:table-row table:style-name="Table32.1">
          <table:table-cell table:style-name="Table32.A2" office:value-type="string">
            <text:p text:style-name="P10"><text:span text:style-name="T3">Challenge Rating:</text:span></text:p>
          </table:table-cell>
          <table:table-cell table:style-name="Table32.A2" office:value-type="string">
            <text:p text:style-name="P10"><text:span text:style-name="T4">26 </text:span></text:p>
          </table:table-cell>
        </table:table-row>
        <table:table-row table:style-name="Table32.1">
          <table:table-cell table:style-name="Table32.A2" office:value-type="string">
            <text:p text:style-name="P10"><text:span text:style-name="T3">Treasure:</text:span></text:p>
          </table:table-cell>
          <table:table-cell table:style-name="Table32.A2" office:value-type="string">
            <text:p text:style-name="P10"><text:span text:style-name="T4">As character </text:span></text:p>
          </table:table-cell>
        </table:table-row>
        <table:table-row table:style-name="Table32.1">
          <table:table-cell table:style-name="Table32.A2" office:value-type="string">
            <text:p text:style-name="P10"><text:span text:style-name="T3">Alignment:</text:span></text:p>
          </table:table-cell>
          <table:table-cell table:style-name="Table32.A2" office:value-type="string">
            <text:p text:style-name="P10"><text:span text:style-name="T4">Any evil </text:span></text:p>
          </table:table-cell>
        </table:table-row>
        <table:table-row table:style-name="Table32.1">
          <table:table-cell table:style-name="Table32.A21" office:value-type="string">
            <text:p text:style-name="P11"><text:span text:style-name="T3">Advancement:</text:span></text:p>
          </table:table-cell>
          <table:table-cell table:style-name="Table32.A21" office:value-type="string">
            <text:p text:style-name="P11"><text:span text:style-name="T4">As character </text:span></text:p>
          </table:table-cell>
        </table:table-row>
      </table:table>
      <text:p text:style-name="P10"><text:span text:style-name="T9">A worm that walks rarely speaks, although it retains knowledge of all languages it knew in life, as well as any it has learned since.</text:span></text:p>
      <text:p text:style-name="P10"><text:span text:style-name="T14">COMBAT </text:span></text:p>
      <text:p text:style-name="P10"><text:span text:style-name="T10">Spells:</text:span><text:span text:style-name="T9"> A worm that walks can cast any spells it could cast as a character. This sample worm was a 23rd-level wizard (spells per day: 4/12/6/6/6/5/5/5/5/4/1/1). The last spell slots are 10th-level and 11th-level slots, respectively, and are available for 0–9th level meta-magic spells. </text:span></text:p>
      <text:p text:style-name="P10"><text:span text:style-name="T10">Spell-Like Abilities: </text:span><text:span text:style-name="T9">1/day—</text:span><text:span text:style-name="T11">animal growth </text:span><text:span text:style-name="T9">(vermin), </text:span><text:span text:style-name="T11">animal messenger </text:span><text:span text:style-name="T9">(vermin), </text:span><text:span text:style-name="T11">animal shapes </text:span><text:span text:style-name="T9">(vermin), </text:span><text:span text:style-name="T11">animal trance </text:span><text:span text:style-name="T9">(vermin), </text:span><text:span text:style-name="T11">colossal vermin </text:span><text:span text:style-name="T9">(as </text:span><text:span text:style-name="T11">giant vermi</text:span><text:span text:style-name="T9">n, but it can increase the creature’s size from Large to Gargantuan and from Huge to Colossal), </text:span><text:span text:style-name="T11">creeping doom, giant vermin, summon swarm </text:span><text:span text:style-name="T9">(vermin), </text:span><text:span text:style-name="T11">summon vermin </text:span><text:span text:style-name="T9">(as </text:span><text:span text:style-name="T11">summon nature’s ally, </text:span><text:span text:style-name="T9">except it summons 10 HD of vermin per level), and </text:span><text:span text:style-name="T11">vermin plague </text:span><text:span text:style-name="T9">(as </text:span><text:span text:style-name="T11">insect plagu</text:span><text:span text:style-name="T9">e). Caster level 20th; save DC 9 + spell level. The save DCs are Charisma-based.</text:span></text:p>
      <text:p text:style-name="P10"><text:soft-page-break/><text:span text:style-name="T10">Engulf (Ex):</text:span><text:span text:style-name="T9"> A worm that walks can choose to engulf an opponent who is no more than one size category larger than itself. The worm attempts to embrace its victim, and with a successful melee touch attack, the victim is immediately swallowed up and surrounded by a mass of vermin, taking 100 points of damage. A victim who spends a full-round action can break free of the embrace and move up to half its speed away from the worm if desired, but can do nothing else. Otherwise, each round a victim remains embraced, it takes another 100 points of Damage. Constructs are immune to this attack. </text:span></text:p>
      <text:p text:style-name="P10"><text:span text:style-name="T10">Spells:</text:span><text:span text:style-name="T9"> The worm that walks can cast any spells it could cast when a living character. It also gains several related abilities.</text:span></text:p>
      <text:p text:style-name="P10"><text:span text:style-name="T10">Frightful Presence (Su):</text:span><text:span text:style-name="T9"> When a worm that walks engulfs a victim, witnesses must make a Will save (DC 10 + 1/2 the worm’s HD + the worm’s Cha modifier). Those who make the save are shaken. Those who fail by 5 or fewer points are frightened. Those who fail by 6 to10 points are panicked. Those who fail by 11 or more points are cowering. All these conditions last for 1d4 rounds. Those who have seen a worm use this attack before gain a +5 bonus on their saving throws. The victim of the worm’s engulf attack has a –5 penalty on his or her saving throw. </text:span></text:p>
      <text:p text:style-name="P10"><text:span text:style-name="T10">Discorporate (Ex):</text:span><text:span text:style-name="T9"> If gravely threatened, a worm can discorporate as a free action, simply falling into a pile of individual vermin that slither quickly away. So long as any of the component vermin survive, they can breed and create a new body to house the wizard’s intelligence and personality. Discorporating is a dangerous tactic, because once separated, the vermin are treated no differently than other vermin. Also, the worm stands a good chance of losing all its equipment. However, discorporation almost assures that at least one maggot (if not dozens) will manage to crawl away, and so provide for the worm’s continued existence. </text:span></text:p>
      <text:p text:style-name="P20"><text:span text:style-name="T10">Immunities (Ex): </text:span><text:span text:style-name="T9">A worm that walks has no discernable anatomy, so it is not subject to critical hits or flanking.</text:span></text:p>
      <text:p text:style-name="P10"><text:span text:style-name="T10">Possessions: </text:span><text:span text:style-name="T9">Scrolls of </text:span><text:span text:style-name="T11">fireball </text:span><text:span text:style-name="T9">(10th-level caster), greater </text:span><text:span text:style-name="T11">teleport, acid fog, incendiary cloud, shapechange, wail of the banshee, clenched fist, horrid wilting, maze, summon monster I</text:span><text:span text:style-name="T9">X; </text:span><text:span text:style-name="T11">potions of cure serious wounds, alter self, haste, fly. </text:span><text:span text:style-name="T9">Other magic gear: </text:span><text:span text:style-name="T11">amulet of natural armor +2, bracers of armor +8, ring of protection +3, +4 staff</text:span><text:span text:style-name="T9">, </text:span><text:span text:style-name="T11">rod of absorption, gloves of Dexterity +4, headband of intellect +6, pink Ioun stone, wings of flying.</text:span></text:p>
      <text:p text:style-name="P14"/>
      <text:h text:style-name="P4" text:outline-level="1"><text:span text:style-name="T8">CREATING A WORM THAT WALKS</text:span></text:h>
      <text:p text:style-name="P10"><text:span text:style-name="T9">“Worm that walks” is a template that can be added to any evil wizard or sorcerer. It uses all the original character’s statistics, special abilities, and equipment, except as noted here. </text:span></text:p>
      <text:p text:style-name="P10"><text:span text:style-name="T10">Type: </text:span><text:span text:style-name="T9">The character’s type changes to aberration (it is a creature composed of hundreds of discrete crawling worms). </text:span></text:p>
      <text:p text:style-name="P10"><text:span text:style-name="T10">Hit Dice:</text:span><text:span text:style-name="T9"> Increase to d8. </text:span></text:p>
      <text:p text:style-name="P10"><text:span text:style-name="T10">AC:</text:span><text:span text:style-name="T9"> The mass of worms that make up this creature, each looking out for danger, in sum provide a +20 insight bonus to AC. </text:span></text:p>
      <text:p text:style-name="P10"><text:span text:style-name="T10">Special Attack:</text:span><text:span text:style-name="T9"> A worm that walks retains all the character’s special attacks. It also gains one special attack, engulf. </text:span></text:p>
      <text:p text:style-name="P10"><text:span text:style-name="T10">Engulf (Ex)</text:span><text:span text:style-name="T9">: A worm that walks can choose to engulf an opponent who is no more than one size category larger than itself. The worm attempts to embrace its victim, and with a successful melee touch attack, the victim is immediately swallowed up and surrounded by a mass of vermin, taking 100 points of Damage as the biting vermin nibble away. A victim who spends a full-round action can break free of the embrace and move up to half its speed away from the worm if desired, but can do nothing else. Otherwise, each round a victim remains embraced, it takes another 100 points of Damage. Constructs are immune to this attack. </text:span></text:p>
      <text:p text:style-name="P10"><text:span text:style-name="T10">Spells:</text:span><text:span text:style-name="T9"> A worm that walks can cast any spells it could cast as a living character. </text:span></text:p>
      <text:p text:style-name="P10"><text:span text:style-name="T10">Spell-Like Abilities: </text:span><text:span text:style-name="T9">1/day— </text:span><text:span text:style-name="T11">animal growth </text:span><text:span text:style-name="T9">(vermin), </text:span><text:span text:style-name="T11">animal messenger </text:span><text:span text:style-name="T9">(vermin), </text:span><text:span text:style-name="T11">animal shapes </text:span><text:span text:style-name="T9">(vermin), </text:span><text:span text:style-name="T11">animal trance </text:span><text:span text:style-name="T9">(vermin), </text:span><text:span text:style-name="T11">colossal vermin </text:span><text:span text:style-name="T9">(as </text:span><text:span text:style-name="T11">giant vermi</text:span><text:span text:style-name="T9">n, but it can increase the creature’s size from Large to Gargantuan and from Huge to Colossal), </text:span><text:span text:style-name="T11">creeping doom, giant vermin, summon swarm </text:span><text:span text:style-name="T9">(vermin), </text:span><text:span text:style-name="T11">summon vermin </text:span><text:span text:style-name="T9">(as </text:span><text:span text:style-name="T11">summon nature’s ally, </text:span><text:span text:style-name="T9">except it summons 10 HD of vermin per level), and </text:span><text:span text:style-name="T11">vermin plague </text:span><text:span text:style-name="T9">(as </text:span><text:span text:style-name="T11">insect plagu</text:span><text:span text:style-name="T9">e). Caster level 20th. </text:span></text:p>
      <text:p text:style-name="P10"><text:span text:style-name="T10">Special Qualities:</text:span><text:span text:style-name="T9"> A worm that walks retains any special abilities it had in life and gains those mentioned below. </text:span></text:p>
      <text:p text:style-name="P10"><text:span text:style-name="T12">Blindsight (Ex):</text:span><text:span text:style-name="T11"> </text:span><text:span text:style-name="T9">Worms that walk have blindsight 300 ft. </text:span></text:p>
      <text:p text:style-name="P10"><text:span text:style-name="T12">Spell Resistance (Ex):</text:span><text:span text:style-name="T11"> </text:span><text:span text:style-name="T9">A worm that walks has spell resistance equal to its Challenge Rating +10. </text:span></text:p>
      <text:p text:style-name="P10"><text:span text:style-name="T12">Frightful Presence (Su):</text:span><text:span text:style-name="T11"> </text:span><text:span text:style-name="T9">When a worm that walks engulfs a victim, witnesses must make a Will save (DC 10 + 1/2 the worm’s HD + the worm’s Cha modifier). Those who make the save are shaken. Those who fail by 5 or fewer points are frightened. Those who fail by 6 to 10 points are panicked. Those who fail by 11 or more points are cowering. All these conditions last for 1d4 rounds. Those who have seen a worm use this attack before gain a +5 bonus on their saving throws. The victim of the worm’s engulf attack has a –5 penalty on his or her saving throw. </text:span></text:p>
      <text:p text:style-name="P10"><text:span text:style-name="T12">Discorporate (Ex):</text:span><text:span text:style-name="T11"> </text:span><text:span text:style-name="T9">If gravely threatened, a worm can discorporate as a free action, simply falling into a pile of individual vermin that slither quickly away. So long as any of the component vermin survive, they can breed and create a new body to house the wizard’s intelligence and personality. Discorporating is a dangerous tactic, because once separated, the vermin are treated no differently than other vermin. Also, the worm stands a good chance of losing all its equipment. However, discorporation almost assures that at least one maggot (if not dozens) will manage to crawl away, and so provide for the worm’s continued existence. </text:span></text:p>
      <text:p text:style-name="P20"><text:span text:style-name="T10">Immunities (Ex): </text:span><text:span text:style-name="T9">A worm that walks has no discernable anatomy, so it is not subject to critical hits or flanking.</text:span></text:p>
      <text:p text:style-name="P10"><text:span text:style-name="T10">Saves:</text:span><text:span text:style-name="T9"> Same as the character. </text:span></text:p>
      <text:p text:style-name="P10"><text:span text:style-name="T10">Abilities:</text:span><text:span text:style-name="T9"> Same as the character. </text:span></text:p>
      <text:p text:style-name="P10"><text:span text:style-name="T10">Skills:</text:span><text:span text:style-name="T9"> Same as the character, except that a worm that walks receives a +20 racial bonus on Hide, Intuit Direction, Listen, and Move Silently checks. </text:span></text:p>
      <text:p text:style-name="P10"><text:span text:style-name="T10">Feats: </text:span><text:span text:style-name="T9">Same as the character. </text:span></text:p>
      <text:p text:style-name="P10"><text:span text:style-name="T10">Epic Feats: </text:span><text:span text:style-name="T9">Same as the character. </text:span></text:p>
      <text:p text:style-name="P10"><text:span text:style-name="T10">Climate/Terrain:</text:span><text:span text:style-name="T9"> Any. </text:span></text:p>
      <text:p text:style-name="P10"><text:span text:style-name="T10">Organization:</text:span><text:span text:style-name="T9"> Solitary, occasionally with minions or master. </text:span></text:p>
      <text:p text:style-name="P10"><text:span text:style-name="T10">Challenge Rating:</text:span><text:span text:style-name="T9"> Same as the character + 3. </text:span></text:p>
      <text:p text:style-name="P10"><text:span text:style-name="T10">Treasure: </text:span><text:span text:style-name="T9">Same as the character. </text:span></text:p>
      <text:p text:style-name="P10"><text:span text:style-name="T10">Alignment:</text:span><text:span text:style-name="T9"> Any evil. </text:span></text:p>
      <text:p text:style-name="P10"><text:span text:style-name="T10">Advancement:</text:span><text:span text:style-name="T9"> By character class. </text:span></text:p>
      <text:p text:style-name="P13"><text:soft-page-break/></text:p>
      <text:h text:style-name="P4" text:outline-level="1"><text:span text:style-name="T13">WORM THAT WALKS CHARACTERS </text:span></text:h>
      <text:p text:style-name="P10"><text:span text:style-name="T9">By making eldritch preparations on a burial plot, a powerful spellcaster can improve the likelihood of a worm that walks emerging from the ground. The body is buried in an elaborate ritual that, the spellcaster hopes, will attract a critical mass of worms or maggots. The spellcaster performing the ritual must spend 10,000 gp in rare reagents for the ceremony. Furthermore, the ritual drains 2,000 XP from the spell-caster and requires the following spells: </text:span><text:span text:style-name="T11">limited wish, polymorph any object, summon swarm </text:span><text:span text:style-name="T9">(heightened to 7th level),</text:span><text:span text:style-name="T11"> </text:span><text:span text:style-name="T9">and </text:span><text:span text:style-name="T11">sympathy. </text:span><text:span text:style-name="T9">Even if the ritual is performed correctly, there is only a chance that the deceased spellcaster will arise as a worm that walks. For each prepared but uncast arcane spell the deceased had at the moment of death (or unused spell slots if a spontaneous caster), there’s a 1% chance that a worm that walks will slither from the grave soil in 1d4 days. Some worms that walk arise spontaneously from ordinary burial plots, but such an event is exceedingly rare. And an epic spell can create worms that walk every time without fail. </text:span></text:p>
      <text:p text:style-name="P13"/>
      <text:h text:style-name="P4" text:outline-level="1"><text:span text:style-name="T13">GATHERING OF MAGGOTS </text:span></text:h>
      <text:p text:style-name="P10"><text:span text:style-name="T9">Conjuration (Healing) </text:span></text:p>
      <text:p text:style-name="P10"><text:span text:style-name="T10">Spellcraft DC: </text:span><text:span text:style-name="T9">49 </text:span></text:p>
      <text:p text:style-name="P10"><text:span text:style-name="T10">Components:</text:span><text:span text:style-name="T9"> V, S , D F </text:span></text:p>
      <text:p text:style-name="P10"><text:span text:style-name="T10">Casting Time:</text:span><text:span text:style-name="T9"> 7 days </text:span></text:p>
      <text:p text:style-name="P10"><text:span text:style-name="T10">Target: </text:span><text:span text:style-name="T9">Dead creature touched </text:span></text:p>
      <text:p text:style-name="P10"><text:span text:style-name="T10">Duration:</text:span><text:span text:style-name="T9"> Permanent </text:span></text:p>
      <text:p text:style-name="P10"><text:span text:style-name="T10">Saving Throw: </text:span><text:span text:style-name="T9">Fortitude negates (harmless) </text:span></text:p>
      <text:p text:style-name="P10"><text:span text:style-name="T10">Spell Resistance:</text:span><text:span text:style-name="T9"> Yes (harmless) </text:span></text:p>
      <text:p text:style-name="P10"><text:span text:style-name="T10">To Develop: </text:span><text:span text:style-name="T9">441,000 gp; 9 days; 17,640 XP. Seeds: </text:span><text:span text:style-name="T11">life </text:span><text:span text:style-name="T9">(DC 27), </text:span><text:span text:style-name="T11">transform </text:span><text:span text:style-name="T9">(DC 21). Factors: change creature type to aberration (+5 DC); add worm that walks’ spell-like, extraordinary, and supernatural abilities (+40 DC). Mitigating factors: increase casting time by 10 minutes (–20 DC); increase casting time by 7 days (–14 DC). </text:span></text:p>
      <text:p text:style-name="P10"><text:span text:style-name="T9">When this spell is cast, worms or maggots slither and crawl their way inexorably toward the corpse touched. Over the course of the next week, they consume the flesh of the corpse, and when the last bit of the corpse is devoured, the creature is returned to a semblance of life as a worm that wal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color="#000000"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fo:font-weight="bold" style:font-size-asian="12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8pt" fo:language="en" fo:country="US" fo:font-weight="bold" style:font-size-asian="18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8pt" fo:language="en" fo:country="US" style:font-size-asian="18pt" style:language-asian="en" style:country-asian="US"/>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620_88169 EpicLevel Ch1a</dc:title>
    <meta:initial-creator>asmith</meta:initial-creator>
    <meta:creation-date>2003-01-06T15:24:00</meta:creation-date>
    <dc:date>2003-10-30T15:03:00</dc:date>
    <meta:print-date>2003-09-17T09:44:00</meta:print-date>
    <meta:editing-cycles>469</meta:editing-cycles>
    <meta:editing-duration>PT17M18S</meta:editing-duration>
    <meta:document-statistic meta:table-count="32" meta:image-count="0" meta:object-count="0" meta:page-count="35" meta:paragraph-count="1824" meta:word-count="17761" meta:character-count="109063" meta:non-whitespace-character-count="92305"/>
    <meta:generator>LibreOffice/5.4.6.2$Linux_X86_64 LibreOffice_project/40m0$Build-2</meta:generator>
    <meta:user-defined meta:name="Company">Wizards of the Coast</meta:user-defined>
    <meta:user-defined meta:name="Operator">asmith</meta:user-defined>
  </office:meta>
</office:document-meta>
</file>